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2" svg:font-family="'Liberation Sans'"/>
    <style:font-face style:name="Liberation Sans1" svg:font-family="'Liberation Sans1'"/>
    <style:font-face style:name="宋体" svg:font-family="宋体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709in"/>
    </style:style>
    <style:style style:name="co2" style:family="table-column">
      <style:table-column-properties fo:break-before="auto" style:column-width="2.75in"/>
    </style:style>
    <style:style style:name="co3" style:family="table-column">
      <style:table-column-properties fo:break-before="auto" style:column-width="1.0311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0.895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4.1665in"/>
    </style:style>
    <style:style style:name="co10" style:family="table-column">
      <style:table-column-properties fo:break-before="auto" style:column-width="0.5362in"/>
    </style:style>
    <style:style style:name="co11" style:family="table-column">
      <style:table-column-properties fo:break-before="auto" style:column-width="1.1055in"/>
    </style:style>
    <style:style style:name="co12" style:family="table-column">
      <style:table-column-properties fo:break-before="auto" style:column-width="2.402in"/>
    </style:style>
    <style:style style:name="co13" style:family="table-column">
      <style:table-column-properties fo:break-before="auto" style:column-width="1.6299in"/>
    </style:style>
    <style:style style:name="co14" style:family="table-column">
      <style:table-column-properties fo:break-before="auto" style:column-width="0.9626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1043in"/>
    </style:style>
    <style:style style:name="co17" style:family="table-column">
      <style:table-column-properties fo:break-before="auto" style:column-width="1.2291in"/>
    </style:style>
    <style:style style:name="co18" style:family="table-column">
      <style:table-column-properties fo:break-before="auto" style:column-width="1.0937in"/>
    </style:style>
    <style:style style:name="co19" style:family="table-column">
      <style:table-column-properties fo:break-before="auto" style:column-width="1.1252in"/>
    </style:style>
    <style:style style:name="co20" style:family="table-column">
      <style:table-column-properties fo:break-before="auto" style:column-width="1.1563in"/>
    </style:style>
    <style:style style:name="co21" style:family="table-column">
      <style:table-column-properties fo:break-before="auto" style:column-width="0.8854in"/>
    </style:style>
    <style:style style:name="co22" style:family="table-column">
      <style:table-column-properties fo:break-before="auto" style:column-width="1.198in"/>
    </style:style>
    <style:style style:name="co23" style:family="table-column">
      <style:table-column-properties fo:break-before="auto" style:column-width="4.5209in"/>
    </style:style>
    <style:style style:name="co24" style:family="table-column">
      <style:table-column-properties fo:break-before="auto" style:column-width="2.3854in"/>
    </style:style>
    <style:style style:name="co25" style:family="table-column">
      <style:table-column-properties fo:break-before="auto" style:column-width="5.8244in"/>
    </style:style>
    <style:style style:name="co26" style:family="table-column">
      <style:table-column-properties fo:break-before="auto" style:column-width="4.5193in"/>
    </style:style>
    <style:style style:name="co27" style:family="table-column">
      <style:table-column-properties fo:break-before="auto" style:column-width="4.502in"/>
    </style:style>
    <style:style style:name="co28" style:family="table-column">
      <style:table-column-properties fo:break-before="auto" style:column-width="0.2362in"/>
    </style:style>
    <style:style style:name="co29" style:family="table-column">
      <style:table-column-properties fo:break-before="auto" style:column-width="4.7409in"/>
    </style:style>
    <style:style style:name="co30" style:family="table-column">
      <style:table-column-properties fo:break-before="auto" style:column-width="4.6146in"/>
    </style:style>
    <style:style style:name="co31" style:family="table-column">
      <style:table-column-properties fo:break-before="auto" style:column-width="3.5717in"/>
    </style:style>
    <style:style style:name="co32" style:family="table-column">
      <style:table-column-properties fo:break-before="auto" style:column-width="2.6228in"/>
    </style:style>
    <style:style style:name="co33" style:family="table-column">
      <style:table-column-properties fo:break-before="auto" style:column-width="0.820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984in" fo:break-before="auto" style:use-optimal-row-height="false"/>
    </style:style>
    <style:style style:name="ro5" style:family="table-row">
      <style:table-row-properties style:row-height="0.5264in" fo:break-before="auto" style:use-optimal-row-height="false"/>
    </style:style>
    <style:style style:name="ro6" style:family="table-row">
      <style:table-row-properties style:row-height="0.198in" fo:break-before="auto" style:use-optimal-row-height="true"/>
    </style:style>
    <style:style style:name="ro7" style:family="table-row">
      <style:table-row-properties style:row-height="0.5417in" fo:break-before="auto" style:use-optimal-row-height="false"/>
    </style:style>
    <style:style style:name="ro8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bfbfbf"/>
    </style:style>
    <style:style style:name="ce6" style:family="table-cell" style:parent-style-name="Default" style:data-style-name="N0">
      <style:table-cell-properties fo:background-color="#ff9900"/>
    </style:style>
    <style:style style:name="ce7" style:family="table-cell" style:parent-style-name="Default" style:data-style-name="N0">
      <style:table-cell-properties fo:background-color="#00b050"/>
    </style:style>
    <style:style style:name="ce8" style:family="table-cell" style:parent-style-name="Default" style:data-style-name="N0">
      <style:table-cell-properties fo:background-color="#83d5d9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11" style:family="table-cell" style:parent-style-name="Default" style:data-style-name="N0">
      <style:table-cell-properties fo:background-color="#0084d1" style:text-align-source="fix" style:repeat-content="false" fo:border="0.06pt solid #000000" style:vertical-align="top"/>
      <style:paragraph-properties fo:text-align="start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fo:background-color="#ff3333"/>
    </style:style>
    <style:style style:name="ce13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background-color="#0084d1" style:text-align-source="fix" style:repeat-content="false" fo:border="0.06pt solid #000000" style:vertical-align="middl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99"/>
    <style:style style:name="ce16" style:family="table-cell" style:parent-style-name="常规_20_2_20_3_20_2" style:data-style-name="N0">
      <style:table-cell-properties style:cell-protect="protected" style:print-content="true" fo:background-color="transparent" style:vertical-align="middle"/>
      <style:text-properties style:font-name="宋体" fo:font-size="12pt" style:font-name-asian="宋体" style:font-size-asian="12pt" style:font-name-complex="宋体" style:font-size-complex="12pt"/>
    </style:style>
    <style:style style:name="ce17" style:family="table-cell" style:parent-style-name="常规_20_2_20_3_20_2" style:data-style-name="N0">
      <style:table-cell-properties fo:background-color="#ff0000" style:cell-protect="protected" style:print-content="true" style:vertical-align="middle"/>
      <style:text-properties style:font-name="宋体" fo:font-size="12pt" style:font-name-asian="宋体" style:font-size-asian="12pt" style:font-name-complex="宋体" style:font-size-complex="12pt"/>
    </style:style>
    <style:style style:name="ce18" style:family="table-cell" style:parent-style-name="常规_20_2_20_5" style:data-style-name="N0">
      <style:table-cell-properties style:cell-protect="protected" style:print-content="true" fo:background-color="transparent" style:vertical-align="middle"/>
      <style:text-properties style:font-name="宋体" style:font-name-asian="宋体" style:font-name-complex="宋体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21" style:family="table-cell" style:parent-style-name="Default">
      <style:table-cell-properties fo:background-color="#ff3300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fo:border-bottom="none" fo:background-color="#ffff00" fo:border-left="0.06pt solid #000000" fo:border-right="none" fo:border-top="0.06pt solid #000000"/>
    </style:style>
    <style:style style:name="ce24" style:family="table-cell" style:parent-style-name="Default" style:data-style-name="N0">
      <style:table-cell-properties fo:border-bottom="0.06pt solid #000000" fo:background-color="#ffff00" fo:border-left="0.06pt solid #000000" fo:border-right="none" fo:border-top="none"/>
    </style:style>
    <style:style style:name="ce25" style:family="table-cell" style:parent-style-name="Default" style:data-style-name="N0">
      <style:table-cell-properties fo:background-color="#00cccc"/>
    </style:style>
    <style:style style:name="ce26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</style:style>
    <style:style style:name="ce27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/>
    </style:style>
    <style:style style:name="ce28" style:family="table-cell" style:parent-style-name="Default" style:data-style-name="N0">
      <style:table-cell-properties fo:background-color="#ff3300"/>
    </style:style>
    <style:style style:name="ce29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30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31" style:family="table-cell" style:parent-style-name="Default" style:data-style-name="N0">
      <style:text-properties style:font-name="Liberation Sans1" style:font-name-asian="Liberation Sans1" style:font-name-complex="Liberation Sans1"/>
    </style:style>
    <style:style style:name="ce3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33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34" style:family="table-cell" style:parent-style-name="Default">
      <style:table-cell-properties fo:background-color="#ffffff"/>
    </style:style>
    <style:style style:name="ce35" style:family="table-cell" style:parent-style-name="Default">
      <style:table-cell-properties fo:background-color="transparen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ackground-color="#ffffff"/>
    </style:style>
    <style:style style:name="ce37" style:family="table-cell" style:parent-style-name="Default" style:data-style-name="N99">
      <style:table-cell-properties fo:background-color="#ffffff"/>
    </style:style>
    <style:style style:name="ce38" style:family="table-cell" style:parent-style-name="Default" style:data-style-name="N0">
      <style:table-cell-properties fo:background-color="transparent"/>
      <style:text-properties style:font-name="Liberation Sans1" style:font-name-asian="Liberation Sans1" style:font-name-complex="Liberation Sans1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 style:data-style-name="N0">
      <style:table-cell-properties fo:background-color="#ffcccc"/>
    </style:style>
  </office:automatic-styles>
  <office:body>
    <office:spreadsheet>
      <table:calculation-settings table:case-sensitive="false" table:search-criteria-must-apply-to-whole-cell="false"/>
      <table:table table:name="Tes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number-columns-repeated="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st Suite</text:p>
          </table:table-cell>
          <table:table-cell table:style-name="ce1" office:value-type="string" calcext:value-type="string" table:number-columns-spanned="1" table:number-rows-spanned="2">
            <text:p>Test</text:p>
          </table:table-cell>
          <table:table-cell table:style-name="ce1" office:value-type="string" calcext:value-type="string" table:number-columns-spanned="1" table:number-rows-spanned="2">
            <text:p>Test Number</text:p>
          </table:table-cell>
          <table:table-cell table:style-name="ce1" office:value-type="string" calcext:value-type="string" table:number-columns-spanned="1" table:number-rows-spanned="2">
            <text:p>Test Text</text:p>
          </table:table-cell>
          <table:table-cell table:style-name="ce1" office:value-type="string" calcext:value-type="string" table:number-columns-spanned="2" table:number-rows-spanned="1">
            <text:p>Low Limit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High Limit</text:p>
          </table:table-cell>
          <table:covered-table-cell table:style-name="ce2"/>
          <table:table-cell table:style-name="ce1" office:value-type="string" calcext:value-type="string" table:number-columns-spanned="1" table:number-rows-spanned="2">
            <text:p>Unit</text:p>
          </table:table-cell>
          <table:table-cell table:style-name="ce1" office:value-type="string" calcext:value-type="string" table:number-columns-spanned="1" table:number-rows-spanned="2">
            <text:p>Soft Bin</text:p>
          </table:table-cell>
          <table:table-cell table:style-name="ce1" office:value-type="string" calcext:value-type="string" table:number-columns-spanned="1" table:number-rows-spanned="2">
            <text:p>Comment</text:p>
          </table:table-cell>
          <table:table-cell/>
          <table:table-cell table:style-name="ce2" table:number-columns-repeated="8"/>
        </table:table-row>
        <table:table-row table:style-name="ro1">
          <table:covered-table-cell table:number-columns-repeated="4" table:style-name="ce2"/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QA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QA</text:p>
          </table:table-cell>
          <table:covered-table-cell table:number-columns-repeated="3"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1_LB_OUT_B5_HG1_OPA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3]*10000" office:value-type="float" office:value="50090000" calcext:value-type="float">
            <text:p>50090000</text:p>
          </table:table-cell>
          <table:table-cell table:style-name="ce2"/>
          <table:table-cell table:number-columns-repeated="2" table:style-name="ce2" office:value-type="float" office:value="4.4" calcext:value-type="float">
            <text:p>4.4</text:p>
          </table:table-cell>
          <table:table-cell table:number-columns-repeated="2" table:style-name="ce2" office:value-type="float" office:value="9.4" calcext:value-type="float">
            <text:p>9.4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009" calcext:value-type="float">
            <text:p>500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1_LB_OUT_B5_HG1_OPA</text:p>
          </table:table-cell>
          <table:table-cell table:style-name="ce2" office:value-type="string" calcext:value-type="string">
            <text:p>Parameter[Gain_HG1].ptd_Rslt</text:p>
          </table:table-cell>
          <table:table-cell table:style-name="ce2" table:formula="of:=[.J4]*10000" office:value-type="float" office:value="50000000" calcext:value-type="float">
            <text:p>50000000</text:p>
          </table:table-cell>
          <table:table-cell table:style-name="ce2"/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000" calcext:value-type="float">
            <text:p>500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1_LB_OUT_B5_HG1_OPA</text:p>
          </table:table-cell>
          <table:table-cell table:style-name="ce2" office:value-type="string" calcext:value-type="string">
            <text:p>Parameter[Gain_Sweep1].ptd_Rslt</text:p>
          </table:table-cell>
          <table:table-cell table:style-name="ce2" table:formula="of:=[.J5]*10000" office:value-type="float" office:value="50010000" calcext:value-type="float">
            <text:p>50010000</text:p>
          </table:table-cell>
          <table:table-cell table:style-name="ce2"/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001" calcext:value-type="float">
            <text:p>500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1_LB_OUT_B5_HG1_OPA</text:p>
          </table:table-cell>
          <table:table-cell table:style-name="ce2" office:value-type="string" calcext:value-type="string">
            <text:p>Parameter[Gain_Sweep2].ptd_Rslt</text:p>
          </table:table-cell>
          <table:table-cell table:style-name="ce2" table:formula="of:=[.J6]*10000" office:value-type="float" office:value="50020000" calcext:value-type="float">
            <text:p>50020000</text:p>
          </table:table-cell>
          <table:table-cell table:style-name="ce2"/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12.9" calcext:value-type="float">
            <text:p>12.9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002" calcext:value-type="float">
            <text:p>5002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1_LB_OUT_B5_HG1_OPA</text:p>
          </table:table-cell>
          <table:table-cell table:style-name="ce2" office:value-type="string" calcext:value-type="string">
            <text:p>Parameter[Gain_Sweep3].ptd_Rslt</text:p>
          </table:table-cell>
          <table:table-cell table:style-name="ce2" table:formula="of:=[.J7]*10000" office:value-type="float" office:value="50030000" calcext:value-type="float">
            <text:p>50030000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4.4" calcext:value-type="float">
            <text:p>14.4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003" calcext:value-type="float">
            <text:p>5003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1_LB_OUT_B5_HG1_OPA</text:p>
          </table:table-cell>
          <table:table-cell table:style-name="ce2" office:value-type="string" calcext:value-type="string">
            <text:p>Parameter[Gain_Sweep4].ptd_Rslt</text:p>
          </table:table-cell>
          <table:table-cell table:style-name="ce2" table:formula="of:=[.J8]*10000" office:value-type="float" office:value="50040000" calcext:value-type="float">
            <text:p>50040000</text:p>
          </table:table-cell>
          <table:table-cell table:style-name="ce2"/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15.2" calcext:value-type="float">
            <text:p>15.2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004" calcext:value-type="float">
            <text:p>5004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1_LB_OUT_B5_HG1_OPA</text:p>
          </table:table-cell>
          <table:table-cell table:style-name="ce2" office:value-type="string" calcext:value-type="string">
            <text:p>Parameter[Gain_Sweep5].ptd_Rslt</text:p>
          </table:table-cell>
          <table:table-cell table:style-name="ce2" table:formula="of:=[.J9]*10000" office:value-type="float" office:value="50050000" calcext:value-type="float">
            <text:p>50050000</text:p>
          </table:table-cell>
          <table:table-cell table:style-name="ce2"/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005" calcext:value-type="float">
            <text:p>5005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1_LB_OUT_B5_HG1_OPA</text:p>
          </table:table-cell>
          <table:table-cell table:style-name="ce2" office:value-type="string" calcext:value-type="string">
            <text:p>Parameter[IIP3].ptd_Rslt</text:p>
          </table:table-cell>
          <table:table-cell table:style-name="ce2" table:formula="of:=[.J10]*10000" office:value-type="float" office:value="50080000" calcext:value-type="float">
            <text:p>50080000</text:p>
          </table:table-cell>
          <table:table-cell table:style-name="ce2"/>
          <table:table-cell table:number-columns-repeated="2" table:style-name="ce2" office:value-type="float" office:value="-3" calcext:value-type="float">
            <text:p>-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008" calcext:value-type="float">
            <text:p>5008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4"/>
          <table:table-cell table:style-name="ce2" table:number-columns-repeated="10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LB1_IN1_LB_OUT_B5_LG_OPA</text:p>
          </table:table-cell>
          <table:table-cell table:style-name="ce2" office:value-type="string" calcext:value-type="string">
            <text:p>Parameter[Gain_LG3].ptd_Rslt</text:p>
          </table:table-cell>
          <table:table-cell table:style-name="ce2" table:formula="of:=[.J12]*10000" office:value-type="float" office:value="50300000" calcext:value-type="float">
            <text:p>50300000</text:p>
          </table:table-cell>
          <table:table-cell table:style-name="ce2"/>
          <table:table-cell table:number-columns-repeated="2" table:style-name="ce2" office:value-type="float" office:value="-8" calcext:value-type="float">
            <text:p>-8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030" calcext:value-type="float">
            <text:p>503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LB1_IN1_LB_OUT_B5_LG_OPA</text:p>
          </table:table-cell>
          <table:table-cell table:style-name="ce2" office:value-type="string" calcext:value-type="string">
            <text:p>Parameter[Gain_LG4].ptd_Rslt</text:p>
          </table:table-cell>
          <table:table-cell table:style-name="ce2" table:formula="of:=[.J13]*10000" office:value-type="float" office:value="50400000" calcext:value-type="float">
            <text:p>504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040" calcext:value-type="float">
            <text:p>504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LB1_IN1_LB_OUT_B5_LG_OPA</text:p>
          </table:table-cell>
          <table:table-cell table:style-name="ce2" office:value-type="string" calcext:value-type="string">
            <text:p>Parameter[Gain_LG3].ptd_Rslt1</text:p>
          </table:table-cell>
          <table:table-cell table:style-name="ce2" table:formula="of:=[.J14]*10000" office:value-type="float" office:value="50310000" calcext:value-type="float">
            <text:p>50310000</text:p>
          </table:table-cell>
          <table:table-cell table:style-name="ce2"/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031" calcext:value-type="float">
            <text:p>503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LB1_IN1_LB_OUT_B5_LG_OPA</text:p>
          </table:table-cell>
          <table:table-cell table:style-name="ce2" office:value-type="string" calcext:value-type="string">
            <text:p>Parameter[Gain_LG4].ptd_Rslt1</text:p>
          </table:table-cell>
          <table:table-cell table:style-name="ce2" table:formula="of:=[.J15]*10000" office:value-type="float" office:value="50410000" calcext:value-type="float">
            <text:p>50410000</text:p>
          </table:table-cell>
          <table:table-cell table:style-name="ce2"/>
          <table:table-cell table:number-columns-repeated="2" table:style-name="ce2" office:value-type="float" office:value="1.7" calcext:value-type="float">
            <text:p>1.7</text:p>
          </table:table-cell>
          <table:table-cell table:number-columns-repeated="2" table:style-name="ce2" office:value-type="float" office:value="3.7" calcext:value-type="float">
            <text:p>3.7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041" calcext:value-type="float">
            <text:p>504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4"/>
          <table:table-cell table:style-name="ce2" table:number-columns-repeated="10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LB1_IN1_LB_OUT_B5_LP_OPA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17]*10000" office:value-type="float" office:value="50190000" calcext:value-type="float">
            <text:p>50190000</text:p>
          </table:table-cell>
          <table:table-cell table:style-name="ce2"/>
          <table:table-cell table:number-columns-repeated="2" table:style-name="ce2" office:value-type="float" office:value="2.3" calcext:value-type="float">
            <text:p>2.3</text:p>
          </table:table-cell>
          <table:table-cell table:number-columns-repeated="2" table:style-name="ce2" office:value-type="float" office:value="7.3" calcext:value-type="float">
            <text:p>7.3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019" calcext:value-type="float">
            <text:p>501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LB1_IN1_LB_OUT_B5_LP_OPA</text:p>
          </table:table-cell>
          <table:table-cell table:style-name="ce2" office:value-type="string" calcext:value-type="string">
            <text:p>Parameter[Gain_MLP].ptd_Rslt</text:p>
          </table:table-cell>
          <table:table-cell table:style-name="ce2" table:formula="of:=[.J18]*10000" office:value-type="float" office:value="50100000" calcext:value-type="float">
            <text:p>50100000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010" calcext:value-type="float">
            <text:p>501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LB1_IN1_LB_OUT_B5_LP_OPA</text:p>
          </table:table-cell>
          <table:table-cell table:style-name="ce2" office:value-type="string" calcext:value-type="string">
            <text:p>Parameter[IIP3].ptd_Rslt</text:p>
          </table:table-cell>
          <table:table-cell table:style-name="ce2" table:formula="of:=[.J19]*10000" office:value-type="float" office:value="50180000" calcext:value-type="float">
            <text:p>50180000</text:p>
          </table:table-cell>
          <table:table-cell table:style-name="ce2"/>
          <table:table-cell table:number-columns-repeated="2" table:style-name="ce2" office:value-type="float" office:value="-3.3" calcext:value-type="float">
            <text:p>-3.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018" calcext:value-type="float">
            <text:p>5018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4"/>
          <table:table-cell table:style-name="ce2" table:number-columns-repeated="10"/>
          <table:table-cell/>
          <table:table-cell table:style-name="ce2" table:number-columns-repeated="8"/>
        </table:table-row>
        <table:table-row table:style-name="ro1">
          <table:table-cell table:style-name="ce7" office:value-type="string" calcext:value-type="string">
            <text:p>LB1_IN1_LB_OUT_B5_HG1_OPB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21]*10000" office:value-type="float" office:value="50290000" calcext:value-type="float">
            <text:p>50290000</text:p>
          </table:table-cell>
          <table:table-cell table:style-name="ce2"/>
          <table:table-cell table:number-columns-repeated="2" table:style-name="ce2" office:value-type="float" office:value="4.1" calcext:value-type="float">
            <text:p>4.1</text:p>
          </table:table-cell>
          <table:table-cell table:number-columns-repeated="2" table:style-name="ce2" office:value-type="float" office:value="9.1" calcext:value-type="float">
            <text:p>9.1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029" calcext:value-type="float">
            <text:p>502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7" office:value-type="string" calcext:value-type="string">
            <text:p>LB1_IN1_LB_OUT_B5_HG1_OPB</text:p>
          </table:table-cell>
          <table:table-cell table:style-name="ce2" office:value-type="string" calcext:value-type="string">
            <text:p>Parameter[Gain_HG1].ptd_Rslt</text:p>
          </table:table-cell>
          <table:table-cell table:style-name="ce2" table:formula="of:=[.J22]*10000" office:value-type="float" office:value="50200000" calcext:value-type="float">
            <text:p>50200000</text:p>
          </table:table-cell>
          <table:table-cell table:style-name="ce2"/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020" calcext:value-type="float">
            <text:p>502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4"/>
          <table:table-cell table:style-name="ce2" table:number-columns-repeated="10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2_LB_OUT_B28_HG1_OPA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24]*10000" office:value-type="float" office:value="50590000" calcext:value-type="float">
            <text:p>50590000</text:p>
          </table:table-cell>
          <table:table-cell table:style-name="ce2"/>
          <table:table-cell table:number-columns-repeated="2" table:style-name="ce2" office:value-type="float" office:value="4.5" calcext:value-type="float">
            <text:p>4.5</text:p>
          </table:table-cell>
          <table:table-cell table:number-columns-repeated="2" table:style-name="ce2" office:value-type="float" office:value="9.5" calcext:value-type="float">
            <text:p>9.5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059" calcext:value-type="float">
            <text:p>505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2_LB_OUT_B28_HG1_OPA</text:p>
          </table:table-cell>
          <table:table-cell table:style-name="ce2" office:value-type="string" calcext:value-type="string">
            <text:p>Parameter[Gain_HG1].ptd_Rslt</text:p>
          </table:table-cell>
          <table:table-cell table:style-name="ce2" table:formula="of:=[.J25]*10000" office:value-type="float" office:value="50500000" calcext:value-type="float">
            <text:p>50500000</text:p>
          </table:table-cell>
          <table:table-cell table:style-name="ce2"/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050" calcext:value-type="float">
            <text:p>505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2_LB_OUT_B28_HG1_OPA</text:p>
          </table:table-cell>
          <table:table-cell table:style-name="ce2" office:value-type="string" calcext:value-type="string">
            <text:p>Parameter[Gain_Sweep1].ptd_Rslt</text:p>
          </table:table-cell>
          <table:table-cell table:style-name="ce2" table:formula="of:=[.J26]*10000" office:value-type="float" office:value="50510000" calcext:value-type="float">
            <text:p>50510000</text:p>
          </table:table-cell>
          <table:table-cell table:style-name="ce2"/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2.6" calcext:value-type="float">
            <text:p>12.6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051" calcext:value-type="float">
            <text:p>505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2_LB_OUT_B28_HG1_OPA</text:p>
          </table:table-cell>
          <table:table-cell table:style-name="ce2" office:value-type="string" calcext:value-type="string">
            <text:p>Parameter[Gain_Sweep2].ptd_Rslt</text:p>
          </table:table-cell>
          <table:table-cell table:style-name="ce2" table:formula="of:=[.J27]*10000" office:value-type="float" office:value="50520000" calcext:value-type="float">
            <text:p>50520000</text:p>
          </table:table-cell>
          <table:table-cell table:style-name="ce2"/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3.9" calcext:value-type="float">
            <text:p>13.9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052" calcext:value-type="float">
            <text:p>5052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2_LB_OUT_B28_HG1_OPA</text:p>
          </table:table-cell>
          <table:table-cell table:style-name="ce2" office:value-type="string" calcext:value-type="string">
            <text:p>Parameter[Gain_Sweep3].ptd_Rslt</text:p>
          </table:table-cell>
          <table:table-cell table:style-name="ce2" table:formula="of:=[.J28]*10000" office:value-type="float" office:value="50530000" calcext:value-type="float">
            <text:p>50530000</text:p>
          </table:table-cell>
          <table:table-cell table:style-name="ce2"/>
          <table:table-cell table:number-columns-repeated="2" table:style-name="ce2" office:value-type="float" office:value="14.4" calcext:value-type="float">
            <text:p>14.4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053" calcext:value-type="float">
            <text:p>5053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2_LB_OUT_B28_HG1_OPA</text:p>
          </table:table-cell>
          <table:table-cell table:style-name="ce2" office:value-type="string" calcext:value-type="string">
            <text:p>Parameter[Gain_Sweep4].ptd_Rslt</text:p>
          </table:table-cell>
          <table:table-cell table:style-name="ce2" table:formula="of:=[.J29]*10000" office:value-type="float" office:value="50540000" calcext:value-type="float">
            <text:p>50540000</text:p>
          </table:table-cell>
          <table:table-cell table:style-name="ce2"/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4.4" calcext:value-type="float">
            <text:p>14.4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054" calcext:value-type="float">
            <text:p>5054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2_LB_OUT_B28_HG1_OPA</text:p>
          </table:table-cell>
          <table:table-cell table:style-name="ce2" office:value-type="string" calcext:value-type="string">
            <text:p>Parameter[Gain_Sweep5].ptd_Rslt</text:p>
          </table:table-cell>
          <table:table-cell table:style-name="ce2" table:formula="of:=[.J30]*10000" office:value-type="float" office:value="50550000" calcext:value-type="float">
            <text:p>50550000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.3" calcext:value-type="float">
            <text:p>10.3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055" calcext:value-type="float">
            <text:p>5055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2_LB_OUT_B28_HG1_OPA</text:p>
          </table:table-cell>
          <table:table-cell table:style-name="ce2" office:value-type="string" calcext:value-type="string">
            <text:p>Parameter[H3].ptd_Rslt</text:p>
          </table:table-cell>
          <table:table-cell table:style-name="ce2" table:formula="of:=[.J31]*10000" office:value-type="float" office:value="50570000" calcext:value-type="float">
            <text:p>50570000</text:p>
          </table:table-cell>
          <table:table-cell table:style-name="ce2"/>
          <table:table-cell table:number-columns-repeated="2" table:style-name="ce2" office:value-type="float" office:value="42.7" calcext:value-type="float">
            <text:p>42.7</text:p>
          </table:table-cell>
          <table:table-cell table:number-columns-repeated="2" table:style-name="ce2" office:value-type="float" office:value="62.7" calcext:value-type="float">
            <text:p>62.7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057" calcext:value-type="float">
            <text:p>5057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2_LB_OUT_B28_HG1_OPA</text:p>
          </table:table-cell>
          <table:table-cell table:style-name="ce2" office:value-type="string" calcext:value-type="string">
            <text:p>Parameter[IIP3].ptd_Rslt</text:p>
          </table:table-cell>
          <table:table-cell table:style-name="ce2" table:formula="of:=[.J32]*10000" office:value-type="float" office:value="50580000" calcext:value-type="float">
            <text:p>50580000</text:p>
          </table:table-cell>
          <table:table-cell table:style-name="ce2"/>
          <table:table-cell table:number-columns-repeated="2" table:style-name="ce2" office:value-type="float" office:value="-3.5" calcext:value-type="float">
            <text:p>-3.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058" calcext:value-type="float">
            <text:p>5058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LB1_IN2_LB_OUT_B28_LG_OPA</text:p>
          </table:table-cell>
          <table:table-cell table:style-name="ce2" office:value-type="string" calcext:value-type="string">
            <text:p>Parameter[Gain_LG3].ptd_Rslt</text:p>
          </table:table-cell>
          <table:table-cell table:style-name="ce2" table:formula="of:=[.J34]*10000" office:value-type="float" office:value="50800000" calcext:value-type="float">
            <text:p>50800000</text:p>
          </table:table-cell>
          <table:table-cell table:style-name="ce2"/>
          <table:table-cell table:number-columns-repeated="2" table:style-name="ce2" office:value-type="float" office:value="-8" calcext:value-type="float">
            <text:p>-8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080" calcext:value-type="float">
            <text:p>508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LB1_IN2_LB_OUT_B28_LG_OPA</text:p>
          </table:table-cell>
          <table:table-cell table:style-name="ce2" office:value-type="string" calcext:value-type="string">
            <text:p>Parameter[Gain_LG4].ptd_Rslt</text:p>
          </table:table-cell>
          <table:table-cell table:style-name="ce2" table:formula="of:=[.J35]*10000" office:value-type="float" office:value="50900000" calcext:value-type="float">
            <text:p>509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090" calcext:value-type="float">
            <text:p>509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LB1_IN2_LB_OUT_B28_LG_OPA</text:p>
          </table:table-cell>
          <table:table-cell table:style-name="ce2" office:value-type="string" calcext:value-type="string">
            <text:p>Parameter[Gain_LG3].ptd_Rslt1</text:p>
          </table:table-cell>
          <table:table-cell table:style-name="ce2" table:formula="of:=[.J36]*10000" office:value-type="float" office:value="50810000" calcext:value-type="float">
            <text:p>50810000</text:p>
          </table:table-cell>
          <table:table-cell table:style-name="ce2"/>
          <table:table-cell table:number-columns-repeated="2" table:style-name="ce2" office:value-type="float" office:value="10.2" calcext:value-type="float">
            <text:p>10.2</text:p>
          </table:table-cell>
          <table:table-cell table:number-columns-repeated="2" table:style-name="ce2" office:value-type="float" office:value="12.2" calcext:value-type="float">
            <text:p>12.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081" calcext:value-type="float">
            <text:p>508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LB1_IN2_LB_OUT_B28_LG_OPA</text:p>
          </table:table-cell>
          <table:table-cell table:style-name="ce2" office:value-type="string" calcext:value-type="string">
            <text:p>Parameter[Gain_LG4].ptd_Rslt1</text:p>
          </table:table-cell>
          <table:table-cell table:style-name="ce2" table:formula="of:=[.J37]*10000" office:value-type="float" office:value="50910000" calcext:value-type="float">
            <text:p>50910000</text:p>
          </table:table-cell>
          <table:table-cell table:style-name="ce2"/>
          <table:table-cell table:number-columns-repeated="2" table:style-name="ce2" office:value-type="float" office:value="1.6" calcext:value-type="float">
            <text:p>1.6</text:p>
          </table:table-cell>
          <table:table-cell table:number-columns-repeated="2" table:style-name="ce2" office:value-type="float" office:value="3.6" calcext:value-type="float">
            <text:p>3.6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091" calcext:value-type="float">
            <text:p>509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LB1_IN2_LB_OUT_B28_LP_OPA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39]*10000" office:value-type="float" office:value="50690000" calcext:value-type="float">
            <text:p>50690000</text:p>
          </table:table-cell>
          <table:table-cell table:style-name="ce2"/>
          <table:table-cell table:number-columns-repeated="2" table:style-name="ce2" office:value-type="float" office:value="2.4" calcext:value-type="float">
            <text:p>2.4</text:p>
          </table:table-cell>
          <table:table-cell table:number-columns-repeated="2" table:style-name="ce2" office:value-type="float" office:value="7.4" calcext:value-type="float">
            <text:p>7.4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069" calcext:value-type="float">
            <text:p>506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LB1_IN2_LB_OUT_B28_LP_OPA</text:p>
          </table:table-cell>
          <table:table-cell table:style-name="ce2" office:value-type="string" calcext:value-type="string">
            <text:p>Parameter[Gain_MLP].ptd_Rslt</text:p>
          </table:table-cell>
          <table:table-cell table:style-name="ce2" table:formula="of:=[.J40]*10000" office:value-type="float" office:value="50600000" calcext:value-type="float">
            <text:p>50600000</text:p>
          </table:table-cell>
          <table:table-cell table:style-name="ce2"/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060" calcext:value-type="float">
            <text:p>506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LB1_IN2_LB_OUT_B28_LP_OPA</text:p>
          </table:table-cell>
          <table:table-cell table:style-name="ce2" office:value-type="string" calcext:value-type="string">
            <text:p>Parameter[IIP3].ptd_Rslt</text:p>
          </table:table-cell>
          <table:table-cell table:style-name="ce2" table:formula="of:=[.J41]*10000" office:value-type="float" office:value="50680000" calcext:value-type="float">
            <text:p>50680000</text:p>
          </table:table-cell>
          <table:table-cell table:style-name="ce2"/>
          <table:table-cell table:number-columns-repeated="2" table:style-name="ce2" office:value-type="float" office:value="-3.7" calcext:value-type="float">
            <text:p>-3.7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068" calcext:value-type="float">
            <text:p>5068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7" office:value-type="string" calcext:value-type="string">
            <text:p>LB1_IN2_LB_OUT_B28_HG1_OPB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43]*10000" office:value-type="float" office:value="50790000" calcext:value-type="float">
            <text:p>50790000</text:p>
          </table:table-cell>
          <table:table-cell table:style-name="ce2"/>
          <table:table-cell table:number-columns-repeated="2" table:style-name="ce2" office:value-type="float" office:value="4.2" calcext:value-type="float">
            <text:p>4.2</text:p>
          </table:table-cell>
          <table:table-cell table:number-columns-repeated="2" table:style-name="ce2" office:value-type="float" office:value="9.2" calcext:value-type="float">
            <text:p>9.2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079" calcext:value-type="float">
            <text:p>507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7" office:value-type="string" calcext:value-type="string">
            <text:p>LB1_IN2_LB_OUT_B28_HG1_OPB</text:p>
          </table:table-cell>
          <table:table-cell table:style-name="ce2" office:value-type="string" calcext:value-type="string">
            <text:p>Parameter[Gain_HG1].ptd_Rslt</text:p>
          </table:table-cell>
          <table:table-cell table:style-name="ce2" table:formula="of:=[.J44]*10000" office:value-type="float" office:value="50700000" calcext:value-type="float">
            <text:p>50700000</text:p>
          </table:table-cell>
          <table:table-cell table:style-name="ce2"/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070" calcext:value-type="float">
            <text:p>507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3_LB_OUT_B8_HG1_OPA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46]*10000" office:value-type="float" office:value="51090000" calcext:value-type="float">
            <text:p>51090000</text:p>
          </table:table-cell>
          <table:table-cell table:style-name="ce2"/>
          <table:table-cell table:number-columns-repeated="2" table:style-name="ce2" office:value-type="float" office:value="4.9" calcext:value-type="float">
            <text:p>4.9</text:p>
          </table:table-cell>
          <table:table-cell table:number-columns-repeated="2" table:style-name="ce2" office:value-type="float" office:value="9.9" calcext:value-type="float">
            <text:p>9.9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109" calcext:value-type="float">
            <text:p>510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3_LB_OUT_B8_HG1_OPA</text:p>
          </table:table-cell>
          <table:table-cell table:style-name="ce2" office:value-type="string" calcext:value-type="string">
            <text:p>Parameter[Gain_HG1].ptd_Rslt</text:p>
          </table:table-cell>
          <table:table-cell table:style-name="ce2" table:formula="of:=[.J47]*10000" office:value-type="float" office:value="51000000" calcext:value-type="float">
            <text:p>51000000</text:p>
          </table:table-cell>
          <table:table-cell table:style-name="ce2"/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100" calcext:value-type="float">
            <text:p>510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3_LB_OUT_B8_HG1_OPA</text:p>
          </table:table-cell>
          <table:table-cell table:style-name="ce2" office:value-type="string" calcext:value-type="string">
            <text:p>Parameter[Gain_Sweep1].ptd_Rslt</text:p>
          </table:table-cell>
          <table:table-cell table:style-name="ce2" table:formula="of:=[.J48]*10000" office:value-type="float" office:value="51010000" calcext:value-type="float">
            <text:p>51010000</text:p>
          </table:table-cell>
          <table:table-cell table:style-name="ce2"/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101" calcext:value-type="float">
            <text:p>510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3_LB_OUT_B8_HG1_OPA</text:p>
          </table:table-cell>
          <table:table-cell table:style-name="ce2" office:value-type="string" calcext:value-type="string">
            <text:p>Parameter[Gain_Sweep2].ptd_Rslt</text:p>
          </table:table-cell>
          <table:table-cell table:style-name="ce2" table:formula="of:=[.J49]*10000" office:value-type="float" office:value="51020000" calcext:value-type="float">
            <text:p>51020000</text:p>
          </table:table-cell>
          <table:table-cell table:style-name="ce2"/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1.9" calcext:value-type="float">
            <text:p>11.9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102" calcext:value-type="float">
            <text:p>5102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3_LB_OUT_B8_HG1_OPA</text:p>
          </table:table-cell>
          <table:table-cell table:style-name="ce2" office:value-type="string" calcext:value-type="string">
            <text:p>Parameter[Gain_Sweep3].ptd_Rslt</text:p>
          </table:table-cell>
          <table:table-cell table:style-name="ce2" table:formula="of:=[.J50]*10000" office:value-type="float" office:value="51030000" calcext:value-type="float">
            <text:p>51030000</text:p>
          </table:table-cell>
          <table:table-cell table:style-name="ce2"/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13.4" calcext:value-type="float">
            <text:p>13.4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103" calcext:value-type="float">
            <text:p>5103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3_LB_OUT_B8_HG1_OPA</text:p>
          </table:table-cell>
          <table:table-cell table:style-name="ce2" office:value-type="string" calcext:value-type="string">
            <text:p>Parameter[Gain_Sweep4].ptd_Rslt</text:p>
          </table:table-cell>
          <table:table-cell table:style-name="ce2" table:formula="of:=[.J51]*10000" office:value-type="float" office:value="51040000" calcext:value-type="float">
            <text:p>51040000</text:p>
          </table:table-cell>
          <table:table-cell table:style-name="ce2"/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4.3" calcext:value-type="float">
            <text:p>14.3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104" calcext:value-type="float">
            <text:p>5104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3_LB_OUT_B8_HG1_OPA</text:p>
          </table:table-cell>
          <table:table-cell table:style-name="ce2" office:value-type="string" calcext:value-type="string">
            <text:p>Parameter[Gain_Sweep5].ptd_Rslt</text:p>
          </table:table-cell>
          <table:table-cell table:style-name="ce2" table:formula="of:=[.J52]*10000" office:value-type="float" office:value="51050000" calcext:value-type="float">
            <text:p>51050000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105" calcext:value-type="float">
            <text:p>5105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3_LB_OUT_B8_HG1_OPA</text:p>
          </table:table-cell>
          <table:table-cell table:style-name="ce2" office:value-type="string" calcext:value-type="string">
            <text:p>Parameter[H3].ptd_Rslt</text:p>
          </table:table-cell>
          <table:table-cell table:style-name="ce2" table:formula="of:=[.J53]*10000" office:value-type="float" office:value="51070000" calcext:value-type="float">
            <text:p>51070000</text:p>
          </table:table-cell>
          <table:table-cell table:style-name="ce2"/>
          <table:table-cell table:number-columns-repeated="2" table:style-name="ce2" office:value-type="float" office:value="41.4" calcext:value-type="float">
            <text:p>41.4</text:p>
          </table:table-cell>
          <table:table-cell table:number-columns-repeated="2" table:style-name="ce2" office:value-type="float" office:value="61.4" calcext:value-type="float">
            <text:p>61.4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107" calcext:value-type="float">
            <text:p>5107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3_LB_OUT_B8_HG1_OPA</text:p>
          </table:table-cell>
          <table:table-cell table:style-name="ce2" office:value-type="string" calcext:value-type="string">
            <text:p>Parameter[IIP3].ptd_Rslt</text:p>
          </table:table-cell>
          <table:table-cell table:style-name="ce2" table:formula="of:=[.J54]*10000" office:value-type="float" office:value="51080000" calcext:value-type="float">
            <text:p>51080000</text:p>
          </table:table-cell>
          <table:table-cell table:style-name="ce2"/>
          <table:table-cell table:number-columns-repeated="2" table:style-name="ce2" office:value-type="float" office:value="-3.2" calcext:value-type="float">
            <text:p>-3.2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108" calcext:value-type="float">
            <text:p>5108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LB1_IN3_LB_OUT_B8_LG_OPA</text:p>
          </table:table-cell>
          <table:table-cell table:style-name="ce2" office:value-type="string" calcext:value-type="string">
            <text:p>Parameter[Gain_LG3].ptd_Rslt</text:p>
          </table:table-cell>
          <table:table-cell table:style-name="ce2" table:formula="of:=[.J56]*10000" office:value-type="float" office:value="51300000" calcext:value-type="float">
            <text:p>51300000</text:p>
          </table:table-cell>
          <table:table-cell table:style-name="ce2"/>
          <table:table-cell table:number-columns-repeated="2" table:style-name="ce2" office:value-type="float" office:value="-8" calcext:value-type="float">
            <text:p>-8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130" calcext:value-type="float">
            <text:p>513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LB1_IN3_LB_OUT_B8_LG_OPA</text:p>
          </table:table-cell>
          <table:table-cell table:style-name="ce2" office:value-type="string" calcext:value-type="string">
            <text:p>Parameter[Gain_LG4].ptd_Rslt</text:p>
          </table:table-cell>
          <table:table-cell table:style-name="ce2" table:formula="of:=[.J57]*10000" office:value-type="float" office:value="51400000" calcext:value-type="float">
            <text:p>514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140" calcext:value-type="float">
            <text:p>514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LB1_IN3_LB_OUT_B8_LG_OPA</text:p>
          </table:table-cell>
          <table:table-cell table:style-name="ce2" office:value-type="string" calcext:value-type="string">
            <text:p>Parameter[Gain_LG3].ptd_Rslt1</text:p>
          </table:table-cell>
          <table:table-cell table:style-name="ce2" table:formula="of:=[.J58]*10000" office:value-type="float" office:value="51310000" calcext:value-type="float">
            <text:p>51310000</text:p>
          </table:table-cell>
          <table:table-cell table:style-name="ce2"/>
          <table:table-cell table:number-columns-repeated="2" table:style-name="ce2" office:value-type="float" office:value="10.4" calcext:value-type="float">
            <text:p>10.4</text:p>
          </table:table-cell>
          <table:table-cell table:number-columns-repeated="2" table:style-name="ce2" office:value-type="float" office:value="12.4" calcext:value-type="float">
            <text:p>12.4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131" calcext:value-type="float">
            <text:p>513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LB1_IN3_LB_OUT_B8_LG_OPA</text:p>
          </table:table-cell>
          <table:table-cell table:style-name="ce2" office:value-type="string" calcext:value-type="string">
            <text:p>Parameter[Gain_LG4].ptd_Rslt1</text:p>
          </table:table-cell>
          <table:table-cell table:style-name="ce2" table:formula="of:=[.J59]*10000" office:value-type="float" office:value="51410000" calcext:value-type="float">
            <text:p>51410000</text:p>
          </table:table-cell>
          <table:table-cell table:style-name="ce2"/>
          <table:table-cell table:number-columns-repeated="2" table:style-name="ce2" office:value-type="float" office:value="1.7" calcext:value-type="float">
            <text:p>1.7</text:p>
          </table:table-cell>
          <table:table-cell table:number-columns-repeated="2" table:style-name="ce2" office:value-type="float" office:value="3.7" calcext:value-type="float">
            <text:p>3.7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141" calcext:value-type="float">
            <text:p>514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LB1_IN3_LB_OUT_B8_LP_OPA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61]*10000" office:value-type="float" office:value="51190000" calcext:value-type="float">
            <text:p>51190000</text:p>
          </table:table-cell>
          <table:table-cell table:style-name="ce2"/>
          <table:table-cell table:number-columns-repeated="2" table:style-name="ce2" office:value-type="float" office:value="2.6" calcext:value-type="float">
            <text:p>2.6</text:p>
          </table:table-cell>
          <table:table-cell table:number-columns-repeated="2" table:style-name="ce2" office:value-type="float" office:value="7.6" calcext:value-type="float">
            <text:p>7.6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119" calcext:value-type="float">
            <text:p>511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LB1_IN3_LB_OUT_B8_LP_OPA</text:p>
          </table:table-cell>
          <table:table-cell table:style-name="ce2" office:value-type="string" calcext:value-type="string">
            <text:p>Parameter[Gain_MLP].ptd_Rslt</text:p>
          </table:table-cell>
          <table:table-cell table:style-name="ce2" table:formula="of:=[.J62]*10000" office:value-type="float" office:value="51100000" calcext:value-type="float">
            <text:p>51100000</text:p>
          </table:table-cell>
          <table:table-cell table:style-name="ce2"/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110" calcext:value-type="float">
            <text:p>511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LB1_IN3_LB_OUT_B8_LP_OPA</text:p>
          </table:table-cell>
          <table:table-cell table:style-name="ce2" office:value-type="string" calcext:value-type="string">
            <text:p>Parameter[IIP3].ptd_Rslt</text:p>
          </table:table-cell>
          <table:table-cell table:style-name="ce2" table:formula="of:=[.J63]*10000" office:value-type="float" office:value="51180000" calcext:value-type="float">
            <text:p>51180000</text:p>
          </table:table-cell>
          <table:table-cell table:style-name="ce2"/>
          <table:table-cell table:number-columns-repeated="2" table:style-name="ce2" office:value-type="float" office:value="-3.5" calcext:value-type="float">
            <text:p>-3.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118" calcext:value-type="float">
            <text:p>5118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7" office:value-type="string" calcext:value-type="string">
            <text:p>LB1_IN3_LB_OUT_B8_HG1_OPB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65]*10000" office:value-type="float" office:value="51290000" calcext:value-type="float">
            <text:p>51290000</text:p>
          </table:table-cell>
          <table:table-cell table:style-name="ce2"/>
          <table:table-cell table:number-columns-repeated="2" table:style-name="ce2" office:value-type="float" office:value="4.4" calcext:value-type="float">
            <text:p>4.4</text:p>
          </table:table-cell>
          <table:table-cell table:number-columns-repeated="2" table:style-name="ce2" office:value-type="float" office:value="9.4" calcext:value-type="float">
            <text:p>9.4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129" calcext:value-type="float">
            <text:p>512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7" office:value-type="string" calcext:value-type="string">
            <text:p>LB1_IN3_LB_OUT_B8_HG1_OPB</text:p>
          </table:table-cell>
          <table:table-cell table:style-name="ce2" office:value-type="string" calcext:value-type="string">
            <text:p>Parameter[Gain_HG1].ptd_Rslt</text:p>
          </table:table-cell>
          <table:table-cell table:style-name="ce2" table:formula="of:=[.J66]*10000" office:value-type="float" office:value="51200000" calcext:value-type="float">
            <text:p>51200000</text:p>
          </table:table-cell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120" calcext:value-type="float">
            <text:p>512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4_LB_OUT_B13_HG1_OPA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68]*10000" office:value-type="float" office:value="51590000" calcext:value-type="float">
            <text:p>51590000</text:p>
          </table:table-cell>
          <table:table-cell table:style-name="ce2"/>
          <table:table-cell table:number-columns-repeated="2" table:style-name="ce2" office:value-type="float" office:value="5.3" calcext:value-type="float">
            <text:p>5.3</text:p>
          </table:table-cell>
          <table:table-cell table:number-columns-repeated="2" table:style-name="ce2" office:value-type="float" office:value="10.3" calcext:value-type="float">
            <text:p>10.3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159" calcext:value-type="float">
            <text:p>515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4_LB_OUT_B13_HG1_OPA</text:p>
          </table:table-cell>
          <table:table-cell table:style-name="ce2" office:value-type="string" calcext:value-type="string">
            <text:p>Parameter[Gain_HG1].ptd_Rslt</text:p>
          </table:table-cell>
          <table:table-cell table:style-name="ce2" table:formula="of:=[.J69]*10000" office:value-type="float" office:value="51500000" calcext:value-type="float">
            <text:p>51500000</text:p>
          </table:table-cell>
          <table:table-cell table:style-name="ce2"/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150" calcext:value-type="float">
            <text:p>515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4_LB_OUT_B13_HG1_OPA</text:p>
          </table:table-cell>
          <table:table-cell table:style-name="ce2" office:value-type="string" calcext:value-type="string">
            <text:p>Parameter[Gain_Sweep1].ptd_Rslt</text:p>
          </table:table-cell>
          <table:table-cell table:style-name="ce2" table:formula="of:=[.J70]*10000" office:value-type="float" office:value="51510000" calcext:value-type="float">
            <text:p>51510000</text:p>
          </table:table-cell>
          <table:table-cell table:style-name="ce2"/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151" calcext:value-type="float">
            <text:p>515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4_LB_OUT_B13_HG1_OPA</text:p>
          </table:table-cell>
          <table:table-cell table:style-name="ce2" office:value-type="string" calcext:value-type="string">
            <text:p>Parameter[Gain_Sweep2].ptd_Rslt</text:p>
          </table:table-cell>
          <table:table-cell table:style-name="ce2" table:formula="of:=[.J71]*10000" office:value-type="float" office:value="51520000" calcext:value-type="float">
            <text:p>51520000</text:p>
          </table:table-cell>
          <table:table-cell table:style-name="ce2"/>
          <table:table-cell table:number-columns-repeated="2"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152" calcext:value-type="float">
            <text:p>5152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4_LB_OUT_B13_HG1_OPA</text:p>
          </table:table-cell>
          <table:table-cell table:style-name="ce2" office:value-type="string" calcext:value-type="string">
            <text:p>Parameter[Gain_Sweep3].ptd_Rslt</text:p>
          </table:table-cell>
          <table:table-cell table:style-name="ce2" table:formula="of:=[.J72]*10000" office:value-type="float" office:value="51530000" calcext:value-type="float">
            <text:p>51530000</text:p>
          </table:table-cell>
          <table:table-cell table:style-name="ce2"/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4.3" calcext:value-type="float">
            <text:p>14.3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153" calcext:value-type="float">
            <text:p>5153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4_LB_OUT_B13_HG1_OPA</text:p>
          </table:table-cell>
          <table:table-cell table:style-name="ce2" office:value-type="string" calcext:value-type="string">
            <text:p>Parameter[Gain_Sweep4].ptd_Rslt</text:p>
          </table:table-cell>
          <table:table-cell table:style-name="ce2" table:formula="of:=[.J73]*10000" office:value-type="float" office:value="51540000" calcext:value-type="float">
            <text:p>51540000</text:p>
          </table:table-cell>
          <table:table-cell table:style-name="ce2"/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14.1" calcext:value-type="float">
            <text:p>14.1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154" calcext:value-type="float">
            <text:p>5154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4_LB_OUT_B13_HG1_OPA</text:p>
          </table:table-cell>
          <table:table-cell table:style-name="ce2" office:value-type="string" calcext:value-type="string">
            <text:p>Parameter[Gain_Sweep5].ptd_Rslt</text:p>
          </table:table-cell>
          <table:table-cell table:style-name="ce2" table:formula="of:=[.J74]*10000" office:value-type="float" office:value="51550000" calcext:value-type="float">
            <text:p>51550000</text:p>
          </table:table-cell>
          <table:table-cell table:style-name="ce2"/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0.9" calcext:value-type="float">
            <text:p>10.9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155" calcext:value-type="float">
            <text:p>5155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4_LB_OUT_B13_HG1_OPA</text:p>
          </table:table-cell>
          <table:table-cell table:style-name="ce2" office:value-type="string" calcext:value-type="string">
            <text:p>Parameter[IIP3].ptd_Rslt</text:p>
          </table:table-cell>
          <table:table-cell table:style-name="ce2" table:formula="of:=[.J75]*10000" office:value-type="float" office:value="51580000" calcext:value-type="float">
            <text:p>51580000</text:p>
          </table:table-cell>
          <table:table-cell table:style-name="ce2"/>
          <table:table-cell table:number-columns-repeated="2" table:style-name="ce2" office:value-type="float" office:value="-3.4" calcext:value-type="float">
            <text:p>-3.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158" calcext:value-type="float">
            <text:p>5158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LB1_IN4_LB_OUT_B13_LG_OPA</text:p>
          </table:table-cell>
          <table:table-cell table:style-name="ce2" office:value-type="string" calcext:value-type="string">
            <text:p>Parameter[Gain_LG3].ptd_Rslt</text:p>
          </table:table-cell>
          <table:table-cell table:style-name="ce2" table:formula="of:=[.J77]*10000" office:value-type="float" office:value="51800000" calcext:value-type="float">
            <text:p>51800000</text:p>
          </table:table-cell>
          <table:table-cell table:style-name="ce2"/>
          <table:table-cell table:number-columns-repeated="2" table:style-name="ce2" office:value-type="float" office:value="-8" calcext:value-type="float">
            <text:p>-8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180" calcext:value-type="float">
            <text:p>518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LB1_IN4_LB_OUT_B13_LG_OPA</text:p>
          </table:table-cell>
          <table:table-cell table:style-name="ce2" office:value-type="string" calcext:value-type="string">
            <text:p>Parameter[Gain_LG4].ptd_Rslt</text:p>
          </table:table-cell>
          <table:table-cell table:style-name="ce2" table:formula="of:=[.J78]*10000" office:value-type="float" office:value="51900000" calcext:value-type="float">
            <text:p>519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190" calcext:value-type="float">
            <text:p>519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LB1_IN4_LB_OUT_B13_LG_OPA</text:p>
          </table:table-cell>
          <table:table-cell table:style-name="ce2" office:value-type="string" calcext:value-type="string">
            <text:p>Parameter[Gain_LG3].ptd_Rslt1</text:p>
          </table:table-cell>
          <table:table-cell table:style-name="ce2" table:formula="of:=[.J79]*10000" office:value-type="float" office:value="51810000" calcext:value-type="float">
            <text:p>51810000</text:p>
          </table:table-cell>
          <table:table-cell table:style-name="ce2"/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181" calcext:value-type="float">
            <text:p>518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LB1_IN4_LB_OUT_B13_LG_OPA</text:p>
          </table:table-cell>
          <table:table-cell table:style-name="ce2" office:value-type="string" calcext:value-type="string">
            <text:p>Parameter[Gain_LG4].ptd_Rslt1</text:p>
          </table:table-cell>
          <table:table-cell table:style-name="ce2" table:formula="of:=[.J80]*10000" office:value-type="float" office:value="51910000" calcext:value-type="float">
            <text:p>51910000</text:p>
          </table:table-cell>
          <table:table-cell table:style-name="ce2"/>
          <table:table-cell table:number-columns-repeated="2" table:style-name="ce2" office:value-type="float" office:value="1.7" calcext:value-type="float">
            <text:p>1.7</text:p>
          </table:table-cell>
          <table:table-cell table:number-columns-repeated="2" table:style-name="ce2" office:value-type="float" office:value="3.7" calcext:value-type="float">
            <text:p>3.7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191" calcext:value-type="float">
            <text:p>519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LB1_IN4_LB_OUT_B13_LP_OPA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82]*10000" office:value-type="float" office:value="51690000" calcext:value-type="float">
            <text:p>51690000</text:p>
          </table:table-cell>
          <table:table-cell table:style-name="ce2"/>
          <table:table-cell table:number-columns-repeated="2" table:style-name="ce2" office:value-type="float" office:value="2.8" calcext:value-type="float">
            <text:p>2.8</text:p>
          </table:table-cell>
          <table:table-cell table:number-columns-repeated="2" table:style-name="ce2" office:value-type="float" office:value="7.8" calcext:value-type="float">
            <text:p>7.8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169" calcext:value-type="float">
            <text:p>516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LB1_IN4_LB_OUT_B13_LP_OPA</text:p>
          </table:table-cell>
          <table:table-cell table:style-name="ce2" office:value-type="string" calcext:value-type="string">
            <text:p>Parameter[Gain_MLP].ptd_Rslt</text:p>
          </table:table-cell>
          <table:table-cell table:style-name="ce2" table:formula="of:=[.J83]*10000" office:value-type="float" office:value="51600000" calcext:value-type="float">
            <text:p>51600000</text:p>
          </table:table-cell>
          <table:table-cell table:style-name="ce2"/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160" calcext:value-type="float">
            <text:p>516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LB1_IN4_LB_OUT_B13_LP_OPA</text:p>
          </table:table-cell>
          <table:table-cell table:style-name="ce2" office:value-type="string" calcext:value-type="string">
            <text:p>Parameter[IIP3].ptd_Rslt</text:p>
          </table:table-cell>
          <table:table-cell table:style-name="ce2" table:formula="of:=[.J84]*10000" office:value-type="float" office:value="51680000" calcext:value-type="float">
            <text:p>51680000</text:p>
          </table:table-cell>
          <table:table-cell table:style-name="ce2"/>
          <table:table-cell table:number-columns-repeated="2" table:style-name="ce2" office:value-type="float" office:value="-3.7" calcext:value-type="float">
            <text:p>-3.7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168" calcext:value-type="float">
            <text:p>5168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7" office:value-type="string" calcext:value-type="string">
            <text:p>LB1_IN4_LB_OUT_B13_HG1_OPB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86]*10000" office:value-type="float" office:value="51790000" calcext:value-type="float">
            <text:p>51790000</text:p>
          </table:table-cell>
          <table:table-cell table:style-name="ce2"/>
          <table:table-cell table:number-columns-repeated="2" table:style-name="ce2" office:value-type="float" office:value="4.6" calcext:value-type="float">
            <text:p>4.6</text:p>
          </table:table-cell>
          <table:table-cell table:number-columns-repeated="2" table:style-name="ce2" office:value-type="float" office:value="9.6" calcext:value-type="float">
            <text:p>9.6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179" calcext:value-type="float">
            <text:p>517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7" office:value-type="string" calcext:value-type="string">
            <text:p>LB1_IN4_LB_OUT_B13_HG1_OPB</text:p>
          </table:table-cell>
          <table:table-cell table:style-name="ce2" office:value-type="string" calcext:value-type="string">
            <text:p>Parameter[Gain_HG1].ptd_Rslt</text:p>
          </table:table-cell>
          <table:table-cell table:style-name="ce2" table:formula="of:=[.J87]*10000" office:value-type="float" office:value="51700000" calcext:value-type="float">
            <text:p>51700000</text:p>
          </table:table-cell>
          <table:table-cell table:style-name="ce2"/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170" calcext:value-type="float">
            <text:p>517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5_LB_OUT_B20_HG1_OPA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89]*10000" office:value-type="float" office:value="52090000" calcext:value-type="float">
            <text:p>52090000</text:p>
          </table:table-cell>
          <table:table-cell table:style-name="ce2"/>
          <table:table-cell table:number-columns-repeated="2" table:style-name="ce2" office:value-type="float" office:value="5.2" calcext:value-type="float">
            <text:p>5.2</text:p>
          </table:table-cell>
          <table:table-cell table:number-columns-repeated="2" table:style-name="ce2" office:value-type="float" office:value="10.2" calcext:value-type="float">
            <text:p>10.2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209" calcext:value-type="float">
            <text:p>520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5_LB_OUT_B20_HG1_OPA</text:p>
          </table:table-cell>
          <table:table-cell table:style-name="ce2" office:value-type="string" calcext:value-type="string">
            <text:p>Parameter[Gain_HG1].ptd_Rslt</text:p>
          </table:table-cell>
          <table:table-cell table:style-name="ce2" table:formula="of:=[.J90]*10000" office:value-type="float" office:value="52000000" calcext:value-type="float">
            <text:p>52000000</text:p>
          </table:table-cell>
          <table:table-cell table:style-name="ce2"/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200" calcext:value-type="float">
            <text:p>520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5_LB_OUT_B20_HG1_OPA</text:p>
          </table:table-cell>
          <table:table-cell table:style-name="ce2" office:value-type="string" calcext:value-type="string">
            <text:p>Parameter[Gain_Sweep1].ptd_Rslt</text:p>
          </table:table-cell>
          <table:table-cell table:style-name="ce2" table:formula="of:=[.J91]*10000" office:value-type="float" office:value="52010000" calcext:value-type="float">
            <text:p>52010000</text:p>
          </table:table-cell>
          <table:table-cell table:style-name="ce2"/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2.2" calcext:value-type="float">
            <text:p>12.2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201" calcext:value-type="float">
            <text:p>520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5_LB_OUT_B20_HG1_OPA</text:p>
          </table:table-cell>
          <table:table-cell table:style-name="ce2" office:value-type="string" calcext:value-type="string">
            <text:p>Parameter[Gain_Sweep2].ptd_Rslt</text:p>
          </table:table-cell>
          <table:table-cell table:style-name="ce2" table:formula="of:=[.J92]*10000" office:value-type="float" office:value="52020000" calcext:value-type="float">
            <text:p>52020000</text:p>
          </table:table-cell>
          <table:table-cell table:style-name="ce2"/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3.7" calcext:value-type="float">
            <text:p>13.7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202" calcext:value-type="float">
            <text:p>5202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5_LB_OUT_B20_HG1_OPA</text:p>
          </table:table-cell>
          <table:table-cell table:style-name="ce2" office:value-type="string" calcext:value-type="string">
            <text:p>Parameter[Gain_Sweep3].ptd_Rslt</text:p>
          </table:table-cell>
          <table:table-cell table:style-name="ce2" table:formula="of:=[.J93]*10000" office:value-type="float" office:value="52030000" calcext:value-type="float">
            <text:p>52030000</text:p>
          </table:table-cell>
          <table:table-cell table:style-name="ce2"/>
          <table:table-cell table:number-columns-repeated="2" table:style-name="ce2" office:value-type="float" office:value="14.5" calcext:value-type="float">
            <text:p>14.5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203" calcext:value-type="float">
            <text:p>5203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5_LB_OUT_B20_HG1_OPA</text:p>
          </table:table-cell>
          <table:table-cell table:style-name="ce2" office:value-type="string" calcext:value-type="string">
            <text:p>Parameter[Gain_Sweep4].ptd_Rslt</text:p>
          </table:table-cell>
          <table:table-cell table:style-name="ce2" table:formula="of:=[.J94]*10000" office:value-type="float" office:value="52040000" calcext:value-type="float">
            <text:p>52040000</text:p>
          </table:table-cell>
          <table:table-cell table:style-name="ce2"/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14.7" calcext:value-type="float">
            <text:p>14.7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204" calcext:value-type="float">
            <text:p>5204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5_LB_OUT_B20_HG1_OPA</text:p>
          </table:table-cell>
          <table:table-cell table:style-name="ce2" office:value-type="string" calcext:value-type="string">
            <text:p>Parameter[Gain_Sweep5].ptd_Rslt</text:p>
          </table:table-cell>
          <table:table-cell table:style-name="ce2" table:formula="of:=[.J95]*10000" office:value-type="float" office:value="52050000" calcext:value-type="float">
            <text:p>52050000</text:p>
          </table:table-cell>
          <table:table-cell table:style-name="ce2"/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205" calcext:value-type="float">
            <text:p>5205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5_LB_OUT_B20_HG1_OPA</text:p>
          </table:table-cell>
          <table:table-cell table:style-name="ce2" office:value-type="string" calcext:value-type="string">
            <text:p>Parameter[IIP3].ptd_Rslt</text:p>
          </table:table-cell>
          <table:table-cell table:style-name="ce2" table:formula="of:=[.J96]*10000" office:value-type="float" office:value="52080000" calcext:value-type="float">
            <text:p>52080000</text:p>
          </table:table-cell>
          <table:table-cell table:style-name="ce2"/>
          <table:table-cell table:number-columns-repeated="2" table:style-name="ce2" office:value-type="float" office:value="-3.2" calcext:value-type="float">
            <text:p>-3.2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208" calcext:value-type="float">
            <text:p>5208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LB1_IN5_LB_OUT_B20_LG_OPA</text:p>
          </table:table-cell>
          <table:table-cell table:style-name="ce2" office:value-type="string" calcext:value-type="string">
            <text:p>Parameter[Gain_LG3].ptd_Rslt</text:p>
          </table:table-cell>
          <table:table-cell table:style-name="ce2" table:formula="of:=[.J98]*10000" office:value-type="float" office:value="52300000" calcext:value-type="float">
            <text:p>52300000</text:p>
          </table:table-cell>
          <table:table-cell table:style-name="ce2"/>
          <table:table-cell table:number-columns-repeated="2" table:style-name="ce2" office:value-type="float" office:value="-8" calcext:value-type="float">
            <text:p>-8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230" calcext:value-type="float">
            <text:p>523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LB1_IN5_LB_OUT_B20_LG_OPA</text:p>
          </table:table-cell>
          <table:table-cell table:style-name="ce2" office:value-type="string" calcext:value-type="string">
            <text:p>Parameter[Gain_LG4].ptd_Rslt</text:p>
          </table:table-cell>
          <table:table-cell table:style-name="ce2" table:formula="of:=[.J99]*10000" office:value-type="float" office:value="52400000" calcext:value-type="float">
            <text:p>524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240" calcext:value-type="float">
            <text:p>524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LB1_IN5_LB_OUT_B20_LG_OPA</text:p>
          </table:table-cell>
          <table:table-cell table:style-name="ce2" office:value-type="string" calcext:value-type="string">
            <text:p>Parameter[Gain_LG3].ptd_Rslt1</text:p>
          </table:table-cell>
          <table:table-cell table:style-name="ce2" table:formula="of:=[.J100]*10000" office:value-type="float" office:value="52310000" calcext:value-type="float">
            <text:p>52310000</text:p>
          </table:table-cell>
          <table:table-cell table:style-name="ce2"/>
          <table:table-cell table:number-columns-repeated="2" table:style-name="ce2" office:value-type="float" office:value="10.3" calcext:value-type="float">
            <text:p>10.3</text:p>
          </table:table-cell>
          <table:table-cell table:number-columns-repeated="2" table:style-name="ce2" office:value-type="float" office:value="12.3" calcext:value-type="float">
            <text:p>12.3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231" calcext:value-type="float">
            <text:p>523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LB1_IN5_LB_OUT_B20_LG_OPA</text:p>
          </table:table-cell>
          <table:table-cell table:style-name="ce2" office:value-type="string" calcext:value-type="string">
            <text:p>Parameter[Gain_LG4].ptd_Rslt1</text:p>
          </table:table-cell>
          <table:table-cell table:style-name="ce2" table:formula="of:=[.J101]*10000" office:value-type="float" office:value="52410000" calcext:value-type="float">
            <text:p>52410000</text:p>
          </table:table-cell>
          <table:table-cell table:style-name="ce2"/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241" calcext:value-type="float">
            <text:p>524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LB1_IN5_LB_OUT_B20_LP_OPA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103]*10000" office:value-type="float" office:value="52190000" calcext:value-type="float">
            <text:p>52190000</text:p>
          </table:table-cell>
          <table:table-cell table:style-name="ce2"/>
          <table:table-cell table:number-columns-repeated="2" table:style-name="ce2" office:value-type="float" office:value="2.8" calcext:value-type="float">
            <text:p>2.8</text:p>
          </table:table-cell>
          <table:table-cell table:number-columns-repeated="2" table:style-name="ce2" office:value-type="float" office:value="7.8" calcext:value-type="float">
            <text:p>7.8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219" calcext:value-type="float">
            <text:p>521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LB1_IN5_LB_OUT_B20_LP_OPA</text:p>
          </table:table-cell>
          <table:table-cell table:style-name="ce2" office:value-type="string" calcext:value-type="string">
            <text:p>Parameter[Gain_MLP].ptd_Rslt</text:p>
          </table:table-cell>
          <table:table-cell table:style-name="ce2" table:formula="of:=[.J104]*10000" office:value-type="float" office:value="52100000" calcext:value-type="float">
            <text:p>52100000</text:p>
          </table:table-cell>
          <table:table-cell table:style-name="ce2"/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210" calcext:value-type="float">
            <text:p>521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LB1_IN5_LB_OUT_B20_LP_OPA</text:p>
          </table:table-cell>
          <table:table-cell table:style-name="ce2" office:value-type="string" calcext:value-type="string">
            <text:p>Parameter[IIP3].ptd_Rslt</text:p>
          </table:table-cell>
          <table:table-cell table:style-name="ce2" table:formula="of:=[.J105]*10000" office:value-type="float" office:value="52180000" calcext:value-type="float">
            <text:p>52180000</text:p>
          </table:table-cell>
          <table:table-cell table:style-name="ce2"/>
          <table:table-cell table:number-columns-repeated="2" table:style-name="ce2" office:value-type="float" office:value="-3.4" calcext:value-type="float">
            <text:p>-3.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218" calcext:value-type="float">
            <text:p>5218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7" office:value-type="string" calcext:value-type="string">
            <text:p>LB1_IN5_LB_OUT_B20_HG1_OPB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107]*10000" office:value-type="float" office:value="52290000" calcext:value-type="float">
            <text:p>52290000</text:p>
          </table:table-cell>
          <table:table-cell table:style-name="ce2"/>
          <table:table-cell table:number-columns-repeated="2" table:style-name="ce2" office:value-type="float" office:value="4.6" calcext:value-type="float">
            <text:p>4.6</text:p>
          </table:table-cell>
          <table:table-cell table:number-columns-repeated="2" table:style-name="ce2" office:value-type="float" office:value="9.6" calcext:value-type="float">
            <text:p>9.6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229" calcext:value-type="float">
            <text:p>522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7" office:value-type="string" calcext:value-type="string">
            <text:p>LB1_IN5_LB_OUT_B20_HG1_OPB</text:p>
          </table:table-cell>
          <table:table-cell table:style-name="ce2" office:value-type="string" calcext:value-type="string">
            <text:p>Parameter[Gain_HG1].ptd_Rslt</text:p>
          </table:table-cell>
          <table:table-cell table:style-name="ce2" table:formula="of:=[.J108]*10000" office:value-type="float" office:value="52200000" calcext:value-type="float">
            <text:p>52200000</text:p>
          </table:table-cell>
          <table:table-cell table:style-name="ce2"/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220" calcext:value-type="float">
            <text:p>522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1_IN1_MHB1_OUT_B40_HG1_OPA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110]*10000" office:value-type="float" office:value="52590000" calcext:value-type="float">
            <text:p>52590000</text:p>
          </table:table-cell>
          <table:table-cell table:style-name="ce2"/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259" calcext:value-type="float">
            <text:p>525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1_IN1_MHB1_OUT_B40_HG1_OPA</text:p>
          </table:table-cell>
          <table:table-cell table:style-name="ce2" office:value-type="string" calcext:value-type="string">
            <text:p>Parameter[Gain_HG1].ptd_Rslt</text:p>
          </table:table-cell>
          <table:table-cell table:style-name="ce2" table:formula="of:=[.J111]*10000" office:value-type="float" office:value="52500000" calcext:value-type="float">
            <text:p>52500000</text:p>
          </table:table-cell>
          <table:table-cell table:style-name="ce2"/>
          <table:table-cell table:number-columns-repeated="2" table:style-name="ce2" office:value-type="float" office:value="13.7" calcext:value-type="float">
            <text:p>13.7</text:p>
          </table:table-cell>
          <table:table-cell table:number-columns-repeated="2" table:style-name="ce2" office:value-type="float" office:value="16.7" calcext:value-type="float">
            <text:p>16.7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250" calcext:value-type="float">
            <text:p>525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1_IN1_MHB1_OUT_B40_HG1_OPA</text:p>
          </table:table-cell>
          <table:table-cell table:style-name="ce2" office:value-type="string" calcext:value-type="string">
            <text:p>Parameter[Gain_Sweep1].ptd_Rslt</text:p>
          </table:table-cell>
          <table:table-cell table:style-name="ce2" table:formula="of:=[.J112]*10000" office:value-type="float" office:value="52510000" calcext:value-type="float">
            <text:p>52510000</text:p>
          </table:table-cell>
          <table:table-cell table:style-name="ce2"/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2.7" calcext:value-type="float">
            <text:p>12.7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251" calcext:value-type="float">
            <text:p>525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1_IN1_MHB1_OUT_B40_HG1_OPA</text:p>
          </table:table-cell>
          <table:table-cell table:style-name="ce2" office:value-type="string" calcext:value-type="string">
            <text:p>Parameter[Gain_Sweep2].ptd_Rslt</text:p>
          </table:table-cell>
          <table:table-cell table:style-name="ce2" table:formula="of:=[.J113]*10000" office:value-type="float" office:value="52520000" calcext:value-type="float">
            <text:p>52520000</text:p>
          </table:table-cell>
          <table:table-cell table:style-name="ce2"/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2.7" calcext:value-type="float">
            <text:p>12.7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252" calcext:value-type="float">
            <text:p>5252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1_IN1_MHB1_OUT_B40_HG1_OPA</text:p>
          </table:table-cell>
          <table:table-cell table:style-name="ce2" office:value-type="string" calcext:value-type="string">
            <text:p>Parameter[Gain_Sweep3].ptd_Rslt</text:p>
          </table:table-cell>
          <table:table-cell table:style-name="ce2" table:formula="of:=[.J114]*10000" office:value-type="float" office:value="52530000" calcext:value-type="float">
            <text:p>52530000</text:p>
          </table:table-cell>
          <table:table-cell table:style-name="ce2"/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2.7" calcext:value-type="float">
            <text:p>12.7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253" calcext:value-type="float">
            <text:p>5253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1_IN1_MHB1_OUT_B40_HG1_OPA</text:p>
          </table:table-cell>
          <table:table-cell table:style-name="ce2" office:value-type="string" calcext:value-type="string">
            <text:p>Parameter[Gain_Sweep4].ptd_Rslt</text:p>
          </table:table-cell>
          <table:table-cell table:style-name="ce2" table:formula="of:=[.J115]*10000" office:value-type="float" office:value="52540000" calcext:value-type="float">
            <text:p>52540000</text:p>
          </table:table-cell>
          <table:table-cell table:style-name="ce2"/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2.7" calcext:value-type="float">
            <text:p>12.7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254" calcext:value-type="float">
            <text:p>5254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1_IN1_MHB1_OUT_B40_HG1_OPA</text:p>
          </table:table-cell>
          <table:table-cell table:style-name="ce2" office:value-type="string" calcext:value-type="string">
            <text:p>Parameter[Gain_Sweep5].ptd_Rslt</text:p>
          </table:table-cell>
          <table:table-cell table:style-name="ce2" table:formula="of:=[.J116]*10000" office:value-type="float" office:value="52550000" calcext:value-type="float">
            <text:p>52550000</text:p>
          </table:table-cell>
          <table:table-cell table:style-name="ce2"/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255" calcext:value-type="float">
            <text:p>5255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1_IN1_MHB1_OUT_B40_HG1_OPA</text:p>
          </table:table-cell>
          <table:table-cell table:style-name="ce2" office:value-type="string" calcext:value-type="string">
            <text:p>Parameter[IIP3].ptd_Rslt</text:p>
          </table:table-cell>
          <table:table-cell table:style-name="ce2" table:formula="of:=[.J117]*10000" office:value-type="float" office:value="52580000" calcext:value-type="float">
            <text:p>52580000</text:p>
          </table:table-cell>
          <table:table-cell table:style-name="ce2"/>
          <table:table-cell table:number-columns-repeated="2" table:style-name="ce2" office:value-type="float" office:value="-3.7" calcext:value-type="float">
            <text:p>-3.7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258" calcext:value-type="float">
            <text:p>5258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MB1_IN1_MHB1_OUT_B40_LG_OPA</text:p>
          </table:table-cell>
          <table:table-cell table:style-name="ce2" office:value-type="string" calcext:value-type="string">
            <text:p>Parameter[Gain_LG3].ptd_Rslt</text:p>
          </table:table-cell>
          <table:table-cell table:style-name="ce2" table:formula="of:=[.J119]*10000" office:value-type="float" office:value="52800000" calcext:value-type="float">
            <text:p>52800000</text:p>
          </table:table-cell>
          <table:table-cell table:style-name="ce2"/>
          <table:table-cell table:number-columns-repeated="2" table:style-name="ce2" office:value-type="float" office:value="-12" calcext:value-type="float">
            <text:p>-12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280" calcext:value-type="float">
            <text:p>528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MB1_IN1_MHB1_OUT_B40_LG_OPA</text:p>
          </table:table-cell>
          <table:table-cell table:style-name="ce2" office:value-type="string" calcext:value-type="string">
            <text:p>Parameter[Gain_LG4].ptd_Rslt</text:p>
          </table:table-cell>
          <table:table-cell table:style-name="ce2" table:formula="of:=[.J120]*10000" office:value-type="float" office:value="52900000" calcext:value-type="float">
            <text:p>529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290" calcext:value-type="float">
            <text:p>529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MB1_IN1_MHB1_OUT_B40_LG_OPA</text:p>
          </table:table-cell>
          <table:table-cell table:style-name="ce2" office:value-type="string" calcext:value-type="string">
            <text:p>Parameter[Gain_LG3].ptd_Rslt1</text:p>
          </table:table-cell>
          <table:table-cell table:style-name="ce2" table:formula="of:=[.J121]*10000" office:value-type="float" office:value="52810000" calcext:value-type="float">
            <text:p>52810000</text:p>
          </table:table-cell>
          <table:table-cell table:style-name="ce2"/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281" calcext:value-type="float">
            <text:p>528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MB1_IN1_MHB1_OUT_B40_LG_OPA</text:p>
          </table:table-cell>
          <table:table-cell table:style-name="ce2" office:value-type="string" calcext:value-type="string">
            <text:p>Parameter[Gain_LG4].ptd_Rslt1</text:p>
          </table:table-cell>
          <table:table-cell table:style-name="ce2" table:formula="of:=[.J122]*10000" office:value-type="float" office:value="52910000" calcext:value-type="float">
            <text:p>5291000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291" calcext:value-type="float">
            <text:p>529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MB1_IN1_MHB1_OUT_B40_LP_OPA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124]*10000" office:value-type="float" office:value="52690000" calcext:value-type="float">
            <text:p>52690000</text:p>
          </table:table-cell>
          <table:table-cell table:style-name="ce2"/>
          <table:table-cell table:number-columns-repeated="2" table:style-name="ce2" office:value-type="float" office:value="1.3" calcext:value-type="float">
            <text:p>1.3</text:p>
          </table:table-cell>
          <table:table-cell table:number-columns-repeated="2" table:style-name="ce2" office:value-type="float" office:value="6.3" calcext:value-type="float">
            <text:p>6.3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269" calcext:value-type="float">
            <text:p>526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MB1_IN1_MHB1_OUT_B40_LP_OPA</text:p>
          </table:table-cell>
          <table:table-cell table:style-name="ce2" office:value-type="string" calcext:value-type="string">
            <text:p>Parameter[Gain_MLP].ptd_Rslt</text:p>
          </table:table-cell>
          <table:table-cell table:style-name="ce2" table:formula="of:=[.J125]*10000" office:value-type="float" office:value="52600000" calcext:value-type="float">
            <text:p>52600000</text:p>
          </table:table-cell>
          <table:table-cell table:style-name="ce2"/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260" calcext:value-type="float">
            <text:p>526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MB1_IN1_MHB1_OUT_B40_LP_OPA</text:p>
          </table:table-cell>
          <table:table-cell table:style-name="ce2" office:value-type="string" calcext:value-type="string">
            <text:p>Parameter[IIP3].ptd_Rslt</text:p>
          </table:table-cell>
          <table:table-cell table:style-name="ce2" table:formula="of:=[.J126]*10000" office:value-type="float" office:value="52680000" calcext:value-type="float">
            <text:p>52680000</text:p>
          </table:table-cell>
          <table:table-cell table:style-name="ce2"/>
          <table:table-cell table:number-columns-repeated="2" table:style-name="ce2" office:value-type="float" office:value="-3.7" calcext:value-type="float">
            <text:p>-3.7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268" calcext:value-type="float">
            <text:p>5268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7" office:value-type="string" calcext:value-type="string">
            <text:p>MB1_IN1_MHB1_OUT_B40_HG1_OPB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128]*10000" office:value-type="float" office:value="52790000" calcext:value-type="float">
            <text:p>52790000</text:p>
          </table:table-cell>
          <table:table-cell table:style-name="ce2"/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279" calcext:value-type="float">
            <text:p>527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7" office:value-type="string" calcext:value-type="string">
            <text:p>MB1_IN1_MHB1_OUT_B40_HG1_OPB</text:p>
          </table:table-cell>
          <table:table-cell table:style-name="ce2" office:value-type="string" calcext:value-type="string">
            <text:p>Parameter[Gain_HG1].ptd_Rslt</text:p>
          </table:table-cell>
          <table:table-cell table:style-name="ce2" table:formula="of:=[.J129]*10000" office:value-type="float" office:value="52700000" calcext:value-type="float">
            <text:p>52700000</text:p>
          </table:table-cell>
          <table:table-cell table:style-name="ce2"/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270" calcext:value-type="float">
            <text:p>527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1_IN2_MHB1_OUT_B3_HG1_OPA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131]*10000" office:value-type="float" office:value="53090000" calcext:value-type="float">
            <text:p>53090000</text:p>
          </table:table-cell>
          <table:table-cell table:style-name="ce2"/>
          <table:table-cell table:number-columns-repeated="2" table:style-name="ce2" office:value-type="float" office:value="3.9" calcext:value-type="float">
            <text:p>3.9</text:p>
          </table:table-cell>
          <table:table-cell table:number-columns-repeated="2" table:style-name="ce2" office:value-type="float" office:value="8.9" calcext:value-type="float">
            <text:p>8.9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309" calcext:value-type="float">
            <text:p>530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1_IN2_MHB1_OUT_B3_HG1_OPA</text:p>
          </table:table-cell>
          <table:table-cell table:style-name="ce2" office:value-type="string" calcext:value-type="string">
            <text:p>Parameter[Gain_HG1].ptd_Rslt</text:p>
          </table:table-cell>
          <table:table-cell table:style-name="ce2" table:formula="of:=[.J132]*10000" office:value-type="float" office:value="53000000" calcext:value-type="float">
            <text:p>53000000</text:p>
          </table:table-cell>
          <table:table-cell table:style-name="ce2"/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300" calcext:value-type="float">
            <text:p>530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1_IN2_MHB1_OUT_B3_HG1_OPA</text:p>
          </table:table-cell>
          <table:table-cell table:style-name="ce2" office:value-type="string" calcext:value-type="string">
            <text:p>Parameter[Gain_Sweep1].ptd_Rslt</text:p>
          </table:table-cell>
          <table:table-cell table:style-name="ce2" table:formula="of:=[.J133]*10000" office:value-type="float" office:value="53010000" calcext:value-type="float">
            <text:p>53010000</text:p>
          </table:table-cell>
          <table:table-cell table:style-name="ce2"/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2.2" calcext:value-type="float">
            <text:p>12.2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301" calcext:value-type="float">
            <text:p>530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1_IN2_MHB1_OUT_B3_HG1_OPA</text:p>
          </table:table-cell>
          <table:table-cell table:style-name="ce2" office:value-type="string" calcext:value-type="string">
            <text:p>Parameter[Gain_Sweep2].ptd_Rslt</text:p>
          </table:table-cell>
          <table:table-cell table:style-name="ce2" table:formula="of:=[.J134]*10000" office:value-type="float" office:value="53020000" calcext:value-type="float">
            <text:p>53020000</text:p>
          </table:table-cell>
          <table:table-cell table:style-name="ce2"/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1.1" calcext:value-type="float">
            <text:p>11.1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302" calcext:value-type="float">
            <text:p>5302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1_IN2_MHB1_OUT_B3_HG1_OPA</text:p>
          </table:table-cell>
          <table:table-cell table:style-name="ce2" office:value-type="string" calcext:value-type="string">
            <text:p>Parameter[Gain_Sweep3].ptd_Rslt</text:p>
          </table:table-cell>
          <table:table-cell table:style-name="ce2" table:formula="of:=[.J135]*10000" office:value-type="float" office:value="53030000" calcext:value-type="float">
            <text:p>53030000</text:p>
          </table:table-cell>
          <table:table-cell table:style-name="ce2"/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303" calcext:value-type="float">
            <text:p>5303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1_IN2_MHB1_OUT_B3_HG1_OPA</text:p>
          </table:table-cell>
          <table:table-cell table:style-name="ce2" office:value-type="string" calcext:value-type="string">
            <text:p>Parameter[Gain_Sweep4].ptd_Rslt</text:p>
          </table:table-cell>
          <table:table-cell table:style-name="ce2" table:formula="of:=[.J136]*10000" office:value-type="float" office:value="53040000" calcext:value-type="float">
            <text:p>53040000</text:p>
          </table:table-cell>
          <table:table-cell table:style-name="ce2"/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9.4" calcext:value-type="float">
            <text:p>9.4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304" calcext:value-type="float">
            <text:p>5304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1_IN2_MHB1_OUT_B3_HG1_OPA</text:p>
          </table:table-cell>
          <table:table-cell table:style-name="ce2" office:value-type="string" calcext:value-type="string">
            <text:p>Parameter[Gain_Sweep5].ptd_Rslt</text:p>
          </table:table-cell>
          <table:table-cell table:style-name="ce2" table:formula="of:=[.J137]*10000" office:value-type="float" office:value="53050000" calcext:value-type="float">
            <text:p>53050000</text:p>
          </table:table-cell>
          <table:table-cell table:style-name="ce2"/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305" calcext:value-type="float">
            <text:p>5305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1_IN2_MHB1_OUT_B3_HG1_OPA</text:p>
          </table:table-cell>
          <table:table-cell table:style-name="ce2" office:value-type="string" calcext:value-type="string">
            <text:p>Parameter[H3].ptd_Rslt</text:p>
          </table:table-cell>
          <table:table-cell table:style-name="ce2" table:formula="of:=[.J138]*10000" office:value-type="float" office:value="53070000" calcext:value-type="float">
            <text:p>53070000</text:p>
          </table:table-cell>
          <table:table-cell table:style-name="ce2"/>
          <table:table-cell table:number-columns-repeated="2" table:style-name="ce2" office:value-type="float" office:value="39.8" calcext:value-type="float">
            <text:p>39.8</text:p>
          </table:table-cell>
          <table:table-cell table:number-columns-repeated="2" table:style-name="ce2" office:value-type="float" office:value="59.8" calcext:value-type="float">
            <text:p>59.8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307" calcext:value-type="float">
            <text:p>5307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1_IN2_MHB1_OUT_B3_HG1_OPA</text:p>
          </table:table-cell>
          <table:table-cell table:style-name="ce2" office:value-type="string" calcext:value-type="string">
            <text:p>Parameter[IIP3].ptd_Rslt</text:p>
          </table:table-cell>
          <table:table-cell table:style-name="ce2" table:formula="of:=[.J139]*10000" office:value-type="float" office:value="53080000" calcext:value-type="float">
            <text:p>53080000</text:p>
          </table:table-cell>
          <table:table-cell table:style-name="ce2"/>
          <table:table-cell table:number-columns-repeated="2" table:style-name="ce2" office:value-type="float" office:value="-3.5" calcext:value-type="float">
            <text:p>-3.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308" calcext:value-type="float">
            <text:p>5308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MB1_IN2_MHB1_OUT_B3_LG_OPA</text:p>
          </table:table-cell>
          <table:table-cell table:style-name="ce2" office:value-type="string" calcext:value-type="string">
            <text:p>Parameter[Gain_LG3].ptd_Rslt</text:p>
          </table:table-cell>
          <table:table-cell table:style-name="ce2" table:formula="of:=[.J141]*10000" office:value-type="float" office:value="53300000" calcext:value-type="float">
            <text:p>53300000</text:p>
          </table:table-cell>
          <table:table-cell table:style-name="ce2"/>
          <table:table-cell table:number-columns-repeated="2" table:style-name="ce2" office:value-type="float" office:value="-12" calcext:value-type="float">
            <text:p>-12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330" calcext:value-type="float">
            <text:p>533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MB1_IN2_MHB1_OUT_B3_LG_OPA</text:p>
          </table:table-cell>
          <table:table-cell table:style-name="ce2" office:value-type="string" calcext:value-type="string">
            <text:p>Parameter[Gain_LG4].ptd_Rslt</text:p>
          </table:table-cell>
          <table:table-cell table:style-name="ce2" table:formula="of:=[.J142]*10000" office:value-type="float" office:value="53400000" calcext:value-type="float">
            <text:p>534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340" calcext:value-type="float">
            <text:p>534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MB1_IN2_MHB1_OUT_B3_LG_OPA</text:p>
          </table:table-cell>
          <table:table-cell table:style-name="ce2" office:value-type="string" calcext:value-type="string">
            <text:p>Parameter[Gain_LG3].ptd_Rslt1</text:p>
          </table:table-cell>
          <table:table-cell table:style-name="ce2" table:formula="of:=[.J143]*10000" office:value-type="float" office:value="53310000" calcext:value-type="float">
            <text:p>53310000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331" calcext:value-type="float">
            <text:p>533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MB1_IN2_MHB1_OUT_B3_LG_OPA</text:p>
          </table:table-cell>
          <table:table-cell table:style-name="ce2" office:value-type="string" calcext:value-type="string">
            <text:p>Parameter[Gain_LG4].ptd_Rslt1</text:p>
          </table:table-cell>
          <table:table-cell table:style-name="ce2" table:formula="of:=[.J144]*10000" office:value-type="float" office:value="53410000" calcext:value-type="float">
            <text:p>53410000</text:p>
          </table:table-cell>
          <table:table-cell table:style-name="ce2"/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341" calcext:value-type="float">
            <text:p>534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MB1_IN2_MHB1_OUT_B3_LP_OPA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146]*10000" office:value-type="float" office:value="53190000" calcext:value-type="float">
            <text:p>53190000</text:p>
          </table:table-cell>
          <table:table-cell table:style-name="ce2"/>
          <table:table-cell table:number-columns-repeated="2" table:style-name="ce2" office:value-type="float" office:value="1.3" calcext:value-type="float">
            <text:p>1.3</text:p>
          </table:table-cell>
          <table:table-cell table:number-columns-repeated="2" table:style-name="ce2" office:value-type="float" office:value="6.3" calcext:value-type="float">
            <text:p>6.3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319" calcext:value-type="float">
            <text:p>531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MB1_IN2_MHB1_OUT_B3_LP_OPA</text:p>
          </table:table-cell>
          <table:table-cell table:style-name="ce2" office:value-type="string" calcext:value-type="string">
            <text:p>Parameter[Gain_MLP].ptd_Rslt</text:p>
          </table:table-cell>
          <table:table-cell table:style-name="ce2" table:formula="of:=[.J147]*10000" office:value-type="float" office:value="53100000" calcext:value-type="float">
            <text:p>53100000</text:p>
          </table:table-cell>
          <table:table-cell table:style-name="ce2"/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310" calcext:value-type="float">
            <text:p>531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MB1_IN2_MHB1_OUT_B3_LP_OPA</text:p>
          </table:table-cell>
          <table:table-cell table:style-name="ce2" office:value-type="string" calcext:value-type="string">
            <text:p>Parameter[IIP3].ptd_Rslt</text:p>
          </table:table-cell>
          <table:table-cell table:style-name="ce2" table:formula="of:=[.J148]*10000" office:value-type="float" office:value="53180000" calcext:value-type="float">
            <text:p>53180000</text:p>
          </table:table-cell>
          <table:table-cell table:style-name="ce2"/>
          <table:table-cell table:number-columns-repeated="2" table:style-name="ce2" office:value-type="float" office:value="-3.3" calcext:value-type="float">
            <text:p>-3.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318" calcext:value-type="float">
            <text:p>5318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7" office:value-type="string" calcext:value-type="string">
            <text:p>MB1_IN2_MHB1_OUT_B3_HG1_OPB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150]*10000" office:value-type="float" office:value="53290000" calcext:value-type="float">
            <text:p>53290000</text:p>
          </table:table-cell>
          <table:table-cell table:style-name="ce2"/>
          <table:table-cell table:number-columns-repeated="2" table:style-name="ce2" office:value-type="float" office:value="3.9" calcext:value-type="float">
            <text:p>3.9</text:p>
          </table:table-cell>
          <table:table-cell table:number-columns-repeated="2" table:style-name="ce2" office:value-type="float" office:value="8.9" calcext:value-type="float">
            <text:p>8.9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329" calcext:value-type="float">
            <text:p>532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7" office:value-type="string" calcext:value-type="string">
            <text:p>MB1_IN2_MHB1_OUT_B3_HG1_OPB</text:p>
          </table:table-cell>
          <table:table-cell table:style-name="ce2" office:value-type="string" calcext:value-type="string">
            <text:p>Parameter[Gain_HG1].ptd_Rslt</text:p>
          </table:table-cell>
          <table:table-cell table:style-name="ce2" table:formula="of:=[.J151]*10000" office:value-type="float" office:value="53200000" calcext:value-type="float">
            <text:p>53200000</text:p>
          </table:table-cell>
          <table:table-cell table:style-name="ce2"/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320" calcext:value-type="float">
            <text:p>532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1_IN3_MHB1_OUT_B1_HG1_OPA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153]*10000" office:value-type="float" office:value="53590000" calcext:value-type="float">
            <text:p>53590000</text:p>
          </table:table-cell>
          <table:table-cell table:style-name="ce2"/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359" calcext:value-type="float">
            <text:p>535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1_IN3_MHB1_OUT_B1_HG1_OPA</text:p>
          </table:table-cell>
          <table:table-cell table:style-name="ce2" office:value-type="string" calcext:value-type="string">
            <text:p>Parameter[Gain_HG1].ptd_Rslt</text:p>
          </table:table-cell>
          <table:table-cell table:style-name="ce2" table:formula="of:=[.J154]*10000" office:value-type="float" office:value="53500000" calcext:value-type="float">
            <text:p>53500000</text:p>
          </table:table-cell>
          <table:table-cell table:style-name="ce2"/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350" calcext:value-type="float">
            <text:p>535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1_IN3_MHB1_OUT_B1_HG1_OPA</text:p>
          </table:table-cell>
          <table:table-cell table:style-name="ce2" office:value-type="string" calcext:value-type="string">
            <text:p>Parameter[Gain_Sweep1].ptd_Rslt</text:p>
          </table:table-cell>
          <table:table-cell table:style-name="ce2" table:formula="of:=[.J155]*10000" office:value-type="float" office:value="53510000" calcext:value-type="float">
            <text:p>53510000</text:p>
          </table:table-cell>
          <table:table-cell table:style-name="ce2"/>
          <table:table-cell table:number-columns-repeated="2" table:style-name="ce2" office:value-type="float" office:value="11.3" calcext:value-type="float">
            <text:p>11.3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351" calcext:value-type="float">
            <text:p>535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1_IN3_MHB1_OUT_B1_HG1_OPA</text:p>
          </table:table-cell>
          <table:table-cell table:style-name="ce2" office:value-type="string" calcext:value-type="string">
            <text:p>Parameter[Gain_Sweep2].ptd_Rslt</text:p>
          </table:table-cell>
          <table:table-cell table:style-name="ce2" table:formula="of:=[.J156]*10000" office:value-type="float" office:value="53520000" calcext:value-type="float">
            <text:p>53520000</text:p>
          </table:table-cell>
          <table:table-cell table:style-name="ce2"/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1.8" calcext:value-type="float">
            <text:p>11.8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352" calcext:value-type="float">
            <text:p>5352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1_IN3_MHB1_OUT_B1_HG1_OPA</text:p>
          </table:table-cell>
          <table:table-cell table:style-name="ce2" office:value-type="string" calcext:value-type="string">
            <text:p>Parameter[Gain_Sweep3].ptd_Rslt</text:p>
          </table:table-cell>
          <table:table-cell table:style-name="ce2" table:formula="of:=[.J157]*10000" office:value-type="float" office:value="53530000" calcext:value-type="float">
            <text:p>53530000</text:p>
          </table:table-cell>
          <table:table-cell table:style-name="ce2"/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1.6" calcext:value-type="float">
            <text:p>11.6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353" calcext:value-type="float">
            <text:p>5353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1_IN3_MHB1_OUT_B1_HG1_OPA</text:p>
          </table:table-cell>
          <table:table-cell table:style-name="ce2" office:value-type="string" calcext:value-type="string">
            <text:p>Parameter[Gain_Sweep4].ptd_Rslt</text:p>
          </table:table-cell>
          <table:table-cell table:style-name="ce2" table:formula="of:=[.J158]*10000" office:value-type="float" office:value="53540000" calcext:value-type="float">
            <text:p>53540000</text:p>
          </table:table-cell>
          <table:table-cell table:style-name="ce2"/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354" calcext:value-type="float">
            <text:p>5354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1_IN3_MHB1_OUT_B1_HG1_OPA</text:p>
          </table:table-cell>
          <table:table-cell table:style-name="ce2" office:value-type="string" calcext:value-type="string">
            <text:p>Parameter[Gain_Sweep5].ptd_Rslt</text:p>
          </table:table-cell>
          <table:table-cell table:style-name="ce2" table:formula="of:=[.J159]*10000" office:value-type="float" office:value="53550000" calcext:value-type="float">
            <text:p>53550000</text:p>
          </table:table-cell>
          <table:table-cell table:style-name="ce2"/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355" calcext:value-type="float">
            <text:p>5355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1_IN3_MHB1_OUT_B1_HG1_OPA</text:p>
          </table:table-cell>
          <table:table-cell table:style-name="ce2" office:value-type="string" calcext:value-type="string">
            <text:p>Parameter[IIP3].ptd_Rslt</text:p>
          </table:table-cell>
          <table:table-cell table:style-name="ce2" table:formula="of:=[.J160]*10000" office:value-type="float" office:value="53580000" calcext:value-type="float">
            <text:p>53580000</text:p>
          </table:table-cell>
          <table:table-cell table:style-name="ce2"/>
          <table:table-cell table:number-columns-repeated="2" table:style-name="ce2" office:value-type="float" office:value="-2.7" calcext:value-type="float">
            <text:p>-2.7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358" calcext:value-type="float">
            <text:p>5358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MB1_IN3_MHB1_OUT_B1_LG_OPA</text:p>
          </table:table-cell>
          <table:table-cell table:style-name="ce2" office:value-type="string" calcext:value-type="string">
            <text:p>Parameter[Gain_LG3].ptd_Rslt</text:p>
          </table:table-cell>
          <table:table-cell table:style-name="ce2" table:formula="of:=[.J162]*10000" office:value-type="float" office:value="53800000" calcext:value-type="float">
            <text:p>53800000</text:p>
          </table:table-cell>
          <table:table-cell table:style-name="ce2"/>
          <table:table-cell table:number-columns-repeated="2" table:style-name="ce2" office:value-type="float" office:value="-12" calcext:value-type="float">
            <text:p>-12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380" calcext:value-type="float">
            <text:p>538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MB1_IN3_MHB1_OUT_B1_LG_OPA</text:p>
          </table:table-cell>
          <table:table-cell table:style-name="ce2" office:value-type="string" calcext:value-type="string">
            <text:p>Parameter[Gain_LG4].ptd_Rslt</text:p>
          </table:table-cell>
          <table:table-cell table:style-name="ce2" table:formula="of:=[.J163]*10000" office:value-type="float" office:value="53900000" calcext:value-type="float">
            <text:p>539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390" calcext:value-type="float">
            <text:p>539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MB1_IN3_MHB1_OUT_B1_LG_OPA</text:p>
          </table:table-cell>
          <table:table-cell table:style-name="ce2" office:value-type="string" calcext:value-type="string">
            <text:p>Parameter[Gain_LG3].ptd_Rslt1</text:p>
          </table:table-cell>
          <table:table-cell table:style-name="ce2" table:formula="of:=[.J164]*10000" office:value-type="float" office:value="53810000" calcext:value-type="float">
            <text:p>53810000</text:p>
          </table:table-cell>
          <table:table-cell table:style-name="ce2"/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381" calcext:value-type="float">
            <text:p>538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MB1_IN3_MHB1_OUT_B1_LG_OPA</text:p>
          </table:table-cell>
          <table:table-cell table:style-name="ce2" office:value-type="string" calcext:value-type="string">
            <text:p>Parameter[Gain_LG4].ptd_Rslt1</text:p>
          </table:table-cell>
          <table:table-cell table:style-name="ce2" table:formula="of:=[.J165]*10000" office:value-type="float" office:value="53910000" calcext:value-type="float">
            <text:p>53910000</text:p>
          </table:table-cell>
          <table:table-cell table:style-name="ce2"/>
          <table:table-cell table:number-columns-repeated="2" table:style-name="ce2" office:value-type="float" office:value="2.1" calcext:value-type="float">
            <text:p>2.1</text:p>
          </table:table-cell>
          <table:table-cell table:number-columns-repeated="2" table:style-name="ce2" office:value-type="float" office:value="4.1" calcext:value-type="float">
            <text:p>4.1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391" calcext:value-type="float">
            <text:p>539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MB1_IN3_MHB1_OUT_B1_LP_OPA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167]*10000" office:value-type="float" office:value="53690000" calcext:value-type="float">
            <text:p>53690000</text:p>
          </table:table-cell>
          <table:table-cell table:style-name="ce2"/>
          <table:table-cell table:number-columns-repeated="2" table:style-name="ce2" office:value-type="float" office:value="1.3" calcext:value-type="float">
            <text:p>1.3</text:p>
          </table:table-cell>
          <table:table-cell table:number-columns-repeated="2" table:style-name="ce2" office:value-type="float" office:value="6.3" calcext:value-type="float">
            <text:p>6.3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369" calcext:value-type="float">
            <text:p>536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MB1_IN3_MHB1_OUT_B1_LP_OPA</text:p>
          </table:table-cell>
          <table:table-cell table:style-name="ce2" office:value-type="string" calcext:value-type="string">
            <text:p>Parameter[Gain_MLP].ptd_Rslt</text:p>
          </table:table-cell>
          <table:table-cell table:style-name="ce2" table:formula="of:=[.J168]*10000" office:value-type="float" office:value="53600000" calcext:value-type="float">
            <text:p>53600000</text:p>
          </table:table-cell>
          <table:table-cell table:style-name="ce2"/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360" calcext:value-type="float">
            <text:p>536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MB1_IN3_MHB1_OUT_B1_LP_OPA</text:p>
          </table:table-cell>
          <table:table-cell table:style-name="ce2" office:value-type="string" calcext:value-type="string">
            <text:p>Parameter[IIP3].ptd_Rslt</text:p>
          </table:table-cell>
          <table:table-cell table:style-name="ce2" table:formula="of:=[.J169]*10000" office:value-type="float" office:value="53680000" calcext:value-type="float">
            <text:p>53680000</text:p>
          </table:table-cell>
          <table:table-cell table:style-name="ce2"/>
          <table:table-cell table:number-columns-repeated="2" table:style-name="ce2" office:value-type="float" office:value="-2.6" calcext:value-type="float">
            <text:p>-2.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368" calcext:value-type="float">
            <text:p>5368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7" office:value-type="string" calcext:value-type="string">
            <text:p>MB1_IN3_MHB1_OUT_B1_HG1_OPB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171]*10000" office:value-type="float" office:value="53790000" calcext:value-type="float">
            <text:p>53790000</text:p>
          </table:table-cell>
          <table:table-cell table:style-name="ce2"/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379" calcext:value-type="float">
            <text:p>537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7" office:value-type="string" calcext:value-type="string">
            <text:p>MB1_IN3_MHB1_OUT_B1_HG1_OPB</text:p>
          </table:table-cell>
          <table:table-cell table:style-name="ce2" office:value-type="string" calcext:value-type="string">
            <text:p>Parameter[Gain_HG1].ptd_Rslt</text:p>
          </table:table-cell>
          <table:table-cell table:style-name="ce2" table:formula="of:=[.J172]*10000" office:value-type="float" office:value="53700000" calcext:value-type="float">
            <text:p>53700000</text:p>
          </table:table-cell>
          <table:table-cell table:style-name="ce2"/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370" calcext:value-type="float">
            <text:p>537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8" office:value-type="string" calcext:value-type="string">
            <text:p>MB1_IN2_MHB3_OUT_B3_HG1_OPA</text:p>
          </table:table-cell>
          <table:table-cell table:style-name="ce2" office:value-type="string" calcext:value-type="string">
            <text:p>Parameter[Gain_MUX].ptd_Rslt</text:p>
          </table:table-cell>
          <table:table-cell table:style-name="ce2" table:formula="of:=[.J174]*10000" office:value-type="float" office:value="54000000" calcext:value-type="float">
            <text:p>54000000</text:p>
          </table:table-cell>
          <table:table-cell table:style-name="ce2"/>
          <table:table-cell table:number-columns-repeated="2" table:style-name="ce2" office:value-type="float" office:value="13.8" calcext:value-type="float">
            <text:p>13.8</text:p>
          </table:table-cell>
          <table:table-cell table:number-columns-repeated="2" table:style-name="ce2" office:value-type="float" office:value="16.8" calcext:value-type="float">
            <text:p>16.8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400" calcext:value-type="float">
            <text:p>540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9"/>
          <table:table-cell table:style-name="ce9"/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2_IN1_MHB2_OUT_B2_HG1_OPA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176]*10000" office:value-type="float" office:value="54590000" calcext:value-type="float">
            <text:p>54590000</text:p>
          </table:table-cell>
          <table:table-cell table:style-name="ce2"/>
          <table:table-cell table:number-columns-repeated="2" table:style-name="ce2" office:value-type="float" office:value="3.1" calcext:value-type="float">
            <text:p>3.1</text:p>
          </table:table-cell>
          <table:table-cell table:number-columns-repeated="2" table:style-name="ce2" office:value-type="float" office:value="8.1" calcext:value-type="float">
            <text:p>8.1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459" calcext:value-type="float">
            <text:p>545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2_IN1_MHB2_OUT_B2_HG1_OPA</text:p>
          </table:table-cell>
          <table:table-cell table:style-name="ce2" office:value-type="string" calcext:value-type="string">
            <text:p>Parameter[Gain_HG1].ptd_Rslt</text:p>
          </table:table-cell>
          <table:table-cell table:style-name="ce2" table:formula="of:=[.J177]*10000" office:value-type="float" office:value="54500000" calcext:value-type="float">
            <text:p>54500000</text:p>
          </table:table-cell>
          <table:table-cell table:style-name="ce2"/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450" calcext:value-type="float">
            <text:p>545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2_IN1_MHB2_OUT_B2_HG1_OPA</text:p>
          </table:table-cell>
          <table:table-cell table:style-name="ce2" office:value-type="string" calcext:value-type="string">
            <text:p>Parameter[Gain_Sweep1].ptd_Rslt</text:p>
          </table:table-cell>
          <table:table-cell table:style-name="ce2" table:formula="of:=[.J178]*10000" office:value-type="float" office:value="54510000" calcext:value-type="float">
            <text:p>54510000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2.2" calcext:value-type="float">
            <text:p>12.2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451" calcext:value-type="float">
            <text:p>545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2_IN1_MHB2_OUT_B2_HG1_OPA</text:p>
          </table:table-cell>
          <table:table-cell table:style-name="ce2" office:value-type="string" calcext:value-type="string">
            <text:p>Parameter[Gain_Sweep2].ptd_Rslt</text:p>
          </table:table-cell>
          <table:table-cell table:style-name="ce2" table:formula="of:=[.J179]*10000" office:value-type="float" office:value="54520000" calcext:value-type="float">
            <text:p>54520000</text:p>
          </table:table-cell>
          <table:table-cell table:style-name="ce2"/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14.3" calcext:value-type="float">
            <text:p>14.3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452" calcext:value-type="float">
            <text:p>5452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2_IN1_MHB2_OUT_B2_HG1_OPA</text:p>
          </table:table-cell>
          <table:table-cell table:style-name="ce2" office:value-type="string" calcext:value-type="string">
            <text:p>Parameter[Gain_Sweep3].ptd_Rslt</text:p>
          </table:table-cell>
          <table:table-cell table:style-name="ce2" table:formula="of:=[.J180]*10000" office:value-type="float" office:value="54530000" calcext:value-type="float">
            <text:p>54530000</text:p>
          </table:table-cell>
          <table:table-cell table:style-name="ce2"/>
          <table:table-cell table:number-columns-repeated="2"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453" calcext:value-type="float">
            <text:p>5453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2_IN1_MHB2_OUT_B2_HG1_OPA</text:p>
          </table:table-cell>
          <table:table-cell table:style-name="ce2" office:value-type="string" calcext:value-type="string">
            <text:p>Parameter[Gain_Sweep4].ptd_Rslt</text:p>
          </table:table-cell>
          <table:table-cell table:style-name="ce2" table:formula="of:=[.J181]*10000" office:value-type="float" office:value="54540000" calcext:value-type="float">
            <text:p>54540000</text:p>
          </table:table-cell>
          <table:table-cell table:style-name="ce2"/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9.4" calcext:value-type="float">
            <text:p>9.4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454" calcext:value-type="float">
            <text:p>5454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2_IN1_MHB2_OUT_B2_HG1_OPA</text:p>
          </table:table-cell>
          <table:table-cell table:style-name="ce2" office:value-type="string" calcext:value-type="string">
            <text:p>Parameter[Gain_Sweep5].ptd_Rslt</text:p>
          </table:table-cell>
          <table:table-cell table:style-name="ce2" table:formula="of:=[.J182]*10000" office:value-type="float" office:value="54550000" calcext:value-type="float">
            <text:p>54550000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455" calcext:value-type="float">
            <text:p>5455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2_IN1_MHB2_OUT_B2_HG1_OPA</text:p>
          </table:table-cell>
          <table:table-cell table:style-name="ce2" office:value-type="string" calcext:value-type="string">
            <text:p>Parameter[H3].ptd_Rslt</text:p>
          </table:table-cell>
          <table:table-cell table:style-name="ce2" table:formula="of:=[.J183]*10000" office:value-type="float" office:value="54570000" calcext:value-type="float">
            <text:p>54570000</text:p>
          </table:table-cell>
          <table:table-cell table:style-name="ce2"/>
          <table:table-cell table:number-columns-repeated="2" table:style-name="ce2" office:value-type="float" office:value="39.5" calcext:value-type="float">
            <text:p>39.5</text:p>
          </table:table-cell>
          <table:table-cell table:number-columns-repeated="2" table:style-name="ce2" office:value-type="float" office:value="59.5" calcext:value-type="float">
            <text:p>59.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457" calcext:value-type="float">
            <text:p>5457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2_IN1_MHB2_OUT_B2_HG1_OPA</text:p>
          </table:table-cell>
          <table:table-cell table:style-name="ce2" office:value-type="string" calcext:value-type="string">
            <text:p>Parameter[IIP3].ptd_Rslt</text:p>
          </table:table-cell>
          <table:table-cell table:style-name="ce2" table:formula="of:=[.J184]*10000" office:value-type="float" office:value="54580000" calcext:value-type="float">
            <text:p>54580000</text:p>
          </table:table-cell>
          <table:table-cell table:style-name="ce2"/>
          <table:table-cell table:number-columns-repeated="2" table:style-name="ce2" office:value-type="float" office:value="-3.6" calcext:value-type="float">
            <text:p>-3.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458" calcext:value-type="float">
            <text:p>5458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MB2_IN1_MHB2_OUT_B2_LG_OPA</text:p>
          </table:table-cell>
          <table:table-cell table:style-name="ce2" office:value-type="string" calcext:value-type="string">
            <text:p>Parameter[Gain_LG3].ptd_Rslt</text:p>
          </table:table-cell>
          <table:table-cell table:style-name="ce2" table:formula="of:=[.J186]*10000" office:value-type="float" office:value="54800000" calcext:value-type="float">
            <text:p>54800000</text:p>
          </table:table-cell>
          <table:table-cell table:style-name="ce2"/>
          <table:table-cell table:number-columns-repeated="2" table:style-name="ce2" office:value-type="float" office:value="-12" calcext:value-type="float">
            <text:p>-12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480" calcext:value-type="float">
            <text:p>548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MB2_IN1_MHB2_OUT_B2_LG_OPA</text:p>
          </table:table-cell>
          <table:table-cell table:style-name="ce2" office:value-type="string" calcext:value-type="string">
            <text:p>Parameter[Gain_LG4].ptd_Rslt</text:p>
          </table:table-cell>
          <table:table-cell table:style-name="ce2" table:formula="of:=[.J187]*10000" office:value-type="float" office:value="54900000" calcext:value-type="float">
            <text:p>549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490" calcext:value-type="float">
            <text:p>549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MB2_IN1_MHB2_OUT_B2_LG_OPA</text:p>
          </table:table-cell>
          <table:table-cell table:style-name="ce2" office:value-type="string" calcext:value-type="string">
            <text:p>Parameter[Gain_LG3].ptd_Rslt1</text:p>
          </table:table-cell>
          <table:table-cell table:style-name="ce2" table:formula="of:=[.J188]*10000" office:value-type="float" office:value="54810000" calcext:value-type="float">
            <text:p>54810000</text:p>
          </table:table-cell>
          <table:table-cell table:style-name="ce2"/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481" calcext:value-type="float">
            <text:p>548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MB2_IN1_MHB2_OUT_B2_LG_OPA</text:p>
          </table:table-cell>
          <table:table-cell table:style-name="ce2" office:value-type="string" calcext:value-type="string">
            <text:p>Parameter[Gain_LG4].ptd_Rslt1</text:p>
          </table:table-cell>
          <table:table-cell table:style-name="ce2" table:formula="of:=[.J189]*10000" office:value-type="float" office:value="54910000" calcext:value-type="float">
            <text:p>54910000</text:p>
          </table:table-cell>
          <table:table-cell table:style-name="ce2"/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491" calcext:value-type="float">
            <text:p>549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MB2_IN1_MHB2_OUT_B2_LP_OPA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191]*10000" office:value-type="float" office:value="54690000" calcext:value-type="float">
            <text:p>54690000</text:p>
          </table:table-cell>
          <table:table-cell table:style-name="ce2"/>
          <table:table-cell table:number-columns-repeated="2" table:style-name="ce2" office:value-type="float" office:value="1.3" calcext:value-type="float">
            <text:p>1.3</text:p>
          </table:table-cell>
          <table:table-cell table:number-columns-repeated="2" table:style-name="ce2" office:value-type="float" office:value="6.3" calcext:value-type="float">
            <text:p>6.3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469" calcext:value-type="float">
            <text:p>546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MB2_IN1_MHB2_OUT_B2_LP_OPA</text:p>
          </table:table-cell>
          <table:table-cell table:style-name="ce2" office:value-type="string" calcext:value-type="string">
            <text:p>Parameter[Gain_MLP].ptd_Rslt</text:p>
          </table:table-cell>
          <table:table-cell table:style-name="ce2" table:formula="of:=[.J192]*10000" office:value-type="float" office:value="54600000" calcext:value-type="float">
            <text:p>54600000</text:p>
          </table:table-cell>
          <table:table-cell table:style-name="ce2"/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460" calcext:value-type="float">
            <text:p>546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MB2_IN1_MHB2_OUT_B2_LP_OPA</text:p>
          </table:table-cell>
          <table:table-cell table:style-name="ce2" office:value-type="string" calcext:value-type="string">
            <text:p>Parameter[IIP3].ptd_Rslt</text:p>
          </table:table-cell>
          <table:table-cell table:style-name="ce2" table:formula="of:=[.J193]*10000" office:value-type="float" office:value="54680000" calcext:value-type="float">
            <text:p>54680000</text:p>
          </table:table-cell>
          <table:table-cell table:style-name="ce2"/>
          <table:table-cell table:number-columns-repeated="2" table:style-name="ce2" office:value-type="float" office:value="-3.6" calcext:value-type="float">
            <text:p>-3.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468" calcext:value-type="float">
            <text:p>5468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7" office:value-type="string" calcext:value-type="string">
            <text:p>MB2_IN1_MHB2_OUT_B2_HG1_OPB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195]*10000" office:value-type="float" office:value="54790000" calcext:value-type="float">
            <text:p>54790000</text:p>
          </table:table-cell>
          <table:table-cell table:style-name="ce2"/>
          <table:table-cell table:number-columns-repeated="2" table:style-name="ce2" office:value-type="float" office:value="3.4" calcext:value-type="float">
            <text:p>3.4</text:p>
          </table:table-cell>
          <table:table-cell table:number-columns-repeated="2" table:style-name="ce2" office:value-type="float" office:value="8.4" calcext:value-type="float">
            <text:p>8.4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479" calcext:value-type="float">
            <text:p>547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7" office:value-type="string" calcext:value-type="string">
            <text:p>MB2_IN1_MHB2_OUT_B2_HG1_OPB</text:p>
          </table:table-cell>
          <table:table-cell table:style-name="ce2" office:value-type="string" calcext:value-type="string">
            <text:p>Parameter[Gain_HG1].ptd_Rslt</text:p>
          </table:table-cell>
          <table:table-cell table:style-name="ce2" table:formula="of:=[.J196]*10000" office:value-type="float" office:value="54700000" calcext:value-type="float">
            <text:p>54700000</text:p>
          </table:table-cell>
          <table:table-cell table:style-name="ce2"/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470" calcext:value-type="float">
            <text:p>547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2_IN2_MHB2_OUT_B11_HG1_OPA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198]*10000" office:value-type="float" office:value="55090000" calcext:value-type="float">
            <text:p>55090000</text:p>
          </table:table-cell>
          <table:table-cell table:style-name="ce2"/>
          <table:table-cell table:number-columns-repeated="2" table:style-name="ce2" office:value-type="float" office:value="3.3" calcext:value-type="float">
            <text:p>3.3</text:p>
          </table:table-cell>
          <table:table-cell table:number-columns-repeated="2" table:style-name="ce2" office:value-type="float" office:value="8.3" calcext:value-type="float">
            <text:p>8.3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509" calcext:value-type="float">
            <text:p>550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2_IN2_MHB2_OUT_B11_HG1_OPA</text:p>
          </table:table-cell>
          <table:table-cell table:style-name="ce2" office:value-type="string" calcext:value-type="string">
            <text:p>Parameter[Gain_HG1].ptd_Rslt</text:p>
          </table:table-cell>
          <table:table-cell table:style-name="ce2" table:formula="of:=[.J199]*10000" office:value-type="float" office:value="55000000" calcext:value-type="float">
            <text:p>55000000</text:p>
          </table:table-cell>
          <table:table-cell table:style-name="ce2"/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500" calcext:value-type="float">
            <text:p>550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2_IN2_MHB2_OUT_B11_HG1_OPA</text:p>
          </table:table-cell>
          <table:table-cell table:style-name="ce2" office:value-type="string" calcext:value-type="string">
            <text:p>Parameter[Gain_Sweep1].ptd_Rslt</text:p>
          </table:table-cell>
          <table:table-cell table:style-name="ce2" table:formula="of:=[.J200]*10000" office:value-type="float" office:value="55010000" calcext:value-type="float">
            <text:p>55010000</text:p>
          </table:table-cell>
          <table:table-cell table:style-name="ce2"/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2.6" calcext:value-type="float">
            <text:p>12.6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501" calcext:value-type="float">
            <text:p>550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2_IN2_MHB2_OUT_B11_HG1_OPA</text:p>
          </table:table-cell>
          <table:table-cell table:style-name="ce2" office:value-type="string" calcext:value-type="string">
            <text:p>Parameter[Gain_Sweep2].ptd_Rslt</text:p>
          </table:table-cell>
          <table:table-cell table:style-name="ce2" table:formula="of:=[.J201]*10000" office:value-type="float" office:value="55020000" calcext:value-type="float">
            <text:p>55020000</text:p>
          </table:table-cell>
          <table:table-cell table:style-name="ce2"/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502" calcext:value-type="float">
            <text:p>5502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2_IN2_MHB2_OUT_B11_HG1_OPA</text:p>
          </table:table-cell>
          <table:table-cell table:style-name="ce2" office:value-type="string" calcext:value-type="string">
            <text:p>Parameter[Gain_Sweep3].ptd_Rslt</text:p>
          </table:table-cell>
          <table:table-cell table:style-name="ce2" table:formula="of:=[.J202]*10000" office:value-type="float" office:value="55030000" calcext:value-type="float">
            <text:p>55030000</text:p>
          </table:table-cell>
          <table:table-cell table:style-name="ce2"/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503" calcext:value-type="float">
            <text:p>5503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2_IN2_MHB2_OUT_B11_HG1_OPA</text:p>
          </table:table-cell>
          <table:table-cell table:style-name="ce2" office:value-type="string" calcext:value-type="string">
            <text:p>Parameter[Gain_Sweep4].ptd_Rslt</text:p>
          </table:table-cell>
          <table:table-cell table:style-name="ce2" table:formula="of:=[.J203]*10000" office:value-type="float" office:value="55040000" calcext:value-type="float">
            <text:p>55040000</text:p>
          </table:table-cell>
          <table:table-cell table:style-name="ce2"/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504" calcext:value-type="float">
            <text:p>5504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2_IN2_MHB2_OUT_B11_HG1_OPA</text:p>
          </table:table-cell>
          <table:table-cell table:style-name="ce2" office:value-type="string" calcext:value-type="string">
            <text:p>Parameter[Gain_Sweep5].ptd_Rslt</text:p>
          </table:table-cell>
          <table:table-cell table:style-name="ce2" table:formula="of:=[.J204]*10000" office:value-type="float" office:value="55050000" calcext:value-type="float">
            <text:p>55050000</text:p>
          </table:table-cell>
          <table:table-cell table:style-name="ce2"/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505" calcext:value-type="float">
            <text:p>5505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2_IN2_MHB2_OUT_B11_HG1_OPA</text:p>
          </table:table-cell>
          <table:table-cell table:style-name="ce2" office:value-type="string" calcext:value-type="string">
            <text:p>Parameter[IIP3].ptd_Rslt</text:p>
          </table:table-cell>
          <table:table-cell table:style-name="ce2" table:formula="of:=[.J205]*10000" office:value-type="float" office:value="55080000" calcext:value-type="float">
            <text:p>55080000</text:p>
          </table:table-cell>
          <table:table-cell table:style-name="ce2"/>
          <table:table-cell table:number-columns-repeated="2" table:style-name="ce2" office:value-type="float" office:value="-3.7" calcext:value-type="float">
            <text:p>-3.7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508" calcext:value-type="float">
            <text:p>5508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MB2_IN2_MHB2_OUT_B11_LG_OPA</text:p>
          </table:table-cell>
          <table:table-cell table:style-name="ce2" office:value-type="string" calcext:value-type="string">
            <text:p>Parameter[Gain_LG3].ptd_Rslt</text:p>
          </table:table-cell>
          <table:table-cell table:style-name="ce2" table:formula="of:=[.J207]*10000" office:value-type="float" office:value="55300000" calcext:value-type="float">
            <text:p>55300000</text:p>
          </table:table-cell>
          <table:table-cell table:style-name="ce2"/>
          <table:table-cell table:number-columns-repeated="2" table:style-name="ce2" office:value-type="float" office:value="-12" calcext:value-type="float">
            <text:p>-12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530" calcext:value-type="float">
            <text:p>553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MB2_IN2_MHB2_OUT_B11_LG_OPA</text:p>
          </table:table-cell>
          <table:table-cell table:style-name="ce2" office:value-type="string" calcext:value-type="string">
            <text:p>Parameter[Gain_LG4].ptd_Rslt</text:p>
          </table:table-cell>
          <table:table-cell table:style-name="ce2" table:formula="of:=[.J208]*10000" office:value-type="float" office:value="55400000" calcext:value-type="float">
            <text:p>554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540" calcext:value-type="float">
            <text:p>554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MB2_IN2_MHB2_OUT_B11_LG_OPA</text:p>
          </table:table-cell>
          <table:table-cell table:style-name="ce2" office:value-type="string" calcext:value-type="string">
            <text:p>Parameter[Gain_LG3].ptd_Rslt1</text:p>
          </table:table-cell>
          <table:table-cell table:style-name="ce2" table:formula="of:=[.J209]*10000" office:value-type="float" office:value="55310000" calcext:value-type="float">
            <text:p>55310000</text:p>
          </table:table-cell>
          <table:table-cell table:style-name="ce2"/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531" calcext:value-type="float">
            <text:p>553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MB2_IN2_MHB2_OUT_B11_LG_OPA</text:p>
          </table:table-cell>
          <table:table-cell table:style-name="ce2" office:value-type="string" calcext:value-type="string">
            <text:p>Parameter[Gain_LG4].ptd_Rslt1</text:p>
          </table:table-cell>
          <table:table-cell table:style-name="ce2" table:formula="of:=[.J210]*10000" office:value-type="float" office:value="55410000" calcext:value-type="float">
            <text:p>55410000</text:p>
          </table:table-cell>
          <table:table-cell table:style-name="ce2"/>
          <table:table-cell table:number-columns-repeated="2" table:style-name="ce2" office:value-type="float" office:value="2.1" calcext:value-type="float">
            <text:p>2.1</text:p>
          </table:table-cell>
          <table:table-cell table:number-columns-repeated="2" table:style-name="ce2" office:value-type="float" office:value="4.1" calcext:value-type="float">
            <text:p>4.1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541" calcext:value-type="float">
            <text:p>554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MB2_IN2_MHB2_OUT_B11_LP_OPA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212]*10000" office:value-type="float" office:value="55190000" calcext:value-type="float">
            <text:p>55190000</text:p>
          </table:table-cell>
          <table:table-cell table:style-name="ce2"/>
          <table:table-cell table:number-columns-repeated="2" table:style-name="ce2" office:value-type="float" office:value="1.3" calcext:value-type="float">
            <text:p>1.3</text:p>
          </table:table-cell>
          <table:table-cell table:number-columns-repeated="2" table:style-name="ce2" office:value-type="float" office:value="6.3" calcext:value-type="float">
            <text:p>6.3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519" calcext:value-type="float">
            <text:p>551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MB2_IN2_MHB2_OUT_B11_LP_OPA</text:p>
          </table:table-cell>
          <table:table-cell table:style-name="ce2" office:value-type="string" calcext:value-type="string">
            <text:p>Parameter[Gain_MLP].ptd_Rslt</text:p>
          </table:table-cell>
          <table:table-cell table:style-name="ce2" table:formula="of:=[.J213]*10000" office:value-type="float" office:value="55100000" calcext:value-type="float">
            <text:p>55100000</text:p>
          </table:table-cell>
          <table:table-cell table:style-name="ce2"/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510" calcext:value-type="float">
            <text:p>551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MB2_IN2_MHB2_OUT_B11_LP_OPA</text:p>
          </table:table-cell>
          <table:table-cell table:style-name="ce2" office:value-type="string" calcext:value-type="string">
            <text:p>Parameter[IIP3].ptd_Rslt</text:p>
          </table:table-cell>
          <table:table-cell table:style-name="ce2" table:formula="of:=[.J214]*10000" office:value-type="float" office:value="55180000" calcext:value-type="float">
            <text:p>55180000</text:p>
          </table:table-cell>
          <table:table-cell table:style-name="ce2"/>
          <table:table-cell table:number-columns-repeated="2" table:style-name="ce2" office:value-type="float" office:value="-3.6" calcext:value-type="float">
            <text:p>-3.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518" calcext:value-type="float">
            <text:p>5518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7" office:value-type="string" calcext:value-type="string">
            <text:p>MB2_IN2_MHB2_OUT_B11_HG1_OPB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216]*10000" office:value-type="float" office:value="55290000" calcext:value-type="float">
            <text:p>55290000</text:p>
          </table:table-cell>
          <table:table-cell table:style-name="ce2"/>
          <table:table-cell table:number-columns-repeated="2" table:style-name="ce2" office:value-type="float" office:value="3.4" calcext:value-type="float">
            <text:p>3.4</text:p>
          </table:table-cell>
          <table:table-cell table:number-columns-repeated="2" table:style-name="ce2" office:value-type="float" office:value="8.4" calcext:value-type="float">
            <text:p>8.4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529" calcext:value-type="float">
            <text:p>552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7" office:value-type="string" calcext:value-type="string">
            <text:p>MB2_IN2_MHB2_OUT_B11_HG1_OPB</text:p>
          </table:table-cell>
          <table:table-cell table:style-name="ce2" office:value-type="string" calcext:value-type="string">
            <text:p>Parameter[Gain_HG1].ptd_Rslt</text:p>
          </table:table-cell>
          <table:table-cell table:style-name="ce2" table:formula="of:=[.J217]*10000" office:value-type="float" office:value="55200000" calcext:value-type="float">
            <text:p>55200000</text:p>
          </table:table-cell>
          <table:table-cell table:style-name="ce2"/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520" calcext:value-type="float">
            <text:p>552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2_IN3_MHB2_OUT_B39_HG1_OPA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219]*10000" office:value-type="float" office:value="55590000" calcext:value-type="float">
            <text:p>55590000</text:p>
          </table:table-cell>
          <table:table-cell table:style-name="ce2"/>
          <table:table-cell table:number-columns-repeated="2" table:style-name="ce2" office:value-type="float" office:value="3.3" calcext:value-type="float">
            <text:p>3.3</text:p>
          </table:table-cell>
          <table:table-cell table:number-columns-repeated="2" table:style-name="ce2" office:value-type="float" office:value="8.3" calcext:value-type="float">
            <text:p>8.3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559" calcext:value-type="float">
            <text:p>555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2_IN3_MHB2_OUT_B39_HG1_OPA</text:p>
          </table:table-cell>
          <table:table-cell table:style-name="ce2" office:value-type="string" calcext:value-type="string">
            <text:p>Parameter[Gain_HG1].ptd_Rslt</text:p>
          </table:table-cell>
          <table:table-cell table:style-name="ce2" table:formula="of:=[.J220]*10000" office:value-type="float" office:value="55500000" calcext:value-type="float">
            <text:p>55500000</text:p>
          </table:table-cell>
          <table:table-cell table:style-name="ce2"/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550" calcext:value-type="float">
            <text:p>555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2_IN3_MHB2_OUT_B39_HG1_OPA</text:p>
          </table:table-cell>
          <table:table-cell table:style-name="ce2" office:value-type="string" calcext:value-type="string">
            <text:p>Parameter[Gain_Sweep1].ptd_Rslt</text:p>
          </table:table-cell>
          <table:table-cell table:style-name="ce2" table:formula="of:=[.J221]*10000" office:value-type="float" office:value="55510000" calcext:value-type="float">
            <text:p>55510000</text:p>
          </table:table-cell>
          <table:table-cell table:style-name="ce2"/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12.3" calcext:value-type="float">
            <text:p>12.3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551" calcext:value-type="float">
            <text:p>555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2_IN3_MHB2_OUT_B39_HG1_OPA</text:p>
          </table:table-cell>
          <table:table-cell table:style-name="ce2" office:value-type="string" calcext:value-type="string">
            <text:p>Parameter[Gain_Sweep2].ptd_Rslt</text:p>
          </table:table-cell>
          <table:table-cell table:style-name="ce2" table:formula="of:=[.J222]*10000" office:value-type="float" office:value="55520000" calcext:value-type="float">
            <text:p>55520000</text:p>
          </table:table-cell>
          <table:table-cell table:style-name="ce2"/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3.1" calcext:value-type="float">
            <text:p>13.1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552" calcext:value-type="float">
            <text:p>5552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2_IN3_MHB2_OUT_B39_HG1_OPA</text:p>
          </table:table-cell>
          <table:table-cell table:style-name="ce2" office:value-type="string" calcext:value-type="string">
            <text:p>Parameter[Gain_Sweep3].ptd_Rslt</text:p>
          </table:table-cell>
          <table:table-cell table:style-name="ce2" table:formula="of:=[.J223]*10000" office:value-type="float" office:value="55530000" calcext:value-type="float">
            <text:p>55530000</text:p>
          </table:table-cell>
          <table:table-cell table:style-name="ce2"/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0.8" calcext:value-type="float">
            <text:p>10.8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553" calcext:value-type="float">
            <text:p>5553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2_IN3_MHB2_OUT_B39_HG1_OPA</text:p>
          </table:table-cell>
          <table:table-cell table:style-name="ce2" office:value-type="string" calcext:value-type="string">
            <text:p>Parameter[Gain_Sweep4].ptd_Rslt</text:p>
          </table:table-cell>
          <table:table-cell table:style-name="ce2" table:formula="of:=[.J224]*10000" office:value-type="float" office:value="55540000" calcext:value-type="float">
            <text:p>55540000</text:p>
          </table:table-cell>
          <table:table-cell table:style-name="ce2"/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554" calcext:value-type="float">
            <text:p>5554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2_IN3_MHB2_OUT_B39_HG1_OPA</text:p>
          </table:table-cell>
          <table:table-cell table:style-name="ce2" office:value-type="string" calcext:value-type="string">
            <text:p>Parameter[Gain_Sweep5].ptd_Rslt</text:p>
          </table:table-cell>
          <table:table-cell table:style-name="ce2" table:formula="of:=[.J225]*10000" office:value-type="float" office:value="55550000" calcext:value-type="float">
            <text:p>55550000</text:p>
          </table:table-cell>
          <table:table-cell table:style-name="ce2"/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555" calcext:value-type="float">
            <text:p>5555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2_IN3_MHB2_OUT_B39_HG1_OPA</text:p>
          </table:table-cell>
          <table:table-cell table:style-name="ce2" office:value-type="string" calcext:value-type="string">
            <text:p>Parameter[IIP3].ptd_Rslt</text:p>
          </table:table-cell>
          <table:table-cell table:style-name="ce2" table:formula="of:=[.J226]*10000" office:value-type="float" office:value="55580000" calcext:value-type="float">
            <text:p>55580000</text:p>
          </table:table-cell>
          <table:table-cell table:style-name="ce2"/>
          <table:table-cell table:number-columns-repeated="2" table:style-name="ce2" office:value-type="float" office:value="-2.6" calcext:value-type="float">
            <text:p>-2.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558" calcext:value-type="float">
            <text:p>5558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MB2_IN3_MHB2_OUT_B39_LG_OPA</text:p>
          </table:table-cell>
          <table:table-cell table:style-name="ce2" office:value-type="string" calcext:value-type="string">
            <text:p>Parameter[Gain_LG3].ptd_Rslt</text:p>
          </table:table-cell>
          <table:table-cell table:style-name="ce2" table:formula="of:=[.J228]*10000" office:value-type="float" office:value="55800000" calcext:value-type="float">
            <text:p>55800000</text:p>
          </table:table-cell>
          <table:table-cell table:style-name="ce2"/>
          <table:table-cell table:number-columns-repeated="2" table:style-name="ce2" office:value-type="float" office:value="-12" calcext:value-type="float">
            <text:p>-12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580" calcext:value-type="float">
            <text:p>558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MB2_IN3_MHB2_OUT_B39_LG_OPA</text:p>
          </table:table-cell>
          <table:table-cell table:style-name="ce2" office:value-type="string" calcext:value-type="string">
            <text:p>Parameter[Gain_LG4].ptd_Rslt</text:p>
          </table:table-cell>
          <table:table-cell table:style-name="ce2" table:formula="of:=[.J229]*10000" office:value-type="float" office:value="55900000" calcext:value-type="float">
            <text:p>559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590" calcext:value-type="float">
            <text:p>559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MB2_IN3_MHB2_OUT_B39_LG_OPA</text:p>
          </table:table-cell>
          <table:table-cell table:style-name="ce2" office:value-type="string" calcext:value-type="string">
            <text:p>Parameter[Gain_LG3].ptd_Rslt1</text:p>
          </table:table-cell>
          <table:table-cell table:style-name="ce2" table:formula="of:=[.J230]*10000" office:value-type="float" office:value="55810000" calcext:value-type="float">
            <text:p>55810000</text:p>
          </table:table-cell>
          <table:table-cell table:style-name="ce2"/>
          <table:table-cell table:number-columns-repeated="2" table:style-name="ce2" office:value-type="float" office:value="10.9" calcext:value-type="float">
            <text:p>10.9</text:p>
          </table:table-cell>
          <table:table-cell table:number-columns-repeated="2" table:style-name="ce2" office:value-type="float" office:value="12.9" calcext:value-type="float">
            <text:p>12.9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581" calcext:value-type="float">
            <text:p>558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MB2_IN3_MHB2_OUT_B39_LG_OPA</text:p>
          </table:table-cell>
          <table:table-cell table:style-name="ce2" office:value-type="string" calcext:value-type="string">
            <text:p>Parameter[Gain_LG4].ptd_Rslt1</text:p>
          </table:table-cell>
          <table:table-cell table:style-name="ce2" table:formula="of:=[.J231]*10000" office:value-type="float" office:value="55910000" calcext:value-type="float">
            <text:p>55910000</text:p>
          </table:table-cell>
          <table:table-cell table:style-name="ce2"/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591" calcext:value-type="float">
            <text:p>559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MB2_IN3_MHB2_OUT_B39_LP_OPA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233]*10000" office:value-type="float" office:value="55690000" calcext:value-type="float">
            <text:p>55690000</text:p>
          </table:table-cell>
          <table:table-cell table:style-name="ce2"/>
          <table:table-cell table:number-columns-repeated="2" table:style-name="ce2" office:value-type="float" office:value="1.4" calcext:value-type="float">
            <text:p>1.4</text:p>
          </table:table-cell>
          <table:table-cell table:number-columns-repeated="2" table:style-name="ce2" office:value-type="float" office:value="6.4" calcext:value-type="float">
            <text:p>6.4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569" calcext:value-type="float">
            <text:p>556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MB2_IN3_MHB2_OUT_B39_LP_OPA</text:p>
          </table:table-cell>
          <table:table-cell table:style-name="ce2" office:value-type="string" calcext:value-type="string">
            <text:p>Parameter[Gain_MLP].ptd_Rslt</text:p>
          </table:table-cell>
          <table:table-cell table:style-name="ce2" table:formula="of:=[.J234]*10000" office:value-type="float" office:value="55600000" calcext:value-type="float">
            <text:p>55600000</text:p>
          </table:table-cell>
          <table:table-cell table:style-name="ce2"/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560" calcext:value-type="float">
            <text:p>556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MB2_IN3_MHB2_OUT_B39_LP_OPA</text:p>
          </table:table-cell>
          <table:table-cell table:style-name="ce2" office:value-type="string" calcext:value-type="string">
            <text:p>Parameter[IIP3].ptd_Rslt</text:p>
          </table:table-cell>
          <table:table-cell table:style-name="ce2" table:formula="of:=[.J235]*10000" office:value-type="float" office:value="55680000" calcext:value-type="float">
            <text:p>55680000</text:p>
          </table:table-cell>
          <table:table-cell table:style-name="ce2"/>
          <table:table-cell table:number-columns-repeated="2" table:style-name="ce2" office:value-type="float" office:value="-2.8" calcext:value-type="float">
            <text:p>-2.8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568" calcext:value-type="float">
            <text:p>5568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7" office:value-type="string" calcext:value-type="string">
            <text:p>MB2_IN3_MHB2_OUT_B39_HG1_OPB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237]*10000" office:value-type="float" office:value="55790000" calcext:value-type="float">
            <text:p>55790000</text:p>
          </table:table-cell>
          <table:table-cell table:style-name="ce2"/>
          <table:table-cell table:number-columns-repeated="2" table:style-name="ce2" office:value-type="float" office:value="3.4" calcext:value-type="float">
            <text:p>3.4</text:p>
          </table:table-cell>
          <table:table-cell table:number-columns-repeated="2" table:style-name="ce2" office:value-type="float" office:value="8.4" calcext:value-type="float">
            <text:p>8.4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579" calcext:value-type="float">
            <text:p>557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7" office:value-type="string" calcext:value-type="string">
            <text:p>MB2_IN3_MHB2_OUT_B39_HG1_OPB</text:p>
          </table:table-cell>
          <table:table-cell table:style-name="ce2" office:value-type="string" calcext:value-type="string">
            <text:p>Parameter[Gain_HG1].ptd_Rslt</text:p>
          </table:table-cell>
          <table:table-cell table:style-name="ce2" table:formula="of:=[.J238]*10000" office:value-type="float" office:value="55700000" calcext:value-type="float">
            <text:p>55700000</text:p>
          </table:table-cell>
          <table:table-cell table:style-name="ce2"/>
          <table:table-cell table:number-columns-repeated="2" table:style-name="ce2" office:value-type="float" office:value="13.3" calcext:value-type="float">
            <text:p>13.3</text:p>
          </table:table-cell>
          <table:table-cell table:number-columns-repeated="2" table:style-name="ce2" office:value-type="float" office:value="16.3" calcext:value-type="float">
            <text:p>16.3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570" calcext:value-type="float">
            <text:p>557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8" office:value-type="string" calcext:value-type="string">
            <text:p>MB2_IN2_MHB3_OUT_B11_HG1_OPA</text:p>
          </table:table-cell>
          <table:table-cell table:style-name="ce2" office:value-type="string" calcext:value-type="string">
            <text:p>Parameter[Gain_MUX].ptd_Rslt</text:p>
          </table:table-cell>
          <table:table-cell table:style-name="ce2" table:formula="of:=[.J240]*10000" office:value-type="float" office:value="56000000" calcext:value-type="float">
            <text:p>56000000</text:p>
          </table:table-cell>
          <table:table-cell table:style-name="ce2"/>
          <table:table-cell table:number-columns-repeated="2" table:style-name="ce2" office:value-type="float" office:value="13.6" calcext:value-type="float">
            <text:p>13.6</text:p>
          </table:table-cell>
          <table:table-cell table:number-columns-repeated="2" table:style-name="ce2" office:value-type="float" office:value="16.6" calcext:value-type="float">
            <text:p>16.6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600" calcext:value-type="float">
            <text:p>560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9"/>
          <table:table-cell table:style-name="ce9"/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1_IN1_MHB1_OUT_B41_HG1_OPA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242]*10000" office:value-type="float" office:value="56590000" calcext:value-type="float">
            <text:p>56590000</text:p>
          </table:table-cell>
          <table:table-cell table:style-name="ce2"/>
          <table:table-cell table:number-columns-repeated="2" table:style-name="ce2" office:value-type="float" office:value="3.2" calcext:value-type="float">
            <text:p>3.2</text:p>
          </table:table-cell>
          <table:table-cell table:number-columns-repeated="2" table:style-name="ce2" office:value-type="float" office:value="8.2" calcext:value-type="float">
            <text:p>8.2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659" calcext:value-type="float">
            <text:p>565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1_IN1_MHB1_OUT_B41_HG1_OPA</text:p>
          </table:table-cell>
          <table:table-cell table:style-name="ce2" office:value-type="string" calcext:value-type="string">
            <text:p>Parameter[Gain_HG1].ptd_Rslt</text:p>
          </table:table-cell>
          <table:table-cell table:style-name="ce2" table:formula="of:=[.J243]*10000" office:value-type="float" office:value="56500000" calcext:value-type="float">
            <text:p>56500000</text:p>
          </table:table-cell>
          <table:table-cell table:style-name="ce2"/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650" calcext:value-type="float">
            <text:p>565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1_IN1_MHB1_OUT_B41_HG1_OPA</text:p>
          </table:table-cell>
          <table:table-cell table:style-name="ce2" office:value-type="string" calcext:value-type="string">
            <text:p>Parameter[Gain_Sweep1].ptd_Rslt</text:p>
          </table:table-cell>
          <table:table-cell table:style-name="ce2" table:formula="of:=[.J244]*10000" office:value-type="float" office:value="56510000" calcext:value-type="float">
            <text:p>56510000</text:p>
          </table:table-cell>
          <table:table-cell table:style-name="ce2"/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2.1" calcext:value-type="float">
            <text:p>12.1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651" calcext:value-type="float">
            <text:p>565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1_IN1_MHB1_OUT_B41_HG1_OPA</text:p>
          </table:table-cell>
          <table:table-cell table:style-name="ce2" office:value-type="string" calcext:value-type="string">
            <text:p>Parameter[Gain_Sweep2].ptd_Rslt</text:p>
          </table:table-cell>
          <table:table-cell table:style-name="ce2" table:formula="of:=[.J245]*10000" office:value-type="float" office:value="56520000" calcext:value-type="float">
            <text:p>56520000</text:p>
          </table:table-cell>
          <table:table-cell table:style-name="ce2"/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2.4" calcext:value-type="float">
            <text:p>12.4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652" calcext:value-type="float">
            <text:p>5652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1_IN1_MHB1_OUT_B41_HG1_OPA</text:p>
          </table:table-cell>
          <table:table-cell table:style-name="ce2" office:value-type="string" calcext:value-type="string">
            <text:p>Parameter[Gain_Sweep3].ptd_Rslt</text:p>
          </table:table-cell>
          <table:table-cell table:style-name="ce2" table:formula="of:=[.J246]*10000" office:value-type="float" office:value="56530000" calcext:value-type="float">
            <text:p>56530000</text:p>
          </table:table-cell>
          <table:table-cell table:style-name="ce2"/>
          <table:table-cell table:number-columns-repeated="2" table:style-name="ce2" office:value-type="float" office:value="12.1" calcext:value-type="float">
            <text:p>12.1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653" calcext:value-type="float">
            <text:p>5653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1_IN1_MHB1_OUT_B41_HG1_OPA</text:p>
          </table:table-cell>
          <table:table-cell table:style-name="ce2" office:value-type="string" calcext:value-type="string">
            <text:p>Parameter[Gain_Sweep4].ptd_Rslt</text:p>
          </table:table-cell>
          <table:table-cell table:style-name="ce2" table:formula="of:=[.J247]*10000" office:value-type="float" office:value="56540000" calcext:value-type="float">
            <text:p>56540000</text:p>
          </table:table-cell>
          <table:table-cell table:style-name="ce2"/>
          <table:table-cell table:number-columns-repeated="2" table:style-name="ce2" office:value-type="float" office:value="11.5" calcext:value-type="float">
            <text:p>11.5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654" calcext:value-type="float">
            <text:p>5654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1_IN1_MHB1_OUT_B41_HG1_OPA</text:p>
          </table:table-cell>
          <table:table-cell table:style-name="ce2" office:value-type="string" calcext:value-type="string">
            <text:p>Parameter[Gain_Sweep5].ptd_Rslt</text:p>
          </table:table-cell>
          <table:table-cell table:style-name="ce2" table:formula="of:=[.J248]*10000" office:value-type="float" office:value="56550000" calcext:value-type="float">
            <text:p>56550000</text:p>
          </table:table-cell>
          <table:table-cell table:style-name="ce2"/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655" calcext:value-type="float">
            <text:p>5655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1_IN1_MHB1_OUT_B41_HG1_OPA</text:p>
          </table:table-cell>
          <table:table-cell table:style-name="ce2" office:value-type="string" calcext:value-type="string">
            <text:p>Parameter[IIP3].ptd_Rslt</text:p>
          </table:table-cell>
          <table:table-cell table:style-name="ce2" table:formula="of:=[.J249]*10000" office:value-type="float" office:value="56580000" calcext:value-type="float">
            <text:p>56580000</text:p>
          </table:table-cell>
          <table:table-cell table:style-name="ce2"/>
          <table:table-cell table:number-columns-repeated="2" table:style-name="ce2" office:value-type="float" office:value="-4" calcext:value-type="float">
            <text:p>-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658" calcext:value-type="float">
            <text:p>5658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HB1_IN1_MHB1_OUT_B41_LG_OPA</text:p>
          </table:table-cell>
          <table:table-cell table:style-name="ce2" office:value-type="string" calcext:value-type="string">
            <text:p>Parameter[Gain_LG3].ptd_Rslt</text:p>
          </table:table-cell>
          <table:table-cell table:style-name="ce2" table:formula="of:=[.J251]*10000" office:value-type="float" office:value="56800000" calcext:value-type="float">
            <text:p>56800000</text:p>
          </table:table-cell>
          <table:table-cell table:style-name="ce2"/>
          <table:table-cell table:number-columns-repeated="2" table:style-name="ce2" office:value-type="float" office:value="-12" calcext:value-type="float">
            <text:p>-12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680" calcext:value-type="float">
            <text:p>568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HB1_IN1_MHB1_OUT_B41_LG_OPA</text:p>
          </table:table-cell>
          <table:table-cell table:style-name="ce2" office:value-type="string" calcext:value-type="string">
            <text:p>Parameter[Gain_LG4].ptd_Rslt</text:p>
          </table:table-cell>
          <table:table-cell table:style-name="ce2" table:formula="of:=[.J252]*10000" office:value-type="float" office:value="56900000" calcext:value-type="float">
            <text:p>569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690" calcext:value-type="float">
            <text:p>569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HB1_IN1_MHB1_OUT_B41_LG_OPA</text:p>
          </table:table-cell>
          <table:table-cell table:style-name="ce2" office:value-type="string" calcext:value-type="string">
            <text:p>Parameter[Gain_LG3].ptd_Rslt1</text:p>
          </table:table-cell>
          <table:table-cell table:style-name="ce2" table:formula="of:=[.J253]*10000" office:value-type="float" office:value="56810000" calcext:value-type="float">
            <text:p>56810000</text:p>
          </table:table-cell>
          <table:table-cell table:style-name="ce2"/>
          <table:table-cell table:number-columns-repeated="2" table:style-name="ce2" office:value-type="float" office:value="10.5" calcext:value-type="float">
            <text:p>10.5</text:p>
          </table:table-cell>
          <table:table-cell table:number-columns-repeated="2" table:style-name="ce2" office:value-type="float" office:value="12.5" calcext:value-type="float">
            <text:p>12.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681" calcext:value-type="float">
            <text:p>568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HB1_IN1_MHB1_OUT_B41_LG_OPA</text:p>
          </table:table-cell>
          <table:table-cell table:style-name="ce2" office:value-type="string" calcext:value-type="string">
            <text:p>Parameter[Gain_LG4].ptd_Rslt1</text:p>
          </table:table-cell>
          <table:table-cell table:style-name="ce2" table:formula="of:=[.J254]*10000" office:value-type="float" office:value="56910000" calcext:value-type="float">
            <text:p>56910000</text:p>
          </table:table-cell>
          <table:table-cell table:style-name="ce2"/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691" calcext:value-type="float">
            <text:p>569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HB1_IN1_MHB1_OUT_B41_LP_OPA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256]*10000" office:value-type="float" office:value="56690000" calcext:value-type="float">
            <text:p>56690000</text:p>
          </table:table-cell>
          <table:table-cell table:style-name="ce2"/>
          <table:table-cell table:number-columns-repeated="2" table:style-name="ce2" office:value-type="float" office:value="1.8" calcext:value-type="float">
            <text:p>1.8</text:p>
          </table:table-cell>
          <table:table-cell table:number-columns-repeated="2" table:style-name="ce2" office:value-type="float" office:value="6.8" calcext:value-type="float">
            <text:p>6.8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669" calcext:value-type="float">
            <text:p>566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HB1_IN1_MHB1_OUT_B41_LP_OPA</text:p>
          </table:table-cell>
          <table:table-cell table:style-name="ce2" office:value-type="string" calcext:value-type="string">
            <text:p>Parameter[Gain_MLP].ptd_Rslt</text:p>
          </table:table-cell>
          <table:table-cell table:style-name="ce2" table:formula="of:=[.J257]*10000" office:value-type="float" office:value="56600000" calcext:value-type="float">
            <text:p>56600000</text:p>
          </table:table-cell>
          <table:table-cell table:style-name="ce2"/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660" calcext:value-type="float">
            <text:p>566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HB1_IN1_MHB1_OUT_B41_LP_OPA</text:p>
          </table:table-cell>
          <table:table-cell table:style-name="ce2" office:value-type="string" calcext:value-type="string">
            <text:p>Parameter[IIP3].ptd_Rslt</text:p>
          </table:table-cell>
          <table:table-cell table:style-name="ce2" table:formula="of:=[.J258]*10000" office:value-type="float" office:value="56680000" calcext:value-type="float">
            <text:p>56680000</text:p>
          </table:table-cell>
          <table:table-cell table:style-name="ce2"/>
          <table:table-cell table:number-columns-repeated="2" table:style-name="ce2" office:value-type="float" office:value="-4.1" calcext:value-type="float">
            <text:p>-4.1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668" calcext:value-type="float">
            <text:p>5668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7" office:value-type="string" calcext:value-type="string">
            <text:p>HB1_IN1_MHB1_OUT_B41_HG1_OPB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260]*10000" office:value-type="float" office:value="56790000" calcext:value-type="float">
            <text:p>56790000</text:p>
          </table:table-cell>
          <table:table-cell table:style-name="ce2"/>
          <table:table-cell table:number-columns-repeated="2" table:style-name="ce2" office:value-type="float" office:value="3.4" calcext:value-type="float">
            <text:p>3.4</text:p>
          </table:table-cell>
          <table:table-cell table:number-columns-repeated="2" table:style-name="ce2" office:value-type="float" office:value="8.4" calcext:value-type="float">
            <text:p>8.4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679" calcext:value-type="float">
            <text:p>567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7" office:value-type="string" calcext:value-type="string">
            <text:p>HB1_IN1_MHB1_OUT_B41_HG1_OPB</text:p>
          </table:table-cell>
          <table:table-cell table:style-name="ce2" office:value-type="string" calcext:value-type="string">
            <text:p>Parameter[Gain_HG1].ptd_Rslt</text:p>
          </table:table-cell>
          <table:table-cell table:style-name="ce2" table:formula="of:=[.J261]*10000" office:value-type="float" office:value="56700000" calcext:value-type="float">
            <text:p>56700000</text:p>
          </table:table-cell>
          <table:table-cell table:style-name="ce2"/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670" calcext:value-type="float">
            <text:p>567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1_IN2_MHB1_OUT_B40_HG1_OPA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263]*10000" office:value-type="float" office:value="57090000" calcext:value-type="float">
            <text:p>57090000</text:p>
          </table:table-cell>
          <table:table-cell table:style-name="ce2"/>
          <table:table-cell table:number-columns-repeated="2" table:style-name="ce2" office:value-type="float" office:value="3.5" calcext:value-type="float">
            <text:p>3.5</text:p>
          </table:table-cell>
          <table:table-cell table:number-columns-repeated="2" table:style-name="ce2" office:value-type="float" office:value="8.5" calcext:value-type="float">
            <text:p>8.5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709" calcext:value-type="float">
            <text:p>570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1_IN2_MHB1_OUT_B40_HG1_OPA</text:p>
          </table:table-cell>
          <table:table-cell table:style-name="ce2" office:value-type="string" calcext:value-type="string">
            <text:p>Parameter[Gain_HG1].ptd_Rslt</text:p>
          </table:table-cell>
          <table:table-cell table:style-name="ce2" table:formula="of:=[.J264]*10000" office:value-type="float" office:value="57000000" calcext:value-type="float">
            <text:p>57000000</text:p>
          </table:table-cell>
          <table:table-cell table:style-name="ce2"/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700" calcext:value-type="float">
            <text:p>570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1_IN2_MHB1_OUT_B40_HG1_OPA</text:p>
          </table:table-cell>
          <table:table-cell table:style-name="ce2" office:value-type="string" calcext:value-type="string">
            <text:p>Parameter[Gain_Sweep1].ptd_Rslt</text:p>
          </table:table-cell>
          <table:table-cell table:style-name="ce2" table:formula="of:=[.J265]*10000" office:value-type="float" office:value="57010000" calcext:value-type="float">
            <text:p>57010000</text:p>
          </table:table-cell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.3" calcext:value-type="float">
            <text:p>12.3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701" calcext:value-type="float">
            <text:p>570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1_IN2_MHB1_OUT_B40_HG1_OPA</text:p>
          </table:table-cell>
          <table:table-cell table:style-name="ce2" office:value-type="string" calcext:value-type="string">
            <text:p>Parameter[Gain_Sweep2].ptd_Rslt</text:p>
          </table:table-cell>
          <table:table-cell table:style-name="ce2" table:formula="of:=[.J266]*10000" office:value-type="float" office:value="57020000" calcext:value-type="float">
            <text:p>57020000</text:p>
          </table:table-cell>
          <table:table-cell table:style-name="ce2"/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1.7" calcext:value-type="float">
            <text:p>11.7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702" calcext:value-type="float">
            <text:p>5702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1_IN2_MHB1_OUT_B40_HG1_OPA</text:p>
          </table:table-cell>
          <table:table-cell table:style-name="ce2" office:value-type="string" calcext:value-type="string">
            <text:p>Parameter[Gain_Sweep3].ptd_Rslt</text:p>
          </table:table-cell>
          <table:table-cell table:style-name="ce2" table:formula="of:=[.J267]*10000" office:value-type="float" office:value="57030000" calcext:value-type="float">
            <text:p>57030000</text:p>
          </table:table-cell>
          <table:table-cell table:style-name="ce2"/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0.6" calcext:value-type="float">
            <text:p>10.6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703" calcext:value-type="float">
            <text:p>5703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1_IN2_MHB1_OUT_B40_HG1_OPA</text:p>
          </table:table-cell>
          <table:table-cell table:style-name="ce2" office:value-type="string" calcext:value-type="string">
            <text:p>Parameter[Gain_Sweep4].ptd_Rslt</text:p>
          </table:table-cell>
          <table:table-cell table:style-name="ce2" table:formula="of:=[.J268]*10000" office:value-type="float" office:value="57040000" calcext:value-type="float">
            <text:p>57040000</text:p>
          </table:table-cell>
          <table:table-cell table:style-name="ce2"/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704" calcext:value-type="float">
            <text:p>5704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1_IN2_MHB1_OUT_B40_HG1_OPA</text:p>
          </table:table-cell>
          <table:table-cell table:style-name="ce2" office:value-type="string" calcext:value-type="string">
            <text:p>Parameter[Gain_Sweep5].ptd_Rslt</text:p>
          </table:table-cell>
          <table:table-cell table:style-name="ce2" table:formula="of:=[.J269]*10000" office:value-type="float" office:value="57050000" calcext:value-type="float">
            <text:p>57050000</text:p>
          </table:table-cell>
          <table:table-cell table:style-name="ce2"/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705" calcext:value-type="float">
            <text:p>5705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1_IN2_MHB1_OUT_B40_HG1_OPA</text:p>
          </table:table-cell>
          <table:table-cell table:style-name="ce2" office:value-type="string" calcext:value-type="string">
            <text:p>Parameter[IIP3].ptd_Rslt</text:p>
          </table:table-cell>
          <table:table-cell table:style-name="ce2" table:formula="of:=[.J270]*10000" office:value-type="float" office:value="57080000" calcext:value-type="float">
            <text:p>57080000</text:p>
          </table:table-cell>
          <table:table-cell table:style-name="ce2"/>
          <table:table-cell table:number-columns-repeated="2" table:style-name="ce2" office:value-type="float" office:value="-3.6" calcext:value-type="float">
            <text:p>-3.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708" calcext:value-type="float">
            <text:p>5708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HB1_IN2_MHB1_OUT_B40_LG_OPA</text:p>
          </table:table-cell>
          <table:table-cell table:style-name="ce2" office:value-type="string" calcext:value-type="string">
            <text:p>Parameter[Gain_LG3].ptd_Rslt</text:p>
          </table:table-cell>
          <table:table-cell table:style-name="ce2" table:formula="of:=[.J272]*10000" office:value-type="float" office:value="57300000" calcext:value-type="float">
            <text:p>57300000</text:p>
          </table:table-cell>
          <table:table-cell table:style-name="ce2"/>
          <table:table-cell table:number-columns-repeated="2" table:style-name="ce2" office:value-type="float" office:value="-12" calcext:value-type="float">
            <text:p>-12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730" calcext:value-type="float">
            <text:p>573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HB1_IN2_MHB1_OUT_B40_LG_OPA</text:p>
          </table:table-cell>
          <table:table-cell table:style-name="ce2" office:value-type="string" calcext:value-type="string">
            <text:p>Parameter[Gain_LG4].ptd_Rslt</text:p>
          </table:table-cell>
          <table:table-cell table:style-name="ce2" table:formula="of:=[.J273]*10000" office:value-type="float" office:value="57400000" calcext:value-type="float">
            <text:p>574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740" calcext:value-type="float">
            <text:p>574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HB1_IN2_MHB1_OUT_B40_LG_OPA</text:p>
          </table:table-cell>
          <table:table-cell table:style-name="ce2" office:value-type="string" calcext:value-type="string">
            <text:p>Parameter[Gain_LG3].ptd_Rslt1</text:p>
          </table:table-cell>
          <table:table-cell table:style-name="ce2" table:formula="of:=[.J274]*10000" office:value-type="float" office:value="57310000" calcext:value-type="float">
            <text:p>57310000</text:p>
          </table:table-cell>
          <table:table-cell table:style-name="ce2"/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731" calcext:value-type="float">
            <text:p>573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HB1_IN2_MHB1_OUT_B40_LG_OPA</text:p>
          </table:table-cell>
          <table:table-cell table:style-name="ce2" office:value-type="string" calcext:value-type="string">
            <text:p>Parameter[Gain_LG4].ptd_Rslt1</text:p>
          </table:table-cell>
          <table:table-cell table:style-name="ce2" table:formula="of:=[.J275]*10000" office:value-type="float" office:value="57410000" calcext:value-type="float">
            <text:p>57410000</text:p>
          </table:table-cell>
          <table:table-cell table:style-name="ce2"/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741" calcext:value-type="float">
            <text:p>574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HB1_IN2_MHB1_OUT_B40_LP_OPA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277]*10000" office:value-type="float" office:value="57190000" calcext:value-type="float">
            <text:p>57190000</text:p>
          </table:table-cell>
          <table:table-cell table:style-name="ce2"/>
          <table:table-cell table:number-columns-repeated="2" table:style-name="ce2" office:value-type="float" office:value="1.9" calcext:value-type="float">
            <text:p>1.9</text:p>
          </table:table-cell>
          <table:table-cell table:number-columns-repeated="2" table:style-name="ce2" office:value-type="float" office:value="6.9" calcext:value-type="float">
            <text:p>6.9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719" calcext:value-type="float">
            <text:p>571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HB1_IN2_MHB1_OUT_B40_LP_OPA</text:p>
          </table:table-cell>
          <table:table-cell table:style-name="ce2" office:value-type="string" calcext:value-type="string">
            <text:p>Parameter[Gain_MLP].ptd_Rslt</text:p>
          </table:table-cell>
          <table:table-cell table:style-name="ce2" table:formula="of:=[.J278]*10000" office:value-type="float" office:value="57100000" calcext:value-type="float">
            <text:p>57100000</text:p>
          </table:table-cell>
          <table:table-cell table:style-name="ce2"/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710" calcext:value-type="float">
            <text:p>571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HB1_IN2_MHB1_OUT_B40_LP_OPA</text:p>
          </table:table-cell>
          <table:table-cell table:style-name="ce2" office:value-type="string" calcext:value-type="string">
            <text:p>Parameter[IIP3].ptd_Rslt</text:p>
          </table:table-cell>
          <table:table-cell table:style-name="ce2" table:formula="of:=[.J279]*10000" office:value-type="float" office:value="57180000" calcext:value-type="float">
            <text:p>57180000</text:p>
          </table:table-cell>
          <table:table-cell table:style-name="ce2"/>
          <table:table-cell table:number-columns-repeated="2" table:style-name="ce2" office:value-type="float" office:value="-3.8" calcext:value-type="float">
            <text:p>-3.8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718" calcext:value-type="float">
            <text:p>5718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9"/>
          <table:table-cell table:style-name="ce9"/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7" office:value-type="string" calcext:value-type="string">
            <text:p>HB1_IN2_MHB1_OUT_B40_HG1_OPB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281]*10000" office:value-type="float" office:value="57290000" calcext:value-type="float">
            <text:p>57290000</text:p>
          </table:table-cell>
          <table:table-cell table:style-name="ce2"/>
          <table:table-cell table:number-columns-repeated="2" table:style-name="ce2" office:value-type="float" office:value="3.5" calcext:value-type="float">
            <text:p>3.5</text:p>
          </table:table-cell>
          <table:table-cell table:number-columns-repeated="2" table:style-name="ce2" office:value-type="float" office:value="8.5" calcext:value-type="float">
            <text:p>8.5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729" calcext:value-type="float">
            <text:p>572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7" office:value-type="string" calcext:value-type="string">
            <text:p>HB1_IN2_MHB1_OUT_B40_HG1_OPB</text:p>
          </table:table-cell>
          <table:table-cell table:style-name="ce2" office:value-type="string" calcext:value-type="string">
            <text:p>Parameter[Gain_HG1].ptd_Rslt</text:p>
          </table:table-cell>
          <table:table-cell table:style-name="ce2" table:formula="of:=[.J282]*10000" office:value-type="float" office:value="57200000" calcext:value-type="float">
            <text:p>57200000</text:p>
          </table:table-cell>
          <table:table-cell table:style-name="ce2"/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720" calcext:value-type="float">
            <text:p>572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8" office:value-type="string" calcext:value-type="string">
            <text:p>HB1_IN2_MHB3_OUT_B40_HG1_OPA</text:p>
          </table:table-cell>
          <table:table-cell table:style-name="ce2" office:value-type="string" calcext:value-type="string">
            <text:p>Parameter[Gain_MUX].ptd_Rslt</text:p>
          </table:table-cell>
          <table:table-cell table:style-name="ce2" table:formula="of:=[.J284]*10000" office:value-type="float" office:value="57500000" calcext:value-type="float">
            <text:p>57500000</text:p>
          </table:table-cell>
          <table:table-cell table:style-name="ce2"/>
          <table:table-cell table:number-columns-repeated="2" table:style-name="ce2" office:value-type="float" office:value="13.7" calcext:value-type="float">
            <text:p>13.7</text:p>
          </table:table-cell>
          <table:table-cell table:number-columns-repeated="2" table:style-name="ce2" office:value-type="float" office:value="16.7" calcext:value-type="float">
            <text:p>16.7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750" calcext:value-type="float">
            <text:p>575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2_IN1_MHB2_OUT_B38_HG1_OPA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286]*10000" office:value-type="float" office:value="58090000" calcext:value-type="float">
            <text:p>58090000</text:p>
          </table:table-cell>
          <table:table-cell table:style-name="ce2"/>
          <table:table-cell table:number-columns-repeated="2" table:style-name="ce2" office:value-type="float" office:value="3.7" calcext:value-type="float">
            <text:p>3.7</text:p>
          </table:table-cell>
          <table:table-cell table:number-columns-repeated="2" table:style-name="ce2" office:value-type="float" office:value="8.7" calcext:value-type="float">
            <text:p>8.7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809" calcext:value-type="float">
            <text:p>580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2_IN1_MHB2_OUT_B38_HG1_OPA</text:p>
          </table:table-cell>
          <table:table-cell table:style-name="ce2" office:value-type="string" calcext:value-type="string">
            <text:p>Parameter[Gain_HG1].ptd_Rslt</text:p>
          </table:table-cell>
          <table:table-cell table:style-name="ce2" table:formula="of:=[.J287]*10000" office:value-type="float" office:value="58000000" calcext:value-type="float">
            <text:p>58000000</text:p>
          </table:table-cell>
          <table:table-cell table:style-name="ce2"/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800" calcext:value-type="float">
            <text:p>580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2_IN1_MHB2_OUT_B38_HG1_OPA</text:p>
          </table:table-cell>
          <table:table-cell table:style-name="ce2" office:value-type="string" calcext:value-type="string">
            <text:p>Parameter[Gain_Sweep1].ptd_Rslt</text:p>
          </table:table-cell>
          <table:table-cell table:style-name="ce2" table:formula="of:=[.J288]*10000" office:value-type="float" office:value="58010000" calcext:value-type="float">
            <text:p>58010000</text:p>
          </table:table-cell>
          <table:table-cell table:style-name="ce2"/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801" calcext:value-type="float">
            <text:p>580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2_IN1_MHB2_OUT_B38_HG1_OPA</text:p>
          </table:table-cell>
          <table:table-cell table:style-name="ce2" office:value-type="string" calcext:value-type="string">
            <text:p>Parameter[Gain_Sweep2].ptd_Rslt</text:p>
          </table:table-cell>
          <table:table-cell table:style-name="ce2" table:formula="of:=[.J289]*10000" office:value-type="float" office:value="58020000" calcext:value-type="float">
            <text:p>58020000</text:p>
          </table:table-cell>
          <table:table-cell table:style-name="ce2"/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1.6" calcext:value-type="float">
            <text:p>11.6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802" calcext:value-type="float">
            <text:p>5802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2_IN1_MHB2_OUT_B38_HG1_OPA</text:p>
          </table:table-cell>
          <table:table-cell table:style-name="ce2" office:value-type="string" calcext:value-type="string">
            <text:p>Parameter[Gain_Sweep3].ptd_Rslt</text:p>
          </table:table-cell>
          <table:table-cell table:style-name="ce2" table:formula="of:=[.J290]*10000" office:value-type="float" office:value="58030000" calcext:value-type="float">
            <text:p>58030000</text:p>
          </table:table-cell>
          <table:table-cell table:style-name="ce2"/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803" calcext:value-type="float">
            <text:p>5803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2_IN1_MHB2_OUT_B38_HG1_OPA</text:p>
          </table:table-cell>
          <table:table-cell table:style-name="ce2" office:value-type="string" calcext:value-type="string">
            <text:p>Parameter[Gain_Sweep4].ptd_Rslt</text:p>
          </table:table-cell>
          <table:table-cell table:style-name="ce2" table:formula="of:=[.J291]*10000" office:value-type="float" office:value="58040000" calcext:value-type="float">
            <text:p>58040000</text:p>
          </table:table-cell>
          <table:table-cell table:style-name="ce2"/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0.7" calcext:value-type="float">
            <text:p>10.7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804" calcext:value-type="float">
            <text:p>5804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2_IN1_MHB2_OUT_B38_HG1_OPA</text:p>
          </table:table-cell>
          <table:table-cell table:style-name="ce2" office:value-type="string" calcext:value-type="string">
            <text:p>Parameter[Gain_Sweep5].ptd_Rslt</text:p>
          </table:table-cell>
          <table:table-cell table:style-name="ce2" table:formula="of:=[.J292]*10000" office:value-type="float" office:value="58050000" calcext:value-type="float">
            <text:p>58050000</text:p>
          </table:table-cell>
          <table:table-cell table:style-name="ce2"/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805" calcext:value-type="float">
            <text:p>5805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2_IN1_MHB2_OUT_B38_HG1_OPA</text:p>
          </table:table-cell>
          <table:table-cell table:style-name="ce2" office:value-type="string" calcext:value-type="string">
            <text:p>Parameter[IIP3].ptd_Rslt</text:p>
          </table:table-cell>
          <table:table-cell table:style-name="ce2" table:formula="of:=[.J293]*10000" office:value-type="float" office:value="58080000" calcext:value-type="float">
            <text:p>58080000</text:p>
          </table:table-cell>
          <table:table-cell table:style-name="ce2"/>
          <table:table-cell table:number-columns-repeated="2" table:style-name="ce2" office:value-type="float" office:value="-4.5" calcext:value-type="float">
            <text:p>-4.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808" calcext:value-type="float">
            <text:p>5808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HB2_IN1_MHB2_OUT_B38_LG_OPA</text:p>
          </table:table-cell>
          <table:table-cell table:style-name="ce2" office:value-type="string" calcext:value-type="string">
            <text:p>Parameter[Gain_LG3].ptd_Rslt</text:p>
          </table:table-cell>
          <table:table-cell table:style-name="ce2" table:formula="of:=[.J295]*10000" office:value-type="float" office:value="58300000" calcext:value-type="float">
            <text:p>58300000</text:p>
          </table:table-cell>
          <table:table-cell table:style-name="ce2"/>
          <table:table-cell table:number-columns-repeated="2" table:style-name="ce2" office:value-type="float" office:value="-12" calcext:value-type="float">
            <text:p>-12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830" calcext:value-type="float">
            <text:p>583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HB2_IN1_MHB2_OUT_B38_LG_OPA</text:p>
          </table:table-cell>
          <table:table-cell table:style-name="ce2" office:value-type="string" calcext:value-type="string">
            <text:p>Parameter[Gain_LG4].ptd_Rslt</text:p>
          </table:table-cell>
          <table:table-cell table:style-name="ce2" table:formula="of:=[.J296]*10000" office:value-type="float" office:value="58400000" calcext:value-type="float">
            <text:p>584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840" calcext:value-type="float">
            <text:p>584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HB2_IN1_MHB2_OUT_B38_LG_OPA</text:p>
          </table:table-cell>
          <table:table-cell table:style-name="ce2" office:value-type="string" calcext:value-type="string">
            <text:p>Parameter[Gain_LG3].ptd_Rslt1</text:p>
          </table:table-cell>
          <table:table-cell table:style-name="ce2" table:formula="of:=[.J297]*10000" office:value-type="float" office:value="58310000" calcext:value-type="float">
            <text:p>58310000</text:p>
          </table:table-cell>
          <table:table-cell table:style-name="ce2"/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831" calcext:value-type="float">
            <text:p>583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HB2_IN1_MHB2_OUT_B38_LG_OPA</text:p>
          </table:table-cell>
          <table:table-cell table:style-name="ce2" office:value-type="string" calcext:value-type="string">
            <text:p>Parameter[Gain_LG4].ptd_Rslt1</text:p>
          </table:table-cell>
          <table:table-cell table:style-name="ce2" table:formula="of:=[.J298]*10000" office:value-type="float" office:value="58410000" calcext:value-type="float">
            <text:p>5841000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841" calcext:value-type="float">
            <text:p>584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HB2_IN1_MHB2_OUT_B38_LP_OPA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300]*10000" office:value-type="float" office:value="58190000" calcext:value-type="float">
            <text:p>58190000</text:p>
          </table:table-cell>
          <table:table-cell table:style-name="ce2"/>
          <table:table-cell table:number-columns-repeated="2" table:style-name="ce2" office:value-type="float" office:value="1.7" calcext:value-type="float">
            <text:p>1.7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819" calcext:value-type="float">
            <text:p>581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HB2_IN1_MHB2_OUT_B38_LP_OPA</text:p>
          </table:table-cell>
          <table:table-cell table:style-name="ce2" office:value-type="string" calcext:value-type="string">
            <text:p>Parameter[Gain_MLP].ptd_Rslt</text:p>
          </table:table-cell>
          <table:table-cell table:style-name="ce2" table:formula="of:=[.J301]*10000" office:value-type="float" office:value="58100000" calcext:value-type="float">
            <text:p>58100000</text:p>
          </table:table-cell>
          <table:table-cell table:style-name="ce2"/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810" calcext:value-type="float">
            <text:p>581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HB2_IN1_MHB2_OUT_B38_LP_OPA</text:p>
          </table:table-cell>
          <table:table-cell table:style-name="ce2" office:value-type="string" calcext:value-type="string">
            <text:p>Parameter[IIP3].ptd_Rslt</text:p>
          </table:table-cell>
          <table:table-cell table:style-name="ce2" table:formula="of:=[.J302]*10000" office:value-type="float" office:value="58180000" calcext:value-type="float">
            <text:p>58180000</text:p>
          </table:table-cell>
          <table:table-cell table:style-name="ce2"/>
          <table:table-cell table:number-columns-repeated="2" table:style-name="ce2" office:value-type="float" office:value="-4.7" calcext:value-type="float">
            <text:p>-4.7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818" calcext:value-type="float">
            <text:p>5818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7" office:value-type="string" calcext:value-type="string">
            <text:p>HB2_IN1_MHB2_OUT_B38_HG1_OPB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304]*10000" office:value-type="float" office:value="58290000" calcext:value-type="float">
            <text:p>58290000</text:p>
          </table:table-cell>
          <table:table-cell table:style-name="ce2"/>
          <table:table-cell table:number-columns-repeated="2" table:style-name="ce2" office:value-type="float" office:value="3.9" calcext:value-type="float">
            <text:p>3.9</text:p>
          </table:table-cell>
          <table:table-cell table:number-columns-repeated="2" table:style-name="ce2" office:value-type="float" office:value="8.9" calcext:value-type="float">
            <text:p>8.9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829" calcext:value-type="float">
            <text:p>582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7" office:value-type="string" calcext:value-type="string">
            <text:p>HB2_IN1_MHB2_OUT_B38_HG1_OPB</text:p>
          </table:table-cell>
          <table:table-cell table:style-name="ce2" office:value-type="string" calcext:value-type="string">
            <text:p>Parameter[Gain_HG1].ptd_Rslt</text:p>
          </table:table-cell>
          <table:table-cell table:style-name="ce2" table:formula="of:=[.J305]*10000" office:value-type="float" office:value="58200000" calcext:value-type="float">
            <text:p>58200000</text:p>
          </table:table-cell>
          <table:table-cell table:style-name="ce2"/>
          <table:table-cell table:number-columns-repeated="2" table:style-name="ce2" office:value-type="float" office:value="13.5" calcext:value-type="float">
            <text:p>13.5</text:p>
          </table:table-cell>
          <table:table-cell table:number-columns-repeated="2" table:style-name="ce2" office:value-type="float" office:value="16.5" calcext:value-type="float">
            <text:p>16.5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820" calcext:value-type="float">
            <text:p>582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2_IN2_MHB2_OUT_B30_HG1_OPA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307]*10000" office:value-type="float" office:value="58590000" calcext:value-type="float">
            <text:p>58590000</text:p>
          </table:table-cell>
          <table:table-cell table:style-name="ce2"/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859" calcext:value-type="float">
            <text:p>585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2_IN2_MHB2_OUT_B30_HG1_OPA</text:p>
          </table:table-cell>
          <table:table-cell table:style-name="ce2" office:value-type="string" calcext:value-type="string">
            <text:p>Parameter[Gain_HG1].ptd_Rslt</text:p>
          </table:table-cell>
          <table:table-cell table:style-name="ce2" table:formula="of:=[.J308]*10000" office:value-type="float" office:value="58500000" calcext:value-type="float">
            <text:p>58500000</text:p>
          </table:table-cell>
          <table:table-cell table:style-name="ce2"/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850" calcext:value-type="float">
            <text:p>585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2_IN2_MHB2_OUT_B30_HG1_OPA</text:p>
          </table:table-cell>
          <table:table-cell table:style-name="ce2" office:value-type="string" calcext:value-type="string">
            <text:p>Parameter[Gain_Sweep1].ptd_Rslt</text:p>
          </table:table-cell>
          <table:table-cell table:style-name="ce2" table:formula="of:=[.J309]*10000" office:value-type="float" office:value="58510000" calcext:value-type="float">
            <text:p>58510000</text:p>
          </table:table-cell>
          <table:table-cell table:style-name="ce2"/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851" calcext:value-type="float">
            <text:p>585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2_IN2_MHB2_OUT_B30_HG1_OPA</text:p>
          </table:table-cell>
          <table:table-cell table:style-name="ce2" office:value-type="string" calcext:value-type="string">
            <text:p>Parameter[Gain_Sweep2].ptd_Rslt</text:p>
          </table:table-cell>
          <table:table-cell table:style-name="ce2" table:formula="of:=[.J310]*10000" office:value-type="float" office:value="58520000" calcext:value-type="float">
            <text:p>58520000</text:p>
          </table:table-cell>
          <table:table-cell table:style-name="ce2"/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852" calcext:value-type="float">
            <text:p>5852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2_IN2_MHB2_OUT_B30_HG1_OPA</text:p>
          </table:table-cell>
          <table:table-cell table:style-name="ce2" office:value-type="string" calcext:value-type="string">
            <text:p>Parameter[Gain_Sweep3].ptd_Rslt</text:p>
          </table:table-cell>
          <table:table-cell table:style-name="ce2" table:formula="of:=[.J311]*10000" office:value-type="float" office:value="58530000" calcext:value-type="float">
            <text:p>58530000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853" calcext:value-type="float">
            <text:p>5853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2_IN2_MHB2_OUT_B30_HG1_OPA</text:p>
          </table:table-cell>
          <table:table-cell table:style-name="ce2" office:value-type="string" calcext:value-type="string">
            <text:p>Parameter[Gain_Sweep4].ptd_Rslt</text:p>
          </table:table-cell>
          <table:table-cell table:style-name="ce2" table:formula="of:=[.J312]*10000" office:value-type="float" office:value="58540000" calcext:value-type="float">
            <text:p>58540000</text:p>
          </table:table-cell>
          <table:table-cell table:style-name="ce2"/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854" calcext:value-type="float">
            <text:p>5854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2_IN2_MHB2_OUT_B30_HG1_OPA</text:p>
          </table:table-cell>
          <table:table-cell table:style-name="ce2" office:value-type="string" calcext:value-type="string">
            <text:p>Parameter[Gain_Sweep5].ptd_Rslt</text:p>
          </table:table-cell>
          <table:table-cell table:style-name="ce2" table:formula="of:=[.J313]*10000" office:value-type="float" office:value="58550000" calcext:value-type="float">
            <text:p>58550000</text:p>
          </table:table-cell>
          <table:table-cell table:style-name="ce2"/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855" calcext:value-type="float">
            <text:p>5855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2_IN2_MHB2_OUT_B30_HG1_OPA</text:p>
          </table:table-cell>
          <table:table-cell table:style-name="ce2" office:value-type="string" calcext:value-type="string">
            <text:p>Parameter[IIP3].ptd_Rslt</text:p>
          </table:table-cell>
          <table:table-cell table:style-name="ce2" table:formula="of:=[.J314]*10000" office:value-type="float" office:value="58580000" calcext:value-type="float">
            <text:p>58580000</text:p>
          </table:table-cell>
          <table:table-cell table:style-name="ce2"/>
          <table:table-cell table:number-columns-repeated="2" table:style-name="ce2" office:value-type="float" office:value="-3.3" calcext:value-type="float">
            <text:p>-3.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858" calcext:value-type="float">
            <text:p>5858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HB2_IN2_MHB2_OUT_B30_LG_OPA</text:p>
          </table:table-cell>
          <table:table-cell table:style-name="ce2" office:value-type="string" calcext:value-type="string">
            <text:p>Parameter[Gain_LG3].ptd_Rslt</text:p>
          </table:table-cell>
          <table:table-cell table:style-name="ce2" table:formula="of:=[.J316]*10000" office:value-type="float" office:value="58800000" calcext:value-type="float">
            <text:p>58800000</text:p>
          </table:table-cell>
          <table:table-cell table:style-name="ce2"/>
          <table:table-cell table:number-columns-repeated="2" table:style-name="ce2" office:value-type="float" office:value="-12" calcext:value-type="float">
            <text:p>-12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880" calcext:value-type="float">
            <text:p>588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HB2_IN2_MHB2_OUT_B30_LG_OPA</text:p>
          </table:table-cell>
          <table:table-cell table:style-name="ce2" office:value-type="string" calcext:value-type="string">
            <text:p>Parameter[Gain_LG4].ptd_Rslt</text:p>
          </table:table-cell>
          <table:table-cell table:style-name="ce2" table:formula="of:=[.J317]*10000" office:value-type="float" office:value="58900000" calcext:value-type="float">
            <text:p>589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890" calcext:value-type="float">
            <text:p>589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HB2_IN2_MHB2_OUT_B30_LG_OPA</text:p>
          </table:table-cell>
          <table:table-cell table:style-name="ce2" office:value-type="string" calcext:value-type="string">
            <text:p>Parameter[Gain_LG3].ptd_Rslt1</text:p>
          </table:table-cell>
          <table:table-cell table:style-name="ce2" table:formula="of:=[.J318]*10000" office:value-type="float" office:value="58810000" calcext:value-type="float">
            <text:p>58810000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881" calcext:value-type="float">
            <text:p>588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5" office:value-type="string" calcext:value-type="string">
            <text:p>HB2_IN2_MHB2_OUT_B30_LG_OPA</text:p>
          </table:table-cell>
          <table:table-cell table:style-name="ce2" office:value-type="string" calcext:value-type="string">
            <text:p>Parameter[Gain_LG4].ptd_Rslt1</text:p>
          </table:table-cell>
          <table:table-cell table:style-name="ce2" table:formula="of:=[.J319]*10000" office:value-type="float" office:value="58910000" calcext:value-type="float">
            <text:p>58910000</text:p>
          </table:table-cell>
          <table:table-cell table:style-name="ce2"/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891" calcext:value-type="float">
            <text:p>5891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HB2_IN2_MHB2_OUT_B30_LP_OPA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321]*10000" office:value-type="float" office:value="58690000" calcext:value-type="float">
            <text:p>58690000</text:p>
          </table:table-cell>
          <table:table-cell table:style-name="ce2"/>
          <table:table-cell table:number-columns-repeated="2" table:style-name="ce2" office:value-type="float" office:value="1.9" calcext:value-type="float">
            <text:p>1.9</text:p>
          </table:table-cell>
          <table:table-cell table:number-columns-repeated="2" table:style-name="ce2" office:value-type="float" office:value="6.9" calcext:value-type="float">
            <text:p>6.9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869" calcext:value-type="float">
            <text:p>586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HB2_IN2_MHB2_OUT_B30_LP_OPA</text:p>
          </table:table-cell>
          <table:table-cell table:style-name="ce2" office:value-type="string" calcext:value-type="string">
            <text:p>Parameter[Gain_MLP].ptd_Rslt</text:p>
          </table:table-cell>
          <table:table-cell table:style-name="ce2" table:formula="of:=[.J322]*10000" office:value-type="float" office:value="58600000" calcext:value-type="float">
            <text:p>58600000</text:p>
          </table:table-cell>
          <table:table-cell table:style-name="ce2"/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860" calcext:value-type="float">
            <text:p>586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6" office:value-type="string" calcext:value-type="string">
            <text:p>HB2_IN2_MHB2_OUT_B30_LP_OPA</text:p>
          </table:table-cell>
          <table:table-cell table:style-name="ce2" office:value-type="string" calcext:value-type="string">
            <text:p>Parameter[IIP3].ptd_Rslt</text:p>
          </table:table-cell>
          <table:table-cell table:style-name="ce2" table:formula="of:=[.J323]*10000" office:value-type="float" office:value="58680000" calcext:value-type="float">
            <text:p>58680000</text:p>
          </table:table-cell>
          <table:table-cell table:style-name="ce2"/>
          <table:table-cell table:number-columns-repeated="2" table:style-name="ce2" office:value-type="float" office:value="-3.6" calcext:value-type="float">
            <text:p>-3.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style-name="ce9" office:value-type="float" office:value="5868" calcext:value-type="float">
            <text:p>5868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7" office:value-type="string" calcext:value-type="string">
            <text:p>HB2_IN2_MHB2_OUT_B30_HG1_OPB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325]*10000" office:value-type="float" office:value="58790000" calcext:value-type="float">
            <text:p>58790000</text:p>
          </table:table-cell>
          <table:table-cell table:style-name="ce2"/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879" calcext:value-type="float">
            <text:p>587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7" office:value-type="string" calcext:value-type="string">
            <text:p>HB2_IN2_MHB2_OUT_B30_HG1_OPB</text:p>
          </table:table-cell>
          <table:table-cell table:style-name="ce2" office:value-type="string" calcext:value-type="string">
            <text:p>Parameter[Gain_HG1].ptd_Rslt</text:p>
          </table:table-cell>
          <table:table-cell table:style-name="ce2" table:formula="of:=[.J326]*10000" office:value-type="float" office:value="58700000" calcext:value-type="float">
            <text:p>58700000</text:p>
          </table:table-cell>
          <table:table-cell table:style-name="ce2"/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870" calcext:value-type="float">
            <text:p>587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8" office:value-type="string" calcext:value-type="string">
            <text:p>HB2_IN2_MHB3_OUT_B30_HG1_OPA</text:p>
          </table:table-cell>
          <table:table-cell table:style-name="ce2" office:value-type="string" calcext:value-type="string">
            <text:p>Parameter[Gain_MUX].ptd_Rslt</text:p>
          </table:table-cell>
          <table:table-cell table:style-name="ce2" table:formula="of:=[.J328]*10000" office:value-type="float" office:value="59000000" calcext:value-type="float">
            <text:p>59000000</text:p>
          </table:table-cell>
          <table:table-cell table:style-name="ce2"/>
          <table:table-cell table:number-columns-repeated="2" table:style-name="ce2" office:value-type="float" office:value="13.6" calcext:value-type="float">
            <text:p>13.6</text:p>
          </table:table-cell>
          <table:table-cell table:number-columns-repeated="2" table:style-name="ce2" office:value-type="float" office:value="16.6" calcext:value-type="float">
            <text:p>16.6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900" calcext:value-type="float">
            <text:p>590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9"/>
          <table:table-cell table:style-name="ce9"/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UX_IN1_MHB3_OUT_B23_HG1_OPA</text:p>
          </table:table-cell>
          <table:table-cell table:style-name="ce2" office:value-type="string" calcext:value-type="string">
            <text:p>Parameter[IDD].ptd_Rslt</text:p>
          </table:table-cell>
          <table:table-cell table:style-name="ce2" table:formula="of:=[.J330]*10000" office:value-type="float" office:value="59590000" calcext:value-type="float">
            <text:p>59590000</text:p>
          </table:table-cell>
          <table:table-cell table:style-name="ce2"/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5959" calcext:value-type="float">
            <text:p>5959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UX_IN1_MHB3_OUT_B23_HG1_OPA</text:p>
          </table:table-cell>
          <table:table-cell table:style-name="ce2" office:value-type="string" calcext:value-type="string">
            <text:p>Parameter[Gain_HG1].ptd_Rslt</text:p>
          </table:table-cell>
          <table:table-cell table:style-name="ce2" table:formula="of:=[.J331]*10000" office:value-type="float" office:value="59500000" calcext:value-type="float">
            <text:p>59500000</text:p>
          </table:table-cell>
          <table:table-cell table:style-name="ce2"/>
          <table:table-cell table:style-name="ce2" office:value-type="float" office:value="-0.3" calcext:value-type="float">
            <text:p>-0.3</text:p>
          </table:table-cell>
          <table:table-cell table:style-name="ce2" office:value-type="float" office:value="-0.4" calcext:value-type="float">
            <text:p>-0.4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string" calcext:value-type="string">
            <text:p>dB</text:p>
          </table:table-cell>
          <table:table-cell table:style-name="ce10" office:value-type="float" office:value="5950" calcext:value-type="float">
            <text:p>595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1_LB_OUT_B5_HG1_OPA_Power_Servo</text:p>
          </table:table-cell>
          <table:table-cell table:style-name="ce2" office:value-type="string" calcext:value-type="string">
            <text:p>ptd</text:p>
          </table:table-cell>
          <table:table-cell table:style-name="ce2" table:formula="of:=[.J333]*10000" office:value-type="float" office:value="60000000" calcext:value-type="float">
            <text:p>600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us</text:p>
          </table:table-cell>
          <table:table-cell table:style-name="ce9" office:value-type="float" office:value="6000" calcext:value-type="float">
            <text:p>600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9"/>
          <table:table-cell table:style-name="ce9"/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2_LB_OUT_B28_HG1_OPA_Power_Servo</text:p>
          </table:table-cell>
          <table:table-cell table:style-name="ce2" office:value-type="string" calcext:value-type="string">
            <text:p>ptd</text:p>
          </table:table-cell>
          <table:table-cell table:style-name="ce2" table:formula="of:=[.J335]*10000" office:value-type="float" office:value="60100000" calcext:value-type="float">
            <text:p>601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us</text:p>
          </table:table-cell>
          <table:table-cell table:style-name="ce9" office:value-type="float" office:value="6010" calcext:value-type="float">
            <text:p>601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9"/>
          <table:table-cell table:style-name="ce9"/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3_LB_OUT_B8_HG1_OPA_Power_Servo</text:p>
          </table:table-cell>
          <table:table-cell table:style-name="ce2" office:value-type="string" calcext:value-type="string">
            <text:p>ptd</text:p>
          </table:table-cell>
          <table:table-cell table:style-name="ce2" table:formula="of:=[.J337]*10000" office:value-type="float" office:value="60200000" calcext:value-type="float">
            <text:p>602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us</text:p>
          </table:table-cell>
          <table:table-cell table:style-name="ce9" office:value-type="float" office:value="6020" calcext:value-type="float">
            <text:p>602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9"/>
          <table:table-cell table:style-name="ce9"/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4_LB_OUT_B13_HG1_OPA_Power_Servo</text:p>
          </table:table-cell>
          <table:table-cell table:style-name="ce2" office:value-type="string" calcext:value-type="string">
            <text:p>ptd</text:p>
          </table:table-cell>
          <table:table-cell table:style-name="ce2" table:formula="of:=[.J339]*10000" office:value-type="float" office:value="60300000" calcext:value-type="float">
            <text:p>603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us</text:p>
          </table:table-cell>
          <table:table-cell table:style-name="ce9" office:value-type="float" office:value="6030" calcext:value-type="float">
            <text:p>603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9"/>
          <table:table-cell table:style-name="ce9"/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LB1_IN5_LB_OUT_B20_HG1_OPA_Power_Servo</text:p>
          </table:table-cell>
          <table:table-cell table:style-name="ce2" office:value-type="string" calcext:value-type="string">
            <text:p>ptd</text:p>
          </table:table-cell>
          <table:table-cell table:style-name="ce2" table:formula="of:=[.J341]*10000" office:value-type="float" office:value="60400000" calcext:value-type="float">
            <text:p>604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us</text:p>
          </table:table-cell>
          <table:table-cell table:style-name="ce9" office:value-type="float" office:value="6040" calcext:value-type="float">
            <text:p>604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9"/>
          <table:table-cell table:style-name="ce9"/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1_IN1_MHB1_OUT_B40_HG1_OPA_Power_Servo</text:p>
          </table:table-cell>
          <table:table-cell table:style-name="ce2" office:value-type="string" calcext:value-type="string">
            <text:p>ptd</text:p>
          </table:table-cell>
          <table:table-cell table:style-name="ce2" table:formula="of:=[.J343]*10000" office:value-type="float" office:value="60500000" calcext:value-type="float">
            <text:p>605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us</text:p>
          </table:table-cell>
          <table:table-cell table:style-name="ce9" office:value-type="float" office:value="6050" calcext:value-type="float">
            <text:p>605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9"/>
          <table:table-cell table:style-name="ce9"/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1_IN2_MHB1_OUT_B3_HG1_OPA_Power_Servo</text:p>
          </table:table-cell>
          <table:table-cell table:style-name="ce2" office:value-type="string" calcext:value-type="string">
            <text:p>ptd</text:p>
          </table:table-cell>
          <table:table-cell table:style-name="ce2" table:formula="of:=[.J345]*10000" office:value-type="float" office:value="60600000" calcext:value-type="float">
            <text:p>606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us</text:p>
          </table:table-cell>
          <table:table-cell table:style-name="ce9" office:value-type="float" office:value="6060" calcext:value-type="float">
            <text:p>606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9"/>
          <table:table-cell table:style-name="ce9"/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1_IN3_MHB1_OUT_B1_HG1_OPA_Power_Servo</text:p>
          </table:table-cell>
          <table:table-cell table:style-name="ce2" office:value-type="string" calcext:value-type="string">
            <text:p>ptd</text:p>
          </table:table-cell>
          <table:table-cell table:style-name="ce2" table:formula="of:=[.J347]*10000" office:value-type="float" office:value="60700000" calcext:value-type="float">
            <text:p>607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us</text:p>
          </table:table-cell>
          <table:table-cell table:style-name="ce9" office:value-type="float" office:value="6070" calcext:value-type="float">
            <text:p>607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9"/>
          <table:table-cell table:style-name="ce9"/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8" office:value-type="string" calcext:value-type="string">
            <text:p>MB1_IN2_MHB3_OUT_B3_HG1_OPA_Power_Servo</text:p>
          </table:table-cell>
          <table:table-cell table:style-name="ce2" office:value-type="string" calcext:value-type="string">
            <text:p>ptd</text:p>
          </table:table-cell>
          <table:table-cell table:style-name="ce2" table:formula="of:=[.J349]*10000" office:value-type="float" office:value="60800000" calcext:value-type="float">
            <text:p>608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us</text:p>
          </table:table-cell>
          <table:table-cell table:style-name="ce9" office:value-type="float" office:value="6080" calcext:value-type="float">
            <text:p>608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9"/>
          <table:table-cell table:style-name="ce9"/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2_IN1_MHB2_OUT_B2_HG1_OPA_Power_Servo</text:p>
          </table:table-cell>
          <table:table-cell table:style-name="ce2" office:value-type="string" calcext:value-type="string">
            <text:p>ptd</text:p>
          </table:table-cell>
          <table:table-cell table:style-name="ce2" table:formula="of:=[.J351]*10000" office:value-type="float" office:value="60900000" calcext:value-type="float">
            <text:p>609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us</text:p>
          </table:table-cell>
          <table:table-cell table:style-name="ce9" office:value-type="float" office:value="6090" calcext:value-type="float">
            <text:p>609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9"/>
          <table:table-cell table:style-name="ce9"/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2_IN2_MHB2_OUT_B11_HG1_OPA_Power_Servo</text:p>
          </table:table-cell>
          <table:table-cell table:style-name="ce2" office:value-type="string" calcext:value-type="string">
            <text:p>ptd</text:p>
          </table:table-cell>
          <table:table-cell table:style-name="ce2" table:formula="of:=[.J353]*10000" office:value-type="float" office:value="61000000" calcext:value-type="float">
            <text:p>610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us</text:p>
          </table:table-cell>
          <table:table-cell table:style-name="ce9" office:value-type="float" office:value="6100" calcext:value-type="float">
            <text:p>610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9"/>
          <table:table-cell table:style-name="ce9"/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B2_IN3_MHB2_OUT_B39_HG1_OPA_Power_Servo</text:p>
          </table:table-cell>
          <table:table-cell table:style-name="ce2" office:value-type="string" calcext:value-type="string">
            <text:p>ptd</text:p>
          </table:table-cell>
          <table:table-cell table:style-name="ce2" table:formula="of:=[.J355]*10000" office:value-type="float" office:value="61100000" calcext:value-type="float">
            <text:p>611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us</text:p>
          </table:table-cell>
          <table:table-cell table:style-name="ce9" office:value-type="float" office:value="6110" calcext:value-type="float">
            <text:p>611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9"/>
          <table:table-cell table:style-name="ce9"/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8" office:value-type="string" calcext:value-type="string">
            <text:p>MB2_IN2_MHB3_OUT_B11_HG1_OPA_Power_Servo</text:p>
          </table:table-cell>
          <table:table-cell table:style-name="ce2" office:value-type="string" calcext:value-type="string">
            <text:p>ptd</text:p>
          </table:table-cell>
          <table:table-cell table:style-name="ce2" table:formula="of:=[.J357]*10000" office:value-type="float" office:value="61200000" calcext:value-type="float">
            <text:p>612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us</text:p>
          </table:table-cell>
          <table:table-cell table:style-name="ce9" office:value-type="float" office:value="6120" calcext:value-type="float">
            <text:p>612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9"/>
          <table:table-cell table:style-name="ce9"/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1_IN1_MHB1_OUT_B41_HG1_OPA_Power_Servo</text:p>
          </table:table-cell>
          <table:table-cell table:style-name="ce2" office:value-type="string" calcext:value-type="string">
            <text:p>ptd</text:p>
          </table:table-cell>
          <table:table-cell table:style-name="ce2" table:formula="of:=[.J359]*10000" office:value-type="float" office:value="61300000" calcext:value-type="float">
            <text:p>613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us</text:p>
          </table:table-cell>
          <table:table-cell table:style-name="ce9" office:value-type="float" office:value="6130" calcext:value-type="float">
            <text:p>613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9"/>
          <table:table-cell table:style-name="ce9"/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1_IN2_MHB1_OUT_B40_HG1_OPA_Power_Servo</text:p>
          </table:table-cell>
          <table:table-cell table:style-name="ce2" office:value-type="string" calcext:value-type="string">
            <text:p>ptd</text:p>
          </table:table-cell>
          <table:table-cell table:style-name="ce2" table:formula="of:=[.J361]*10000" office:value-type="float" office:value="61400000" calcext:value-type="float">
            <text:p>614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us</text:p>
          </table:table-cell>
          <table:table-cell table:style-name="ce9" office:value-type="float" office:value="6140" calcext:value-type="float">
            <text:p>614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9"/>
          <table:table-cell table:style-name="ce9"/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8" office:value-type="string" calcext:value-type="string">
            <text:p>HB1_IN2_MHB3_OUT_B40_HG1_OPA_Power_Servo</text:p>
          </table:table-cell>
          <table:table-cell table:style-name="ce2" office:value-type="string" calcext:value-type="string">
            <text:p>ptd</text:p>
          </table:table-cell>
          <table:table-cell table:style-name="ce2" table:formula="of:=[.J363]*10000" office:value-type="float" office:value="61500000" calcext:value-type="float">
            <text:p>615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us</text:p>
          </table:table-cell>
          <table:table-cell table:style-name="ce9" office:value-type="float" office:value="6150" calcext:value-type="float">
            <text:p>615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9"/>
          <table:table-cell table:style-name="ce9"/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2_IN1_MHB2_OUT_B38_HG1_OPA_Power_Servo</text:p>
          </table:table-cell>
          <table:table-cell table:style-name="ce2" office:value-type="string" calcext:value-type="string">
            <text:p>ptd</text:p>
          </table:table-cell>
          <table:table-cell table:style-name="ce2" table:formula="of:=[.J365]*10000" office:value-type="float" office:value="61600000" calcext:value-type="float">
            <text:p>616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us</text:p>
          </table:table-cell>
          <table:table-cell table:style-name="ce9" office:value-type="float" office:value="6160" calcext:value-type="float">
            <text:p>616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9"/>
          <table:table-cell table:style-name="ce9"/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HB2_IN2_MHB2_OUT_B30_HG1_OPA_Power_Servo</text:p>
          </table:table-cell>
          <table:table-cell table:style-name="ce2" office:value-type="string" calcext:value-type="string">
            <text:p>ptd</text:p>
          </table:table-cell>
          <table:table-cell table:style-name="ce2" table:formula="of:=[.J367]*10000" office:value-type="float" office:value="61700000" calcext:value-type="float">
            <text:p>617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us</text:p>
          </table:table-cell>
          <table:table-cell table:style-name="ce9" office:value-type="float" office:value="6170" calcext:value-type="float">
            <text:p>617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9"/>
          <table:table-cell table:style-name="ce9"/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8" office:value-type="string" calcext:value-type="string">
            <text:p>HB2_IN2_MHB3_OUT_B30_HG1_OPA_Power_Servo</text:p>
          </table:table-cell>
          <table:table-cell table:style-name="ce2" office:value-type="string" calcext:value-type="string">
            <text:p>ptd</text:p>
          </table:table-cell>
          <table:table-cell table:style-name="ce2" table:formula="of:=[.J369]*10000" office:value-type="float" office:value="61800000" calcext:value-type="float">
            <text:p>618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us</text:p>
          </table:table-cell>
          <table:table-cell table:style-name="ce9" office:value-type="float" office:value="6180" calcext:value-type="float">
            <text:p>618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9"/>
          <table:table-cell table:style-name="ce9"/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MUX_IN1_MHB3_OUT_B23_HG1_OPA_Power_Servo</text:p>
          </table:table-cell>
          <table:table-cell table:style-name="ce2" office:value-type="string" calcext:value-type="string">
            <text:p>ptd</text:p>
          </table:table-cell>
          <table:table-cell table:style-name="ce2" table:formula="of:=[.J371]*10000" office:value-type="float" office:value="61900000" calcext:value-type="float">
            <text:p>6190000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us</text:p>
          </table:table-cell>
          <table:table-cell table:style-name="ce9" office:value-type="float" office:value="6190" calcext:value-type="float">
            <text:p>6190</text:p>
          </table:table-cell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table:number-columns-repeated="5"/>
          <table:table-cell table:style-name="ce9"/>
          <table:table-cell table:style-name="ce2"/>
          <table:table-cell/>
          <table:table-cell table:style-name="ce2" table:number-columns-repeated="8"/>
        </table:table-row>
        <table:table-row table:style-name="ro1" table:number-rows-repeated="8">
          <table:table-cell table:style-name="ce3"/>
          <table:table-cell table:style-name="ce2" table:number-columns-repeated="8"/>
          <table:table-cell/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8"/>
          <table:table-cell table:style-name="ce2" table:number-columns-repeated="8"/>
          <table:table-cell/>
          <table:table-cell table:style-name="ce2"/>
          <table:table-cell/>
          <table:table-cell table:style-name="ce2" table:number-columns-repeated="8"/>
        </table:table-row>
        <table:table-row table:style-name="ro1" table:number-rows-repeated="3">
          <table:table-cell table:style-name="ce3"/>
          <table:table-cell table:style-name="ce2" table:number-columns-repeated="8"/>
          <table:table-cell/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8"/>
          <table:table-cell table:style-name="ce2" table:number-columns-repeated="8"/>
          <table:table-cell/>
          <table:table-cell table:style-name="ce2"/>
          <table:table-cell/>
          <table:table-cell table:style-name="ce2" table:number-columns-repeated="8"/>
        </table:table-row>
        <table:table-row table:style-name="ro1" table:number-rows-repeated="2">
          <table:table-cell table:style-name="ce3"/>
          <table:table-cell table:style-name="ce2" table:number-columns-repeated="8"/>
          <table:table-cell/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8"/>
          <table:table-cell table:style-name="ce2" table:number-columns-repeated="8"/>
          <table:table-cell/>
          <table:table-cell table:style-name="ce2"/>
          <table:table-cell/>
          <table:table-cell table:style-name="ce2" table:number-columns-repeated="8"/>
        </table:table-row>
        <table:table-row table:style-name="ro1" table:number-rows-repeated="2">
          <table:table-cell table:style-name="ce3"/>
          <table:table-cell table:style-name="ce2" table:number-columns-repeated="8"/>
          <table:table-cell/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8"/>
          <table:table-cell table:style-name="ce2" table:number-columns-repeated="8"/>
          <table:table-cell/>
          <table:table-cell table:style-name="ce2"/>
          <table:table-cell/>
          <table:table-cell table:style-name="ce2" table:number-columns-repeated="8"/>
        </table:table-row>
        <table:table-row table:style-name="ro1" table:number-rows-repeated="8">
          <table:table-cell table:style-name="ce3"/>
          <table:table-cell table:style-name="ce2" table:number-columns-repeated="8"/>
          <table:table-cell/>
          <table:table-cell table:style-name="ce2"/>
          <table:table-cell/>
          <table:table-cell table:style-name="ce2" table:number-columns-repeated="8"/>
        </table:table-row>
        <table:table-row table:style-name="ro1">
          <table:table-cell table:style-name="ce8"/>
          <table:table-cell table:style-name="ce2" table:number-columns-repeated="8"/>
          <table:table-cell/>
          <table:table-cell table:style-name="ce2"/>
          <table:table-cell/>
          <table:table-cell table:style-name="ce2" table:number-columns-repeated="8"/>
        </table:table-row>
        <table:table-row table:style-name="ro1" table:number-rows-repeated="3">
          <table:table-cell table:style-name="ce3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table:style-name="ce8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 table:number-rows-repeated="2">
          <table:table-cell table:style-name="ce3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table:style-name="ce8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 table:number-rows-repeated="2">
          <table:table-cell table:style-name="ce3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table:style-name="ce8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 table:number-rows-repeated="8">
          <table:table-cell table:style-name="ce3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table:style-name="ce8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 table:number-rows-repeated="3">
          <table:table-cell table:style-name="ce3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table:style-name="ce8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 table:number-rows-repeated="2">
          <table:table-cell table:style-name="ce3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table:style-name="ce8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 table:number-rows-repeated="2">
          <table:table-cell table:style-name="ce3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table:style-name="ce8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 table:number-rows-repeated="8">
          <table:table-cell table:style-name="ce3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table:style-name="ce8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 table:number-rows-repeated="3">
          <table:table-cell table:style-name="ce3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table:style-name="ce8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 table:number-rows-repeated="2">
          <table:table-cell table:style-name="ce3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table:style-name="ce8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 table:number-rows-repeated="2">
          <table:table-cell table:style-name="ce3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table:style-name="ce8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 table:number-rows-repeated="8">
          <table:table-cell table:style-name="ce3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table:style-name="ce8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 table:number-rows-repeated="3">
          <table:table-cell table:style-name="ce3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table:style-name="ce8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 table:number-rows-repeated="2">
          <table:table-cell table:style-name="ce3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table:style-name="ce8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 table:number-rows-repeated="2">
          <table:table-cell table:style-name="ce3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table:style-name="ce8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 table:number-rows-repeated="8">
          <table:table-cell table:style-name="ce3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table:style-name="ce8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 table:number-rows-repeated="3">
          <table:table-cell table:style-name="ce3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table:style-name="ce8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 table:number-rows-repeated="2">
          <table:table-cell table:style-name="ce3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table:style-name="ce8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 table:number-rows-repeated="2">
          <table:table-cell table:style-name="ce3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table:style-name="ce8"/>
          <table:table-cell table:style-name="ce2" table:number-columns-repeated="3"/>
          <table:table-cell table:number-columns-repeated="4"/>
          <table:table-cell table:style-name="ce2"/>
          <table:table-cell table:number-columns-repeated="11"/>
        </table:table-row>
        <table:table-row table:style-name="ro1" table:number-rows-repeated="104808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rofile" table:style-name="ta2">
        <office:forms form:automatic-focus="false" form:apply-design-mode="false"/>
        <table:table-column table:style-name="co9" table:default-cell-style-name="ce4"/>
        <table:table-column table:style-name="co8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8" table:default-cell-style-name="ce2"/>
        <table:table-column table:style-name="co16" table:default-cell-style-name="ce2"/>
        <table:table-column table:style-name="co21" table:number-columns-repeated="163" table:default-cell-style-name="ce2"/>
        <table:table-column table:style-name="co5" table:number-columns-repeated="846" table:default-cell-style-name="ce2"/>
        <table:table-row table:style-name="ro1">
          <table:table-cell table:style-name="ce11" office:value-type="string" calcext:value-type="string" table:number-columns-spanned="1" table:number-rows-spanned="2">
            <text:p>Test Suite</text:p>
          </table:table-cell>
          <table:table-cell table:style-name="ce11" office:value-type="string" calcext:value-type="string" table:number-columns-spanned="1" table:number-rows-spanned="2">
            <text:p>Key</text:p>
          </table:table-cell>
          <table:table-cell table:style-name="ce14" office:value-type="string" calcext:value-type="string" table:number-columns-spanned="24" table:number-rows-spanned="1">
            <text:p>Parameter Group Collection</text:p>
          </table:table-cell>
          <table:covered-table-cell table:style-name="ce14"/>
          <table:covered-table-cell table:number-columns-repeated="12" table:style-name="Default"/>
          <table:covered-table-cell/>
          <table:covered-table-cell table:number-columns-repeated="9" table:style-name="Default"/>
          <table:table-cell table:style-name="Default" table:number-columns-repeated="152"/>
          <table:table-cell table:number-columns-repeated="846"/>
        </table:table-row>
        <table:table-row table:style-name="ro1">
          <table:covered-table-cell table:style-name="ce2"/>
          <table:covered-table-cell/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bypassMode</text:p>
          </table:table-cell>
          <table:table-cell table:style-name="ce11" office:value-type="string" calcext:value-type="string">
            <text:p>importSpec</text:p>
          </table:table-cell>
          <table:table-cell table:style-name="ce11" office:value-type="string" calcext:value-type="string">
            <text:p>Freq1</text:p>
          </table:table-cell>
          <table:table-cell table:style-name="ce11" office:value-type="string" calcext:value-type="string">
            <text:p>Freq2</text:p>
          </table:table-cell>
          <table:table-cell table:style-name="ce11" office:value-type="string" calcext:value-type="string">
            <text:p>InPow</text:p>
          </table:table-cell>
          <table:table-cell table:style-name="ce11" office:value-type="string" calcext:value-type="string">
            <text:p>MeasRange</text:p>
          </table:table-cell>
          <table:table-cell table:style-name="ce11" office:value-type="string" calcext:value-type="string">
            <text:p>Reg</text:p>
          </table:table-cell>
          <table:table-cell table:style-name="ce11" office:value-type="string" calcext:value-type="string">
            <text:p>RegReset</text:p>
          </table:table-cell>
          <table:table-cell table:style-name="ce11" office:value-type="string" calcext:value-type="string">
            <text:p>BandwidthIIP_FDD</text:p>
          </table:table-cell>
          <table:table-cell table:style-name="ce11" office:value-type="string" calcext:value-type="string">
            <text:p>AvgCountIIP</text:p>
          </table:table-cell>
          <table:table-cell table:style-name="ce11" office:value-type="string" calcext:value-type="string">
            <text:p>SampleSizeNF</text:p>
          </table:table-cell>
          <table:table-cell table:style-name="ce11" office:value-type="string" calcext:value-type="string">
            <text:p>AvgCountNF</text:p>
          </table:table-cell>
          <table:table-cell table:style-name="ce11" office:value-type="string" calcext:value-type="string">
            <text:p>SampleNF</text:p>
          </table:table-cell>
          <table:table-cell table:style-name="ce11" office:value-type="string" calcext:value-type="string">
            <text:p>Gain_BW</text:p>
          </table:table-cell>
          <table:table-cell table:style-name="ce11" office:value-type="string" calcext:value-type="string">
            <text:p>PatName</text:p>
          </table:table-cell>
          <table:table-cell table:style-name="ce11" office:value-type="string" calcext:value-type="string">
            <text:p>PreFunction</text:p>
          </table:table-cell>
          <table:table-cell table:style-name="ce11" office:value-type="string" calcext:value-type="string">
            <text:p>Range</text:p>
          </table:table-cell>
          <table:table-cell table:style-name="ce11" office:value-type="string" calcext:value-type="string">
            <text:p>SettlingTime</text:p>
          </table:table-cell>
          <table:table-cell table:style-name="ce11" office:value-type="string" calcext:value-type="string">
            <text:p>PinName</text:p>
          </table:table-cell>
          <table:table-cell table:style-name="ce11" office:value-type="string" calcext:value-type="string">
            <text:p>signals</text:p>
          </table:table-cell>
          <table:table-cell table:style-name="ce11" office:value-type="string" calcext:value-type="string">
            <text:p>Addr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USID</text:p>
          </table:table-cell>
          <table:table-cell table:style-name="Default" table:number-columns-repeated="152"/>
          <table:table-cell table:number-columns-repeated="846"/>
        </table:table-row>
        <table:table-row table:style-name="ro2">
          <table:table-cell table:style-name="ce3" office:value-type="string" calcext:value-type="string">
            <text:p>LB1_IN1_LB_OUT_B5_HG1_OPA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881.5e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POR15dB</text:p>
          </table:table-cell>
          <table:table-cell/>
          <table:table-cell table:style-name="ce4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LB1_IN1_LB_OUT_B5_HG1_OPA</text:p>
          </table:table-cell>
          <table:table-cell office:value-type="string" calcext:value-type="string">
            <text:p>Gain_HG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881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3"/>
          <table:table-cell table:style-name="ce4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LB1_IN1_LB_OUT_B5_HG1_OPA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881.5e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80" calcext:value-type="float">
            <text:p>-80</text:p>
          </table:table-cell>
          <table:table-cell table:number-columns-repeated="3"/>
          <table:table-cell table:style-name="ce4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LB1_IN1_LB_OUT_B5_HG1_OPA</text:p>
          </table:table-cell>
          <table:table-cell office:value-type="string" calcext:value-type="string">
            <text:p>IIP3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836.5e6</text:p>
          </table:table-cell>
          <table:table-cell office:value-type="string" calcext:value-type="string">
            <text:p>859e6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LB1_IN1_LB_OUT_B5_HG1_OPA</text:p>
          </table:table-cell>
          <table:table-cell office:value-type="string" calcext:value-type="string">
            <text:p>Gain_Sweep1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881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1</text:p>
          </table:table-cell>
          <table:table-cell table:number-columns-repeated="2"/>
          <table:table-cell table:style-name="ce4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LB1_IN1_LB_OUT_B5_HG1_OPA</text:p>
          </table:table-cell>
          <table:table-cell office:value-type="string" calcext:value-type="string">
            <text:p>Gain_Sweep2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881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2</text:p>
          </table:table-cell>
          <table:table-cell table:number-columns-repeated="2"/>
          <table:table-cell table:style-name="ce4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LB1_IN1_LB_OUT_B5_HG1_OPA</text:p>
          </table:table-cell>
          <table:table-cell office:value-type="string" calcext:value-type="string">
            <text:p>Gain_Sweep3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881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3</text:p>
          </table:table-cell>
          <table:table-cell table:number-columns-repeated="2"/>
          <table:table-cell table:style-name="ce4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LB1_IN1_LB_OUT_B5_HG1_OPA</text:p>
          </table:table-cell>
          <table:table-cell office:value-type="string" calcext:value-type="string">
            <text:p>Gain_Sweep4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881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4</text:p>
          </table:table-cell>
          <table:table-cell table:number-columns-repeated="2"/>
          <table:table-cell table:style-name="ce4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LB1_IN1_LB_OUT_B5_HG1_OPA</text:p>
          </table:table-cell>
          <table:table-cell office:value-type="string" calcext:value-type="string">
            <text:p>Gain_Sweep5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881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POR15dB</text:p>
          </table:table-cell>
          <table:table-cell/>
          <table:table-cell table:style-name="ce4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LB1_IN1_LB_OUT_B5_HG1_OPA</text:p>
          </table:table-cell>
          <table:table-cell office:value-type="string" calcext:value-type="string">
            <text:p>P1dB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881.5e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1</text:p>
          </table:table-cell>
          <table:table-cell table:number-columns-repeated="2"/>
          <table:table-cell table:style-name="ce4"/>
          <table:table-cell table:style-name="ce16"/>
          <table:table-cell table:style-name="ce4"/>
          <table:table-cell table:number-columns-repeated="1009"/>
        </table:table-row>
        <table:table-row table:style-name="ro1">
          <table:table-cell table:number-columns-repeated="12"/>
          <table:table-cell table:style-name="ce4" table:number-columns-repeated="3"/>
          <table:table-cell table:number-columns-repeated="1009"/>
        </table:table-row>
        <table:table-row table:style-name="ro1">
          <table:table-cell table:style-name="ce5" office:value-type="string" calcext:value-type="string">
            <text:p>LB1_IN1_LB_OUT_B5_LG_OPA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881.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table:number-columns-repeated="2"/>
          <table:table-cell table:style-name="ce4" table:number-columns-repeated="3"/>
          <table:table-cell table:number-columns-repeated="1009"/>
        </table:table-row>
        <table:table-row table:style-name="ro1">
          <table:table-cell table:style-name="ce5" office:value-type="string" calcext:value-type="string">
            <text:p>LB1_IN1_LB_OUT_B5_LG_OPA</text:p>
          </table:table-cell>
          <table:table-cell office:value-type="string" calcext:value-type="string">
            <text:p>Gain_LG4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881.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table:number-columns-repeated="2"/>
          <table:table-cell table:style-name="ce4" table:number-columns-repeated="3"/>
          <table:table-cell table:number-columns-repeated="1009"/>
        </table:table-row>
        <table:table-row table:style-name="ro1">
          <table:table-cell table:style-name="ce5" office:value-type="string" calcext:value-type="string">
            <text:p>LB1_IN1_LB_OUT_B5_LG_OPA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881.5e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LG3</text:p>
          </table:table-cell>
          <table:table-cell table:number-columns-repeated="2"/>
          <table:table-cell table:style-name="ce4" table:number-columns-repeated="3"/>
          <table:table-cell table:number-columns-repeated="1009"/>
        </table:table-row>
        <table:table-row table:style-name="ro1">
          <table:table-cell table:style-name="ce5" office:value-type="string" calcext:value-type="string">
            <text:p>LB1_IN1_LB_OUT_B5_LG_OPA</text:p>
          </table:table-cell>
          <table:table-cell office:value-type="string" calcext:value-type="string">
            <text:p>P1dB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881.5e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G3</text:p>
          </table:table-cell>
          <table:table-cell table:number-columns-repeated="2"/>
          <table:table-cell table:style-name="ce4" table:number-columns-repeated="3"/>
          <table:table-cell table:number-columns-repeated="1009"/>
        </table:table-row>
        <table:table-row table:style-name="ro1">
          <table:table-cell table:number-columns-repeated="12"/>
          <table:table-cell table:style-name="ce4" table:number-columns-repeated="3"/>
          <table:table-cell table:number-columns-repeated="1009"/>
        </table:table-row>
        <table:table-row table:style-name="ro2">
          <table:table-cell table:style-name="ce6" office:value-type="string" calcext:value-type="string">
            <text:p>LB1_IN1_LB_OUT_B5_LP_OPA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881.5e6</text:p>
          </table:table-cell>
          <table:table-cell/>
          <table:table-cell table:style-name="ce16" office:value-type="float" office:value="-50" calcext:value-type="float">
            <text:p>-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table:number-columns-repeated="2"/>
          <table:table-cell table:style-name="ce4" table:number-columns-repeated="3"/>
          <table:table-cell table:number-columns-repeated="1009"/>
        </table:table-row>
        <table:table-row table:style-name="ro2">
          <table:table-cell table:style-name="ce6" office:value-type="string" calcext:value-type="string">
            <text:p>LB1_IN1_LB_OUT_B5_LP_OPA</text:p>
          </table:table-cell>
          <table:table-cell office:value-type="string" calcext:value-type="string">
            <text:p>Gain_MLP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881.5e6</text:p>
          </table:table-cell>
          <table:table-cell/>
          <table:table-cell table:style-name="ce16"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B1_IN1_LB_OUT_B5_LP_OPA</text:p>
          </table:table-cell>
          <table:table-cell office:value-type="string" calcext:value-type="string">
            <text:p>IIP3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836.5e6</text:p>
          </table:table-cell>
          <table:table-cell office:value-type="string" calcext:value-type="string">
            <text:p>859e6</text:p>
          </table:table-cell>
          <table:table-cell table:style-name="ce16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4A_0x0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LB1_IN1_LB_OUT_B5_HG1_OPB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881.5e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G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LB1_IN1_LB_OUT_B5_HG1_OPB</text:p>
          </table:table-cell>
          <table:table-cell office:value-type="string" calcext:value-type="string">
            <text:p>Gain_HG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881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LB1_IN2_LB_OUT_B28_HG1_OPA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780.5e6</text:p>
          </table:table-cell>
          <table:table-cell table:style-name="ce4"/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HG1</text:p>
          </table:table-cell>
          <table:table-cell table:number-columns-repeated="4"/>
          <table:table-cell table:style-name="ce16" table:number-columns-repeated="2"/>
          <table:table-cell table:number-columns-repeated="1008"/>
        </table:table-row>
        <table:table-row table:style-name="ro2">
          <table:table-cell table:style-name="ce3" office:value-type="string" calcext:value-type="string">
            <text:p>LB1_IN2_LB_OUT_B28_HG1_OPA</text:p>
          </table:table-cell>
          <table:table-cell office:value-type="string" calcext:value-type="string">
            <text:p>Gain_HG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780.5e6</text:p>
          </table:table-cell>
          <table:table-cell table:style-name="ce4"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5"/>
          <table:table-cell table:style-name="ce16" table:number-columns-repeated="2"/>
          <table:table-cell table:number-columns-repeated="1008"/>
        </table:table-row>
        <table:table-row table:style-name="ro2">
          <table:table-cell table:style-name="ce3" office:value-type="string" calcext:value-type="string">
            <text:p>LB1_IN2_LB_OUT_B28_HG1_OPA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780.5e6</text:p>
          </table:table-cell>
          <table:table-cell table:style-name="ce4"/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table:number-columns-repeated="5"/>
          <table:table-cell table:style-name="ce16" table:number-columns-repeated="2"/>
          <table:table-cell table:number-columns-repeated="1008"/>
        </table:table-row>
        <table:table-row table:style-name="ro2">
          <table:table-cell table:style-name="ce3" office:value-type="string" calcext:value-type="string">
            <text:p>LB1_IN2_LB_OUT_B28_HG1_OPA</text:p>
          </table:table-cell>
          <table:table-cell office:value-type="string" calcext:value-type="string">
            <text:p>H3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780.5e6</text:p>
          </table:table-cell>
          <table:table-cell table:style-name="ce4"/>
          <table:table-cell table:number-columns-repeated="2" office:value-type="float" office:value="-30" calcext:value-type="float">
            <text:p>-30</text:p>
          </table:table-cell>
          <table:table-cell table:number-columns-repeated="5"/>
          <table:table-cell table:style-name="ce16" table:number-columns-repeated="2"/>
          <table:table-cell table:number-columns-repeated="1008"/>
        </table:table-row>
        <table:table-row table:style-name="ro2">
          <table:table-cell table:style-name="ce3" office:value-type="string" calcext:value-type="string">
            <text:p>LB1_IN2_LB_OUT_B28_HG1_OPA</text:p>
          </table:table-cell>
          <table:table-cell office:value-type="string" calcext:value-type="string">
            <text:p>IIP3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725.5e6</text:p>
          </table:table-cell>
          <table:table-cell table:style-name="ce4" office:value-type="string" calcext:value-type="string">
            <text:p>753e6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6" table:number-columns-repeated="2"/>
          <table:table-cell table:number-columns-repeated="1008"/>
        </table:table-row>
        <table:table-row table:style-name="ro2">
          <table:table-cell table:style-name="ce3" office:value-type="string" calcext:value-type="string">
            <text:p>LB1_IN2_LB_OUT_B28_HG1_OPA</text:p>
          </table:table-cell>
          <table:table-cell office:value-type="string" calcext:value-type="string">
            <text:p>Gain_Sweep1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780.5e6</text:p>
          </table:table-cell>
          <table:table-cell table:style-name="ce4"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1</text:p>
          </table:table-cell>
          <table:table-cell table:number-columns-repeated="4"/>
          <table:table-cell table:style-name="ce16" table:number-columns-repeated="2"/>
          <table:table-cell table:number-columns-repeated="1008"/>
        </table:table-row>
        <table:table-row table:style-name="ro2">
          <table:table-cell table:style-name="ce3" office:value-type="string" calcext:value-type="string">
            <text:p>LB1_IN2_LB_OUT_B28_HG1_OPA</text:p>
          </table:table-cell>
          <table:table-cell office:value-type="string" calcext:value-type="string">
            <text:p>Gain_Sweep2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780.5e6</text:p>
          </table:table-cell>
          <table:table-cell table:style-name="ce4"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2</text:p>
          </table:table-cell>
          <table:table-cell table:number-columns-repeated="4"/>
          <table:table-cell table:style-name="ce16" table:number-columns-repeated="2"/>
          <table:table-cell table:number-columns-repeated="1008"/>
        </table:table-row>
        <table:table-row table:style-name="ro2">
          <table:table-cell table:style-name="ce3" office:value-type="string" calcext:value-type="string">
            <text:p>LB1_IN2_LB_OUT_B28_HG1_OPA</text:p>
          </table:table-cell>
          <table:table-cell office:value-type="string" calcext:value-type="string">
            <text:p>Gain_Sweep3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780.5e6</text:p>
          </table:table-cell>
          <table:table-cell table:style-name="ce4"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3</text:p>
          </table:table-cell>
          <table:table-cell table:number-columns-repeated="4"/>
          <table:table-cell table:style-name="ce16" table:number-columns-repeated="2"/>
          <table:table-cell table:number-columns-repeated="1008"/>
        </table:table-row>
        <table:table-row table:style-name="ro2">
          <table:table-cell table:style-name="ce3" office:value-type="string" calcext:value-type="string">
            <text:p>LB1_IN2_LB_OUT_B28_HG1_OPA</text:p>
          </table:table-cell>
          <table:table-cell office:value-type="string" calcext:value-type="string">
            <text:p>Gain_Sweep4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780.5e6</text:p>
          </table:table-cell>
          <table:table-cell table:style-name="ce4"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4</text:p>
          </table:table-cell>
          <table:table-cell table:number-columns-repeated="4"/>
          <table:table-cell table:style-name="ce16" table:number-columns-repeated="2"/>
          <table:table-cell table:number-columns-repeated="1008"/>
        </table:table-row>
        <table:table-row table:style-name="ro2">
          <table:table-cell table:style-name="ce3" office:value-type="string" calcext:value-type="string">
            <text:p>LB1_IN2_LB_OUT_B28_HG1_OPA</text:p>
          </table:table-cell>
          <table:table-cell office:value-type="string" calcext:value-type="string">
            <text:p>Gain_Sweep5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780.5e6</text:p>
          </table:table-cell>
          <table:table-cell table:style-name="ce4"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POR15dB</text:p>
          </table:table-cell>
          <table:table-cell table:number-columns-repeated="3"/>
          <table:table-cell table:style-name="ce16" table:number-columns-repeated="2"/>
          <table:table-cell table:number-columns-repeated="1008"/>
        </table:table-row>
        <table:table-row table:style-name="ro2">
          <table:table-cell table:style-name="ce3" office:value-type="string" calcext:value-type="string">
            <text:p>LB1_IN2_LB_OUT_B28_HG1_OPA</text:p>
          </table:table-cell>
          <table:table-cell office:value-type="string" calcext:value-type="string">
            <text:p>P1dB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780.5e6</text:p>
          </table:table-cell>
          <table:table-cell table:style-name="ce4"/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1</text:p>
          </table:table-cell>
          <table:table-cell table:number-columns-repeated="4"/>
          <table:table-cell table:style-name="ce16" table:number-columns-repeated="2"/>
          <table:table-cell table:number-columns-repeated="1008"/>
        </table:table-row>
        <table:table-row table:style-name="ro1">
          <table:table-cell table:number-columns-repeated="14"/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5" office:value-type="string" calcext:value-type="string">
            <text:p>LB1_IN2_LB_OUT_B28_LG_OPA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780.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LB1_IN2_LB_OUT_B28_LG_OPA</text:p>
          </table:table-cell>
          <table:table-cell office:value-type="string" calcext:value-type="string">
            <text:p>Gain_LG4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780.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LB1_IN2_LB_OUT_B28_LG_OPA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780.5e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LB1_IN2_LB_OUT_B28_LG_OPA</text:p>
          </table:table-cell>
          <table:table-cell office:value-type="string" calcext:value-type="string">
            <text:p>P1dB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780.5e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LB1_IN2_LB_OUT_B28_LP_OPA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780.5e6</text:p>
          </table:table-cell>
          <table:table-cell/>
          <table:table-cell table:style-name="ce16"/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B1_IN2_LB_OUT_B28_LP_OPA</text:p>
          </table:table-cell>
          <table:table-cell office:value-type="string" calcext:value-type="string">
            <text:p>Gain_MLP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780.5e6</text:p>
          </table:table-cell>
          <table:table-cell/>
          <table:table-cell table:style-name="ce16"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B1_IN2_LB_OUT_B28_LP_OPA</text:p>
          </table:table-cell>
          <table:table-cell office:value-type="string" calcext:value-type="string">
            <text:p>IIP3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725.5e6</text:p>
          </table:table-cell>
          <table:table-cell office:value-type="string" calcext:value-type="string">
            <text:p>753e6</text:p>
          </table:table-cell>
          <table:table-cell table:style-name="ce16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4A_0x0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LB1_IN2_LB_OUT_B28_HG1_OPB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780.5e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G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LB1_IN2_LB_OUT_B28_HG1_OPB</text:p>
          </table:table-cell>
          <table:table-cell office:value-type="string" calcext:value-type="string">
            <text:p>Gain_HG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780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5"/>
          <table:table-cell table:style-name="ce4"/>
          <table:table-cell table:number-columns-repeated="1009"/>
        </table:table-row>
        <table:table-row table:style-name="ro1">
          <table:table-cell table:number-columns-repeated="14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LB1_IN3_LB_OUT_B8_HG1_OPA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942.5e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G1</text:p>
          </table:table-cell>
          <table:table-cell table:style-name="ce18" table:number-columns-repeated="4"/>
          <table:table-cell table:style-name="ce16"/>
          <table:table-cell table:style-name="ce18"/>
          <table:table-cell table:number-columns-repeated="1008"/>
        </table:table-row>
        <table:table-row table:style-name="ro2">
          <table:table-cell table:style-name="ce3" office:value-type="string" calcext:value-type="string">
            <text:p>LB1_IN3_LB_OUT_B8_HG1_OPA</text:p>
          </table:table-cell>
          <table:table-cell office:value-type="string" calcext:value-type="string">
            <text:p>Gain_HG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942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/>
          <table:table-cell table:style-name="ce18" table:number-columns-repeated="4"/>
          <table:table-cell table:style-name="ce16"/>
          <table:table-cell table:style-name="ce18"/>
          <table:table-cell table:number-columns-repeated="1008"/>
        </table:table-row>
        <table:table-row table:style-name="ro2">
          <table:table-cell table:style-name="ce3" office:value-type="string" calcext:value-type="string">
            <text:p>LB1_IN3_LB_OUT_B8_HG1_OPA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942.5e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/>
          <table:table-cell table:style-name="ce18" table:number-columns-repeated="4"/>
          <table:table-cell table:style-name="ce16"/>
          <table:table-cell table:style-name="ce18"/>
          <table:table-cell table:number-columns-repeated="1008"/>
        </table:table-row>
        <table:table-row table:style-name="ro2">
          <table:table-cell table:style-name="ce3" office:value-type="string" calcext:value-type="string">
            <text:p>LB1_IN3_LB_OUT_B8_HG1_OPA</text:p>
          </table:table-cell>
          <table:table-cell office:value-type="string" calcext:value-type="string">
            <text:p>H3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942.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/>
          <table:table-cell table:style-name="ce18" table:number-columns-repeated="4"/>
          <table:table-cell table:style-name="ce16"/>
          <table:table-cell table:style-name="ce18"/>
          <table:table-cell table:number-columns-repeated="1008"/>
        </table:table-row>
        <table:table-row table:style-name="ro2">
          <table:table-cell table:style-name="ce3" office:value-type="string" calcext:value-type="string">
            <text:p>LB1_IN3_LB_OUT_B8_HG1_OPA</text:p>
          </table:table-cell>
          <table:table-cell office:value-type="string" calcext:value-type="string">
            <text:p>IIP3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897.5e6</text:p>
          </table:table-cell>
          <table:table-cell office:value-type="string" calcext:value-type="string">
            <text:p>920e6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number-columns-repeated="4"/>
          <table:table-cell table:style-name="ce16"/>
          <table:table-cell table:style-name="ce18"/>
          <table:table-cell table:number-columns-repeated="1008"/>
        </table:table-row>
        <table:table-row table:style-name="ro2">
          <table:table-cell table:style-name="ce3" office:value-type="string" calcext:value-type="string">
            <text:p>LB1_IN3_LB_OUT_B8_HG1_OPA</text:p>
          </table:table-cell>
          <table:table-cell office:value-type="string" calcext:value-type="string">
            <text:p>Gain_Sweep1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942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1</text:p>
          </table:table-cell>
          <table:table-cell table:style-name="ce18" table:number-columns-repeated="4"/>
          <table:table-cell table:style-name="ce16"/>
          <table:table-cell table:style-name="ce18"/>
          <table:table-cell table:number-columns-repeated="1008"/>
        </table:table-row>
        <table:table-row table:style-name="ro2">
          <table:table-cell table:style-name="ce3" office:value-type="string" calcext:value-type="string">
            <text:p>LB1_IN3_LB_OUT_B8_HG1_OPA</text:p>
          </table:table-cell>
          <table:table-cell office:value-type="string" calcext:value-type="string">
            <text:p>Gain_Sweep2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942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2</text:p>
          </table:table-cell>
          <table:table-cell table:style-name="ce18" table:number-columns-repeated="4"/>
          <table:table-cell table:style-name="ce16"/>
          <table:table-cell table:style-name="ce18"/>
          <table:table-cell table:number-columns-repeated="1008"/>
        </table:table-row>
        <table:table-row table:style-name="ro2">
          <table:table-cell table:style-name="ce3" office:value-type="string" calcext:value-type="string">
            <text:p>LB1_IN3_LB_OUT_B8_HG1_OPA</text:p>
          </table:table-cell>
          <table:table-cell office:value-type="string" calcext:value-type="string">
            <text:p>Gain_Sweep3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942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3</text:p>
          </table:table-cell>
          <table:table-cell table:style-name="ce18" table:number-columns-repeated="4"/>
          <table:table-cell table:style-name="ce16"/>
          <table:table-cell table:style-name="ce18"/>
          <table:table-cell table:number-columns-repeated="1008"/>
        </table:table-row>
        <table:table-row table:style-name="ro2">
          <table:table-cell table:style-name="ce3" office:value-type="string" calcext:value-type="string">
            <text:p>LB1_IN3_LB_OUT_B8_HG1_OPA</text:p>
          </table:table-cell>
          <table:table-cell office:value-type="string" calcext:value-type="string">
            <text:p>Gain_Sweep4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942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4</text:p>
          </table:table-cell>
          <table:table-cell table:style-name="ce18" table:number-columns-repeated="4"/>
          <table:table-cell table:style-name="ce16"/>
          <table:table-cell table:style-name="ce18"/>
          <table:table-cell table:number-columns-repeated="1008"/>
        </table:table-row>
        <table:table-row table:style-name="ro2">
          <table:table-cell table:style-name="ce3" office:value-type="string" calcext:value-type="string">
            <text:p>LB1_IN3_LB_OUT_B8_HG1_OPA</text:p>
          </table:table-cell>
          <table:table-cell office:value-type="string" calcext:value-type="string">
            <text:p>Gain_Sweep5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942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5</text:p>
          </table:table-cell>
          <table:table-cell table:style-name="ce18" office:value-type="string" calcext:value-type="string">
            <text:p>POR15dB</text:p>
          </table:table-cell>
          <table:table-cell table:style-name="ce18" table:number-columns-repeated="3"/>
          <table:table-cell table:style-name="ce16"/>
          <table:table-cell table:style-name="ce18"/>
          <table:table-cell table:number-columns-repeated="1008"/>
        </table:table-row>
        <table:table-row table:style-name="ro2">
          <table:table-cell table:style-name="ce3" office:value-type="string" calcext:value-type="string">
            <text:p>LB1_IN3_LB_OUT_B8_HG1_OPA</text:p>
          </table:table-cell>
          <table:table-cell office:value-type="string" calcext:value-type="string">
            <text:p>P1dB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942.5e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1</text:p>
          </table:table-cell>
          <table:table-cell table:style-name="ce18" table:number-columns-repeated="4"/>
          <table:table-cell table:style-name="ce16"/>
          <table:table-cell table:style-name="ce18"/>
          <table:table-cell table:number-columns-repeated="1008"/>
        </table:table-row>
        <table:table-row table:style-name="ro1">
          <table:table-cell table:number-columns-repeated="14"/>
          <table:table-cell table:style-name="ce4"/>
          <table:table-cell table:number-columns-repeated="1009"/>
        </table:table-row>
        <table:table-row table:style-name="ro1">
          <table:table-cell table:style-name="ce5" office:value-type="string" calcext:value-type="string">
            <text:p>LB1_IN3_LB_OUT_B8_LG_OPA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942.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LB1_IN3_LB_OUT_B8_LG_OPA</text:p>
          </table:table-cell>
          <table:table-cell office:value-type="string" calcext:value-type="string">
            <text:p>Gain_LG4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942.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LB1_IN3_LB_OUT_B8_LG_OPA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942.5e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LB1_IN3_LB_OUT_B8_LG_OPA</text:p>
          </table:table-cell>
          <table:table-cell office:value-type="string" calcext:value-type="string">
            <text:p>P1dB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942.5e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LB1_IN3_LB_OUT_B8_LP_OPA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942.5e6</text:p>
          </table:table-cell>
          <table:table-cell/>
          <table:table-cell table:style-name="ce16"/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B1_IN3_LB_OUT_B8_LP_OPA</text:p>
          </table:table-cell>
          <table:table-cell office:value-type="string" calcext:value-type="string">
            <text:p>Gain_MLP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942.5e6</text:p>
          </table:table-cell>
          <table:table-cell/>
          <table:table-cell table:style-name="ce16"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3"/>
          <table:table-cell table:style-name="ce4" table:number-columns-repeated="3"/>
          <table:table-cell table:number-columns-repeated="1009"/>
        </table:table-row>
        <table:table-row table:style-name="ro2">
          <table:table-cell table:style-name="ce6" office:value-type="string" calcext:value-type="string">
            <text:p>LB1_IN3_LB_OUT_B8_LP_OPA</text:p>
          </table:table-cell>
          <table:table-cell office:value-type="string" calcext:value-type="string">
            <text:p>IIP3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897.5e6</text:p>
          </table:table-cell>
          <table:table-cell office:value-type="string" calcext:value-type="string">
            <text:p>920e6</text:p>
          </table:table-cell>
          <table:table-cell table:style-name="ce16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4A_0x03</text:p>
          </table:table-cell>
          <table:table-cell/>
          <table:table-cell table:style-name="ce4" table:number-columns-repeated="3"/>
          <table:table-cell table:number-columns-repeated="1009"/>
        </table:table-row>
        <table:table-row table:style-name="ro1">
          <table:table-cell table:number-columns-repeated="12"/>
          <table:table-cell table:style-name="ce4" table:number-columns-repeated="3"/>
          <table:table-cell table:number-columns-repeated="1009"/>
        </table:table-row>
        <table:table-row table:style-name="ro1">
          <table:table-cell table:style-name="ce7" office:value-type="string" calcext:value-type="string">
            <text:p>LB1_IN3_LB_OUT_B8_HG1_OPB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942.5e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18" office:value-type="string" calcext:value-type="string">
            <text:p>HG1</text:p>
          </table:table-cell>
          <table:table-cell table:number-columns-repeated="2"/>
          <table:table-cell table:style-name="ce4" table:number-columns-repeated="3"/>
          <table:table-cell table:number-columns-repeated="1009"/>
        </table:table-row>
        <table:table-row table:style-name="ro1">
          <table:table-cell table:style-name="ce7" office:value-type="string" calcext:value-type="string">
            <text:p>LB1_IN3_LB_OUT_B8_HG1_OPB</text:p>
          </table:table-cell>
          <table:table-cell office:value-type="string" calcext:value-type="string">
            <text:p>Gain_HG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942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3"/>
          <table:table-cell table:style-name="ce4" table:number-columns-repeated="3"/>
          <table:table-cell table:number-columns-repeated="1009"/>
        </table:table-row>
        <table:table-row table:style-name="ro1">
          <table:table-cell table:number-columns-repeated="12"/>
          <table:table-cell table:style-name="ce4" table:number-columns-repeated="3"/>
          <table:table-cell table:number-columns-repeated="1009"/>
        </table:table-row>
        <table:table-row table:style-name="ro2">
          <table:table-cell table:style-name="ce3" office:value-type="string" calcext:value-type="string">
            <text:p>LB1_IN4_LB_OUT_B13_HG1_OPA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751e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G1</text:p>
          </table:table-cell>
          <table:table-cell table:number-columns-repeated="2"/>
          <table:table-cell table:style-name="ce4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LB1_IN4_LB_OUT_B13_HG1_OPA</text:p>
          </table:table-cell>
          <table:table-cell office:value-type="string" calcext:value-type="string">
            <text:p>Gain_HG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751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3"/>
          <table:table-cell table:style-name="ce4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LB1_IN4_LB_OUT_B13_HG1_OPA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751e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table:number-columns-repeated="3"/>
          <table:table-cell table:style-name="ce4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LB1_IN4_LB_OUT_B13_HG1_OPA</text:p>
          </table:table-cell>
          <table:table-cell office:value-type="string" calcext:value-type="string">
            <text:p>IIP3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720e6</text:p>
          </table:table-cell>
          <table:table-cell office:value-type="string" calcext:value-type="string">
            <text:p>735.5e6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LB1_IN4_LB_OUT_B13_HG1_OPA</text:p>
          </table:table-cell>
          <table:table-cell office:value-type="string" calcext:value-type="string">
            <text:p>Gain_Sweep1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751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1</text:p>
          </table:table-cell>
          <table:table-cell table:number-columns-repeated="2"/>
          <table:table-cell table:style-name="ce4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LB1_IN4_LB_OUT_B13_HG1_OPA</text:p>
          </table:table-cell>
          <table:table-cell office:value-type="string" calcext:value-type="string">
            <text:p>Gain_Sweep2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751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2</text:p>
          </table:table-cell>
          <table:table-cell table:number-columns-repeated="2"/>
          <table:table-cell table:style-name="ce4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LB1_IN4_LB_OUT_B13_HG1_OPA</text:p>
          </table:table-cell>
          <table:table-cell office:value-type="string" calcext:value-type="string">
            <text:p>Gain_Sweep3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751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3</text:p>
          </table:table-cell>
          <table:table-cell table:number-columns-repeated="2"/>
          <table:table-cell table:style-name="ce4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LB1_IN4_LB_OUT_B13_HG1_OPA</text:p>
          </table:table-cell>
          <table:table-cell office:value-type="string" calcext:value-type="string">
            <text:p>Gain_Sweep4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751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4</text:p>
          </table:table-cell>
          <table:table-cell table:number-columns-repeated="2"/>
          <table:table-cell table:style-name="ce4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LB1_IN4_LB_OUT_B13_HG1_OPA</text:p>
          </table:table-cell>
          <table:table-cell office:value-type="string" calcext:value-type="string">
            <text:p>Gain_Sweep5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751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POR15dB</text:p>
          </table:table-cell>
          <table:table-cell/>
          <table:table-cell table:style-name="ce4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LB1_IN4_LB_OUT_B13_HG1_OPA</text:p>
          </table:table-cell>
          <table:table-cell office:value-type="string" calcext:value-type="string">
            <text:p>P1dB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751e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1</text:p>
          </table:table-cell>
          <table:table-cell table:number-columns-repeated="2"/>
          <table:table-cell table:style-name="ce4"/>
          <table:table-cell table:style-name="ce16"/>
          <table:table-cell table:style-name="ce4"/>
          <table:table-cell table:number-columns-repeated="1009"/>
        </table:table-row>
        <table:table-row table:style-name="ro1">
          <table:table-cell table:number-columns-repeated="12"/>
          <table:table-cell table:style-name="ce4" table:number-columns-repeated="3"/>
          <table:table-cell table:number-columns-repeated="1009"/>
        </table:table-row>
        <table:table-row table:style-name="ro1">
          <table:table-cell table:style-name="ce5" office:value-type="string" calcext:value-type="string">
            <text:p>LB1_IN4_LB_OUT_B13_LG_OPA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751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LB1_IN4_LB_OUT_B13_LG_OPA</text:p>
          </table:table-cell>
          <table:table-cell office:value-type="string" calcext:value-type="string">
            <text:p>Gain_LG4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751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LB1_IN4_LB_OUT_B13_LG_OPA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751e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LB1_IN4_LB_OUT_B13_LG_OPA</text:p>
          </table:table-cell>
          <table:table-cell office:value-type="string" calcext:value-type="string">
            <text:p>P1dB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751e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LB1_IN4_LB_OUT_B13_LP_OPA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751e6</text:p>
          </table:table-cell>
          <table:table-cell/>
          <table:table-cell table:style-name="ce16"/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B1_IN4_LB_OUT_B13_LP_OPA</text:p>
          </table:table-cell>
          <table:table-cell office:value-type="string" calcext:value-type="string">
            <text:p>Gain_MLP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751e6</text:p>
          </table:table-cell>
          <table:table-cell/>
          <table:table-cell table:style-name="ce16"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B1_IN4_LB_OUT_B13_LP_OPA</text:p>
          </table:table-cell>
          <table:table-cell office:value-type="string" calcext:value-type="string">
            <text:p>IIP3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720e6</text:p>
          </table:table-cell>
          <table:table-cell office:value-type="string" calcext:value-type="string">
            <text:p>735.5e6</text:p>
          </table:table-cell>
          <table:table-cell table:style-name="ce16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4A_0x03</text:p>
          </table:table-cell>
          <table:table-cell table:number-columns-repeated="101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7" office:value-type="string" calcext:value-type="string">
            <text:p>LB1_IN4_LB_OUT_B13_HG1_OPB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751e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18" office:value-type="string" calcext:value-type="string">
            <text:p>HG1</text:p>
          </table:table-cell>
          <table:table-cell table:number-columns-repeated="3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7" office:value-type="string" calcext:value-type="string">
            <text:p>LB1_IN4_LB_OUT_B13_HG1_OPB</text:p>
          </table:table-cell>
          <table:table-cell office:value-type="string" calcext:value-type="string">
            <text:p>Gain_HG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751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4"/>
          <table:table-cell table:style-name="ce4" table:number-columns-repeated="2"/>
          <table:table-cell table:number-columns-repeated="1009"/>
        </table:table-row>
        <table:table-row table:style-name="ro1">
          <table:table-cell table:number-columns-repeated="13"/>
          <table:table-cell table:style-name="ce4" table:number-columns-repeated="2"/>
          <table:table-cell table:number-columns-repeated="1009"/>
        </table:table-row>
        <table:table-row table:style-name="ro2">
          <table:table-cell table:style-name="ce3" office:value-type="string" calcext:value-type="string">
            <text:p>LB1_IN5_LB_OUT_B20_HG1_OPA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806e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G1</text:p>
          </table:table-cell>
          <table:table-cell table:number-columns-repeated="3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LB1_IN5_LB_OUT_B20_HG1_OPA</text:p>
          </table:table-cell>
          <table:table-cell office:value-type="string" calcext:value-type="string">
            <text:p>Gain_HG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806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4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LB1_IN5_LB_OUT_B20_HG1_OPA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806e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table:number-columns-repeated="4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LB1_IN5_LB_OUT_B20_HG1_OPA</text:p>
          </table:table-cell>
          <table:table-cell office:value-type="string" calcext:value-type="string">
            <text:p>IIP3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765e6</text:p>
          </table:table-cell>
          <table:table-cell office:value-type="string" calcext:value-type="string">
            <text:p>785.5e6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LB1_IN5_LB_OUT_B20_HG1_OPA</text:p>
          </table:table-cell>
          <table:table-cell office:value-type="string" calcext:value-type="string">
            <text:p>Gain_Sweep1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806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1</text:p>
          </table:table-cell>
          <table:table-cell table:number-columns-repeated="3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LB1_IN5_LB_OUT_B20_HG1_OPA</text:p>
          </table:table-cell>
          <table:table-cell office:value-type="string" calcext:value-type="string">
            <text:p>Gain_Sweep2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806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2</text:p>
          </table:table-cell>
          <table:table-cell table:number-columns-repeated="3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LB1_IN5_LB_OUT_B20_HG1_OPA</text:p>
          </table:table-cell>
          <table:table-cell office:value-type="string" calcext:value-type="string">
            <text:p>Gain_Sweep3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806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3</text:p>
          </table:table-cell>
          <table:table-cell table:number-columns-repeated="3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LB1_IN5_LB_OUT_B20_HG1_OPA</text:p>
          </table:table-cell>
          <table:table-cell office:value-type="string" calcext:value-type="string">
            <text:p>Gain_Sweep4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806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4</text:p>
          </table:table-cell>
          <table:table-cell table:number-columns-repeated="3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LB1_IN5_LB_OUT_B20_HG1_OPA</text:p>
          </table:table-cell>
          <table:table-cell office:value-type="string" calcext:value-type="string">
            <text:p>Gain_Sweep5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806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POR15dB</text:p>
          </table:table-cell>
          <table:table-cell table:number-columns-repeated="2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LB1_IN5_LB_OUT_B20_HG1_OPA</text:p>
          </table:table-cell>
          <table:table-cell office:value-type="string" calcext:value-type="string">
            <text:p>P1dB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806e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1</text:p>
          </table:table-cell>
          <table:table-cell table:number-columns-repeated="3"/>
          <table:table-cell table:style-name="ce16"/>
          <table:table-cell table:style-name="ce4"/>
          <table:table-cell table:number-columns-repeated="1009"/>
        </table:table-row>
        <table:table-row table:style-name="ro1">
          <table:table-cell table:number-columns-repeated="13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5" office:value-type="string" calcext:value-type="string">
            <text:p>LB1_IN5_LB_OUT_B20_LG_OPA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806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LB1_IN5_LB_OUT_B20_LG_OPA</text:p>
          </table:table-cell>
          <table:table-cell office:value-type="string" calcext:value-type="string">
            <text:p>Gain_LG4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806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LB1_IN5_LB_OUT_B20_LG_OPA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806e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LB1_IN5_LB_OUT_B20_LG_OPA</text:p>
          </table:table-cell>
          <table:table-cell office:value-type="string" calcext:value-type="string">
            <text:p>P1dB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806e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LB1_IN5_LB_OUT_B20_LP_OPA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806e6</text:p>
          </table:table-cell>
          <table:table-cell/>
          <table:table-cell table:style-name="ce16"/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B1_IN5_LB_OUT_B20_LP_OPA</text:p>
          </table:table-cell>
          <table:table-cell office:value-type="string" calcext:value-type="string">
            <text:p>Gain_MLP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806e6</text:p>
          </table:table-cell>
          <table:table-cell/>
          <table:table-cell table:style-name="ce16"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B1_IN5_LB_OUT_B20_LP_OPA</text:p>
          </table:table-cell>
          <table:table-cell office:value-type="string" calcext:value-type="string">
            <text:p>IIP3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765e6</text:p>
          </table:table-cell>
          <table:table-cell office:value-type="string" calcext:value-type="string">
            <text:p>785.5e6</text:p>
          </table:table-cell>
          <table:table-cell table:style-name="ce16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4A_0x0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LB1_IN5_LB_OUT_B20_HG1_OPB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806e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G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LB1_IN5_LB_OUT_B20_HG1_OPB</text:p>
          </table:table-cell>
          <table:table-cell office:value-type="string" calcext:value-type="string">
            <text:p>Gain_HG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806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table:number-columns-repeated="12"/>
          <table:table-cell table:style-name="ce4" table:number-columns-repeated="3"/>
          <table:table-cell table:number-columns-repeated="1009"/>
        </table:table-row>
        <table:table-row table:style-name="ro2">
          <table:table-cell table:style-name="ce3" office:value-type="string" calcext:value-type="string">
            <text:p>MB1_IN1_MHB1_OUT_B40_HG1_OPA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2350e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18" office:value-type="string" calcext:value-type="string">
            <text:p>HG1</text:p>
          </table:table-cell>
          <table:table-cell table:number-columns-repeated="2"/>
          <table:table-cell table:style-name="ce4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MB1_IN1_MHB1_OUT_B40_HG1_OPA</text:p>
          </table:table-cell>
          <table:table-cell office:value-type="string" calcext:value-type="string">
            <text:p>Gain_HG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235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style-name="ce18"/>
          <table:table-cell table:number-columns-repeated="2"/>
          <table:table-cell table:style-name="ce4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MB1_IN1_MHB1_OUT_B40_HG1_OPA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2350e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table:style-name="ce18"/>
          <table:table-cell table:number-columns-repeated="2"/>
          <table:table-cell table:style-name="ce4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MB1_IN1_MHB1_OUT_B40_HG1_OPA</text:p>
          </table:table-cell>
          <table:table-cell office:value-type="string" calcext:value-type="string">
            <text:p>IIP3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2347e6</text:p>
          </table:table-cell>
          <table:table-cell office:value-type="string" calcext:value-type="string">
            <text:p>2357e6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number-columns-repeated="2"/>
          <table:table-cell table:style-name="ce4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MB1_IN1_MHB1_OUT_B40_HG1_OPA</text:p>
          </table:table-cell>
          <table:table-cell office:value-type="string" calcext:value-type="string">
            <text:p>Gain_Sweep1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235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style-name="ce18"/>
          <table:table-cell table:number-columns-repeated="2"/>
          <table:table-cell table:style-name="ce4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MB1_IN1_MHB1_OUT_B40_HG1_OPA</text:p>
          </table:table-cell>
          <table:table-cell office:value-type="string" calcext:value-type="string">
            <text:p>Gain_Sweep2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235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style-name="ce18"/>
          <table:table-cell table:number-columns-repeated="2"/>
          <table:table-cell table:style-name="ce4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MB1_IN1_MHB1_OUT_B40_HG1_OPA</text:p>
          </table:table-cell>
          <table:table-cell office:value-type="string" calcext:value-type="string">
            <text:p>Gain_Sweep3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235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style-name="ce18"/>
          <table:table-cell table:number-columns-repeated="2"/>
          <table:table-cell table:style-name="ce4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MB1_IN1_MHB1_OUT_B40_HG1_OPA</text:p>
          </table:table-cell>
          <table:table-cell office:value-type="string" calcext:value-type="string">
            <text:p>Gain_Sweep4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235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style-name="ce18"/>
          <table:table-cell table:number-columns-repeated="2"/>
          <table:table-cell table:style-name="ce4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MB1_IN1_MHB1_OUT_B40_HG1_OPA</text:p>
          </table:table-cell>
          <table:table-cell office:value-type="string" calcext:value-type="string">
            <text:p>Gain_Sweep5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235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style-name="ce18" office:value-type="string" calcext:value-type="string">
            <text:p>Gain_Sweep5</text:p>
          </table:table-cell>
          <table:table-cell office:value-type="string" calcext:value-type="string">
            <text:p>POR15dB</text:p>
          </table:table-cell>
          <table:table-cell/>
          <table:table-cell table:style-name="ce4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MB1_IN1_MHB1_OUT_B40_HG1_OPA</text:p>
          </table:table-cell>
          <table:table-cell office:value-type="string" calcext:value-type="string">
            <text:p>P1dB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2350e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HG1</text:p>
          </table:table-cell>
          <table:table-cell table:number-columns-repeated="2"/>
          <table:table-cell table:style-name="ce4"/>
          <table:table-cell table:style-name="ce16"/>
          <table:table-cell table:style-name="ce4"/>
          <table:table-cell table:number-columns-repeated="1009"/>
        </table:table-row>
        <table:table-row table:style-name="ro1">
          <table:table-cell table:number-columns-repeated="12"/>
          <table:table-cell table:style-name="ce4" table:number-columns-repeated="3"/>
          <table:table-cell table:number-columns-repeated="1009"/>
        </table:table-row>
        <table:table-row table:style-name="ro1">
          <table:table-cell table:style-name="ce5" office:value-type="string" calcext:value-type="string">
            <text:p>MB1_IN1_MHB1_OUT_B40_LG_OPA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350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MB1_IN1_MHB1_OUT_B40_LG_OPA</text:p>
          </table:table-cell>
          <table:table-cell office:value-type="string" calcext:value-type="string">
            <text:p>Gain_LG4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350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MB1_IN1_MHB1_OUT_B40_LG_OPA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350e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MB1_IN1_MHB1_OUT_B40_LG_OPA</text:p>
          </table:table-cell>
          <table:table-cell office:value-type="string" calcext:value-type="string">
            <text:p>P1dB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350e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MB1_IN1_MHB1_OUT_B40_LP_OPA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350e6</text:p>
          </table:table-cell>
          <table:table-cell/>
          <table:table-cell table:style-name="ce16"/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B1_IN1_MHB1_OUT_B40_LP_OPA</text:p>
          </table:table-cell>
          <table:table-cell office:value-type="string" calcext:value-type="string">
            <text:p>Gain_MLP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350e6</text:p>
          </table:table-cell>
          <table:table-cell/>
          <table:table-cell table:style-name="ce16"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4"/>
          <table:table-cell table:style-name="ce4" table:number-columns-repeated="4"/>
          <table:table-cell table:number-columns-repeated="1007"/>
        </table:table-row>
        <table:table-row table:style-name="ro2">
          <table:table-cell table:style-name="ce6" office:value-type="string" calcext:value-type="string">
            <text:p>MB1_IN1_MHB1_OUT_B40_LP_OPA</text:p>
          </table:table-cell>
          <table:table-cell office:value-type="string" calcext:value-type="string">
            <text:p>IIP3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347e6</text:p>
          </table:table-cell>
          <table:table-cell office:value-type="string" calcext:value-type="string">
            <text:p>2357e6</text:p>
          </table:table-cell>
          <table:table-cell table:style-name="ce16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4B_0x09</text:p>
          </table:table-cell>
          <table:table-cell table:number-columns-repeated="2"/>
          <table:table-cell table:style-name="ce4" table:number-columns-repeated="4"/>
          <table:table-cell table:number-columns-repeated="1007"/>
        </table:table-row>
        <table:table-row table:style-name="ro1">
          <table:table-cell table:number-columns-repeated="13"/>
          <table:table-cell table:style-name="ce4" table:number-columns-repeated="4"/>
          <table:table-cell table:number-columns-repeated="1007"/>
        </table:table-row>
        <table:table-row table:style-name="ro1">
          <table:table-cell table:style-name="ce7" office:value-type="string" calcext:value-type="string">
            <text:p>MB1_IN1_MHB1_OUT_B40_HG1_OPB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350e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G1</text:p>
          </table:table-cell>
          <table:table-cell table:number-columns-repeated="3"/>
          <table:table-cell table:style-name="ce4" table:number-columns-repeated="4"/>
          <table:table-cell table:number-columns-repeated="1007"/>
        </table:table-row>
        <table:table-row table:style-name="ro1">
          <table:table-cell table:style-name="ce7" office:value-type="string" calcext:value-type="string">
            <text:p>MB1_IN1_MHB1_OUT_B40_HG1_OPB</text:p>
          </table:table-cell>
          <table:table-cell office:value-type="string" calcext:value-type="string">
            <text:p>Gain_HG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35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4"/>
          <table:table-cell table:style-name="ce4" table:number-columns-repeated="4"/>
          <table:table-cell table:number-columns-repeated="1007"/>
        </table:table-row>
        <table:table-row table:style-name="ro1">
          <table:table-cell table:number-columns-repeated="13"/>
          <table:table-cell table:style-name="ce4" table:number-columns-repeated="4"/>
          <table:table-cell table:number-columns-repeated="1007"/>
        </table:table-row>
        <table:table-row table:style-name="ro2">
          <table:table-cell table:style-name="ce3" office:value-type="string" calcext:value-type="string">
            <text:p>MB1_IN2_MHB1_OUT_B3_HG1_OPA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1842.5e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G1</text:p>
          </table:table-cell>
          <table:table-cell table:style-name="ce18"/>
          <table:table-cell table:number-columns-repeated="2"/>
          <table:table-cell table:style-name="ce4"/>
          <table:table-cell table:style-name="ce16"/>
          <table:table-cell table:style-name="ce4" table:number-columns-repeated="2"/>
          <table:table-cell table:number-columns-repeated="1007"/>
        </table:table-row>
        <table:table-row table:style-name="ro2">
          <table:table-cell table:style-name="ce3" office:value-type="string" calcext:value-type="string">
            <text:p>MB1_IN2_MHB1_OUT_B3_HG1_OPA</text:p>
          </table:table-cell>
          <table:table-cell office:value-type="string" calcext:value-type="string">
            <text:p>Gain_HG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1842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/>
          <table:table-cell table:style-name="ce18"/>
          <table:table-cell table:number-columns-repeated="2"/>
          <table:table-cell table:style-name="ce4"/>
          <table:table-cell table:style-name="ce16"/>
          <table:table-cell table:style-name="ce4" table:number-columns-repeated="2"/>
          <table:table-cell table:number-columns-repeated="1007"/>
        </table:table-row>
        <table:table-row table:style-name="ro2">
          <table:table-cell table:style-name="ce3" office:value-type="string" calcext:value-type="string">
            <text:p>MB1_IN2_MHB1_OUT_B3_HG1_OPA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1842.5e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/>
          <table:table-cell table:style-name="ce18"/>
          <table:table-cell table:number-columns-repeated="2"/>
          <table:table-cell table:style-name="ce4"/>
          <table:table-cell table:style-name="ce16"/>
          <table:table-cell table:style-name="ce4" table:number-columns-repeated="2"/>
          <table:table-cell table:number-columns-repeated="1007"/>
        </table:table-row>
        <table:table-row table:style-name="ro2">
          <table:table-cell table:style-name="ce3" office:value-type="string" calcext:value-type="string">
            <text:p>MB1_IN2_MHB1_OUT_B3_HG1_OPA</text:p>
          </table:table-cell>
          <table:table-cell office:value-type="string" calcext:value-type="string">
            <text:p>H3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1842.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/>
          <table:table-cell table:style-name="ce18"/>
          <table:table-cell table:number-columns-repeated="2"/>
          <table:table-cell table:style-name="ce4"/>
          <table:table-cell table:style-name="ce16"/>
          <table:table-cell table:style-name="ce4" table:number-columns-repeated="2"/>
          <table:table-cell table:number-columns-repeated="1007"/>
        </table:table-row>
        <table:table-row table:style-name="ro2">
          <table:table-cell table:style-name="ce3" office:value-type="string" calcext:value-type="string">
            <text:p>MB1_IN2_MHB1_OUT_B3_HG1_OPA</text:p>
          </table:table-cell>
          <table:table-cell office:value-type="string" calcext:value-type="string">
            <text:p>IIP3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1747.5e6</text:p>
          </table:table-cell>
          <table:table-cell office:value-type="string" calcext:value-type="string">
            <text:p>1795e6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2"/>
          <table:table-cell table:style-name="ce4"/>
          <table:table-cell table:style-name="ce16"/>
          <table:table-cell table:style-name="ce4" table:number-columns-repeated="2"/>
          <table:table-cell table:number-columns-repeated="1007"/>
        </table:table-row>
        <table:table-row table:style-name="ro2">
          <table:table-cell table:style-name="ce3" office:value-type="string" calcext:value-type="string">
            <text:p>MB1_IN2_MHB1_OUT_B3_HG1_OPA</text:p>
          </table:table-cell>
          <table:table-cell office:value-type="string" calcext:value-type="string">
            <text:p>Gain_Sweep1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1842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1</text:p>
          </table:table-cell>
          <table:table-cell table:style-name="ce18"/>
          <table:table-cell table:number-columns-repeated="2"/>
          <table:table-cell table:style-name="ce4"/>
          <table:table-cell table:style-name="ce16"/>
          <table:table-cell table:style-name="ce4" table:number-columns-repeated="2"/>
          <table:table-cell table:number-columns-repeated="1007"/>
        </table:table-row>
        <table:table-row table:style-name="ro2">
          <table:table-cell table:style-name="ce3" office:value-type="string" calcext:value-type="string">
            <text:p>MB1_IN2_MHB1_OUT_B3_HG1_OPA</text:p>
          </table:table-cell>
          <table:table-cell office:value-type="string" calcext:value-type="string">
            <text:p>Gain_Sweep2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1842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2</text:p>
          </table:table-cell>
          <table:table-cell table:style-name="ce18"/>
          <table:table-cell table:number-columns-repeated="2"/>
          <table:table-cell table:style-name="ce4"/>
          <table:table-cell table:style-name="ce16"/>
          <table:table-cell table:style-name="ce4" table:number-columns-repeated="2"/>
          <table:table-cell table:number-columns-repeated="1007"/>
        </table:table-row>
        <table:table-row table:style-name="ro2">
          <table:table-cell table:style-name="ce3" office:value-type="string" calcext:value-type="string">
            <text:p>MB1_IN2_MHB1_OUT_B3_HG1_OPA</text:p>
          </table:table-cell>
          <table:table-cell office:value-type="string" calcext:value-type="string">
            <text:p>Gain_Sweep3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1842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3</text:p>
          </table:table-cell>
          <table:table-cell table:style-name="ce18"/>
          <table:table-cell table:number-columns-repeated="2"/>
          <table:table-cell table:style-name="ce4"/>
          <table:table-cell table:style-name="ce16"/>
          <table:table-cell table:style-name="ce4" table:number-columns-repeated="2"/>
          <table:table-cell table:number-columns-repeated="1007"/>
        </table:table-row>
        <table:table-row table:style-name="ro2">
          <table:table-cell table:style-name="ce3" office:value-type="string" calcext:value-type="string">
            <text:p>MB1_IN2_MHB1_OUT_B3_HG1_OPA</text:p>
          </table:table-cell>
          <table:table-cell office:value-type="string" calcext:value-type="string">
            <text:p>Gain_Sweep4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1842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4</text:p>
          </table:table-cell>
          <table:table-cell table:style-name="ce18"/>
          <table:table-cell table:number-columns-repeated="2"/>
          <table:table-cell table:style-name="ce4"/>
          <table:table-cell table:style-name="ce16"/>
          <table:table-cell table:style-name="ce4" table:number-columns-repeated="2"/>
          <table:table-cell table:number-columns-repeated="1007"/>
        </table:table-row>
        <table:table-row table:style-name="ro2">
          <table:table-cell table:style-name="ce3" office:value-type="string" calcext:value-type="string">
            <text:p>MB1_IN2_MHB1_OUT_B3_HG1_OPA</text:p>
          </table:table-cell>
          <table:table-cell office:value-type="string" calcext:value-type="string">
            <text:p>Gain_Sweep5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1842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5</text:p>
          </table:table-cell>
          <table:table-cell table:style-name="ce18" office:value-type="string" calcext:value-type="string">
            <text:p>POR15dB</text:p>
          </table:table-cell>
          <table:table-cell table:number-columns-repeated="2"/>
          <table:table-cell table:style-name="ce4"/>
          <table:table-cell table:style-name="ce16"/>
          <table:table-cell table:style-name="ce4" table:number-columns-repeated="2"/>
          <table:table-cell table:number-columns-repeated="1007"/>
        </table:table-row>
        <table:table-row table:style-name="ro2">
          <table:table-cell table:style-name="ce3" office:value-type="string" calcext:value-type="string">
            <text:p>MB1_IN2_MHB1_OUT_B3_HG1_OPA</text:p>
          </table:table-cell>
          <table:table-cell office:value-type="string" calcext:value-type="string">
            <text:p>P1dB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1842.5e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1</text:p>
          </table:table-cell>
          <table:table-cell table:style-name="ce18"/>
          <table:table-cell table:number-columns-repeated="2"/>
          <table:table-cell table:style-name="ce4"/>
          <table:table-cell table:style-name="ce16"/>
          <table:table-cell table:style-name="ce4" table:number-columns-repeated="2"/>
          <table:table-cell table:number-columns-repeated="1007"/>
        </table:table-row>
        <table:table-row table:style-name="ro1">
          <table:table-cell table:number-columns-repeated="13"/>
          <table:table-cell table:style-name="ce4" table:number-columns-repeated="4"/>
          <table:table-cell table:number-columns-repeated="1007"/>
        </table:table-row>
        <table:table-row table:style-name="ro1">
          <table:table-cell table:style-name="ce5" office:value-type="string" calcext:value-type="string">
            <text:p>MB1_IN2_MHB1_OUT_B3_LG_OPA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842.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MB1_IN2_MHB1_OUT_B3_LG_OPA</text:p>
          </table:table-cell>
          <table:table-cell office:value-type="string" calcext:value-type="string">
            <text:p>Gain_LG4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842.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MB1_IN2_MHB1_OUT_B3_LG_OPA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842.5e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MB1_IN2_MHB1_OUT_B3_LG_OPA</text:p>
          </table:table-cell>
          <table:table-cell office:value-type="string" calcext:value-type="string">
            <text:p>P1dB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842.5e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2">
          <table:table-cell table:style-name="ce6" office:value-type="string" calcext:value-type="string">
            <text:p>MB1_IN2_MHB1_OUT_B3_LP_OPA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842.5e6</text:p>
          </table:table-cell>
          <table:table-cell/>
          <table:table-cell table:style-name="ce16"/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B1_IN2_MHB1_OUT_B3_LP_OPA</text:p>
          </table:table-cell>
          <table:table-cell office:value-type="string" calcext:value-type="string">
            <text:p>Gain_MLP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842.5e6</text:p>
          </table:table-cell>
          <table:table-cell/>
          <table:table-cell table:style-name="ce16"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MB1_IN2_MHB1_OUT_B3_LP_OPA</text:p>
          </table:table-cell>
          <table:table-cell office:value-type="string" calcext:value-type="string">
            <text:p>IIP3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747.5e6</text:p>
          </table:table-cell>
          <table:table-cell office:value-type="string" calcext:value-type="string">
            <text:p>1795e6</text:p>
          </table:table-cell>
          <table:table-cell table:style-name="ce16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4C_0x05</text:p>
          </table:table-cell>
          <table:table-cell table:style-name="ce4" table:number-columns-repeated="4"/>
          <table:table-cell table:number-columns-repeated="1009"/>
        </table:table-row>
        <table:table-row table:style-name="ro1">
          <table:table-cell table:number-columns-repeated="7"/>
          <table:table-cell table:style-name="ce4"/>
          <table:table-cell table:number-columns-repeated="3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7" office:value-type="string" calcext:value-type="string">
            <text:p>MB1_IN2_MHB1_OUT_B3_HG1_OPB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842.5e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G1</text:p>
          </table:table-cell>
          <table:table-cell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7" office:value-type="string" calcext:value-type="string">
            <text:p>MB1_IN2_MHB1_OUT_B3_HG1_OPB</text:p>
          </table:table-cell>
          <table:table-cell office:value-type="string" calcext:value-type="string">
            <text:p>Gain_HG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842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table:style-name="ce4" table:number-columns-repeated="4"/>
          <table:table-cell table:number-columns-repeated="1009"/>
        </table:table-row>
        <table:table-row table:style-name="ro1">
          <table:table-cell table:number-columns-repeated="11"/>
          <table:table-cell table:style-name="ce4" table:number-columns-repeated="4"/>
          <table:table-cell table:number-columns-repeated="1009"/>
        </table:table-row>
        <table:table-row table:style-name="ro2">
          <table:table-cell table:style-name="ce3" office:value-type="string" calcext:value-type="string">
            <text:p>MB1_IN3_MHB1_OUT_B1_HG1_OPA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2140e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G1</text:p>
          </table:table-cell>
          <table:table-cell/>
          <table:table-cell table:style-name="ce4" table:number-columns-repeated="2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MB1_IN3_MHB1_OUT_B1_HG1_OPA</text:p>
          </table:table-cell>
          <table:table-cell office:value-type="string" calcext:value-type="string">
            <text:p>Gain_HG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214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table:style-name="ce4" table:number-columns-repeated="2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MB1_IN3_MHB1_OUT_B1_HG1_OPA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2140e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ce4" table:number-columns-repeated="2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MB1_IN3_MHB1_OUT_B1_HG1_OPA</text:p>
          </table:table-cell>
          <table:table-cell office:value-type="string" calcext:value-type="string">
            <text:p>IIP3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1950e6</text:p>
          </table:table-cell>
          <table:table-cell office:value-type="string" calcext:value-type="string">
            <text:p>2045e6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number-columns-repeated="2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MB1_IN3_MHB1_OUT_B1_HG1_OPA</text:p>
          </table:table-cell>
          <table:table-cell office:value-type="string" calcext:value-type="string">
            <text:p>Gain_Sweep1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214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1</text:p>
          </table:table-cell>
          <table:table-cell/>
          <table:table-cell table:style-name="ce4" table:number-columns-repeated="2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MB1_IN3_MHB1_OUT_B1_HG1_OPA</text:p>
          </table:table-cell>
          <table:table-cell office:value-type="string" calcext:value-type="string">
            <text:p>Gain_Sweep2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214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2</text:p>
          </table:table-cell>
          <table:table-cell/>
          <table:table-cell table:style-name="ce4" table:number-columns-repeated="2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MB1_IN3_MHB1_OUT_B1_HG1_OPA</text:p>
          </table:table-cell>
          <table:table-cell office:value-type="string" calcext:value-type="string">
            <text:p>Gain_Sweep3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214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3</text:p>
          </table:table-cell>
          <table:table-cell/>
          <table:table-cell table:style-name="ce4" table:number-columns-repeated="2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MB1_IN3_MHB1_OUT_B1_HG1_OPA</text:p>
          </table:table-cell>
          <table:table-cell office:value-type="string" calcext:value-type="string">
            <text:p>Gain_Sweep4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214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4</text:p>
          </table:table-cell>
          <table:table-cell/>
          <table:table-cell table:style-name="ce4" table:number-columns-repeated="2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MB1_IN3_MHB1_OUT_B1_HG1_OPA</text:p>
          </table:table-cell>
          <table:table-cell office:value-type="string" calcext:value-type="string">
            <text:p>Gain_Sweep5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214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POR15dB</text:p>
          </table:table-cell>
          <table:table-cell table:style-name="ce4" table:number-columns-repeated="2"/>
          <table:table-cell table:style-name="ce16"/>
          <table:table-cell table:style-name="ce4"/>
          <table:table-cell table:number-columns-repeated="1009"/>
        </table:table-row>
        <table:table-row table:style-name="ro2">
          <table:table-cell table:style-name="ce3" office:value-type="string" calcext:value-type="string">
            <text:p>MB1_IN3_MHB1_OUT_B1_HG1_OPA</text:p>
          </table:table-cell>
          <table:table-cell office:value-type="string" calcext:value-type="string">
            <text:p>P1dB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2140e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1</text:p>
          </table:table-cell>
          <table:table-cell/>
          <table:table-cell table:style-name="ce4" table:number-columns-repeated="2"/>
          <table:table-cell table:style-name="ce16"/>
          <table:table-cell table:style-name="ce4"/>
          <table:table-cell table:number-columns-repeated="1009"/>
        </table:table-row>
        <table:table-row table:style-name="ro1">
          <table:table-cell table:number-columns-repeated="11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5" office:value-type="string" calcext:value-type="string">
            <text:p>MB1_IN3_MHB1_OUT_B1_LG_OPA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140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5" office:value-type="string" calcext:value-type="string">
            <text:p>MB1_IN3_MHB1_OUT_B1_LG_OPA</text:p>
          </table:table-cell>
          <table:table-cell office:value-type="string" calcext:value-type="string">
            <text:p>Gain_LG4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140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5" office:value-type="string" calcext:value-type="string">
            <text:p>MB1_IN3_MHB1_OUT_B1_LG_OPA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140e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LG3</text:p>
          </table:table-cell>
          <table:table-cell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5" office:value-type="string" calcext:value-type="string">
            <text:p>MB1_IN3_MHB1_OUT_B1_LG_OPA</text:p>
          </table:table-cell>
          <table:table-cell office:value-type="string" calcext:value-type="string">
            <text:p>P1dB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140e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G3</text:p>
          </table:table-cell>
          <table:table-cell/>
          <table:table-cell table:style-name="ce4" table:number-columns-repeated="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MB1_IN3_MHB1_OUT_B1_LP_OPA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140e6</text:p>
          </table:table-cell>
          <table:table-cell/>
          <table:table-cell table:style-name="ce17"/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B1_IN3_MHB1_OUT_B1_LP_OPA</text:p>
          </table:table-cell>
          <table:table-cell office:value-type="string" calcext:value-type="string">
            <text:p>Gain_MLP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140e6</text:p>
          </table:table-cell>
          <table:table-cell/>
          <table:table-cell table:style-name="ce17"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MB1_IN3_MHB1_OUT_B1_LP_OPA</text:p>
          </table:table-cell>
          <table:table-cell office:value-type="string" calcext:value-type="string">
            <text:p>IIP3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950e6</text:p>
          </table:table-cell>
          <table:table-cell office:value-type="string" calcext:value-type="string">
            <text:p>2045e6</text:p>
          </table:table-cell>
          <table:table-cell table:style-name="ce17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4C_0x0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B1_IN3_MHB1_OUT_B1_HG1_OPB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140e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G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MB1_IN3_MHB1_OUT_B1_HG1_OPB</text:p>
          </table:table-cell>
          <table:table-cell office:value-type="string" calcext:value-type="string">
            <text:p>Gain_HG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14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MB1_IN2_MHB3_OUT_B3_HG1_OPA</text:p>
          </table:table-cell>
          <table:table-cell office:value-type="string" calcext:value-type="string">
            <text:p>Gain_MUX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1842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HG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MB2_IN1_MHB2_OUT_B2_HG1_OPA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1960e6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HG1</text:p>
          </table:table-cell>
          <table:table-cell table:style-name="ce4" table:number-columns-repeated="4"/>
          <table:table-cell table:style-name="ce16"/>
          <table:table-cell table:style-name="ce4"/>
          <table:table-cell table:number-columns-repeated="1008"/>
        </table:table-row>
        <table:table-row table:style-name="ro2">
          <table:table-cell table:style-name="ce3" office:value-type="string" calcext:value-type="string">
            <text:p>MB2_IN1_MHB2_OUT_B2_HG1_OPA</text:p>
          </table:table-cell>
          <table:table-cell office:value-type="string" calcext:value-type="string">
            <text:p>Gain_HG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1960e6</text:p>
          </table:table-cell>
          <table:table-cell table:style-name="ce4"/>
          <table:table-cell table:style-name="ce4" office:value-type="float" office:value="-50" calcext:value-type="float">
            <text:p>-50</text:p>
          </table:table-cell>
          <table:table-cell table:style-name="ce4" office:value-type="float" office:value="-30" calcext:value-type="float">
            <text:p>-30</text:p>
          </table:table-cell>
          <table:table-cell table:style-name="ce4" table:number-columns-repeated="5"/>
          <table:table-cell table:style-name="ce16"/>
          <table:table-cell table:style-name="ce4"/>
          <table:table-cell table:number-columns-repeated="1008"/>
        </table:table-row>
        <table:table-row table:style-name="ro2">
          <table:table-cell table:style-name="ce3" office:value-type="string" calcext:value-type="string">
            <text:p>MB2_IN1_MHB2_OUT_B2_HG1_OPA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1960e6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-60" calcext:value-type="float">
            <text:p>-60</text:p>
          </table:table-cell>
          <table:table-cell table:style-name="ce4" table:number-columns-repeated="5"/>
          <table:table-cell table:style-name="ce16"/>
          <table:table-cell table:style-name="ce4"/>
          <table:table-cell table:number-columns-repeated="1008"/>
        </table:table-row>
        <table:table-row table:style-name="ro2">
          <table:table-cell table:style-name="ce3" office:value-type="string" calcext:value-type="string">
            <text:p>MB2_IN1_MHB2_OUT_B2_HG1_OPA</text:p>
          </table:table-cell>
          <table:table-cell office:value-type="string" calcext:value-type="string">
            <text:p>H3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1960e6</text:p>
          </table:table-cell>
          <table:table-cell table:style-name="ce4"/>
          <table:table-cell table:number-columns-repeated="2" table:style-name="ce4" office:value-type="float" office:value="-30" calcext:value-type="float">
            <text:p>-30</text:p>
          </table:table-cell>
          <table:table-cell table:style-name="ce4" table:number-columns-repeated="5"/>
          <table:table-cell table:style-name="ce16"/>
          <table:table-cell table:style-name="ce4"/>
          <table:table-cell table:number-columns-repeated="1008"/>
        </table:table-row>
        <table:table-row table:style-name="ro2">
          <table:table-cell table:style-name="ce3" office:value-type="string" calcext:value-type="string">
            <text:p>MB2_IN1_MHB2_OUT_B2_HG1_OPA</text:p>
          </table:table-cell>
          <table:table-cell office:value-type="string" calcext:value-type="string">
            <text:p>IIP3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1880e6</text:p>
          </table:table-cell>
          <table:table-cell table:style-name="ce4" office:value-type="string" calcext:value-type="string">
            <text:p>1920e6</text:p>
          </table:table-cell>
          <table:table-cell table:style-name="ce4" office:value-type="float" office:value="-30" calcext:value-type="float">
            <text:p>-3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5"/>
          <table:table-cell table:style-name="ce16"/>
          <table:table-cell table:style-name="ce4"/>
          <table:table-cell table:number-columns-repeated="1008"/>
        </table:table-row>
        <table:table-row table:style-name="ro2">
          <table:table-cell table:style-name="ce3" office:value-type="string" calcext:value-type="string">
            <text:p>MB2_IN1_MHB2_OUT_B2_HG1_OPA</text:p>
          </table:table-cell>
          <table:table-cell office:value-type="string" calcext:value-type="string">
            <text:p>Gain_Sweep1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1960e6</text:p>
          </table:table-cell>
          <table:table-cell table:style-name="ce4"/>
          <table:table-cell table:style-name="ce4" office:value-type="float" office:value="-50" calcext:value-type="float">
            <text:p>-50</text:p>
          </table:table-cell>
          <table:table-cell table:style-name="ce4" office:value-type="float" office:value="-30" calcext:value-type="float">
            <text:p>-30</text:p>
          </table:table-cell>
          <table:table-cell table:style-name="ce4" office:value-type="string" calcext:value-type="string">
            <text:p>Gain_Sweep1</text:p>
          </table:table-cell>
          <table:table-cell table:style-name="ce4" table:number-columns-repeated="4"/>
          <table:table-cell table:style-name="ce16"/>
          <table:table-cell table:style-name="ce4"/>
          <table:table-cell table:number-columns-repeated="1008"/>
        </table:table-row>
        <table:table-row table:style-name="ro2">
          <table:table-cell table:style-name="ce3" office:value-type="string" calcext:value-type="string">
            <text:p>MB2_IN1_MHB2_OUT_B2_HG1_OPA</text:p>
          </table:table-cell>
          <table:table-cell office:value-type="string" calcext:value-type="string">
            <text:p>Gain_Sweep2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1960e6</text:p>
          </table:table-cell>
          <table:table-cell table:style-name="ce4"/>
          <table:table-cell table:style-name="ce4" office:value-type="float" office:value="-50" calcext:value-type="float">
            <text:p>-50</text:p>
          </table:table-cell>
          <table:table-cell table:style-name="ce4" office:value-type="float" office:value="-30" calcext:value-type="float">
            <text:p>-30</text:p>
          </table:table-cell>
          <table:table-cell table:style-name="ce4" office:value-type="string" calcext:value-type="string">
            <text:p>Gain_Sweep2</text:p>
          </table:table-cell>
          <table:table-cell table:style-name="ce4" table:number-columns-repeated="4"/>
          <table:table-cell table:style-name="ce16"/>
          <table:table-cell table:style-name="ce4"/>
          <table:table-cell table:number-columns-repeated="1008"/>
        </table:table-row>
        <table:table-row table:style-name="ro2">
          <table:table-cell table:style-name="ce3" office:value-type="string" calcext:value-type="string">
            <text:p>MB2_IN1_MHB2_OUT_B2_HG1_OPA</text:p>
          </table:table-cell>
          <table:table-cell office:value-type="string" calcext:value-type="string">
            <text:p>Gain_Sweep3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1960e6</text:p>
          </table:table-cell>
          <table:table-cell table:style-name="ce4"/>
          <table:table-cell table:style-name="ce4" office:value-type="float" office:value="-50" calcext:value-type="float">
            <text:p>-50</text:p>
          </table:table-cell>
          <table:table-cell table:style-name="ce4" office:value-type="float" office:value="-30" calcext:value-type="float">
            <text:p>-30</text:p>
          </table:table-cell>
          <table:table-cell table:style-name="ce4" office:value-type="string" calcext:value-type="string">
            <text:p>Gain_Sweep3</text:p>
          </table:table-cell>
          <table:table-cell table:style-name="ce4" table:number-columns-repeated="4"/>
          <table:table-cell table:style-name="ce16"/>
          <table:table-cell table:style-name="ce4"/>
          <table:table-cell table:number-columns-repeated="1008"/>
        </table:table-row>
        <table:table-row table:style-name="ro2">
          <table:table-cell table:style-name="ce3" office:value-type="string" calcext:value-type="string">
            <text:p>MB2_IN1_MHB2_OUT_B2_HG1_OPA</text:p>
          </table:table-cell>
          <table:table-cell office:value-type="string" calcext:value-type="string">
            <text:p>Gain_Sweep4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1960e6</text:p>
          </table:table-cell>
          <table:table-cell table:style-name="ce4"/>
          <table:table-cell table:style-name="ce4" office:value-type="float" office:value="-50" calcext:value-type="float">
            <text:p>-50</text:p>
          </table:table-cell>
          <table:table-cell table:style-name="ce4" office:value-type="float" office:value="-30" calcext:value-type="float">
            <text:p>-30</text:p>
          </table:table-cell>
          <table:table-cell table:style-name="ce4" office:value-type="string" calcext:value-type="string">
            <text:p>Gain_Sweep4</text:p>
          </table:table-cell>
          <table:table-cell table:style-name="ce4" table:number-columns-repeated="4"/>
          <table:table-cell table:style-name="ce16"/>
          <table:table-cell table:style-name="ce4"/>
          <table:table-cell table:number-columns-repeated="1008"/>
        </table:table-row>
        <table:table-row table:style-name="ro2">
          <table:table-cell table:style-name="ce3" office:value-type="string" calcext:value-type="string">
            <text:p>MB2_IN1_MHB2_OUT_B2_HG1_OPA</text:p>
          </table:table-cell>
          <table:table-cell office:value-type="string" calcext:value-type="string">
            <text:p>Gain_Sweep5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1960e6</text:p>
          </table:table-cell>
          <table:table-cell table:style-name="ce4"/>
          <table:table-cell table:style-name="ce4" office:value-type="float" office:value="-50" calcext:value-type="float">
            <text:p>-50</text:p>
          </table:table-cell>
          <table:table-cell table:style-name="ce4" office:value-type="float" office:value="-30" calcext:value-type="float">
            <text:p>-30</text:p>
          </table:table-cell>
          <table:table-cell table:style-name="ce4" office:value-type="string" calcext:value-type="string">
            <text:p>Gain_Sweep5</text:p>
          </table:table-cell>
          <table:table-cell table:style-name="ce4" office:value-type="string" calcext:value-type="string">
            <text:p>POR15dB</text:p>
          </table:table-cell>
          <table:table-cell table:style-name="ce4" table:number-columns-repeated="3"/>
          <table:table-cell table:style-name="ce16"/>
          <table:table-cell table:style-name="ce4"/>
          <table:table-cell table:number-columns-repeated="1008"/>
        </table:table-row>
        <table:table-row table:style-name="ro2">
          <table:table-cell table:style-name="ce3" office:value-type="string" calcext:value-type="string">
            <text:p>MB2_IN1_MHB2_OUT_B2_HG1_OPA</text:p>
          </table:table-cell>
          <table:table-cell office:value-type="string" calcext:value-type="string">
            <text:p>P1dB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6" office:value-type="string" calcext:value-type="string">
            <text:p>1960e6</text:p>
          </table:table-cell>
          <table:table-cell table:style-name="ce4"/>
          <table:table-cell table:style-name="ce4" office:value-type="float" office:value="-12" calcext:value-type="float">
            <text:p>-1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HG1</text:p>
          </table:table-cell>
          <table:table-cell table:style-name="ce4" table:number-columns-repeated="4"/>
          <table:table-cell table:style-name="ce16"/>
          <table:table-cell table:style-name="ce4"/>
          <table:table-cell table:number-columns-repeated="1008"/>
        </table:table-row>
        <table:table-row table:style-name="ro1">
          <table:table-cell table:number-columns-repeated="4"/>
          <table:table-cell table:style-name="ce4" table:number-columns-repeated="12"/>
          <table:table-cell table:number-columns-repeated="1008"/>
        </table:table-row>
        <table:table-row table:style-name="ro1">
          <table:table-cell table:style-name="ce5" office:value-type="string" calcext:value-type="string">
            <text:p>MB2_IN1_MHB2_OUT_B2_LG_OPA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960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MB2_IN1_MHB2_OUT_B2_LG_OPA</text:p>
          </table:table-cell>
          <table:table-cell office:value-type="string" calcext:value-type="string">
            <text:p>Gain_LG4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960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MB2_IN1_MHB2_OUT_B2_LG_OPA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960e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MB2_IN1_MHB2_OUT_B2_LG_OPA</text:p>
          </table:table-cell>
          <table:table-cell office:value-type="string" calcext:value-type="string">
            <text:p>P1dB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960e6</text:p>
          </table:table-cell>
          <table:table-cell table:style-name="ce4"/>
          <table:table-cell table:style-name="ce4" office:value-type="float" office:value="-12" calcext:value-type="float">
            <text:p>-12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" table:number-columns-repeated="3"/>
          <table:table-cell table:number-columns-repeated="1015"/>
        </table:table-row>
        <table:table-row table:style-name="ro2">
          <table:table-cell table:style-name="ce6" office:value-type="string" calcext:value-type="string">
            <text:p>MB2_IN1_MHB2_OUT_B2_LP_OPA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960e6</text:p>
          </table:table-cell>
          <table:table-cell table:style-name="ce4"/>
          <table:table-cell table:style-name="ce16"/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B2_IN1_MHB2_OUT_B2_LP_OPA</text:p>
          </table:table-cell>
          <table:table-cell office:value-type="string" calcext:value-type="string">
            <text:p>Gain_MLP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960e6</text:p>
          </table:table-cell>
          <table:table-cell table:style-name="ce4"/>
          <table:table-cell table:style-name="ce16" office:value-type="float" office:value="-50" calcext:value-type="float">
            <text:p>-50</text:p>
          </table:table-cell>
          <table:table-cell table:style-name="ce4" office:value-type="float" office:value="-30" calcext:value-type="float">
            <text:p>-3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MB2_IN1_MHB2_OUT_B2_LP_OPA</text:p>
          </table:table-cell>
          <table:table-cell office:value-type="string" calcext:value-type="string">
            <text:p>IIP3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880e6</text:p>
          </table:table-cell>
          <table:table-cell table:style-name="ce4" office:value-type="string" calcext:value-type="string">
            <text:p>1920e6</text:p>
          </table:table-cell>
          <table:table-cell table:style-name="ce16" office:value-type="float" office:value="-30" calcext:value-type="float">
            <text:p>-3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0x4D_0x04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4" table:number-columns-repeated="3"/>
          <table:table-cell table:number-columns-repeated="1015"/>
        </table:table-row>
        <table:table-row table:style-name="ro1">
          <table:table-cell table:style-name="ce7" office:value-type="string" calcext:value-type="string">
            <text:p>MB2_IN1_MHB2_OUT_B2_HG1_OPB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960e6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HG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MB2_IN1_MHB2_OUT_B2_HG1_OPB</text:p>
          </table:table-cell>
          <table:table-cell office:value-type="string" calcext:value-type="string">
            <text:p>Gain_HG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960e6</text:p>
          </table:table-cell>
          <table:table-cell table:style-name="ce4"/>
          <table:table-cell table:style-name="ce4" office:value-type="float" office:value="-50" calcext:value-type="float">
            <text:p>-50</text:p>
          </table:table-cell>
          <table:table-cell table:style-name="ce4"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" table:number-columns-repeated="3"/>
          <table:table-cell table:number-columns-repeated="1015"/>
        </table:table-row>
        <table:table-row table:style-name="ro2">
          <table:table-cell table:style-name="ce3" office:value-type="string" calcext:value-type="string">
            <text:p>MB2_IN2_MHB2_OUT_B11_HG1_OPA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1485.9e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G1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MB2_IN2_MHB2_OUT_B11_HG1_OPA</text:p>
          </table:table-cell>
          <table:table-cell office:value-type="string" calcext:value-type="string">
            <text:p>Gain_HG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1485.9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4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MB2_IN2_MHB2_OUT_B11_HG1_OPA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1485.9e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table:number-columns-repeated="4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MB2_IN2_MHB2_OUT_B11_HG1_OPA</text:p>
          </table:table-cell>
          <table:table-cell office:value-type="string" calcext:value-type="string">
            <text:p>IIP3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1437.9e6</text:p>
          </table:table-cell>
          <table:table-cell office:value-type="string" calcext:value-type="string">
            <text:p>1461.9e6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MB2_IN2_MHB2_OUT_B11_HG1_OPA</text:p>
          </table:table-cell>
          <table:table-cell office:value-type="string" calcext:value-type="string">
            <text:p>Gain_Sweep1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1485.9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1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MB2_IN2_MHB2_OUT_B11_HG1_OPA</text:p>
          </table:table-cell>
          <table:table-cell office:value-type="string" calcext:value-type="string">
            <text:p>Gain_Sweep2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1485.9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2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MB2_IN2_MHB2_OUT_B11_HG1_OPA</text:p>
          </table:table-cell>
          <table:table-cell office:value-type="string" calcext:value-type="string">
            <text:p>Gain_Sweep3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1485.9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3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MB2_IN2_MHB2_OUT_B11_HG1_OPA</text:p>
          </table:table-cell>
          <table:table-cell office:value-type="string" calcext:value-type="string">
            <text:p>Gain_Sweep4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1485.9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4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MB2_IN2_MHB2_OUT_B11_HG1_OPA</text:p>
          </table:table-cell>
          <table:table-cell office:value-type="string" calcext:value-type="string">
            <text:p>Gain_Sweep5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1485.9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POR15dB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MB2_IN2_MHB2_OUT_B11_HG1_OPA</text:p>
          </table:table-cell>
          <table:table-cell office:value-type="string" calcext:value-type="string">
            <text:p>P1dB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1485.9e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1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table:style-name="ce5" office:value-type="string" calcext:value-type="string">
            <text:p>MB2_IN2_MHB2_OUT_B11_LG_OPA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485.9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MB2_IN2_MHB2_OUT_B11_LG_OPA</text:p>
          </table:table-cell>
          <table:table-cell office:value-type="string" calcext:value-type="string">
            <text:p>Gain_LG4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485.9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MB2_IN2_MHB2_OUT_B11_LG_OPA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485.9e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MB2_IN2_MHB2_OUT_B11_LG_OPA</text:p>
          </table:table-cell>
          <table:table-cell office:value-type="string" calcext:value-type="string">
            <text:p>P1dB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485.9e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MB2_IN2_MHB2_OUT_B11_LP_OPA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485.9e6</text:p>
          </table:table-cell>
          <table:table-cell/>
          <table:table-cell table:style-name="ce17"/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B2_IN2_MHB2_OUT_B11_LP_OPA</text:p>
          </table:table-cell>
          <table:table-cell office:value-type="string" calcext:value-type="string">
            <text:p>Gain_MLP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485.9e6</text:p>
          </table:table-cell>
          <table:table-cell/>
          <table:table-cell table:style-name="ce17"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MB2_IN2_MHB2_OUT_B11_LP_OPA</text:p>
          </table:table-cell>
          <table:table-cell office:value-type="string" calcext:value-type="string">
            <text:p>IIP3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437.9e6</text:p>
          </table:table-cell>
          <table:table-cell office:value-type="string" calcext:value-type="string">
            <text:p>1461.9e6</text:p>
          </table:table-cell>
          <table:table-cell table:style-name="ce17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4D_0x0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B2_IN2_MHB2_OUT_B11_HG1_OPB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485.9e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G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MB2_IN2_MHB2_OUT_B11_HG1_OPB</text:p>
          </table:table-cell>
          <table:table-cell office:value-type="string" calcext:value-type="string">
            <text:p>Gain_HG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485.9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MB2_IN3_MHB2_OUT_B39_HG1_OPA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1900e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18" office:value-type="string" calcext:value-type="string">
            <text:p>HG1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MB2_IN3_MHB2_OUT_B39_HG1_OPA</text:p>
          </table:table-cell>
          <table:table-cell office:value-type="string" calcext:value-type="string">
            <text:p>Gain_HG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190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style-name="ce18"/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MB2_IN3_MHB2_OUT_B39_HG1_OPA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1900e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table:style-name="ce18"/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MB2_IN3_MHB2_OUT_B39_HG1_OPA</text:p>
          </table:table-cell>
          <table:table-cell office:value-type="string" calcext:value-type="string">
            <text:p>IIP3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1897e6</text:p>
          </table:table-cell>
          <table:table-cell office:value-type="string" calcext:value-type="string">
            <text:p>1907e6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MB2_IN3_MHB2_OUT_B39_HG1_OPA</text:p>
          </table:table-cell>
          <table:table-cell office:value-type="string" calcext:value-type="string">
            <text:p>Gain_Sweep1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190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style-name="ce18" office:value-type="string" calcext:value-type="string">
            <text:p>Gain_Sweep1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MB2_IN3_MHB2_OUT_B39_HG1_OPA</text:p>
          </table:table-cell>
          <table:table-cell office:value-type="string" calcext:value-type="string">
            <text:p>Gain_Sweep2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190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style-name="ce18" office:value-type="string" calcext:value-type="string">
            <text:p>Gain_Sweep2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MB2_IN3_MHB2_OUT_B39_HG1_OPA</text:p>
          </table:table-cell>
          <table:table-cell office:value-type="string" calcext:value-type="string">
            <text:p>Gain_Sweep3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190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style-name="ce18" office:value-type="string" calcext:value-type="string">
            <text:p>Gain_Sweep3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MB2_IN3_MHB2_OUT_B39_HG1_OPA</text:p>
          </table:table-cell>
          <table:table-cell office:value-type="string" calcext:value-type="string">
            <text:p>Gain_Sweep4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190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style-name="ce18" office:value-type="string" calcext:value-type="string">
            <text:p>Gain_Sweep4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MB2_IN3_MHB2_OUT_B39_HG1_OPA</text:p>
          </table:table-cell>
          <table:table-cell office:value-type="string" calcext:value-type="string">
            <text:p>Gain_Sweep5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190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style-name="ce18" office:value-type="string" calcext:value-type="string">
            <text:p>Gain_Sweep5</text:p>
          </table:table-cell>
          <table:table-cell office:value-type="string" calcext:value-type="string">
            <text:p>POR15dB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MB2_IN3_MHB2_OUT_B39_HG1_OPA</text:p>
          </table:table-cell>
          <table:table-cell office:value-type="string" calcext:value-type="string">
            <text:p>P1dB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1900e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HG1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table:style-name="ce5" office:value-type="string" calcext:value-type="string">
            <text:p>MB2_IN3_MHB2_OUT_B39_LG_OPA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900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MB2_IN3_MHB2_OUT_B39_LG_OPA</text:p>
          </table:table-cell>
          <table:table-cell office:value-type="string" calcext:value-type="string">
            <text:p>Gain_LG4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900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MB2_IN3_MHB2_OUT_B39_LG_OPA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900e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MB2_IN3_MHB2_OUT_B39_LG_OPA</text:p>
          </table:table-cell>
          <table:table-cell office:value-type="string" calcext:value-type="string">
            <text:p>P1dB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900e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MB2_IN3_MHB2_OUT_B39_LP_OPA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900e6</text:p>
          </table:table-cell>
          <table:table-cell/>
          <table:table-cell table:style-name="ce17"/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B2_IN3_MHB2_OUT_B39_LP_OPA</text:p>
          </table:table-cell>
          <table:table-cell office:value-type="string" calcext:value-type="string">
            <text:p>Gain_MLP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900e6</text:p>
          </table:table-cell>
          <table:table-cell/>
          <table:table-cell table:style-name="ce17"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MB2_IN3_MHB2_OUT_B39_LP_OPA</text:p>
          </table:table-cell>
          <table:table-cell office:value-type="string" calcext:value-type="string">
            <text:p>IIP3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897e6</text:p>
          </table:table-cell>
          <table:table-cell office:value-type="string" calcext:value-type="string">
            <text:p>1907e6</text:p>
          </table:table-cell>
          <table:table-cell table:style-name="ce17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4D_0x0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B2_IN3_MHB2_OUT_B39_HG1_OPB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900e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G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MB2_IN3_MHB2_OUT_B39_HG1_OPB</text:p>
          </table:table-cell>
          <table:table-cell office:value-type="string" calcext:value-type="string">
            <text:p>Gain_HG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90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MB2_IN2_MHB3_OUT_B11_HG1_OPA</text:p>
          </table:table-cell>
          <table:table-cell office:value-type="string" calcext:value-type="string">
            <text:p>Gain_MUX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485.9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HG1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ce4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HB1_IN1_MHB1_OUT_B41_HG1_OPA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593e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G1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1_IN1_MHB1_OUT_B41_HG1_OPA</text:p>
          </table:table-cell>
          <table:table-cell office:value-type="string" calcext:value-type="string">
            <text:p>Gain_HG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593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4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1_IN1_MHB1_OUT_B41_HG1_OPA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593e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table:number-columns-repeated="4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1_IN1_MHB1_OUT_B41_HG1_OPA</text:p>
          </table:table-cell>
          <table:table-cell office:value-type="string" calcext:value-type="string">
            <text:p>IIP3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590e6</text:p>
          </table:table-cell>
          <table:table-cell office:value-type="string" calcext:value-type="string">
            <text:p>2600e6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1_IN1_MHB1_OUT_B41_HG1_OPA</text:p>
          </table:table-cell>
          <table:table-cell office:value-type="string" calcext:value-type="string">
            <text:p>Gain_Sweep1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593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1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1_IN1_MHB1_OUT_B41_HG1_OPA</text:p>
          </table:table-cell>
          <table:table-cell office:value-type="string" calcext:value-type="string">
            <text:p>Gain_Sweep2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593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2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1_IN1_MHB1_OUT_B41_HG1_OPA</text:p>
          </table:table-cell>
          <table:table-cell office:value-type="string" calcext:value-type="string">
            <text:p>Gain_Sweep3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593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3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1_IN1_MHB1_OUT_B41_HG1_OPA</text:p>
          </table:table-cell>
          <table:table-cell office:value-type="string" calcext:value-type="string">
            <text:p>Gain_Sweep4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593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4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1_IN1_MHB1_OUT_B41_HG1_OPA</text:p>
          </table:table-cell>
          <table:table-cell office:value-type="string" calcext:value-type="string">
            <text:p>Gain_Sweep5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593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POR15dB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1_IN1_MHB1_OUT_B41_HG1_OPA</text:p>
          </table:table-cell>
          <table:table-cell office:value-type="string" calcext:value-type="string">
            <text:p>P1dB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593e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1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table:style-name="ce5" office:value-type="string" calcext:value-type="string">
            <text:p>HB1_IN1_MHB1_OUT_B41_LG_OPA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593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HB1_IN1_MHB1_OUT_B41_LG_OPA</text:p>
          </table:table-cell>
          <table:table-cell office:value-type="string" calcext:value-type="string">
            <text:p>Gain_LG4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593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HB1_IN1_MHB1_OUT_B41_LG_OPA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593e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HB1_IN1_MHB1_OUT_B41_LG_OPA</text:p>
          </table:table-cell>
          <table:table-cell office:value-type="string" calcext:value-type="string">
            <text:p>P1dB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593e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HB1_IN1_MHB1_OUT_B41_LP_OPA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593e6</text:p>
          </table:table-cell>
          <table:table-cell/>
          <table:table-cell table:style-name="ce17"/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HB1_IN1_MHB1_OUT_B41_LP_OPA</text:p>
          </table:table-cell>
          <table:table-cell office:value-type="string" calcext:value-type="string">
            <text:p>Gain_MLP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593e6</text:p>
          </table:table-cell>
          <table:table-cell/>
          <table:table-cell table:style-name="ce17"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HB1_IN1_MHB1_OUT_B41_LP_OPA</text:p>
          </table:table-cell>
          <table:table-cell office:value-type="string" calcext:value-type="string">
            <text:p>IIP3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590e6</text:p>
          </table:table-cell>
          <table:table-cell office:value-type="string" calcext:value-type="string">
            <text:p>2600e6</text:p>
          </table:table-cell>
          <table:table-cell table:style-name="ce17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4E_0x0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HB1_IN1_MHB1_OUT_B41_HG1_OPB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593e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G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HB1_IN1_MHB1_OUT_B41_HG1_OPB</text:p>
          </table:table-cell>
          <table:table-cell office:value-type="string" calcext:value-type="string">
            <text:p>Gain_HG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593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HB1_IN2_MHB1_OUT_B40_HG1_OPA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350e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G1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1_IN2_MHB1_OUT_B40_HG1_OPA</text:p>
          </table:table-cell>
          <table:table-cell office:value-type="string" calcext:value-type="string">
            <text:p>Gain_HG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35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4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1_IN2_MHB1_OUT_B40_HG1_OPA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350e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table:number-columns-repeated="4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1_IN2_MHB1_OUT_B40_HG1_OPA</text:p>
          </table:table-cell>
          <table:table-cell office:value-type="string" calcext:value-type="string">
            <text:p>IIP3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347e6</text:p>
          </table:table-cell>
          <table:table-cell office:value-type="string" calcext:value-type="string">
            <text:p>2357e6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1_IN2_MHB1_OUT_B40_HG1_OPA</text:p>
          </table:table-cell>
          <table:table-cell office:value-type="string" calcext:value-type="string">
            <text:p>Gain_Sweep1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35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1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1_IN2_MHB1_OUT_B40_HG1_OPA</text:p>
          </table:table-cell>
          <table:table-cell office:value-type="string" calcext:value-type="string">
            <text:p>Gain_Sweep2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35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2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1_IN2_MHB1_OUT_B40_HG1_OPA</text:p>
          </table:table-cell>
          <table:table-cell office:value-type="string" calcext:value-type="string">
            <text:p>Gain_Sweep3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35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3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1_IN2_MHB1_OUT_B40_HG1_OPA</text:p>
          </table:table-cell>
          <table:table-cell office:value-type="string" calcext:value-type="string">
            <text:p>Gain_Sweep4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35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4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1_IN2_MHB1_OUT_B40_HG1_OPA</text:p>
          </table:table-cell>
          <table:table-cell office:value-type="string" calcext:value-type="string">
            <text:p>Gain_Sweep5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35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POR15dB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1_IN2_MHB1_OUT_B40_HG1_OPA</text:p>
          </table:table-cell>
          <table:table-cell office:value-type="string" calcext:value-type="string">
            <text:p>P1dB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350e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1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table:style-name="ce5" office:value-type="string" calcext:value-type="string">
            <text:p>HB1_IN2_MHB1_OUT_B40_LG_OPA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350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HB1_IN2_MHB1_OUT_B40_LG_OPA</text:p>
          </table:table-cell>
          <table:table-cell office:value-type="string" calcext:value-type="string">
            <text:p>Gain_LG4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350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HB1_IN2_MHB1_OUT_B40_LG_OPA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350e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HB1_IN2_MHB1_OUT_B40_LG_OPA</text:p>
          </table:table-cell>
          <table:table-cell office:value-type="string" calcext:value-type="string">
            <text:p>P1dB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350e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HB1_IN2_MHB1_OUT_B40_LP_OPA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350e6</text:p>
          </table:table-cell>
          <table:table-cell/>
          <table:table-cell table:style-name="ce17"/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HB1_IN2_MHB1_OUT_B40_LP_OPA</text:p>
          </table:table-cell>
          <table:table-cell office:value-type="string" calcext:value-type="string">
            <text:p>Gain_MLP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350e6</text:p>
          </table:table-cell>
          <table:table-cell/>
          <table:table-cell table:style-name="ce17"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HB1_IN2_MHB1_OUT_B40_LP_OPA</text:p>
          </table:table-cell>
          <table:table-cell office:value-type="string" calcext:value-type="string">
            <text:p>IIP3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347e6</text:p>
          </table:table-cell>
          <table:table-cell office:value-type="string" calcext:value-type="string">
            <text:p>2357e6</text:p>
          </table:table-cell>
          <table:table-cell table:style-name="ce17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4E_0x0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HB1_IN2_MHB1_OUT_B40_HG1_OPB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350e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G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HB1_IN2_MHB1_OUT_B40_HG1_OPB</text:p>
          </table:table-cell>
          <table:table-cell office:value-type="string" calcext:value-type="string">
            <text:p>Gain_HG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35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HB1_IN2_MHB3_OUT_B40_HG1_OPA</text:p>
          </table:table-cell>
          <table:table-cell office:value-type="string" calcext:value-type="string">
            <text:p>Gain_MUX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35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HG1</text:p>
          </table:table-cell>
          <table:table-cell table:number-columns-repeated="101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HB2_IN1_MHB2_OUT_B38_HG1_OPA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595e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G1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2_IN1_MHB2_OUT_B38_HG1_OPA</text:p>
          </table:table-cell>
          <table:table-cell office:value-type="string" calcext:value-type="string">
            <text:p>Gain_HG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59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4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2_IN1_MHB2_OUT_B38_HG1_OPA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595e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table:number-columns-repeated="4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2_IN1_MHB2_OUT_B38_HG1_OPA</text:p>
          </table:table-cell>
          <table:table-cell office:value-type="string" calcext:value-type="string">
            <text:p>IIP3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592e6</text:p>
          </table:table-cell>
          <table:table-cell office:value-type="string" calcext:value-type="string">
            <text:p>2602e6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2_IN1_MHB2_OUT_B38_HG1_OPA</text:p>
          </table:table-cell>
          <table:table-cell office:value-type="string" calcext:value-type="string">
            <text:p>Gain_Sweep1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59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1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2_IN1_MHB2_OUT_B38_HG1_OPA</text:p>
          </table:table-cell>
          <table:table-cell office:value-type="string" calcext:value-type="string">
            <text:p>Gain_Sweep2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59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2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2_IN1_MHB2_OUT_B38_HG1_OPA</text:p>
          </table:table-cell>
          <table:table-cell office:value-type="string" calcext:value-type="string">
            <text:p>Gain_Sweep3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59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3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2_IN1_MHB2_OUT_B38_HG1_OPA</text:p>
          </table:table-cell>
          <table:table-cell office:value-type="string" calcext:value-type="string">
            <text:p>Gain_Sweep4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59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4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2_IN1_MHB2_OUT_B38_HG1_OPA</text:p>
          </table:table-cell>
          <table:table-cell office:value-type="string" calcext:value-type="string">
            <text:p>Gain_Sweep5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59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POR15dB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2_IN1_MHB2_OUT_B38_HG1_OPA</text:p>
          </table:table-cell>
          <table:table-cell office:value-type="string" calcext:value-type="string">
            <text:p>P1dB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595e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1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table:style-name="ce5" office:value-type="string" calcext:value-type="string">
            <text:p>HB2_IN1_MHB2_OUT_B38_LG_OPA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59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HB2_IN1_MHB2_OUT_B38_LG_OPA</text:p>
          </table:table-cell>
          <table:table-cell office:value-type="string" calcext:value-type="string">
            <text:p>Gain_LG4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59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HB2_IN1_MHB2_OUT_B38_LG_OPA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595e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HB2_IN1_MHB2_OUT_B38_LG_OPA</text:p>
          </table:table-cell>
          <table:table-cell office:value-type="string" calcext:value-type="string">
            <text:p>P1dB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595e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HB2_IN1_MHB2_OUT_B38_LP_OPA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595e6</text:p>
          </table:table-cell>
          <table:table-cell/>
          <table:table-cell table:style-name="ce17"/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HB2_IN1_MHB2_OUT_B38_LP_OPA</text:p>
          </table:table-cell>
          <table:table-cell office:value-type="string" calcext:value-type="string">
            <text:p>Gain_MLP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595e6</text:p>
          </table:table-cell>
          <table:table-cell/>
          <table:table-cell table:style-name="ce17"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HB2_IN1_MHB2_OUT_B38_LP_OPA</text:p>
          </table:table-cell>
          <table:table-cell office:value-type="string" calcext:value-type="string">
            <text:p>IIP3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592e6</text:p>
          </table:table-cell>
          <table:table-cell office:value-type="string" calcext:value-type="string">
            <text:p>2602e6</text:p>
          </table:table-cell>
          <table:table-cell table:style-name="ce17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4F_0x0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HB2_IN1_MHB2_OUT_B38_HG1_OPB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595e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G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HB2_IN1_MHB2_OUT_B38_HG1_OPB</text:p>
          </table:table-cell>
          <table:table-cell office:value-type="string" calcext:value-type="string">
            <text:p>Gain_HG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59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HB2_IN2_MHB2_OUT_B30_HG1_OPA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355e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G1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2_IN2_MHB2_OUT_B30_HG1_OPA</text:p>
          </table:table-cell>
          <table:table-cell office:value-type="string" calcext:value-type="string">
            <text:p>Gain_HG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35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4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2_IN2_MHB2_OUT_B30_HG1_OPA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355e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table:number-columns-repeated="4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2_IN2_MHB2_OUT_B30_HG1_OPA</text:p>
          </table:table-cell>
          <table:table-cell office:value-type="string" calcext:value-type="string">
            <text:p>IIP3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310e6</text:p>
          </table:table-cell>
          <table:table-cell office:value-type="string" calcext:value-type="string">
            <text:p>2332.5e6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2_IN2_MHB2_OUT_B30_HG1_OPA</text:p>
          </table:table-cell>
          <table:table-cell office:value-type="string" calcext:value-type="string">
            <text:p>Gain_Sweep1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35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1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2_IN2_MHB2_OUT_B30_HG1_OPA</text:p>
          </table:table-cell>
          <table:table-cell office:value-type="string" calcext:value-type="string">
            <text:p>Gain_Sweep2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35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2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2_IN2_MHB2_OUT_B30_HG1_OPA</text:p>
          </table:table-cell>
          <table:table-cell office:value-type="string" calcext:value-type="string">
            <text:p>Gain_Sweep3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35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3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2_IN2_MHB2_OUT_B30_HG1_OPA</text:p>
          </table:table-cell>
          <table:table-cell office:value-type="string" calcext:value-type="string">
            <text:p>Gain_Sweep4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35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4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2_IN2_MHB2_OUT_B30_HG1_OPA</text:p>
          </table:table-cell>
          <table:table-cell office:value-type="string" calcext:value-type="string">
            <text:p>Gain_Sweep5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35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POR15dB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style-name="ce3" office:value-type="string" calcext:value-type="string">
            <text:p>HB2_IN2_MHB2_OUT_B30_HG1_OPA</text:p>
          </table:table-cell>
          <table:table-cell office:value-type="string" calcext:value-type="string">
            <text:p>P1dB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7" office:value-type="string" calcext:value-type="string">
            <text:p>2355e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1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table:style-name="ce5" office:value-type="string" calcext:value-type="string">
            <text:p>HB2_IN2_MHB2_OUT_B30_LG_OPA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35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HB2_IN2_MHB2_OUT_B30_LG_OPA</text:p>
          </table:table-cell>
          <table:table-cell office:value-type="string" calcext:value-type="string">
            <text:p>Gain_LG4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35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HB2_IN2_MHB2_OUT_B30_LG_OPA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355e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HB2_IN2_MHB2_OUT_B30_LG_OPA</text:p>
          </table:table-cell>
          <table:table-cell office:value-type="string" calcext:value-type="string">
            <text:p>P1dB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355e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G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HB2_IN2_MHB2_OUT_B30_LP_OPA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355e6</text:p>
          </table:table-cell>
          <table:table-cell/>
          <table:table-cell table:style-name="ce17"/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HB2_IN2_MHB2_OUT_B30_LP_OPA</text:p>
          </table:table-cell>
          <table:table-cell office:value-type="string" calcext:value-type="string">
            <text:p>Gain_MLP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355e6</text:p>
          </table:table-cell>
          <table:table-cell/>
          <table:table-cell table:style-name="ce17"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HB2_IN2_MHB2_OUT_B30_LP_OPA</text:p>
          </table:table-cell>
          <table:table-cell office:value-type="string" calcext:value-type="string">
            <text:p>IIP3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310e6</text:p>
          </table:table-cell>
          <table:table-cell office:value-type="string" calcext:value-type="string">
            <text:p>2332.5e6</text:p>
          </table:table-cell>
          <table:table-cell table:style-name="ce17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4F_0x0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HB2_IN2_MHB2_OUT_B30_HG1_OPB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355e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G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HB2_IN2_MHB2_OUT_B30_HG1_OPB</text:p>
          </table:table-cell>
          <table:table-cell office:value-type="string" calcext:value-type="string">
            <text:p>Gain_HG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35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HB2_IN2_MHB3_OUT_B30_HG1_OPA</text:p>
          </table:table-cell>
          <table:table-cell office:value-type="string" calcext:value-type="string">
            <text:p>Gain_MUX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35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HG1</text:p>
          </table:table-cell>
          <table:table-cell table:number-columns-repeated="101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MUX_IN1_MHB3_OUT_B23_HG1_OPA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190e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G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UX_IN1_MHB3_OUT_B23_HG1_OPA</text:p>
          </table:table-cell>
          <table:table-cell office:value-type="string" calcext:value-type="string">
            <text:p>Gain_HG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2190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HG1</text:p>
          </table:table-cell>
          <table:table-cell table:number-columns-repeated="101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 table:number-rows-repeated="2">
          <table:table-cell table:style-name="ce12" table:number-columns-repeated="12"/>
          <table:table-cell table:number-columns-repeated="1012"/>
        </table:table-row>
        <table:table-row table:style-name="ro1">
          <table:table-cell table:style-name="ce3" office:value-type="string" calcext:value-type="string">
            <text:p>LB1_IN1_LB_OUT_B5_HG1_OPA_Power_Servo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881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LB1_IN2_LB_OUT_B28_HG1_OPA_Power_Servo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780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LB1_IN3_LB_OUT_B8_HG1_OPA_Power_Servo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942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LB1_IN4_LB_OUT_B13_HG1_OPA_Power_Servo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751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 table:style-name="ce3" office:value-type="string" calcext:value-type="string">
            <text:p>LB1_IN5_LB_OUT_B20_HG1_OPA_Power_Servo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806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 table:style-name="ce3" office:value-type="string" calcext:value-type="string">
            <text:p>MB1_IN1_MHB1_OUT_B40_HG1_OPA_Power_Servo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 table:style-name="ce3" office:value-type="string" calcext:value-type="string">
            <text:p>MB1_IN2_MHB1_OUT_B3_HG1_OPA_Power_Servo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842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 table:style-name="ce3" office:value-type="string" calcext:value-type="string">
            <text:p>MB1_IN3_MHB1_OUT_B1_HG1_OPA_Power_Servo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14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 table:style-name="ce8" office:value-type="string" calcext:value-type="string">
            <text:p>MB1_IN2_MHB3_OUT_B3_HG1_OPA_Power_Servo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842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 table:style-name="ce3" office:value-type="string" calcext:value-type="string">
            <text:p>MB2_IN1_MHB2_OUT_B2_HG1_OPA_Power_Servo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96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 table:style-name="ce3" office:value-type="string" calcext:value-type="string">
            <text:p>MB2_IN2_MHB2_OUT_B11_HG1_OPA_Power_Servo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485.9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 table:style-name="ce3" office:value-type="string" calcext:value-type="string">
            <text:p>MB2_IN3_MHB2_OUT_B39_HG1_OPA_Power_Servo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90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 table:style-name="ce8" office:value-type="string" calcext:value-type="string">
            <text:p>MB2_IN2_MHB3_OUT_B11_HG1_OPA_Power_Servo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1485.9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HG1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 table:style-name="ce3" office:value-type="string" calcext:value-type="string">
            <text:p>HB1_IN1_MHB1_OUT_B41_HG1_OPA_Power_Servo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593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 table:style-name="ce3" office:value-type="string" calcext:value-type="string">
            <text:p>HB1_IN2_MHB1_OUT_B40_HG1_OPA_Power_Servo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 table:style-name="ce8" office:value-type="string" calcext:value-type="string">
            <text:p>HB1_IN2_MHB3_OUT_B40_HG1_OPA_Power_Servo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 table:style-name="ce3" office:value-type="string" calcext:value-type="string">
            <text:p>HB2_IN1_MHB2_OUT_B38_HG1_OPA_Power_Servo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59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 table:style-name="ce3" office:value-type="string" calcext:value-type="string">
            <text:p>HB2_IN2_MHB2_OUT_B30_HG1_OPA_Power_Servo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 table:style-name="ce8" office:value-type="string" calcext:value-type="string">
            <text:p>HB2_IN2_MHB3_OUT_B30_HG1_OPA_Power_Servo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 table:style-name="ce3" office:value-type="string" calcext:value-type="string">
            <text:p>MUX_IN1_MHB3_OUT_B23_HG1_OPA_Power_Servo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19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LB1_IN1_LB_OUT_B5_HG1_OPA_PS_OFF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881.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style-name="ce13"/>
          <table:table-cell table:number-columns-repeated="3"/>
          <table:table-cell table:style-name="ce4"/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LB1_IN2_LB_OUT_B28_HG1_OPA_PS_OFF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780.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LB1_IN3_LB_OUT_B8_HG1_OPA_PS_OFF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942.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LB1_IN4_LB_OUT_B13_HG1_OPA_PS_OFF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751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LB1_IN5_LB_OUT_B20_HG1_OPA_PS_OFF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806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B1_IN1_MHB1_OUT_B40_HG1_OPA_PS_OFF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0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B1_IN2_MHB1_OUT_B3_HG1_OPA_PS_OFF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842.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B1_IN3_MHB1_OUT_B1_HG1_OPA_PS_OFF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140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MB1_IN2_MHB3_OUT_B3_HG1_OPA_PS_OFF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842.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B2_IN1_MHB2_OUT_B2_HG1_OPA_PS_OFF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960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B2_IN2_MHB2_OUT_B11_HG1_OPA_PS_OFF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485.9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B2_IN3_MHB2_OUT_B39_HG1_OPA_PS_OFF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900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MB2_IN2_MHB3_OUT_B11_HG1_OPA_PS_OFF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485.9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HB1_IN1_MHB1_OUT_B41_HG1_OPA_PS_OFF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593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HB1_IN2_MHB1_OUT_B40_HG1_OPA_PS_OFF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0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HB1_IN2_MHB3_OUT_B40_HG1_OPA_PS_OFF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0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HB2_IN1_MHB2_OUT_B38_HG1_OPA_PS_OFF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59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HB2_IN2_MHB2_OUT_B30_HG1_OPA_PS_OFF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HB2_IN2_MHB3_OUT_B30_HG1_OPA_PS_OFF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>
            <text:p>LB1_IN1_LB_OUT_B5_HG1_OPA_PS_OFF_LG4</text:p>
          </table:table-cell>
          <table:table-cell office:value-type="string" calcext:value-type="string">
            <text:p>Gain_LG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881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/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LB1_IN2_LB_OUT_B28_HG1_OPA_PS_OFF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780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LB1_IN3_LB_OUT_B8_HG1_OPA_PS_OFF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942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LB1_IN4_LB_OUT_B13_HG1_OPA_PS_OFF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751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LB1_IN5_LB_OUT_B20_HG1_OPA_PS_OFF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806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B1_IN1_MHB1_OUT_B40_HG1_OPA_PS_OFF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B1_IN2_MHB1_OUT_B3_HG1_OPA_PS_OFF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842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B1_IN3_MHB1_OUT_B1_HG1_OPA_PS_OFF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14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MB1_IN2_MHB3_OUT_B3_HG1_OPA_PS_OFF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842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B2_IN1_MHB2_OUT_B2_HG1_OPA_PS_OFF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96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B2_IN2_MHB2_OUT_B11_HG1_OPA_PS_OFF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485.9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B2_IN3_MHB2_OUT_B39_HG1_OPA_PS_OFF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90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MB2_IN2_MHB3_OUT_B11_HG1_OPA_PS_OFF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485.9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HB1_IN1_MHB1_OUT_B41_HG1_OPA_PS_OFF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593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HB1_IN2_MHB1_OUT_B40_HG1_OPA_PS_OFF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HB1_IN2_MHB3_OUT_B40_HG1_OPA_PS_OFF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HB2_IN1_MHB2_OUT_B38_HG1_OPA_PS_OFF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59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HB2_IN2_MHB2_OUT_B30_HG1_OPA_PS_OFF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HB2_IN2_MHB3_OUT_B30_HG1_OPA_PS_OFF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LB1_IN1_LB_OUT_B5_HG1_OPA_PS_LG3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881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LB1_IN2_LB_OUT_B28_HG1_OPA_PS_LG3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780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LB1_IN3_LB_OUT_B8_HG1_OPA_PS_LG3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942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LB1_IN4_LB_OUT_B13_HG1_OPA_PS_LG3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751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LB1_IN5_LB_OUT_B20_HG1_OPA_PS_LG3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806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B1_IN1_MHB1_OUT_B40_HG1_OPA_PS_LG3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B1_IN2_MHB1_OUT_B3_HG1_OPA_PS_LG3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842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B1_IN3_MHB1_OUT_B1_HG1_OPA_PS_LG3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14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MB1_IN2_MHB3_OUT_B3_HG1_OPA_PS_LG3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842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B2_IN1_MHB2_OUT_B2_HG1_OPA_PS_LG3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96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B2_IN2_MHB2_OUT_B11_HG1_OPA_PS_LG3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485.9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B2_IN3_MHB2_OUT_B39_HG1_OPA_PS_LG3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90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MB2_IN2_MHB3_OUT_B11_HG1_OPA_PS_LG3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485.9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HB1_IN1_MHB1_OUT_B41_HG1_OPA_PS_LG3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593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HB1_IN2_MHB1_OUT_B40_HG1_OPA_PS_LG3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HB1_IN2_MHB3_OUT_B40_HG1_OPA_PS_LG3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HB2_IN1_MHB2_OUT_B38_HG1_OPA_PS_LG3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59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HB2_IN2_MHB2_OUT_B30_HG1_OPA_PS_LG3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HB2_IN2_MHB3_OUT_B30_HG1_OPA_PS_LG3_LG4</text:p>
          </table:table-cell>
          <table:table-cell office:value-type="string" calcext:value-type="string">
            <text:p>Gain_LG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LG4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3" office:value-type="string" calcext:value-type="string">
            <text:p>LB1_IN1_LB_OUT_B5_HG1_OPA_PS_LG4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4" office:value-type="string" calcext:value-type="string">
            <text:p>881.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LB1_IN2_LB_OUT_B28_HG1_OPA_PS_LG4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780.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LB1_IN3_LB_OUT_B8_HG1_OPA_PS_LG4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942.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LB1_IN4_LB_OUT_B13_HG1_OPA_PS_LG4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751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LB1_IN5_LB_OUT_B20_HG1_OPA_PS_LG4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806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B1_IN1_MHB1_OUT_B40_HG1_OPA_PS_LG4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0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B1_IN2_MHB1_OUT_B3_HG1_OPA_PS_LG4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842.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B1_IN3_MHB1_OUT_B1_HG1_OPA_PS_LG4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140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MB1_IN2_MHB3_OUT_B3_HG1_OPA_PS_LG4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842.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B2_IN1_MHB2_OUT_B2_HG1_OPA_PS_LG4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960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B2_IN2_MHB2_OUT_B11_HG1_OPA_PS_LG4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485.9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B2_IN3_MHB2_OUT_B39_HG1_OPA_PS_LG4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900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MB2_IN2_MHB3_OUT_B11_HG1_OPA_PS_LG4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485.9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HB1_IN1_MHB1_OUT_B41_HG1_OPA_PS_LG4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593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HB1_IN2_MHB1_OUT_B40_HG1_OPA_PS_LG4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0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HB1_IN2_MHB3_OUT_B40_HG1_OPA_PS_LG4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0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HB2_IN1_MHB2_OUT_B38_HG1_OPA_PS_LG4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59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HB2_IN2_MHB2_OUT_B30_HG1_OPA_PS_LG4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HB2_IN2_MHB3_OUT_B30_HG1_OPA_PS_LG4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3" office:value-type="string" calcext:value-type="string">
            <text:p>LB1_IN1_LB_OUT_B5_HG1_OPA_PS_LG3_HG1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4" office:value-type="string" calcext:value-type="string">
            <text:p>881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LB1_IN2_LB_OUT_B28_HG1_OPA_PS_LG3_HG1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780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LB1_IN3_LB_OUT_B8_HG1_OPA_PS_LG3_HG1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942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LB1_IN4_LB_OUT_B13_HG1_OPA_PS_LG3_HG1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751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 table:style-name="ce3" office:value-type="string" calcext:value-type="string">
            <text:p>LB1_IN5_LB_OUT_B20_HG1_OPA_PS_LG3_HG1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806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 table:style-name="ce3" office:value-type="string" calcext:value-type="string">
            <text:p>MB1_IN1_MHB1_OUT_B40_HG1_OPA_PS_LG3_HG1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 table:style-name="ce3" office:value-type="string" calcext:value-type="string">
            <text:p>MB1_IN2_MHB1_OUT_B3_HG1_OPA_PS_LG3_HG1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842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 table:style-name="ce3" office:value-type="string" calcext:value-type="string">
            <text:p>MB1_IN3_MHB1_OUT_B1_HG1_OPA_PS_LG3_HG1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14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 table:style-name="ce8" office:value-type="string" calcext:value-type="string">
            <text:p>MB1_IN2_MHB3_OUT_B3_HG1_OPA_PS_LG3_HG1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842.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 table:style-name="ce3" office:value-type="string" calcext:value-type="string">
            <text:p>MB2_IN1_MHB2_OUT_B2_HG1_OPA_PS_LG3_HG1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96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 table:style-name="ce3" office:value-type="string" calcext:value-type="string">
            <text:p>MB2_IN2_MHB2_OUT_B11_HG1_OPA_PS_LG3_HG1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485.9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 table:style-name="ce3" office:value-type="string" calcext:value-type="string">
            <text:p>MB2_IN3_MHB2_OUT_B39_HG1_OPA_PS_LG3_HG1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90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 table:style-name="ce8" office:value-type="string" calcext:value-type="string">
            <text:p>MB2_IN2_MHB3_OUT_B11_HG1_OPA_PS_LG3_HG1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485.9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 table:style-name="ce3" office:value-type="string" calcext:value-type="string">
            <text:p>HB1_IN1_MHB1_OUT_B41_HG1_OPA_PS_LG3_HG1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593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 table:style-name="ce3" office:value-type="string" calcext:value-type="string">
            <text:p>HB1_IN2_MHB1_OUT_B40_HG1_OPA_PS_LG3_HG1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 table:style-name="ce8" office:value-type="string" calcext:value-type="string">
            <text:p>HB1_IN2_MHB3_OUT_B40_HG1_OPA_PS_LG3_HG1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0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 table:style-name="ce3" office:value-type="string" calcext:value-type="string">
            <text:p>HB2_IN1_MHB2_OUT_B38_HG1_OPA_PS_LG3_HG1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59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 table:style-name="ce3" office:value-type="string" calcext:value-type="string">
            <text:p>HB2_IN2_MHB2_OUT_B30_HG1_OPA_PS_LG3_HG1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1023"/>
        </table:table-row>
        <table:table-row table:style-name="ro1">
          <table:table-cell table:style-name="ce8" office:value-type="string" calcext:value-type="string">
            <text:p>HB2_IN2_MHB3_OUT_B30_HG1_OPA_PS_LG3_HG1</text:p>
          </table:table-cell>
          <table:table-cell office:value-type="string" calcext:value-type="string">
            <text:p>Gain_HG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5e6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HG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LB1_IN1_LB_OUT_B5_HG1_OPA_PS_HG1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office:value-type="string" calcext:value-type="string">
            <text:p>881.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calcext:value-type="string">
            <text:p>LB1_IN2_LB_OUT_B28_HG1_OPA_PS_HG1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780.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LB1_IN3_LB_OUT_B8_HG1_OPA_PS_HG1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942.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LB1_IN4_LB_OUT_B13_HG1_OPA_PS_HG1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751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LB1_IN5_LB_OUT_B20_HG1_OPA_PS_HG1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806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B1_IN1_MHB1_OUT_B40_HG1_OPA_PS_HG1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0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B1_IN2_MHB1_OUT_B3_HG1_OPA_PS_HG1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842.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B1_IN3_MHB1_OUT_B1_HG1_OPA_PS_HG1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140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MB1_IN2_MHB3_OUT_B3_HG1_OPA_PS_HG1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842.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B2_IN1_MHB2_OUT_B2_HG1_OPA_PS_HG1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960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B2_IN2_MHB2_OUT_B11_HG1_OPA_PS_HG1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485.9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B2_IN3_MHB2_OUT_B39_HG1_OPA_PS_HG1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900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MB2_IN2_MHB3_OUT_B11_HG1_OPA_PS_HG1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1485.9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HB1_IN1_MHB1_OUT_B41_HG1_OPA_PS_HG1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593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HB1_IN2_MHB1_OUT_B40_HG1_OPA_PS_HG1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0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HB1_IN2_MHB3_OUT_B40_HG1_OPA_PS_HG1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0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HB2_IN1_MHB2_OUT_B38_HG1_OPA_PS_HG1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59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HB2_IN2_MHB2_OUT_B30_HG1_OPA_PS_HG1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HB2_IN2_MHB3_OUT_B30_HG1_OPA_PS_HG1_LG3</text:p>
          </table:table-cell>
          <table:table-cell office:value-type="string" calcext:value-type="string">
            <text:p>Gain_LG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ups.specs.RF.normal</text:p>
          </table:table-cell>
          <table:table-cell table:style-name="ce18" office:value-type="string" calcext:value-type="string">
            <text:p>2355e6</text:p>
          </table:table-cell>
          <table:table-cell/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LG3</text:p>
          </table:table-cell>
          <table:table-cell table:number-columns-repeated="1013"/>
        </table:table-row>
        <table:table-row table:style-name="ro1" table:number-rows-repeated="1046854">
          <table:table-cell table:number-columns-repeated="1024"/>
        </table:table-row>
        <table:table-row table:style-name="ro3" table:number-rows-repeated="10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R13dB" table:style-name="ta3">
        <table:table-column table:style-name="co22" table:number-columns-repeated="2" table:default-cell-style-name="ce2"/>
        <table:table-column table:style-name="co21" table:number-columns-repeated="2" table:default-cell-style-name="ce2"/>
        <table:table-column table:style-name="co5" table:number-columns-repeated="1020" table:default-cell-style-name="ce2"/>
        <table:table-row table:style-name="ro4">
          <table:table-cell table:style-name="ce1" office:value-type="string" calcext:value-type="string" table:number-columns-spanned="2" table:number-rows-spanned="1">
            <text:p>POR13dB</text:p>
          </table:table-cell>
          <table:covered-table-cell/>
          <table:table-cell table:number-columns-repeated="1022"/>
        </table:table-row>
        <table:table-row table:style-name="ro5"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Data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48</text:p>
          </table:table-cell>
          <table:table-cell table:style-name="ce19" office:value-type="string" calcext:value-type="string">
            <text:p>0x0F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49</text:p>
          </table:table-cell>
          <table:table-cell table:style-name="ce19" office:value-type="string" calcext:value-type="string">
            <text:p>0x08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4A</text:p>
          </table:table-cell>
          <table:table-cell table:style-name="ce19" office:value-type="string" calcext:value-type="string">
            <text:p>0x13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4B</text:p>
          </table:table-cell>
          <table:table-cell table:style-name="ce19" office:value-type="string" calcext:value-type="string">
            <text:p>0x39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4C</text:p>
          </table:table-cell>
          <table:table-cell table:style-name="ce19" office:value-type="string" calcext:value-type="string">
            <text:p>0x15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4D</text:p>
          </table:table-cell>
          <table:table-cell table:style-name="ce19" office:value-type="string" calcext:value-type="string">
            <text:p>0x14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4E</text:p>
          </table:table-cell>
          <table:table-cell table:style-name="ce19" office:value-type="string" calcext:value-type="string">
            <text:p>0x36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4F</text:p>
          </table:table-cell>
          <table:table-cell table:style-name="ce19" office:value-type="string" calcext:value-type="string">
            <text:p>0x37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70</text:p>
          </table:table-cell>
          <table:table-cell table:style-name="ce19" office:value-type="string" calcext:value-type="string">
            <text:p>0x0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71</text:p>
          </table:table-cell>
          <table:table-cell table:style-name="ce19" office:value-type="string" calcext:value-type="string">
            <text:p>0x0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72</text:p>
          </table:table-cell>
          <table:table-cell table:style-name="ce19" office:value-type="string" calcext:value-type="string">
            <text:p>0x0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73</text:p>
          </table:table-cell>
          <table:table-cell table:style-name="ce19" office:value-type="string" calcext:value-type="string">
            <text:p>0x0F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74</text:p>
          </table:table-cell>
          <table:table-cell table:style-name="ce19" office:value-type="string" calcext:value-type="string">
            <text:p>0xFE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75</text:p>
          </table:table-cell>
          <table:table-cell table:style-name="ce19" office:value-type="string" calcext:value-type="string">
            <text:p>0x84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76</text:p>
          </table:table-cell>
          <table:table-cell table:style-name="ce19" office:value-type="string" calcext:value-type="string">
            <text:p>0x08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77</text:p>
          </table:table-cell>
          <table:table-cell table:style-name="ce19" office:value-type="string" calcext:value-type="string">
            <text:p>0x52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78</text:p>
          </table:table-cell>
          <table:table-cell table:style-name="ce19" office:value-type="string" calcext:value-type="string">
            <text:p>0x1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79</text:p>
          </table:table-cell>
          <table:table-cell table:style-name="ce19" office:value-type="string" calcext:value-type="string">
            <text:p>0x0F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7A</text:p>
          </table:table-cell>
          <table:table-cell table:style-name="ce19" office:value-type="string" calcext:value-type="string">
            <text:p>0xFE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7B</text:p>
          </table:table-cell>
          <table:table-cell table:style-name="ce19" office:value-type="string" calcext:value-type="string">
            <text:p>0x9A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7C</text:p>
          </table:table-cell>
          <table:table-cell table:style-name="ce19" office:value-type="string" calcext:value-type="string">
            <text:p>0x0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7D</text:p>
          </table:table-cell>
          <table:table-cell table:style-name="ce19" office:value-type="string" calcext:value-type="string">
            <text:p>0x0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7E</text:p>
          </table:table-cell>
          <table:table-cell table:style-name="ce19" office:value-type="string" calcext:value-type="string">
            <text:p>0x0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80</text:p>
          </table:table-cell>
          <table:table-cell table:style-name="ce19" office:value-type="string" calcext:value-type="string">
            <text:p>0x0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81</text:p>
          </table:table-cell>
          <table:table-cell table:style-name="ce19" office:value-type="string" calcext:value-type="string">
            <text:p>0x0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82</text:p>
          </table:table-cell>
          <table:table-cell table:style-name="ce19" office:value-type="string" calcext:value-type="string">
            <text:p>0x0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83</text:p>
          </table:table-cell>
          <table:table-cell table:style-name="ce19" office:value-type="string" calcext:value-type="string">
            <text:p>0x0F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84</text:p>
          </table:table-cell>
          <table:table-cell table:style-name="ce19" office:value-type="string" calcext:value-type="string">
            <text:p>0xED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85</text:p>
          </table:table-cell>
          <table:table-cell table:style-name="ce19" office:value-type="string" calcext:value-type="string">
            <text:p>0xC8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86</text:p>
          </table:table-cell>
          <table:table-cell table:style-name="ce19" office:value-type="string" calcext:value-type="string">
            <text:p>0x0C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87</text:p>
          </table:table-cell>
          <table:table-cell table:style-name="ce19" office:value-type="string" calcext:value-type="string">
            <text:p>0x96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88</text:p>
          </table:table-cell>
          <table:table-cell table:style-name="ce19" office:value-type="string" calcext:value-type="string">
            <text:p>0x3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89</text:p>
          </table:table-cell>
          <table:table-cell table:style-name="ce19" office:value-type="string" calcext:value-type="string">
            <text:p>0x0E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8A</text:p>
          </table:table-cell>
          <table:table-cell table:style-name="ce19" office:value-type="string" calcext:value-type="string">
            <text:p>0xEE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8B</text:p>
          </table:table-cell>
          <table:table-cell table:style-name="ce19" office:value-type="string" calcext:value-type="string">
            <text:p>0x66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90</text:p>
          </table:table-cell>
          <table:table-cell table:style-name="ce19" office:value-type="string" calcext:value-type="string">
            <text:p>0x11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91</text:p>
          </table:table-cell>
          <table:table-cell table:style-name="ce19" office:value-type="string" calcext:value-type="string">
            <text:p>0x11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92</text:p>
          </table:table-cell>
          <table:table-cell table:style-name="ce19" office:value-type="string" calcext:value-type="string">
            <text:p>0x1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93</text:p>
          </table:table-cell>
          <table:table-cell table:style-name="ce19" office:value-type="string" calcext:value-type="string">
            <text:p>0xF9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94</text:p>
          </table:table-cell>
          <table:table-cell table:style-name="ce19" office:value-type="string" calcext:value-type="string">
            <text:p>0x87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95</text:p>
          </table:table-cell>
          <table:table-cell table:style-name="ce19" office:value-type="string" calcext:value-type="string">
            <text:p>0x4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96</text:p>
          </table:table-cell>
          <table:table-cell table:style-name="ce19" office:value-type="string" calcext:value-type="string">
            <text:p>0x41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97</text:p>
          </table:table-cell>
          <table:table-cell table:style-name="ce19" office:value-type="string" calcext:value-type="string">
            <text:p>0x0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98</text:p>
          </table:table-cell>
          <table:table-cell table:style-name="ce19" office:value-type="string" calcext:value-type="string">
            <text:p>0x0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99</text:p>
          </table:table-cell>
          <table:table-cell table:style-name="ce19" office:value-type="string" calcext:value-type="string">
            <text:p>0xFE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9A</text:p>
          </table:table-cell>
          <table:table-cell table:style-name="ce19" office:value-type="string" calcext:value-type="string">
            <text:p>0xEE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9B</text:p>
          </table:table-cell>
          <table:table-cell table:style-name="ce19" office:value-type="string" calcext:value-type="string">
            <text:p>0xC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A0</text:p>
          </table:table-cell>
          <table:table-cell table:style-name="ce19" office:value-type="string" calcext:value-type="string">
            <text:p>0x0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A1</text:p>
          </table:table-cell>
          <table:table-cell table:style-name="ce19" office:value-type="string" calcext:value-type="string">
            <text:p>0x0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A2</text:p>
          </table:table-cell>
          <table:table-cell table:style-name="ce19" office:value-type="string" calcext:value-type="string">
            <text:p>0x0F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A3</text:p>
          </table:table-cell>
          <table:table-cell table:style-name="ce19" office:value-type="string" calcext:value-type="string">
            <text:p>0x9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A4</text:p>
          </table:table-cell>
          <table:table-cell table:style-name="ce19" office:value-type="string" calcext:value-type="string">
            <text:p>0x0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A5</text:p>
          </table:table-cell>
          <table:table-cell table:style-name="ce19" office:value-type="string" calcext:value-type="string">
            <text:p>0x0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A6</text:p>
          </table:table-cell>
          <table:table-cell table:style-name="ce19" office:value-type="string" calcext:value-type="string">
            <text:p>0x0F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A7</text:p>
          </table:table-cell>
          <table:table-cell table:style-name="ce19" office:value-type="string" calcext:value-type="string">
            <text:p>0xC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B0</text:p>
          </table:table-cell>
          <table:table-cell table:style-name="ce19" office:value-type="string" calcext:value-type="string">
            <text:p>0x0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B1</text:p>
          </table:table-cell>
          <table:table-cell table:style-name="ce19" office:value-type="string" calcext:value-type="string">
            <text:p>0x0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B2</text:p>
          </table:table-cell>
          <table:table-cell table:style-name="ce19" office:value-type="string" calcext:value-type="string">
            <text:p>0x0D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B3</text:p>
          </table:table-cell>
          <table:table-cell table:style-name="ce19" office:value-type="string" calcext:value-type="string">
            <text:p>0x68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B4</text:p>
          </table:table-cell>
          <table:table-cell table:style-name="ce19" office:value-type="string" calcext:value-type="string">
            <text:p>0x05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B5</text:p>
          </table:table-cell>
          <table:table-cell table:style-name="ce19" office:value-type="string" calcext:value-type="string">
            <text:p>0x1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B6</text:p>
          </table:table-cell>
          <table:table-cell table:style-name="ce19" office:value-type="string" calcext:value-type="string">
            <text:p>0x0D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B7</text:p>
          </table:table-cell>
          <table:table-cell table:style-name="ce19" office:value-type="string" calcext:value-type="string">
            <text:p>0x60</text:p>
          </table:table-cell>
          <table:table-cell table:style-name="Default" table:number-columns-repeated="2"/>
          <table:table-cell table:number-columns-repeated="1020"/>
        </table:table-row>
        <table:table-row table:style-name="ro6" table:number-rows-repeated="7">
          <table:table-cell table:style-name="ce4" table:number-columns-repeated="2"/>
          <table:table-cell table:number-columns-repeated="1022"/>
        </table:table-row>
        <table:table-row table:style-name="ro6" table:number-rows-repeated="10485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OR15dB" table:style-name="ta3">
        <table:table-column table:style-name="co22" table:number-columns-repeated="2" table:default-cell-style-name="ce2"/>
        <table:table-column table:style-name="co21" table:number-columns-repeated="9" table:default-cell-style-name="ce2"/>
        <table:table-column table:style-name="co5" table:number-columns-repeated="1013" table:default-cell-style-name="ce2"/>
        <table:table-row table:style-name="ro4">
          <table:table-cell table:style-name="ce1" office:value-type="string" calcext:value-type="string" table:number-columns-spanned="2" table:number-rows-spanned="1">
            <text:p>POR15dBV1.1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POR15dBV1.0</text:p>
          </table:table-cell>
          <table:covered-table-cell/>
          <table:table-cell table:number-columns-repeated="4"/>
          <table:table-cell table:style-name="ce1" office:value-type="string" calcext:value-type="string" table:number-columns-spanned="2" table:number-rows-spanned="1">
            <text:p>POR15dBV1.1</text:p>
          </table:table-cell>
          <table:covered-table-cell/>
          <table:table-cell table:number-columns-repeated="1012"/>
        </table:table-row>
        <table:table-row table:style-name="ro5"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Data</text:p>
          </table:table-cell>
          <table:table-cell table:number-columns-repeated="2"/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Data</text:p>
          </table:table-cell>
          <table:table-cell table:number-columns-repeated="4"/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x48</text:p>
          </table:table-cell>
          <table:table-cell office:value-type="string" calcext:value-type="string">
            <text:p>0x0F</text:p>
          </table:table-cell>
          <table:table-cell table:style-name="ce9" table:number-columns-repeated="2"/>
          <table:table-cell office:value-type="string" calcext:value-type="string">
            <text:p>0x48</text:p>
          </table:table-cell>
          <table:table-cell office:value-type="string" calcext:value-type="string">
            <text:p>0x0F</text:p>
          </table:table-cell>
          <table:table-cell/>
          <table:table-cell table:style-name="Default" table:number-columns-repeated="2"/>
          <table:table-cell/>
          <table:table-cell table:style-name="ce19" office:value-type="string" calcext:value-type="string">
            <text:p>0x48</text:p>
          </table:table-cell>
          <table:table-cell table:style-name="ce19" office:value-type="string" calcext:value-type="string">
            <text:p>0x0F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x49</text:p>
          </table:table-cell>
          <table:table-cell office:value-type="string" calcext:value-type="string">
            <text:p>0x08</text:p>
          </table:table-cell>
          <table:table-cell table:style-name="ce9" table:number-columns-repeated="2"/>
          <table:table-cell office:value-type="string" calcext:value-type="string">
            <text:p>0x49</text:p>
          </table:table-cell>
          <table:table-cell office:value-type="string" calcext:value-type="string">
            <text:p>0x08</text:p>
          </table:table-cell>
          <table:table-cell/>
          <table:table-cell table:style-name="Default" table:number-columns-repeated="2"/>
          <table:table-cell/>
          <table:table-cell table:style-name="ce19" office:value-type="string" calcext:value-type="string">
            <text:p>0x49</text:p>
          </table:table-cell>
          <table:table-cell table:style-name="ce19" office:value-type="string" calcext:value-type="string">
            <text:p>0x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4A</text:p>
          </table:table-cell>
          <table:table-cell table:style-name="ce21" office:value-type="string" calcext:value-type="string">
            <text:p>0x03</text:p>
          </table:table-cell>
          <table:table-cell table:style-name="Default"/>
          <table:table-cell table:style-name="ce9"/>
          <table:table-cell office:value-type="string" calcext:value-type="string">
            <text:p>0x4A</text:p>
          </table:table-cell>
          <table:table-cell office:value-type="string" calcext:value-type="string">
            <text:p>0x03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4A</text:p>
          </table:table-cell>
          <table:table-cell table:style-name="ce22" office:value-type="string" calcext:value-type="string">
            <text:p>0x03</text:p>
          </table:table-cell>
          <table:table-cell office:value-type="string" calcext:value-type="string">
            <text:p>0x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0x09</text:p>
          </table:table-cell>
          <table:table-cell table:style-name="Default"/>
          <table:table-cell table:style-name="ce9"/>
          <table:table-cell office:value-type="string" calcext:value-type="string">
            <text:p>0x4B</text:p>
          </table:table-cell>
          <table:table-cell office:value-type="string" calcext:value-type="string">
            <text:p>0x09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4B</text:p>
          </table:table-cell>
          <table:table-cell table:style-name="ce22" office:value-type="string" calcext:value-type="string">
            <text:p>0x09</text:p>
          </table:table-cell>
          <table:table-cell office:value-type="string" calcext:value-type="string">
            <text:p>0x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4C</text:p>
          </table:table-cell>
          <table:table-cell table:style-name="ce21" office:value-type="string" calcext:value-type="string">
            <text:p>0x05</text:p>
          </table:table-cell>
          <table:table-cell table:style-name="Default"/>
          <table:table-cell table:style-name="ce9"/>
          <table:table-cell office:value-type="string" calcext:value-type="string">
            <text:p>0x4C</text:p>
          </table:table-cell>
          <table:table-cell office:value-type="string" calcext:value-type="string">
            <text:p>0x05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4C</text:p>
          </table:table-cell>
          <table:table-cell table:style-name="ce22" office:value-type="string" calcext:value-type="string">
            <text:p>0x05</text:p>
          </table:table-cell>
          <table:table-cell office:value-type="string" calcext:value-type="string">
            <text:p>0x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4D</text:p>
          </table:table-cell>
          <table:table-cell table:style-name="ce21" office:value-type="string" calcext:value-type="string">
            <text:p>0x04</text:p>
          </table:table-cell>
          <table:table-cell table:style-name="Default"/>
          <table:table-cell table:style-name="ce9"/>
          <table:table-cell office:value-type="string" calcext:value-type="string">
            <text:p>0x4D</text:p>
          </table:table-cell>
          <table:table-cell office:value-type="string" calcext:value-type="string">
            <text:p>0x04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4D</text:p>
          </table:table-cell>
          <table:table-cell table:style-name="ce22" office:value-type="string" calcext:value-type="string">
            <text:p>0x04</text:p>
          </table:table-cell>
          <table:table-cell office:value-type="string" calcext:value-type="string">
            <text:p>0x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4E</text:p>
          </table:table-cell>
          <table:table-cell table:style-name="ce21" office:value-type="string" calcext:value-type="string">
            <text:p>0x06</text:p>
          </table:table-cell>
          <table:table-cell table:style-name="Default"/>
          <table:table-cell table:style-name="ce9"/>
          <table:table-cell office:value-type="string" calcext:value-type="string">
            <text:p>0x4E</text:p>
          </table:table-cell>
          <table:table-cell office:value-type="string" calcext:value-type="string">
            <text:p>0x06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4E</text:p>
          </table:table-cell>
          <table:table-cell table:style-name="ce22" office:value-type="string" calcext:value-type="string">
            <text:p>0x06</text:p>
          </table:table-cell>
          <table:table-cell office:value-type="string" calcext:value-type="string">
            <text:p>0x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4F</text:p>
          </table:table-cell>
          <table:table-cell table:style-name="ce21" office:value-type="string" calcext:value-type="string">
            <text:p>0x07</text:p>
          </table:table-cell>
          <table:table-cell table:style-name="Default"/>
          <table:table-cell table:style-name="ce9"/>
          <table:table-cell office:value-type="string" calcext:value-type="string">
            <text:p>0x4F</text:p>
          </table:table-cell>
          <table:table-cell office:value-type="string" calcext:value-type="string">
            <text:p>0x07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4F</text:p>
          </table:table-cell>
          <table:table-cell table:style-name="ce22" office:value-type="string" calcext:value-type="string">
            <text:p>0x07</text:p>
          </table:table-cell>
          <table:table-cell office:value-type="string" calcext:value-type="string">
            <text:p>0x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70</text:p>
          </table:table-cell>
          <table:table-cell office:value-type="string" calcext:value-type="string">
            <text:p>0x00</text:p>
          </table:table-cell>
          <table:table-cell table:style-name="ce9" table:number-columns-repeated="2"/>
          <table:table-cell office:value-type="string" calcext:value-type="string">
            <text:p>0x70</text:p>
          </table:table-cell>
          <table:table-cell office:value-type="string" calcext:value-type="string">
            <text:p>0x00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70</text:p>
          </table:table-cell>
          <table:table-cell table:style-name="ce22" office:value-type="string" calcext:value-type="string">
            <text:p>0x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1</text:p>
          </table:table-cell>
          <table:table-cell office:value-type="string" calcext:value-type="string">
            <text:p>0x00</text:p>
          </table:table-cell>
          <table:table-cell table:style-name="ce9" table:number-columns-repeated="2"/>
          <table:table-cell office:value-type="string" calcext:value-type="string">
            <text:p>0x71</text:p>
          </table:table-cell>
          <table:table-cell office:value-type="string" calcext:value-type="string">
            <text:p>0x00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71</text:p>
          </table:table-cell>
          <table:table-cell table:style-name="ce22" office:value-type="string" calcext:value-type="string">
            <text:p>0x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2</text:p>
          </table:table-cell>
          <table:table-cell office:value-type="string" calcext:value-type="string">
            <text:p>0x00</text:p>
          </table:table-cell>
          <table:table-cell table:style-name="ce9" table:number-columns-repeated="2"/>
          <table:table-cell office:value-type="string" calcext:value-type="string">
            <text:p>0x72</text:p>
          </table:table-cell>
          <table:table-cell office:value-type="string" calcext:value-type="string">
            <text:p>0x00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72</text:p>
          </table:table-cell>
          <table:table-cell table:style-name="ce22" office:value-type="string" calcext:value-type="string">
            <text:p>0x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3</text:p>
          </table:table-cell>
          <table:table-cell office:value-type="string" calcext:value-type="string">
            <text:p>0x0E</text:p>
          </table:table-cell>
          <table:table-cell table:style-name="ce9" table:number-columns-repeated="2"/>
          <table:table-cell office:value-type="string" calcext:value-type="string">
            <text:p>0x73</text:p>
          </table:table-cell>
          <table:table-cell office:value-type="string" calcext:value-type="string">
            <text:p>0x0E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73</text:p>
          </table:table-cell>
          <table:table-cell table:style-name="ce22" office:value-type="string" calcext:value-type="string">
            <text:p>0x0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4</text:p>
          </table:table-cell>
          <table:table-cell office:value-type="string" calcext:value-type="string">
            <text:p>0x68</text:p>
          </table:table-cell>
          <table:table-cell table:style-name="ce9" table:number-columns-repeated="2"/>
          <table:table-cell office:value-type="string" calcext:value-type="string">
            <text:p>0x74</text:p>
          </table:table-cell>
          <table:table-cell office:value-type="string" calcext:value-type="string">
            <text:p>0x68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74</text:p>
          </table:table-cell>
          <table:table-cell table:style-name="ce22" office:value-type="string" calcext:value-type="string">
            <text:p>0x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5</text:p>
          </table:table-cell>
          <table:table-cell office:value-type="string" calcext:value-type="string">
            <text:p>0x20</text:p>
          </table:table-cell>
          <table:table-cell table:style-name="ce9" table:number-columns-repeated="2"/>
          <table:table-cell office:value-type="string" calcext:value-type="string">
            <text:p>0x75</text:p>
          </table:table-cell>
          <table:table-cell office:value-type="string" calcext:value-type="string">
            <text:p>0x20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75</text:p>
          </table:table-cell>
          <table:table-cell table:style-name="ce22" office:value-type="string" calcext:value-type="string">
            <text:p>0x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6</text:p>
          </table:table-cell>
          <table:table-cell office:value-type="string" calcext:value-type="string">
            <text:p>0x08</text:p>
          </table:table-cell>
          <table:table-cell table:style-name="ce9" table:number-columns-repeated="2"/>
          <table:table-cell office:value-type="string" calcext:value-type="string">
            <text:p>0x76</text:p>
          </table:table-cell>
          <table:table-cell office:value-type="string" calcext:value-type="string">
            <text:p>0x08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76</text:p>
          </table:table-cell>
          <table:table-cell table:style-name="ce22" office:value-type="string" calcext:value-type="string">
            <text:p>0x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7</text:p>
          </table:table-cell>
          <table:table-cell office:value-type="string" calcext:value-type="string">
            <text:p>0x85</text:p>
          </table:table-cell>
          <table:table-cell table:style-name="ce9" table:number-columns-repeated="2"/>
          <table:table-cell office:value-type="string" calcext:value-type="string">
            <text:p>0x77</text:p>
          </table:table-cell>
          <table:table-cell office:value-type="string" calcext:value-type="string">
            <text:p>0x85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77</text:p>
          </table:table-cell>
          <table:table-cell table:style-name="ce22" office:value-type="string" calcext:value-type="string">
            <text:p>0x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8</text:p>
          </table:table-cell>
          <table:table-cell office:value-type="string" calcext:value-type="string">
            <text:p>0x30</text:p>
          </table:table-cell>
          <table:table-cell table:style-name="ce9" table:number-columns-repeated="2"/>
          <table:table-cell office:value-type="string" calcext:value-type="string">
            <text:p>0x78</text:p>
          </table:table-cell>
          <table:table-cell office:value-type="string" calcext:value-type="string">
            <text:p>0x30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78</text:p>
          </table:table-cell>
          <table:table-cell table:style-name="ce22" office:value-type="string" calcext:value-type="string">
            <text:p>0x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9</text:p>
          </table:table-cell>
          <table:table-cell office:value-type="string" calcext:value-type="string">
            <text:p>0x09</text:p>
          </table:table-cell>
          <table:table-cell table:style-name="ce9" table:number-columns-repeated="2"/>
          <table:table-cell office:value-type="string" calcext:value-type="string">
            <text:p>0x79</text:p>
          </table:table-cell>
          <table:table-cell office:value-type="string" calcext:value-type="string">
            <text:p>0x05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79</text:p>
          </table:table-cell>
          <table:table-cell table:style-name="ce22" office:value-type="string" calcext:value-type="string">
            <text:p>0x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A</text:p>
          </table:table-cell>
          <table:table-cell office:value-type="string" calcext:value-type="string">
            <text:p>0x76</text:p>
          </table:table-cell>
          <table:table-cell table:style-name="ce9" table:number-columns-repeated="2"/>
          <table:table-cell office:value-type="string" calcext:value-type="string">
            <text:p>0x7A</text:p>
          </table:table-cell>
          <table:table-cell office:value-type="string" calcext:value-type="string">
            <text:p>0x44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7A</text:p>
          </table:table-cell>
          <table:table-cell table:style-name="ce22" office:value-type="string" calcext:value-type="string">
            <text:p>0x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B</text:p>
          </table:table-cell>
          <table:table-cell office:value-type="string" calcext:value-type="string">
            <text:p>0x45</text:p>
          </table:table-cell>
          <table:table-cell table:style-name="ce9" table:number-columns-repeated="2"/>
          <table:table-cell office:value-type="string" calcext:value-type="string">
            <text:p>0x7B</text:p>
          </table:table-cell>
          <table:table-cell office:value-type="string" calcext:value-type="string">
            <text:p>0x43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7B</text:p>
          </table:table-cell>
          <table:table-cell table:style-name="ce22" office:value-type="string" calcext:value-type="string">
            <text:p>0x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C</text:p>
          </table:table-cell>
          <table:table-cell office:value-type="string" calcext:value-type="string">
            <text:p>0x00</text:p>
          </table:table-cell>
          <table:table-cell table:style-name="ce9" table:number-columns-repeated="2"/>
          <table:table-cell office:value-type="string" calcext:value-type="string">
            <text:p>0x7C</text:p>
          </table:table-cell>
          <table:table-cell office:value-type="string" calcext:value-type="string">
            <text:p>0x00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7C</text:p>
          </table:table-cell>
          <table:table-cell table:style-name="ce22" office:value-type="string" calcext:value-type="string">
            <text:p>0x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D</text:p>
          </table:table-cell>
          <table:table-cell office:value-type="string" calcext:value-type="string">
            <text:p>0x00</text:p>
          </table:table-cell>
          <table:table-cell table:style-name="ce9" table:number-columns-repeated="2"/>
          <table:table-cell office:value-type="string" calcext:value-type="string">
            <text:p>0x7D</text:p>
          </table:table-cell>
          <table:table-cell office:value-type="string" calcext:value-type="string">
            <text:p>0x00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7D</text:p>
          </table:table-cell>
          <table:table-cell table:style-name="ce22" office:value-type="string" calcext:value-type="string">
            <text:p>0x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E</text:p>
          </table:table-cell>
          <table:table-cell office:value-type="string" calcext:value-type="string">
            <text:p>0x00</text:p>
          </table:table-cell>
          <table:table-cell table:style-name="ce9" table:number-columns-repeated="2"/>
          <table:table-cell office:value-type="string" calcext:value-type="string">
            <text:p>0x7E</text:p>
          </table:table-cell>
          <table:table-cell office:value-type="string" calcext:value-type="string">
            <text:p>0x00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7E</text:p>
          </table:table-cell>
          <table:table-cell table:style-name="ce22" office:value-type="string" calcext:value-type="string">
            <text:p>0x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0x00</text:p>
          </table:table-cell>
          <table:table-cell table:style-name="ce9" table:number-columns-repeated="2"/>
          <table:table-cell office:value-type="string" calcext:value-type="string">
            <text:p>0x80</text:p>
          </table:table-cell>
          <table:table-cell office:value-type="string" calcext:value-type="string">
            <text:p>0x00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80</text:p>
          </table:table-cell>
          <table:table-cell table:style-name="ce22" office:value-type="string" calcext:value-type="string">
            <text:p>0x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81</text:p>
          </table:table-cell>
          <table:table-cell office:value-type="string" calcext:value-type="string">
            <text:p>0x00</text:p>
          </table:table-cell>
          <table:table-cell table:style-name="ce9" table:number-columns-repeated="2"/>
          <table:table-cell office:value-type="string" calcext:value-type="string">
            <text:p>0x81</text:p>
          </table:table-cell>
          <table:table-cell office:value-type="string" calcext:value-type="string">
            <text:p>0x00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81</text:p>
          </table:table-cell>
          <table:table-cell table:style-name="ce22" office:value-type="string" calcext:value-type="string">
            <text:p>0x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82</text:p>
          </table:table-cell>
          <table:table-cell office:value-type="string" calcext:value-type="string">
            <text:p>0x00</text:p>
          </table:table-cell>
          <table:table-cell table:style-name="ce9" table:number-columns-repeated="2"/>
          <table:table-cell office:value-type="string" calcext:value-type="string">
            <text:p>0x82</text:p>
          </table:table-cell>
          <table:table-cell office:value-type="string" calcext:value-type="string">
            <text:p>0x00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82</text:p>
          </table:table-cell>
          <table:table-cell table:style-name="ce22" office:value-type="string" calcext:value-type="string">
            <text:p>0x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83</text:p>
          </table:table-cell>
          <table:table-cell office:value-type="string" calcext:value-type="string">
            <text:p>0x0F</text:p>
          </table:table-cell>
          <table:table-cell table:style-name="ce9" table:number-columns-repeated="2"/>
          <table:table-cell office:value-type="string" calcext:value-type="string">
            <text:p>0x83</text:p>
          </table:table-cell>
          <table:table-cell office:value-type="string" calcext:value-type="string">
            <text:p>0x0F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83</text:p>
          </table:table-cell>
          <table:table-cell table:style-name="ce22" office:value-type="string" calcext:value-type="string">
            <text:p>0x0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84</text:p>
          </table:table-cell>
          <table:table-cell office:value-type="string" calcext:value-type="string">
            <text:p>0xDC</text:p>
          </table:table-cell>
          <table:table-cell table:style-name="ce9" table:number-columns-repeated="2"/>
          <table:table-cell office:value-type="string" calcext:value-type="string">
            <text:p>0x84</text:p>
          </table:table-cell>
          <table:table-cell office:value-type="string" calcext:value-type="string">
            <text:p>0xDC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84</text:p>
          </table:table-cell>
          <table:table-cell table:style-name="ce22" office:value-type="string" calcext:value-type="string">
            <text:p>0xD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85</text:p>
          </table:table-cell>
          <table:table-cell office:value-type="string" calcext:value-type="string">
            <text:p>0x83</text:p>
          </table:table-cell>
          <table:table-cell table:style-name="ce9" table:number-columns-repeated="2"/>
          <table:table-cell office:value-type="string" calcext:value-type="string">
            <text:p>0x85</text:p>
          </table:table-cell>
          <table:table-cell office:value-type="string" calcext:value-type="string">
            <text:p>0x83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85</text:p>
          </table:table-cell>
          <table:table-cell table:style-name="ce22" office:value-type="string" calcext:value-type="string">
            <text:p>0x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86</text:p>
          </table:table-cell>
          <table:table-cell office:value-type="string" calcext:value-type="string">
            <text:p>0x0C</text:p>
          </table:table-cell>
          <table:table-cell table:style-name="ce9" table:number-columns-repeated="2"/>
          <table:table-cell office:value-type="string" calcext:value-type="string">
            <text:p>0x86</text:p>
          </table:table-cell>
          <table:table-cell office:value-type="string" calcext:value-type="string">
            <text:p>0x0C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86</text:p>
          </table:table-cell>
          <table:table-cell table:style-name="ce22" office:value-type="string" calcext:value-type="string">
            <text:p>0x0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87</text:p>
          </table:table-cell>
          <table:table-cell office:value-type="string" calcext:value-type="string">
            <text:p>0x97</text:p>
          </table:table-cell>
          <table:table-cell table:style-name="ce9" table:number-columns-repeated="2"/>
          <table:table-cell office:value-type="string" calcext:value-type="string">
            <text:p>0x87</text:p>
          </table:table-cell>
          <table:table-cell office:value-type="string" calcext:value-type="string">
            <text:p>0x97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87</text:p>
          </table:table-cell>
          <table:table-cell table:style-name="ce22" office:value-type="string" calcext:value-type="string">
            <text:p>0x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88</text:p>
          </table:table-cell>
          <table:table-cell office:value-type="string" calcext:value-type="string">
            <text:p>0x41</text:p>
          </table:table-cell>
          <table:table-cell table:style-name="ce9" table:number-columns-repeated="2"/>
          <table:table-cell office:value-type="string" calcext:value-type="string">
            <text:p>0x88</text:p>
          </table:table-cell>
          <table:table-cell office:value-type="string" calcext:value-type="string">
            <text:p>0x41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88</text:p>
          </table:table-cell>
          <table:table-cell table:style-name="ce22" office:value-type="string" calcext:value-type="string">
            <text:p>0x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89</text:p>
          </table:table-cell>
          <table:table-cell office:value-type="string" calcext:value-type="string">
            <text:p>0x04</text:p>
          </table:table-cell>
          <table:table-cell table:style-name="ce9" table:number-columns-repeated="2"/>
          <table:table-cell office:value-type="string" calcext:value-type="string">
            <text:p>0x89</text:p>
          </table:table-cell>
          <table:table-cell office:value-type="string" calcext:value-type="string">
            <text:p>0x04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89</text:p>
          </table:table-cell>
          <table:table-cell table:style-name="ce22" office:value-type="string" calcext:value-type="string">
            <text:p>0x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8A</text:p>
          </table:table-cell>
          <table:table-cell office:value-type="string" calcext:value-type="string">
            <text:p>0x44</text:p>
          </table:table-cell>
          <table:table-cell table:style-name="ce9" table:number-columns-repeated="2"/>
          <table:table-cell office:value-type="string" calcext:value-type="string">
            <text:p>0x8A</text:p>
          </table:table-cell>
          <table:table-cell office:value-type="string" calcext:value-type="string">
            <text:p>0x44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8A</text:p>
          </table:table-cell>
          <table:table-cell table:style-name="ce22" office:value-type="string" calcext:value-type="string">
            <text:p>0x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8B</text:p>
          </table:table-cell>
          <table:table-cell office:value-type="string" calcext:value-type="string">
            <text:p>0x12</text:p>
          </table:table-cell>
          <table:table-cell table:style-name="ce9" table:number-columns-repeated="2"/>
          <table:table-cell office:value-type="string" calcext:value-type="string">
            <text:p>0x8B</text:p>
          </table:table-cell>
          <table:table-cell office:value-type="string" calcext:value-type="string">
            <text:p>0x12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8B</text:p>
          </table:table-cell>
          <table:table-cell table:style-name="ce22" office:value-type="string" calcext:value-type="string">
            <text:p>0x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90</text:p>
          </table:table-cell>
          <table:table-cell office:value-type="string" calcext:value-type="string">
            <text:p>0x11</text:p>
          </table:table-cell>
          <table:table-cell table:style-name="ce9" table:number-columns-repeated="2"/>
          <table:table-cell office:value-type="string" calcext:value-type="string">
            <text:p>0x90</text:p>
          </table:table-cell>
          <table:table-cell office:value-type="string" calcext:value-type="string">
            <text:p>0x11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90</text:p>
          </table:table-cell>
          <table:table-cell table:style-name="ce22" office:value-type="string" calcext:value-type="string">
            <text:p>0x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91</text:p>
          </table:table-cell>
          <table:table-cell office:value-type="string" calcext:value-type="string">
            <text:p>0x11</text:p>
          </table:table-cell>
          <table:table-cell table:style-name="ce9" table:number-columns-repeated="2"/>
          <table:table-cell office:value-type="string" calcext:value-type="string">
            <text:p>0x91</text:p>
          </table:table-cell>
          <table:table-cell office:value-type="string" calcext:value-type="string">
            <text:p>0x11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91</text:p>
          </table:table-cell>
          <table:table-cell table:style-name="ce22" office:value-type="string" calcext:value-type="string">
            <text:p>0x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92</text:p>
          </table:table-cell>
          <table:table-cell office:value-type="string" calcext:value-type="string">
            <text:p>0x10</text:p>
          </table:table-cell>
          <table:table-cell table:style-name="ce9" table:number-columns-repeated="2"/>
          <table:table-cell office:value-type="string" calcext:value-type="string">
            <text:p>0x92</text:p>
          </table:table-cell>
          <table:table-cell office:value-type="string" calcext:value-type="string">
            <text:p>0x10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92</text:p>
          </table:table-cell>
          <table:table-cell table:style-name="ce22" office:value-type="string" calcext:value-type="string">
            <text:p>0x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93</text:p>
          </table:table-cell>
          <table:table-cell office:value-type="string" calcext:value-type="string">
            <text:p>0xE7</text:p>
          </table:table-cell>
          <table:table-cell table:style-name="ce9" table:number-columns-repeated="2"/>
          <table:table-cell office:value-type="string" calcext:value-type="string">
            <text:p>0x93</text:p>
          </table:table-cell>
          <table:table-cell office:value-type="string" calcext:value-type="string">
            <text:p>0xE7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93</text:p>
          </table:table-cell>
          <table:table-cell table:style-name="ce22" office:value-type="string" calcext:value-type="string">
            <text:p>0xE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94</text:p>
          </table:table-cell>
          <table:table-cell office:value-type="string" calcext:value-type="string">
            <text:p>0x65</text:p>
          </table:table-cell>
          <table:table-cell table:style-name="ce9" table:number-columns-repeated="2"/>
          <table:table-cell office:value-type="string" calcext:value-type="string">
            <text:p>0x94</text:p>
          </table:table-cell>
          <table:table-cell office:value-type="string" calcext:value-type="string">
            <text:p>0x65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94</text:p>
          </table:table-cell>
          <table:table-cell table:style-name="ce22" office:value-type="string" calcext:value-type="string">
            <text:p>0x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95</text:p>
          </table:table-cell>
          <table:table-cell office:value-type="string" calcext:value-type="string">
            <text:p>0x30</text:p>
          </table:table-cell>
          <table:table-cell table:style-name="ce9" table:number-columns-repeated="2"/>
          <table:table-cell office:value-type="string" calcext:value-type="string">
            <text:p>0x95</text:p>
          </table:table-cell>
          <table:table-cell office:value-type="string" calcext:value-type="string">
            <text:p>0x30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95</text:p>
          </table:table-cell>
          <table:table-cell table:style-name="ce22" office:value-type="string" calcext:value-type="string">
            <text:p>0x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96</text:p>
          </table:table-cell>
          <table:table-cell office:value-type="string" calcext:value-type="string">
            <text:p>0x84</text:p>
          </table:table-cell>
          <table:table-cell table:style-name="ce9" table:number-columns-repeated="2"/>
          <table:table-cell office:value-type="string" calcext:value-type="string">
            <text:p>0x96</text:p>
          </table:table-cell>
          <table:table-cell office:value-type="string" calcext:value-type="string">
            <text:p>0x84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96</text:p>
          </table:table-cell>
          <table:table-cell table:style-name="ce22" office:value-type="string" calcext:value-type="string">
            <text:p>0x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97</text:p>
          </table:table-cell>
          <table:table-cell office:value-type="string" calcext:value-type="string">
            <text:p>0x32</text:p>
          </table:table-cell>
          <table:table-cell table:style-name="ce9" table:number-columns-repeated="2"/>
          <table:table-cell office:value-type="string" calcext:value-type="string">
            <text:p>0x97</text:p>
          </table:table-cell>
          <table:table-cell office:value-type="string" calcext:value-type="string">
            <text:p>0x32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97</text:p>
          </table:table-cell>
          <table:table-cell table:style-name="ce22" office:value-type="string" calcext:value-type="string">
            <text:p>0x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98</text:p>
          </table:table-cell>
          <table:table-cell office:value-type="string" calcext:value-type="string">
            <text:p>0x00</text:p>
          </table:table-cell>
          <table:table-cell table:style-name="ce9" table:number-columns-repeated="2"/>
          <table:table-cell office:value-type="string" calcext:value-type="string">
            <text:p>0x98</text:p>
          </table:table-cell>
          <table:table-cell office:value-type="string" calcext:value-type="string">
            <text:p>0x00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98</text:p>
          </table:table-cell>
          <table:table-cell table:style-name="ce22" office:value-type="string" calcext:value-type="string">
            <text:p>0x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99</text:p>
          </table:table-cell>
          <table:table-cell office:value-type="string" calcext:value-type="string">
            <text:p>0x55</text:p>
          </table:table-cell>
          <table:table-cell table:style-name="ce9" table:number-columns-repeated="2"/>
          <table:table-cell office:value-type="string" calcext:value-type="string">
            <text:p>0x99</text:p>
          </table:table-cell>
          <table:table-cell office:value-type="string" calcext:value-type="string">
            <text:p>0x55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99</text:p>
          </table:table-cell>
          <table:table-cell table:style-name="ce22" office:value-type="string" calcext:value-type="string">
            <text:p>0x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9A</text:p>
          </table:table-cell>
          <table:table-cell office:value-type="string" calcext:value-type="string">
            <text:p>0x55</text:p>
          </table:table-cell>
          <table:table-cell table:style-name="ce9" table:number-columns-repeated="2"/>
          <table:table-cell office:value-type="string" calcext:value-type="string">
            <text:p>0x9A</text:p>
          </table:table-cell>
          <table:table-cell office:value-type="string" calcext:value-type="string">
            <text:p>0x55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9A</text:p>
          </table:table-cell>
          <table:table-cell table:style-name="ce22" office:value-type="string" calcext:value-type="string">
            <text:p>0x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9B</text:p>
          </table:table-cell>
          <table:table-cell office:value-type="string" calcext:value-type="string">
            <text:p>0x30</text:p>
          </table:table-cell>
          <table:table-cell table:style-name="ce9" table:number-columns-repeated="2"/>
          <table:table-cell office:value-type="string" calcext:value-type="string">
            <text:p>0x9B</text:p>
          </table:table-cell>
          <table:table-cell office:value-type="string" calcext:value-type="string">
            <text:p>0x30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9B</text:p>
          </table:table-cell>
          <table:table-cell table:style-name="ce22" office:value-type="string" calcext:value-type="string">
            <text:p>0x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A0</text:p>
          </table:table-cell>
          <table:table-cell office:value-type="string" calcext:value-type="string">
            <text:p>0x00</text:p>
          </table:table-cell>
          <table:table-cell table:style-name="ce9" table:number-columns-repeated="2"/>
          <table:table-cell office:value-type="string" calcext:value-type="string">
            <text:p>0xA0</text:p>
          </table:table-cell>
          <table:table-cell office:value-type="string" calcext:value-type="string">
            <text:p>0x00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A0</text:p>
          </table:table-cell>
          <table:table-cell table:style-name="ce22" office:value-type="string" calcext:value-type="string">
            <text:p>0x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A1</text:p>
          </table:table-cell>
          <table:table-cell office:value-type="string" calcext:value-type="string">
            <text:p>0x00</text:p>
          </table:table-cell>
          <table:table-cell table:style-name="ce9" table:number-columns-repeated="2"/>
          <table:table-cell office:value-type="string" calcext:value-type="string">
            <text:p>0xA1</text:p>
          </table:table-cell>
          <table:table-cell office:value-type="string" calcext:value-type="string">
            <text:p>0x00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A1</text:p>
          </table:table-cell>
          <table:table-cell table:style-name="ce22" office:value-type="string" calcext:value-type="string">
            <text:p>0x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A2</text:p>
          </table:table-cell>
          <table:table-cell office:value-type="string" calcext:value-type="string">
            <text:p>0x0A</text:p>
          </table:table-cell>
          <table:table-cell table:style-name="ce9" table:number-columns-repeated="2"/>
          <table:table-cell office:value-type="string" calcext:value-type="string">
            <text:p>0xA2</text:p>
          </table:table-cell>
          <table:table-cell office:value-type="string" calcext:value-type="string">
            <text:p>0x0A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A2</text:p>
          </table:table-cell>
          <table:table-cell table:style-name="ce22" office:value-type="string" calcext:value-type="string">
            <text:p>0x0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A3</text:p>
          </table:table-cell>
          <table:table-cell office:value-type="string" calcext:value-type="string">
            <text:p>0x60</text:p>
          </table:table-cell>
          <table:table-cell table:style-name="ce9" table:number-columns-repeated="2"/>
          <table:table-cell office:value-type="string" calcext:value-type="string">
            <text:p>0xA3</text:p>
          </table:table-cell>
          <table:table-cell office:value-type="string" calcext:value-type="string">
            <text:p>0x60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A3</text:p>
          </table:table-cell>
          <table:table-cell table:style-name="ce22" office:value-type="string" calcext:value-type="string">
            <text:p>0x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0x05</text:p>
          </table:table-cell>
          <table:table-cell table:style-name="ce9" table:number-columns-repeated="2"/>
          <table:table-cell office:value-type="string" calcext:value-type="string">
            <text:p>0xA4</text:p>
          </table:table-cell>
          <table:table-cell office:value-type="string" calcext:value-type="string">
            <text:p>0x05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A4</text:p>
          </table:table-cell>
          <table:table-cell table:style-name="ce22" office:value-type="string" calcext:value-type="string">
            <text:p>0x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A5</text:p>
          </table:table-cell>
          <table:table-cell office:value-type="string" calcext:value-type="string">
            <text:p>0x40</text:p>
          </table:table-cell>
          <table:table-cell table:style-name="ce9" table:number-columns-repeated="2"/>
          <table:table-cell office:value-type="string" calcext:value-type="string">
            <text:p>0xA5</text:p>
          </table:table-cell>
          <table:table-cell office:value-type="string" calcext:value-type="string">
            <text:p>0x40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A5</text:p>
          </table:table-cell>
          <table:table-cell table:style-name="ce22" office:value-type="string" calcext:value-type="string">
            <text:p>0x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A6</text:p>
          </table:table-cell>
          <table:table-cell office:value-type="string" calcext:value-type="string">
            <text:p>0x08</text:p>
          </table:table-cell>
          <table:table-cell table:style-name="ce9" table:number-columns-repeated="2"/>
          <table:table-cell office:value-type="string" calcext:value-type="string">
            <text:p>0xA6</text:p>
          </table:table-cell>
          <table:table-cell office:value-type="string" calcext:value-type="string">
            <text:p>0x08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A6</text:p>
          </table:table-cell>
          <table:table-cell table:style-name="ce22" office:value-type="string" calcext:value-type="string">
            <text:p>0x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A7</text:p>
          </table:table-cell>
          <table:table-cell office:value-type="string" calcext:value-type="string">
            <text:p>0x20</text:p>
          </table:table-cell>
          <table:table-cell table:style-name="ce9" table:number-columns-repeated="2"/>
          <table:table-cell office:value-type="string" calcext:value-type="string">
            <text:p>0xA7</text:p>
          </table:table-cell>
          <table:table-cell office:value-type="string" calcext:value-type="string">
            <text:p>0x20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A7</text:p>
          </table:table-cell>
          <table:table-cell table:style-name="ce22" office:value-type="string" calcext:value-type="string">
            <text:p>0x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B0</text:p>
          </table:table-cell>
          <table:table-cell office:value-type="string" calcext:value-type="string">
            <text:p>0x00</text:p>
          </table:table-cell>
          <table:table-cell table:style-name="ce9" table:number-columns-repeated="2"/>
          <table:table-cell office:value-type="string" calcext:value-type="string">
            <text:p>0xB0</text:p>
          </table:table-cell>
          <table:table-cell office:value-type="string" calcext:value-type="string">
            <text:p>0x00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B0</text:p>
          </table:table-cell>
          <table:table-cell table:style-name="ce22" office:value-type="string" calcext:value-type="string">
            <text:p>0x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B1</text:p>
          </table:table-cell>
          <table:table-cell office:value-type="string" calcext:value-type="string">
            <text:p>0x00</text:p>
          </table:table-cell>
          <table:table-cell table:style-name="ce9" table:number-columns-repeated="2"/>
          <table:table-cell office:value-type="string" calcext:value-type="string">
            <text:p>0xB1</text:p>
          </table:table-cell>
          <table:table-cell office:value-type="string" calcext:value-type="string">
            <text:p>0x00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B1</text:p>
          </table:table-cell>
          <table:table-cell table:style-name="ce22" office:value-type="string" calcext:value-type="string">
            <text:p>0x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B2</text:p>
          </table:table-cell>
          <table:table-cell office:value-type="string" calcext:value-type="string">
            <text:p>0x0A</text:p>
          </table:table-cell>
          <table:table-cell table:style-name="ce9" table:number-columns-repeated="2"/>
          <table:table-cell office:value-type="string" calcext:value-type="string">
            <text:p>0xB2</text:p>
          </table:table-cell>
          <table:table-cell office:value-type="string" calcext:value-type="string">
            <text:p>0x0A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B2</text:p>
          </table:table-cell>
          <table:table-cell table:style-name="ce22" office:value-type="string" calcext:value-type="string">
            <text:p>0x0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B3</text:p>
          </table:table-cell>
          <table:table-cell office:value-type="string" calcext:value-type="string">
            <text:p>0x60</text:p>
          </table:table-cell>
          <table:table-cell table:style-name="ce9" table:number-columns-repeated="2"/>
          <table:table-cell office:value-type="string" calcext:value-type="string">
            <text:p>0xB3</text:p>
          </table:table-cell>
          <table:table-cell office:value-type="string" calcext:value-type="string">
            <text:p>0x60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B3</text:p>
          </table:table-cell>
          <table:table-cell table:style-name="ce22" office:value-type="string" calcext:value-type="string">
            <text:p>0x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B4</text:p>
          </table:table-cell>
          <table:table-cell office:value-type="string" calcext:value-type="string">
            <text:p>0x05</text:p>
          </table:table-cell>
          <table:table-cell table:style-name="ce9" table:number-columns-repeated="2"/>
          <table:table-cell office:value-type="string" calcext:value-type="string">
            <text:p>0xB4</text:p>
          </table:table-cell>
          <table:table-cell office:value-type="string" calcext:value-type="string">
            <text:p>0x05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B4</text:p>
          </table:table-cell>
          <table:table-cell table:style-name="ce22" office:value-type="string" calcext:value-type="string">
            <text:p>0x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B5</text:p>
          </table:table-cell>
          <table:table-cell office:value-type="string" calcext:value-type="string">
            <text:p>0x80</text:p>
          </table:table-cell>
          <table:table-cell table:style-name="ce9" table:number-columns-repeated="2"/>
          <table:table-cell office:value-type="string" calcext:value-type="string">
            <text:p>0xB5</text:p>
          </table:table-cell>
          <table:table-cell office:value-type="string" calcext:value-type="string">
            <text:p>0x80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B5</text:p>
          </table:table-cell>
          <table:table-cell table:style-name="ce22" office:value-type="string" calcext:value-type="string">
            <text:p>0x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B6</text:p>
          </table:table-cell>
          <table:table-cell office:value-type="string" calcext:value-type="string">
            <text:p>0x08</text:p>
          </table:table-cell>
          <table:table-cell table:style-name="ce9" table:number-columns-repeated="2"/>
          <table:table-cell office:value-type="string" calcext:value-type="string">
            <text:p>0xB6</text:p>
          </table:table-cell>
          <table:table-cell office:value-type="string" calcext:value-type="string">
            <text:p>0x08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B6</text:p>
          </table:table-cell>
          <table:table-cell table:style-name="ce22" office:value-type="string" calcext:value-type="string">
            <text:p>0x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B7</text:p>
          </table:table-cell>
          <table:table-cell office:value-type="string" calcext:value-type="string">
            <text:p>0x20</text:p>
          </table:table-cell>
          <table:table-cell table:style-name="ce9" table:number-columns-repeated="2"/>
          <table:table-cell office:value-type="string" calcext:value-type="string">
            <text:p>0xB7</text:p>
          </table:table-cell>
          <table:table-cell office:value-type="string" calcext:value-type="string">
            <text:p>0x20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0xB7</text:p>
          </table:table-cell>
          <table:table-cell table:style-name="ce22" office:value-type="string" calcext:value-type="string">
            <text:p>0x20</text:p>
          </table:table-cell>
          <table:table-cell table:number-columns-repeated="1012"/>
        </table:table-row>
        <table:table-row table:style-name="ro6" table:number-rows-repeated="9">
          <table:table-cell table:style-name="ce20" table:number-columns-repeated="2"/>
          <table:table-cell table:number-columns-repeated="1022"/>
        </table:table-row>
        <table:table-row table:style-name="ro6" table:number-rows-repeated="104850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ad_POR15dB" table:style-name="ta3">
        <table:table-column table:style-name="co22" table:number-columns-repeated="2" table:default-cell-style-name="ce2"/>
        <table:table-column table:style-name="co21" table:number-columns-repeated="9" table:default-cell-style-name="ce2"/>
        <table:table-column table:style-name="co5" table:number-columns-repeated="1013" table:default-cell-style-name="ce2"/>
        <table:table-row table:style-name="ro4">
          <table:table-cell table:style-name="ce1" office:value-type="string" calcext:value-type="string" table:number-columns-spanned="2" table:number-rows-spanned="1">
            <text:p>POR15dBV1.1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POR15dBV1.0</text:p>
          </table:table-cell>
          <table:covered-table-cell/>
          <table:table-cell table:number-columns-repeated="1018"/>
        </table:table-row>
        <table:table-row table:style-name="ro5"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Data</text:p>
          </table:table-cell>
          <table:table-cell table:number-columns-repeated="2"/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Data</text:p>
          </table:table-cell>
          <table:table-cell table:number-columns-repeated="1018"/>
        </table:table-row>
        <table:table-row table:style-name="ro2">
          <table:table-cell table:style-name="ce19" office:value-type="string" calcext:value-type="string">
            <text:p>0x48</text:p>
          </table:table-cell>
          <table:table-cell table:style-name="ce19" office:value-type="string" calcext:value-type="string">
            <text:p>0x0F</text:p>
          </table:table-cell>
          <table:table-cell table:style-name="Default" table:number-columns-repeated="2"/>
          <table:table-cell office:value-type="string" calcext:value-type="string">
            <text:p>0x48</text:p>
          </table:table-cell>
          <table:table-cell office:value-type="string" calcext:value-type="string">
            <text:p>0x0F</text:p>
          </table:table-cell>
          <table:table-cell table:number-columns-repeated="1018"/>
        </table:table-row>
        <table:table-row table:style-name="ro2">
          <table:table-cell table:style-name="ce19" office:value-type="string" calcext:value-type="string">
            <text:p>0x49</text:p>
          </table:table-cell>
          <table:table-cell table:style-name="ce19" office:value-type="string" calcext:value-type="string">
            <text:p>0x08</text:p>
          </table:table-cell>
          <table:table-cell table:style-name="Default" table:number-columns-repeated="2"/>
          <table:table-cell office:value-type="string" calcext:value-type="string">
            <text:p>0x49</text:p>
          </table:table-cell>
          <table:table-cell office:value-type="string" calcext:value-type="string">
            <text:p>0x08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4A</text:p>
          </table:table-cell>
          <table:table-cell table:style-name="ce22" office:value-type="string" calcext:value-type="string">
            <text:p>0x03</text:p>
          </table:table-cell>
          <table:table-cell table:style-name="Default" table:number-columns-repeated="2"/>
          <table:table-cell office:value-type="string" calcext:value-type="string">
            <text:p>0x4A</text:p>
          </table:table-cell>
          <table:table-cell office:value-type="string" calcext:value-type="string">
            <text:p>0x03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4B</text:p>
          </table:table-cell>
          <table:table-cell table:style-name="ce22" office:value-type="string" calcext:value-type="string">
            <text:p>0x09</text:p>
          </table:table-cell>
          <table:table-cell table:style-name="Default" table:number-columns-repeated="2"/>
          <table:table-cell office:value-type="string" calcext:value-type="string">
            <text:p>0x4B</text:p>
          </table:table-cell>
          <table:table-cell office:value-type="string" calcext:value-type="string">
            <text:p>0x09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4C</text:p>
          </table:table-cell>
          <table:table-cell table:style-name="ce22" office:value-type="string" calcext:value-type="string">
            <text:p>0x05</text:p>
          </table:table-cell>
          <table:table-cell table:style-name="Default" table:number-columns-repeated="2"/>
          <table:table-cell office:value-type="string" calcext:value-type="string">
            <text:p>0x4C</text:p>
          </table:table-cell>
          <table:table-cell office:value-type="string" calcext:value-type="string">
            <text:p>0x05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4D</text:p>
          </table:table-cell>
          <table:table-cell table:style-name="ce22" office:value-type="string" calcext:value-type="string">
            <text:p>0x04</text:p>
          </table:table-cell>
          <table:table-cell table:style-name="Default" table:number-columns-repeated="2"/>
          <table:table-cell office:value-type="string" calcext:value-type="string">
            <text:p>0x4D</text:p>
          </table:table-cell>
          <table:table-cell office:value-type="string" calcext:value-type="string">
            <text:p>0x04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4E</text:p>
          </table:table-cell>
          <table:table-cell table:style-name="ce22" office:value-type="string" calcext:value-type="string">
            <text:p>0x06</text:p>
          </table:table-cell>
          <table:table-cell table:style-name="Default" table:number-columns-repeated="2"/>
          <table:table-cell office:value-type="string" calcext:value-type="string">
            <text:p>0x4E</text:p>
          </table:table-cell>
          <table:table-cell office:value-type="string" calcext:value-type="string">
            <text:p>0x06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4F</text:p>
          </table:table-cell>
          <table:table-cell table:style-name="ce22" office:value-type="string" calcext:value-type="string">
            <text:p>0x07</text:p>
          </table:table-cell>
          <table:table-cell table:style-name="Default" table:number-columns-repeated="2"/>
          <table:table-cell office:value-type="string" calcext:value-type="string">
            <text:p>0x4F</text:p>
          </table:table-cell>
          <table:table-cell office:value-type="string" calcext:value-type="string">
            <text:p>0x07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70</text:p>
          </table:table-cell>
          <table:table-cell table:style-name="ce22" office:value-type="string" calcext:value-type="string">
            <text:p>0x00</text:p>
          </table:table-cell>
          <table:table-cell table:style-name="Default" table:number-columns-repeated="2"/>
          <table:table-cell office:value-type="string" calcext:value-type="string">
            <text:p>0x70</text:p>
          </table:table-cell>
          <table:table-cell office:value-type="string" calcext:value-type="string">
            <text:p>0x00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71</text:p>
          </table:table-cell>
          <table:table-cell table:style-name="ce22" office:value-type="string" calcext:value-type="string">
            <text:p>0x00</text:p>
          </table:table-cell>
          <table:table-cell table:style-name="Default" table:number-columns-repeated="2"/>
          <table:table-cell office:value-type="string" calcext:value-type="string">
            <text:p>0x71</text:p>
          </table:table-cell>
          <table:table-cell office:value-type="string" calcext:value-type="string">
            <text:p>0x00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72</text:p>
          </table:table-cell>
          <table:table-cell table:style-name="ce22" office:value-type="string" calcext:value-type="string">
            <text:p>0x00</text:p>
          </table:table-cell>
          <table:table-cell table:style-name="Default" table:number-columns-repeated="2"/>
          <table:table-cell office:value-type="string" calcext:value-type="string">
            <text:p>0x72</text:p>
          </table:table-cell>
          <table:table-cell office:value-type="string" calcext:value-type="string">
            <text:p>0x00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73</text:p>
          </table:table-cell>
          <table:table-cell table:style-name="ce22" office:value-type="string" calcext:value-type="string">
            <text:p>0x0E</text:p>
          </table:table-cell>
          <table:table-cell table:style-name="Default" table:number-columns-repeated="2"/>
          <table:table-cell office:value-type="string" calcext:value-type="string">
            <text:p>0x73</text:p>
          </table:table-cell>
          <table:table-cell office:value-type="string" calcext:value-type="string">
            <text:p>0x0E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74</text:p>
          </table:table-cell>
          <table:table-cell table:style-name="ce22" office:value-type="string" calcext:value-type="string">
            <text:p>0x68</text:p>
          </table:table-cell>
          <table:table-cell table:style-name="Default" table:number-columns-repeated="2"/>
          <table:table-cell office:value-type="string" calcext:value-type="string">
            <text:p>0x74</text:p>
          </table:table-cell>
          <table:table-cell office:value-type="string" calcext:value-type="string">
            <text:p>0x68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75</text:p>
          </table:table-cell>
          <table:table-cell table:style-name="ce22" office:value-type="string" calcext:value-type="string">
            <text:p>0x20</text:p>
          </table:table-cell>
          <table:table-cell table:style-name="Default" table:number-columns-repeated="2"/>
          <table:table-cell office:value-type="string" calcext:value-type="string">
            <text:p>0x75</text:p>
          </table:table-cell>
          <table:table-cell office:value-type="string" calcext:value-type="string">
            <text:p>0x20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76</text:p>
          </table:table-cell>
          <table:table-cell table:style-name="ce22" office:value-type="string" calcext:value-type="string">
            <text:p>0x08</text:p>
          </table:table-cell>
          <table:table-cell table:style-name="Default" table:number-columns-repeated="2"/>
          <table:table-cell office:value-type="string" calcext:value-type="string">
            <text:p>0x76</text:p>
          </table:table-cell>
          <table:table-cell office:value-type="string" calcext:value-type="string">
            <text:p>0x08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77</text:p>
          </table:table-cell>
          <table:table-cell table:style-name="ce22" office:value-type="string" calcext:value-type="string">
            <text:p>0x85</text:p>
          </table:table-cell>
          <table:table-cell table:style-name="Default" table:number-columns-repeated="2"/>
          <table:table-cell office:value-type="string" calcext:value-type="string">
            <text:p>0x77</text:p>
          </table:table-cell>
          <table:table-cell office:value-type="string" calcext:value-type="string">
            <text:p>0x85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78</text:p>
          </table:table-cell>
          <table:table-cell table:style-name="ce22" office:value-type="string" calcext:value-type="string">
            <text:p>0x30</text:p>
          </table:table-cell>
          <table:table-cell table:style-name="Default" table:number-columns-repeated="2"/>
          <table:table-cell office:value-type="string" calcext:value-type="string">
            <text:p>0x78</text:p>
          </table:table-cell>
          <table:table-cell office:value-type="string" calcext:value-type="string">
            <text:p>0x30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79</text:p>
          </table:table-cell>
          <table:table-cell table:style-name="ce22" office:value-type="string" calcext:value-type="string">
            <text:p>0x09</text:p>
          </table:table-cell>
          <table:table-cell table:style-name="Default" table:number-columns-repeated="2"/>
          <table:table-cell office:value-type="string" calcext:value-type="string">
            <text:p>0x79</text:p>
          </table:table-cell>
          <table:table-cell office:value-type="string" calcext:value-type="string">
            <text:p>0x05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7A</text:p>
          </table:table-cell>
          <table:table-cell table:style-name="ce22" office:value-type="string" calcext:value-type="string">
            <text:p>0x76</text:p>
          </table:table-cell>
          <table:table-cell table:style-name="Default" table:number-columns-repeated="2"/>
          <table:table-cell office:value-type="string" calcext:value-type="string">
            <text:p>0x7A</text:p>
          </table:table-cell>
          <table:table-cell office:value-type="string" calcext:value-type="string">
            <text:p>0x44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7B</text:p>
          </table:table-cell>
          <table:table-cell table:style-name="ce22" office:value-type="string" calcext:value-type="string">
            <text:p>0x45</text:p>
          </table:table-cell>
          <table:table-cell table:style-name="Default" table:number-columns-repeated="2"/>
          <table:table-cell office:value-type="string" calcext:value-type="string">
            <text:p>0x7B</text:p>
          </table:table-cell>
          <table:table-cell office:value-type="string" calcext:value-type="string">
            <text:p>0x43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7C</text:p>
          </table:table-cell>
          <table:table-cell table:style-name="ce22" office:value-type="string" calcext:value-type="string">
            <text:p>0x00</text:p>
          </table:table-cell>
          <table:table-cell table:style-name="Default" table:number-columns-repeated="2"/>
          <table:table-cell office:value-type="string" calcext:value-type="string">
            <text:p>0x7C</text:p>
          </table:table-cell>
          <table:table-cell office:value-type="string" calcext:value-type="string">
            <text:p>0x00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7D</text:p>
          </table:table-cell>
          <table:table-cell table:style-name="ce22" office:value-type="string" calcext:value-type="string">
            <text:p>0x00</text:p>
          </table:table-cell>
          <table:table-cell table:style-name="Default" table:number-columns-repeated="2"/>
          <table:table-cell office:value-type="string" calcext:value-type="string">
            <text:p>0x7D</text:p>
          </table:table-cell>
          <table:table-cell office:value-type="string" calcext:value-type="string">
            <text:p>0x00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7E</text:p>
          </table:table-cell>
          <table:table-cell table:style-name="ce22" office:value-type="string" calcext:value-type="string">
            <text:p>0x00</text:p>
          </table:table-cell>
          <table:table-cell table:style-name="Default" table:number-columns-repeated="2"/>
          <table:table-cell office:value-type="string" calcext:value-type="string">
            <text:p>0x7E</text:p>
          </table:table-cell>
          <table:table-cell office:value-type="string" calcext:value-type="string">
            <text:p>0x00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80</text:p>
          </table:table-cell>
          <table:table-cell table:style-name="ce22" office:value-type="string" calcext:value-type="string">
            <text:p>0x00</text:p>
          </table:table-cell>
          <table:table-cell table:style-name="Default" table:number-columns-repeated="2"/>
          <table:table-cell office:value-type="string" calcext:value-type="string">
            <text:p>0x80</text:p>
          </table:table-cell>
          <table:table-cell office:value-type="string" calcext:value-type="string">
            <text:p>0x00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81</text:p>
          </table:table-cell>
          <table:table-cell table:style-name="ce22" office:value-type="string" calcext:value-type="string">
            <text:p>0x00</text:p>
          </table:table-cell>
          <table:table-cell table:style-name="Default" table:number-columns-repeated="2"/>
          <table:table-cell office:value-type="string" calcext:value-type="string">
            <text:p>0x81</text:p>
          </table:table-cell>
          <table:table-cell office:value-type="string" calcext:value-type="string">
            <text:p>0x00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82</text:p>
          </table:table-cell>
          <table:table-cell table:style-name="ce22" office:value-type="string" calcext:value-type="string">
            <text:p>0x00</text:p>
          </table:table-cell>
          <table:table-cell table:style-name="Default" table:number-columns-repeated="2"/>
          <table:table-cell office:value-type="string" calcext:value-type="string">
            <text:p>0x82</text:p>
          </table:table-cell>
          <table:table-cell office:value-type="string" calcext:value-type="string">
            <text:p>0x00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83</text:p>
          </table:table-cell>
          <table:table-cell table:style-name="ce22" office:value-type="string" calcext:value-type="string">
            <text:p>0x0F</text:p>
          </table:table-cell>
          <table:table-cell table:style-name="Default" table:number-columns-repeated="2"/>
          <table:table-cell office:value-type="string" calcext:value-type="string">
            <text:p>0x83</text:p>
          </table:table-cell>
          <table:table-cell office:value-type="string" calcext:value-type="string">
            <text:p>0x0F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84</text:p>
          </table:table-cell>
          <table:table-cell table:style-name="ce22" office:value-type="string" calcext:value-type="string">
            <text:p>0xDC</text:p>
          </table:table-cell>
          <table:table-cell table:style-name="Default" table:number-columns-repeated="2"/>
          <table:table-cell office:value-type="string" calcext:value-type="string">
            <text:p>0x84</text:p>
          </table:table-cell>
          <table:table-cell office:value-type="string" calcext:value-type="string">
            <text:p>0xDC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85</text:p>
          </table:table-cell>
          <table:table-cell table:style-name="ce22" office:value-type="string" calcext:value-type="string">
            <text:p>0x83</text:p>
          </table:table-cell>
          <table:table-cell table:style-name="Default" table:number-columns-repeated="2"/>
          <table:table-cell office:value-type="string" calcext:value-type="string">
            <text:p>0x85</text:p>
          </table:table-cell>
          <table:table-cell office:value-type="string" calcext:value-type="string">
            <text:p>0x83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86</text:p>
          </table:table-cell>
          <table:table-cell table:style-name="ce22" office:value-type="string" calcext:value-type="string">
            <text:p>0x0C</text:p>
          </table:table-cell>
          <table:table-cell table:style-name="Default" table:number-columns-repeated="2"/>
          <table:table-cell office:value-type="string" calcext:value-type="string">
            <text:p>0x86</text:p>
          </table:table-cell>
          <table:table-cell office:value-type="string" calcext:value-type="string">
            <text:p>0x0C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87</text:p>
          </table:table-cell>
          <table:table-cell table:style-name="ce22" office:value-type="string" calcext:value-type="string">
            <text:p>0x97</text:p>
          </table:table-cell>
          <table:table-cell table:style-name="Default" table:number-columns-repeated="2"/>
          <table:table-cell office:value-type="string" calcext:value-type="string">
            <text:p>0x87</text:p>
          </table:table-cell>
          <table:table-cell office:value-type="string" calcext:value-type="string">
            <text:p>0x97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88</text:p>
          </table:table-cell>
          <table:table-cell table:style-name="ce22" office:value-type="string" calcext:value-type="string">
            <text:p>0x41</text:p>
          </table:table-cell>
          <table:table-cell table:style-name="Default" table:number-columns-repeated="2"/>
          <table:table-cell office:value-type="string" calcext:value-type="string">
            <text:p>0x88</text:p>
          </table:table-cell>
          <table:table-cell office:value-type="string" calcext:value-type="string">
            <text:p>0x41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89</text:p>
          </table:table-cell>
          <table:table-cell table:style-name="ce22" office:value-type="string" calcext:value-type="string">
            <text:p>0x04</text:p>
          </table:table-cell>
          <table:table-cell table:style-name="Default" table:number-columns-repeated="2"/>
          <table:table-cell office:value-type="string" calcext:value-type="string">
            <text:p>0x89</text:p>
          </table:table-cell>
          <table:table-cell office:value-type="string" calcext:value-type="string">
            <text:p>0x04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8A</text:p>
          </table:table-cell>
          <table:table-cell table:style-name="ce22" office:value-type="string" calcext:value-type="string">
            <text:p>0x44</text:p>
          </table:table-cell>
          <table:table-cell table:style-name="Default" table:number-columns-repeated="2"/>
          <table:table-cell office:value-type="string" calcext:value-type="string">
            <text:p>0x8A</text:p>
          </table:table-cell>
          <table:table-cell office:value-type="string" calcext:value-type="string">
            <text:p>0x44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8B</text:p>
          </table:table-cell>
          <table:table-cell table:style-name="ce22" office:value-type="string" calcext:value-type="string">
            <text:p>0x12</text:p>
          </table:table-cell>
          <table:table-cell table:style-name="Default" table:number-columns-repeated="2"/>
          <table:table-cell office:value-type="string" calcext:value-type="string">
            <text:p>0x8B</text:p>
          </table:table-cell>
          <table:table-cell office:value-type="string" calcext:value-type="string">
            <text:p>0x12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90</text:p>
          </table:table-cell>
          <table:table-cell table:style-name="ce22" office:value-type="string" calcext:value-type="string">
            <text:p>0x11</text:p>
          </table:table-cell>
          <table:table-cell table:style-name="Default" table:number-columns-repeated="2"/>
          <table:table-cell office:value-type="string" calcext:value-type="string">
            <text:p>0x90</text:p>
          </table:table-cell>
          <table:table-cell office:value-type="string" calcext:value-type="string">
            <text:p>0x11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91</text:p>
          </table:table-cell>
          <table:table-cell table:style-name="ce22" office:value-type="string" calcext:value-type="string">
            <text:p>0x11</text:p>
          </table:table-cell>
          <table:table-cell table:style-name="Default" table:number-columns-repeated="2"/>
          <table:table-cell office:value-type="string" calcext:value-type="string">
            <text:p>0x91</text:p>
          </table:table-cell>
          <table:table-cell office:value-type="string" calcext:value-type="string">
            <text:p>0x11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92</text:p>
          </table:table-cell>
          <table:table-cell table:style-name="ce22" office:value-type="string" calcext:value-type="string">
            <text:p>0x10</text:p>
          </table:table-cell>
          <table:table-cell table:style-name="Default" table:number-columns-repeated="2"/>
          <table:table-cell office:value-type="string" calcext:value-type="string">
            <text:p>0x92</text:p>
          </table:table-cell>
          <table:table-cell office:value-type="string" calcext:value-type="string">
            <text:p>0x10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93</text:p>
          </table:table-cell>
          <table:table-cell table:style-name="ce22" office:value-type="string" calcext:value-type="string">
            <text:p>0xE7</text:p>
          </table:table-cell>
          <table:table-cell table:style-name="Default" table:number-columns-repeated="2"/>
          <table:table-cell office:value-type="string" calcext:value-type="string">
            <text:p>0x93</text:p>
          </table:table-cell>
          <table:table-cell office:value-type="string" calcext:value-type="string">
            <text:p>0xE7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94</text:p>
          </table:table-cell>
          <table:table-cell table:style-name="ce22" office:value-type="string" calcext:value-type="string">
            <text:p>0x65</text:p>
          </table:table-cell>
          <table:table-cell table:style-name="Default" table:number-columns-repeated="2"/>
          <table:table-cell office:value-type="string" calcext:value-type="string">
            <text:p>0x94</text:p>
          </table:table-cell>
          <table:table-cell office:value-type="string" calcext:value-type="string">
            <text:p>0x65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95</text:p>
          </table:table-cell>
          <table:table-cell table:style-name="ce22" office:value-type="string" calcext:value-type="string">
            <text:p>0x30</text:p>
          </table:table-cell>
          <table:table-cell table:style-name="Default" table:number-columns-repeated="2"/>
          <table:table-cell office:value-type="string" calcext:value-type="string">
            <text:p>0x95</text:p>
          </table:table-cell>
          <table:table-cell office:value-type="string" calcext:value-type="string">
            <text:p>0x30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96</text:p>
          </table:table-cell>
          <table:table-cell table:style-name="ce22" office:value-type="string" calcext:value-type="string">
            <text:p>0x84</text:p>
          </table:table-cell>
          <table:table-cell table:style-name="Default" table:number-columns-repeated="2"/>
          <table:table-cell office:value-type="string" calcext:value-type="string">
            <text:p>0x96</text:p>
          </table:table-cell>
          <table:table-cell office:value-type="string" calcext:value-type="string">
            <text:p>0x84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97</text:p>
          </table:table-cell>
          <table:table-cell table:style-name="ce22" office:value-type="string" calcext:value-type="string">
            <text:p>0x32</text:p>
          </table:table-cell>
          <table:table-cell table:style-name="Default" table:number-columns-repeated="2"/>
          <table:table-cell office:value-type="string" calcext:value-type="string">
            <text:p>0x97</text:p>
          </table:table-cell>
          <table:table-cell office:value-type="string" calcext:value-type="string">
            <text:p>0x32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98</text:p>
          </table:table-cell>
          <table:table-cell table:style-name="ce22" office:value-type="string" calcext:value-type="string">
            <text:p>0x00</text:p>
          </table:table-cell>
          <table:table-cell table:style-name="Default" table:number-columns-repeated="2"/>
          <table:table-cell office:value-type="string" calcext:value-type="string">
            <text:p>0x98</text:p>
          </table:table-cell>
          <table:table-cell office:value-type="string" calcext:value-type="string">
            <text:p>0x00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99</text:p>
          </table:table-cell>
          <table:table-cell table:style-name="ce22" office:value-type="string" calcext:value-type="string">
            <text:p>0x55</text:p>
          </table:table-cell>
          <table:table-cell table:style-name="Default" table:number-columns-repeated="2"/>
          <table:table-cell office:value-type="string" calcext:value-type="string">
            <text:p>0x99</text:p>
          </table:table-cell>
          <table:table-cell office:value-type="string" calcext:value-type="string">
            <text:p>0x55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9A</text:p>
          </table:table-cell>
          <table:table-cell table:style-name="ce22" office:value-type="string" calcext:value-type="string">
            <text:p>0x55</text:p>
          </table:table-cell>
          <table:table-cell table:style-name="Default" table:number-columns-repeated="2"/>
          <table:table-cell office:value-type="string" calcext:value-type="string">
            <text:p>0x9A</text:p>
          </table:table-cell>
          <table:table-cell office:value-type="string" calcext:value-type="string">
            <text:p>0x55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9B</text:p>
          </table:table-cell>
          <table:table-cell table:style-name="ce22" office:value-type="string" calcext:value-type="string">
            <text:p>0x30</text:p>
          </table:table-cell>
          <table:table-cell table:style-name="Default" table:number-columns-repeated="2"/>
          <table:table-cell office:value-type="string" calcext:value-type="string">
            <text:p>0x9B</text:p>
          </table:table-cell>
          <table:table-cell office:value-type="string" calcext:value-type="string">
            <text:p>0x30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1">
          <table:table-cell table:style-name="ce22" office:value-type="string" calcext:value-type="string">
            <text:p>0xA0</text:p>
          </table:table-cell>
          <table:table-cell table:style-name="ce22" office:value-type="string" calcext:value-type="string">
            <text:p>0x00</text:p>
          </table:table-cell>
          <table:table-cell table:style-name="Default" table:number-columns-repeated="2"/>
          <table:table-cell office:value-type="string" calcext:value-type="string">
            <text:p>0xA0</text:p>
          </table:table-cell>
          <table:table-cell office:value-type="string" calcext:value-type="string">
            <text:p>0x00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A1</text:p>
          </table:table-cell>
          <table:table-cell table:style-name="ce22" office:value-type="string" calcext:value-type="string">
            <text:p>0x00</text:p>
          </table:table-cell>
          <table:table-cell table:style-name="Default" table:number-columns-repeated="2"/>
          <table:table-cell office:value-type="string" calcext:value-type="string">
            <text:p>0xA1</text:p>
          </table:table-cell>
          <table:table-cell office:value-type="string" calcext:value-type="string">
            <text:p>0x00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A2</text:p>
          </table:table-cell>
          <table:table-cell table:style-name="ce22" office:value-type="string" calcext:value-type="string">
            <text:p>0x0A</text:p>
          </table:table-cell>
          <table:table-cell table:style-name="Default" table:number-columns-repeated="2"/>
          <table:table-cell office:value-type="string" calcext:value-type="string">
            <text:p>0xA2</text:p>
          </table:table-cell>
          <table:table-cell office:value-type="string" calcext:value-type="string">
            <text:p>0x0A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A3</text:p>
          </table:table-cell>
          <table:table-cell table:style-name="ce22" office:value-type="string" calcext:value-type="string">
            <text:p>0x60</text:p>
          </table:table-cell>
          <table:table-cell table:style-name="Default" table:number-columns-repeated="2"/>
          <table:table-cell office:value-type="string" calcext:value-type="string">
            <text:p>0xA3</text:p>
          </table:table-cell>
          <table:table-cell office:value-type="string" calcext:value-type="string">
            <text:p>0x60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A4</text:p>
          </table:table-cell>
          <table:table-cell table:style-name="ce22" office:value-type="string" calcext:value-type="string">
            <text:p>0x05</text:p>
          </table:table-cell>
          <table:table-cell table:style-name="Default" table:number-columns-repeated="2"/>
          <table:table-cell office:value-type="string" calcext:value-type="string">
            <text:p>0xA4</text:p>
          </table:table-cell>
          <table:table-cell office:value-type="string" calcext:value-type="string">
            <text:p>0x05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A5</text:p>
          </table:table-cell>
          <table:table-cell table:style-name="ce22" office:value-type="string" calcext:value-type="string">
            <text:p>0x40</text:p>
          </table:table-cell>
          <table:table-cell table:style-name="Default" table:number-columns-repeated="2"/>
          <table:table-cell office:value-type="string" calcext:value-type="string">
            <text:p>0xA5</text:p>
          </table:table-cell>
          <table:table-cell office:value-type="string" calcext:value-type="string">
            <text:p>0x40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A6</text:p>
          </table:table-cell>
          <table:table-cell table:style-name="ce22" office:value-type="string" calcext:value-type="string">
            <text:p>0x08</text:p>
          </table:table-cell>
          <table:table-cell table:style-name="Default" table:number-columns-repeated="2"/>
          <table:table-cell office:value-type="string" calcext:value-type="string">
            <text:p>0xA6</text:p>
          </table:table-cell>
          <table:table-cell office:value-type="string" calcext:value-type="string">
            <text:p>0x08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A7</text:p>
          </table:table-cell>
          <table:table-cell table:style-name="ce22" office:value-type="string" calcext:value-type="string">
            <text:p>0x20</text:p>
          </table:table-cell>
          <table:table-cell table:style-name="Default" table:number-columns-repeated="2"/>
          <table:table-cell office:value-type="string" calcext:value-type="string">
            <text:p>0xA7</text:p>
          </table:table-cell>
          <table:table-cell office:value-type="string" calcext:value-type="string">
            <text:p>0x20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B0</text:p>
          </table:table-cell>
          <table:table-cell table:style-name="ce22" office:value-type="string" calcext:value-type="string">
            <text:p>0x00</text:p>
          </table:table-cell>
          <table:table-cell table:style-name="Default" table:number-columns-repeated="2"/>
          <table:table-cell office:value-type="string" calcext:value-type="string">
            <text:p>0xB0</text:p>
          </table:table-cell>
          <table:table-cell office:value-type="string" calcext:value-type="string">
            <text:p>0x00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B1</text:p>
          </table:table-cell>
          <table:table-cell table:style-name="ce22" office:value-type="string" calcext:value-type="string">
            <text:p>0x00</text:p>
          </table:table-cell>
          <table:table-cell table:style-name="Default" table:number-columns-repeated="2"/>
          <table:table-cell office:value-type="string" calcext:value-type="string">
            <text:p>0xB1</text:p>
          </table:table-cell>
          <table:table-cell office:value-type="string" calcext:value-type="string">
            <text:p>0x00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B2</text:p>
          </table:table-cell>
          <table:table-cell table:style-name="ce22" office:value-type="string" calcext:value-type="string">
            <text:p>0x0A</text:p>
          </table:table-cell>
          <table:table-cell table:style-name="Default" table:number-columns-repeated="2"/>
          <table:table-cell office:value-type="string" calcext:value-type="string">
            <text:p>0xB2</text:p>
          </table:table-cell>
          <table:table-cell office:value-type="string" calcext:value-type="string">
            <text:p>0x0A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B3</text:p>
          </table:table-cell>
          <table:table-cell table:style-name="ce22" office:value-type="string" calcext:value-type="string">
            <text:p>0x60</text:p>
          </table:table-cell>
          <table:table-cell table:style-name="Default" table:number-columns-repeated="2"/>
          <table:table-cell office:value-type="string" calcext:value-type="string">
            <text:p>0xB3</text:p>
          </table:table-cell>
          <table:table-cell office:value-type="string" calcext:value-type="string">
            <text:p>0x60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B4</text:p>
          </table:table-cell>
          <table:table-cell table:style-name="ce22" office:value-type="string" calcext:value-type="string">
            <text:p>0x05</text:p>
          </table:table-cell>
          <table:table-cell table:style-name="Default" table:number-columns-repeated="2"/>
          <table:table-cell office:value-type="string" calcext:value-type="string">
            <text:p>0xB4</text:p>
          </table:table-cell>
          <table:table-cell office:value-type="string" calcext:value-type="string">
            <text:p>0x05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B5</text:p>
          </table:table-cell>
          <table:table-cell table:style-name="ce22" office:value-type="string" calcext:value-type="string">
            <text:p>0x80</text:p>
          </table:table-cell>
          <table:table-cell table:style-name="Default" table:number-columns-repeated="2"/>
          <table:table-cell office:value-type="string" calcext:value-type="string">
            <text:p>0xB5</text:p>
          </table:table-cell>
          <table:table-cell office:value-type="string" calcext:value-type="string">
            <text:p>0x80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B6</text:p>
          </table:table-cell>
          <table:table-cell table:style-name="ce22" office:value-type="string" calcext:value-type="string">
            <text:p>0x08</text:p>
          </table:table-cell>
          <table:table-cell table:style-name="Default"/>
          <table:table-cell table:style-name="ce9"/>
          <table:table-cell office:value-type="string" calcext:value-type="string">
            <text:p>0xB6</text:p>
          </table:table-cell>
          <table:table-cell office:value-type="string" calcext:value-type="string">
            <text:p>0x08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0xB7</text:p>
          </table:table-cell>
          <table:table-cell table:style-name="ce22" office:value-type="string" calcext:value-type="string">
            <text:p>0x20</text:p>
          </table:table-cell>
          <table:table-cell table:style-name="Default"/>
          <table:table-cell table:style-name="ce9"/>
          <table:table-cell office:value-type="string" calcext:value-type="string">
            <text:p>0xB7</text:p>
          </table:table-cell>
          <table:table-cell office:value-type="string" calcext:value-type="string">
            <text:p>0x20</text:p>
          </table:table-cell>
          <table:table-cell table:number-columns-repeated="1018"/>
        </table:table-row>
        <table:table-row table:style-name="ro1" table:number-rows-repeated="7">
          <table:table-cell table:style-name="ce4" table:number-columns-repeated="2"/>
          <table:table-cell table:number-columns-repeated="1022"/>
        </table:table-row>
        <table:table-row table:style-name="ro1" table:number-rows-repeated="74">
          <table:table-cell table:number-columns-repeated="1024"/>
        </table:table-row>
        <table:table-row table:style-name="ro6" table:number-rows-repeated="104842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OR18dB" table:style-name="ta3">
        <table:table-column table:style-name="co22" table:number-columns-repeated="2" table:default-cell-style-name="ce2"/>
        <table:table-column table:style-name="co21" table:number-columns-repeated="2" table:default-cell-style-name="ce2"/>
        <table:table-column table:style-name="co5" table:number-columns-repeated="1020" table:default-cell-style-name="ce2"/>
        <table:table-row table:style-name="ro4">
          <table:table-cell table:style-name="ce1" office:value-type="string" calcext:value-type="string" table:number-columns-spanned="2" table:number-rows-spanned="1">
            <text:p>POR18dB</text:p>
          </table:table-cell>
          <table:covered-table-cell/>
          <table:table-cell table:number-columns-repeated="1022"/>
        </table:table-row>
        <table:table-row table:style-name="ro5"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Data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48</text:p>
          </table:table-cell>
          <table:table-cell table:style-name="ce19" office:value-type="string" calcext:value-type="string">
            <text:p>0x0F</text:p>
          </table:table-cell>
          <table:table-cell table:style-name="ce9" table:number-columns-repeated="2"/>
          <table:table-cell table:number-columns-repeated="1020"/>
        </table:table-row>
        <table:table-row table:style-name="ro2">
          <table:table-cell table:style-name="ce19" office:value-type="string" calcext:value-type="string">
            <text:p>0x49</text:p>
          </table:table-cell>
          <table:table-cell table:style-name="ce19" office:value-type="string" calcext:value-type="string">
            <text:p>0x08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19" office:value-type="string" calcext:value-type="string">
            <text:p>0x4A</text:p>
          </table:table-cell>
          <table:table-cell table:style-name="ce19" office:value-type="string" calcext:value-type="string">
            <text:p>0x15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4B</text:p>
          </table:table-cell>
          <table:table-cell table:style-name="ce19" office:value-type="string" calcext:value-type="string">
            <text:p>0x3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4C</text:p>
          </table:table-cell>
          <table:table-cell table:style-name="ce19" office:value-type="string" calcext:value-type="string">
            <text:p>0x19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4D</text:p>
          </table:table-cell>
          <table:table-cell table:style-name="ce19" office:value-type="string" calcext:value-type="string">
            <text:p>0x17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4E</text:p>
          </table:table-cell>
          <table:table-cell table:style-name="ce19" office:value-type="string" calcext:value-type="string">
            <text:p>0x3A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4F</text:p>
          </table:table-cell>
          <table:table-cell table:style-name="ce19" office:value-type="string" calcext:value-type="string">
            <text:p>0x3B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70</text:p>
          </table:table-cell>
          <table:table-cell table:style-name="ce19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71</text:p>
          </table:table-cell>
          <table:table-cell table:style-name="ce19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72</text:p>
          </table:table-cell>
          <table:table-cell table:style-name="ce19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73</text:p>
          </table:table-cell>
          <table:table-cell table:style-name="ce19" office:value-type="string" calcext:value-type="string">
            <text:p>0x07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74</text:p>
          </table:table-cell>
          <table:table-cell table:style-name="ce19" office:value-type="string" calcext:value-type="string">
            <text:p>0x24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75</text:p>
          </table:table-cell>
          <table:table-cell table:style-name="ce19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76</text:p>
          </table:table-cell>
          <table:table-cell table:style-name="ce19" office:value-type="string" calcext:value-type="string">
            <text:p>0x0A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77</text:p>
          </table:table-cell>
          <table:table-cell table:style-name="ce19" office:value-type="string" calcext:value-type="string">
            <text:p>0xA6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78</text:p>
          </table:table-cell>
          <table:table-cell table:style-name="ce19" office:value-type="string" calcext:value-type="string">
            <text:p>0x5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79</text:p>
          </table:table-cell>
          <table:table-cell table:style-name="ce19" office:value-type="string" calcext:value-type="string">
            <text:p>0x01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7A</text:p>
          </table:table-cell>
          <table:table-cell table:style-name="ce19" office:value-type="string" calcext:value-type="string">
            <text:p>0x1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7B</text:p>
          </table:table-cell>
          <table:table-cell table:style-name="ce19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7C</text:p>
          </table:table-cell>
          <table:table-cell table:style-name="ce19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7D</text:p>
          </table:table-cell>
          <table:table-cell table:style-name="ce19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7E</text:p>
          </table:table-cell>
          <table:table-cell table:style-name="ce19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80</text:p>
          </table:table-cell>
          <table:table-cell table:style-name="ce19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81</text:p>
          </table:table-cell>
          <table:table-cell table:style-name="ce19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82</text:p>
          </table:table-cell>
          <table:table-cell table:style-name="ce19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83</text:p>
          </table:table-cell>
          <table:table-cell table:style-name="ce19" office:value-type="string" calcext:value-type="string">
            <text:p>0x0C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84</text:p>
          </table:table-cell>
          <table:table-cell table:style-name="ce19" office:value-type="string" calcext:value-type="string">
            <text:p>0xB9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85</text:p>
          </table:table-cell>
          <table:table-cell table:style-name="ce19" office:value-type="string" calcext:value-type="string">
            <text:p>0x7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86</text:p>
          </table:table-cell>
          <table:table-cell table:style-name="ce19" office:value-type="string" calcext:value-type="string">
            <text:p>0x0B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87</text:p>
          </table:table-cell>
          <table:table-cell table:style-name="ce19" office:value-type="string" calcext:value-type="string">
            <text:p>0xB9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88</text:p>
          </table:table-cell>
          <table:table-cell table:style-name="ce19" office:value-type="string" calcext:value-type="string">
            <text:p>0x42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89</text:p>
          </table:table-cell>
          <table:table-cell table:style-name="ce19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8A</text:p>
          </table:table-cell>
          <table:table-cell table:style-name="ce19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8B</text:p>
          </table:table-cell>
          <table:table-cell table:style-name="ce19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90</text:p>
          </table:table-cell>
          <table:table-cell table:style-name="ce19" office:value-type="string" calcext:value-type="string">
            <text:p>0x11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91</text:p>
          </table:table-cell>
          <table:table-cell table:style-name="ce19" office:value-type="string" calcext:value-type="string">
            <text:p>0x11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92</text:p>
          </table:table-cell>
          <table:table-cell table:style-name="ce19" office:value-type="string" calcext:value-type="string">
            <text:p>0x1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93</text:p>
          </table:table-cell>
          <table:table-cell table:style-name="ce19" office:value-type="string" calcext:value-type="string">
            <text:p>0xD6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94</text:p>
          </table:table-cell>
          <table:table-cell table:style-name="ce19" office:value-type="string" calcext:value-type="string">
            <text:p>0x54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95</text:p>
          </table:table-cell>
          <table:table-cell table:style-name="ce19" office:value-type="string" calcext:value-type="string">
            <text:p>0x3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96</text:p>
          </table:table-cell>
          <table:table-cell table:style-name="ce19" office:value-type="string" calcext:value-type="string">
            <text:p>0xC5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97</text:p>
          </table:table-cell>
          <table:table-cell table:style-name="ce19" office:value-type="string" calcext:value-type="string">
            <text:p>0x43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98</text:p>
          </table:table-cell>
          <table:table-cell table:style-name="ce19" office:value-type="string" calcext:value-type="string">
            <text:p>0x3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99</text:p>
          </table:table-cell>
          <table:table-cell table:style-name="ce19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9A</text:p>
          </table:table-cell>
          <table:table-cell table:style-name="ce19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9B</text:p>
          </table:table-cell>
          <table:table-cell table:style-name="ce19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A0</text:p>
          </table:table-cell>
          <table:table-cell table:style-name="ce19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A1</text:p>
          </table:table-cell>
          <table:table-cell table:style-name="ce19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A2</text:p>
          </table:table-cell>
          <table:table-cell table:style-name="ce19" office:value-type="string" calcext:value-type="string">
            <text:p>0x0A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A3</text:p>
          </table:table-cell>
          <table:table-cell table:style-name="ce19" office:value-type="string" calcext:value-type="string">
            <text:p>0x6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A4</text:p>
          </table:table-cell>
          <table:table-cell table:style-name="ce19" office:value-type="string" calcext:value-type="string">
            <text:p>0x0F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A5</text:p>
          </table:table-cell>
          <table:table-cell table:style-name="ce19" office:value-type="string" calcext:value-type="string">
            <text:p>0x8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A6</text:p>
          </table:table-cell>
          <table:table-cell table:style-name="ce19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A7</text:p>
          </table:table-cell>
          <table:table-cell table:style-name="ce19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B0</text:p>
          </table:table-cell>
          <table:table-cell table:style-name="ce19" office:value-type="string" calcext:value-type="string">
            <text:p>0x01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B1</text:p>
          </table:table-cell>
          <table:table-cell table:style-name="ce19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B2</text:p>
          </table:table-cell>
          <table:table-cell table:style-name="ce19" office:value-type="string" calcext:value-type="string">
            <text:p>0x0A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B3</text:p>
          </table:table-cell>
          <table:table-cell table:style-name="ce19" office:value-type="string" calcext:value-type="string">
            <text:p>0x6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B4</text:p>
          </table:table-cell>
          <table:table-cell table:style-name="ce19" office:value-type="string" calcext:value-type="string">
            <text:p>0x05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B5</text:p>
          </table:table-cell>
          <table:table-cell table:style-name="ce19" office:value-type="string" calcext:value-type="string">
            <text:p>0x8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B6</text:p>
          </table:table-cell>
          <table:table-cell table:style-name="ce19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0xB7</text:p>
          </table:table-cell>
          <table:table-cell table:style-name="ce19" office:value-type="string" calcext:value-type="string">
            <text:p>0x00</text:p>
          </table:table-cell>
          <table:table-cell table:number-columns-repeated="1022"/>
        </table:table-row>
        <table:table-row table:style-name="ro6" table:number-rows-repeated="7">
          <table:table-cell table:style-name="ce4" table:number-columns-repeated="2"/>
          <table:table-cell table:number-columns-repeated="1022"/>
        </table:table-row>
        <table:table-row table:style-name="ro6" table:number-rows-repeated="10485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ommon_REG" table:style-name="ta3"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5" table:default-cell-style-name="ce2"/>
        <table:table-column table:style-name="co27" table:default-cell-style-name="ce2"/>
        <table:table-column table:style-name="co5" table:number-columns-repeated="1018" table:default-cell-style-name="ce2"/>
        <table:table-row table:style-name="ro7">
          <table:table-cell office:value-type="string" calcext:value-type="string">
            <text:p>Testsuite</text:p>
          </table:table-cell>
          <table:table-cell office:value-type="string" calcext:value-type="string">
            <text:p>TestType</text:p>
          </table:table-cell>
          <table:table-cell office:value-type="string" calcext:value-type="string">
            <text:p>Regi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B1_IN1_LB_OUT_B5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1_0x8D;0x02_0x0D;0x03_0x30;0x04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1_LB_OUT_B5_LG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1_0x89;0x02_0x0D;0x03_0x30;0x04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1_LB_OUT_B5_LG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1_0x9D;0x02_0x0D;0x03_0x30;0x04_0x04;0x1C_0x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B1_IN1_LB_OUT_B5_LP_OPA</text:p>
          </table:table-cell>
          <table:table-cell table:style-name="ce28" office:value-type="string" calcext:value-type="string">
            <text:p>MLP</text:p>
          </table:table-cell>
          <table:table-cell office:value-type="string" calcext:value-type="string">
            <text:p>0x4A_0x13;0x01_0x8F;0x02_0x0D;0x03_0x30;0x04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1_LB_OUT_B5_HG1_OPB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1_0x0D;0x02_0x8D;0x03_0x30;0x04_0x04;0x1C_0x04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1">
          <table:table-cell office:value-type="string" calcext:value-type="string">
            <text:p>LB1_IN2_LB_OUT_B28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1_0x8D;0x02_0x0D;0x03_0x48;0x04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2_LB_OUT_B28_LG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1_0x89;0x02_0x0D;0x03_0x48;0x04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2_LB_OUT_B28_LG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1_0x9D;0x02_0x0D;0x03_0x48;0x04_0x04;0x1C_0x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B1_IN2_LB_OUT_B28_LP_OPA</text:p>
          </table:table-cell>
          <table:table-cell table:style-name="ce28" office:value-type="string" calcext:value-type="string">
            <text:p>MLP</text:p>
          </table:table-cell>
          <table:table-cell office:value-type="string" calcext:value-type="string">
            <text:p>0x4A_0x13;0x01_0x8F;0x02_0x0D;0x03_0x48;0x04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2_LB_OUT_B28_HG1_OPB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1_0x0D;0x02_0x8D;0x03_0x48;0x04_0x04;0x1C_0x04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LB1_IN3_LB_OUT_B8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1_0x8D;0x02_0x0D;0x03_0x74;0x04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3_LB_OUT_B8_LG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1_0x89;0x02_0x0D;0x03_0x74;0x04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3_LB_OUT_B8_LG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1_0x9D;0x02_0x0D;0x03_0x74;0x04_0x04;0x1C_0x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B1_IN3_LB_OUT_B8_LP_OPA</text:p>
          </table:table-cell>
          <table:table-cell table:style-name="ce28" office:value-type="string" calcext:value-type="string">
            <text:p>MLP</text:p>
          </table:table-cell>
          <table:table-cell office:value-type="string" calcext:value-type="string">
            <text:p>0x4A_0x13;0x01_0x8F;0x02_0x0D;0x03_0x74;0x04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3_LB_OUT_B8_HG1_OPB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1_0x0D;0x02_0x8D;0x03_0x74;0x04_0x04;0x1C_0x04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LB1_IN4_LB_OUT_B13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1_0x8D;0x02_0x0D;0x03_0x84;0x04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4_LB_OUT_B13_LG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1_0x89;0x02_0x0D;0x03_0x84;0x04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4_LB_OUT_B13_LG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1_0x9D;0x02_0x0D;0x03_0x84;0x04_0x04;0x1C_0x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B1_IN4_LB_OUT_B13_LP_OPA</text:p>
          </table:table-cell>
          <table:table-cell table:style-name="ce28" office:value-type="string" calcext:value-type="string">
            <text:p>MLP</text:p>
          </table:table-cell>
          <table:table-cell office:value-type="string" calcext:value-type="string">
            <text:p>0x4A_0x13;0x01_0x8F;0x02_0x0D;0x03_0x84;0x04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4_LB_OUT_B13_HG1_OPB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1_0x0D;0x02_0x8D;0x03_0x84;0x04_0x04;0x1C_0x04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LB1_IN5_LB_OUT_B20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1_0x8D;0x02_0x0D;0x03_0xAC;0x04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5_LB_OUT_B20_LG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1_0x89;0x02_0x0D;0x03_0xAC;0x04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5_LB_OUT_B20_LG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1_0x9D;0x02_0x0D;0x03_0xAC;0x04_0x04;0x1C_0x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B1_IN5_LB_OUT_B20_LP_OPA</text:p>
          </table:table-cell>
          <table:table-cell table:style-name="ce28" office:value-type="string" calcext:value-type="string">
            <text:p>MLP</text:p>
          </table:table-cell>
          <table:table-cell office:value-type="string" calcext:value-type="string">
            <text:p>0x4A_0x13;0x01_0x8F;0x02_0x0D;0x03_0xAC;0x04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5_LB_OUT_B20_HG1_OPB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1_0x0D;0x02_0x8D;0x03_0xAC;0x04_0x04;0x1C_0x04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MB1_IN1_MHB1_OUT_B40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8;0x05_0x8D;0x06_0x01;0x07_0x68;0x08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1_IN1_MHB1_OUT_B40_LG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0_0x88;0x05_0x89;0x06_0x01;0x07_0x68;0x08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1_IN1_MHB1_OUT_B40_LG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0_0x88;0x05_0x9D;0x06_0x01;0x07_0x68;0x08_0x04;0x1C_0x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1_IN1_MHB1_OUT_B40_LP_OPA</text:p>
          </table:table-cell>
          <table:table-cell table:style-name="ce28" office:value-type="string" calcext:value-type="string">
            <text:p>MLP</text:p>
          </table:table-cell>
          <table:table-cell office:value-type="string" calcext:value-type="string">
            <text:p>0x4B_0x39;0x00_0x88;0x05_0x8F;0x06_0x0D;0x07_0x68;0x08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1_IN1_MHB1_OUT_B40_HG1_OPB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8;0x05_0x0D;0x06_0x8D;0x07_0x68;0x08_0x04;0x1C_0x04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MB1_IN2_MHB1_OUT_B3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0C;0x05_0x8D;0x06_0x0C;0x07_0x88;0x08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1_IN2_MHB1_OUT_B3_LG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0_0x88;0x05_0x89;0x06_0x0D;0x07_0x88;0x08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1_IN2_MHB1_OUT_B3_LG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0_0x88;0x05_0x9D;0x06_0x0D;0x07_0x88;0x08_0x04;0x1C_0x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1_IN2_MHB1_OUT_B3_LP_OPA</text:p>
          </table:table-cell>
          <table:table-cell table:style-name="ce28" office:value-type="string" calcext:value-type="string">
            <text:p>MLP</text:p>
          </table:table-cell>
          <table:table-cell office:value-type="string" calcext:value-type="string">
            <text:p>0x4C_0x15;0x00_0x88;0x05_0x8F;0x06_0x0D;0x07_0x88;0x08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1_IN2_MHB1_OUT_B3_HG1_OPB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8;0x05_0x0D;0x06_0x8D;0x07_0x88;0x08_0x04;0x1C_0x04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MB1_IN3_MHB1_OUT_B1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8;0x05_0x8D;0x06_0x0D;0x07_0xE0;0x08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1_IN3_MHB1_OUT_B1_LG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0_0x88;0x05_0x89;0x06_0x0D;0x07_0xE0;0x08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1_IN3_MHB1_OUT_B1_LG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0_0x88;0x05_0x9D;0x06_0x0D;0x07_0xE0;0x08_0x04;0x1C_0x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1_IN3_MHB1_OUT_B1_LP_OPA</text:p>
          </table:table-cell>
          <table:table-cell table:style-name="ce28" office:value-type="string" calcext:value-type="string">
            <text:p>MLP</text:p>
          </table:table-cell>
          <table:table-cell office:value-type="string" calcext:value-type="string">
            <text:p>0x4C_0x15;0x00_0x88;0x05_0x8F;0x06_0x0D;0x07_0xE0;0x08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1_IN3_MHB1_OUT_B1_HG1_OPB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8;0x05_0x0D;0x06_0x8D;0x07_0xE0;0x08_0x04;0x1C_0x04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 calcext:value-type="string">
            <text:p>MB1_IN2_MHB3_OUT_B3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1A;0x05_0x8D;0x06_0x0D;0x07_0x88;0x08_0x04;0x1C_0x04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MB2_IN1_MHB2_OUT_B2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2;0x09_0x8D;0x0A_0x0D;0x0B_0x58;0x0C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2_IN1_MHB2_OUT_B2_LG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0_0x82;0x09_0x89;0x0A_0x0D;0x0B_0x58;0x0C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2_IN1_MHB2_OUT_B2_LG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0_0x82;0x09_0x9D;0x0A_0x0D;0x0B_0x58;0x0C_0x04;0x1C_0x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2_IN1_MHB2_OUT_B2_LP_OPA</text:p>
          </table:table-cell>
          <table:table-cell table:style-name="ce28" office:value-type="string" calcext:value-type="string">
            <text:p>MLP</text:p>
          </table:table-cell>
          <table:table-cell office:value-type="string" calcext:value-type="string">
            <text:p>0x4D_0x14;0x00_0x82;0x09_0x8F;0x0A_0x0D;0x0B_0x58;0x0C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2_IN1_MHB2_OUT_B2_HG1_OPB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2;0x09_0x0D;0x0A_0x8D;0x0B_0x58;0x0C_0x04;0x1C_0x04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MB2_IN2_MHB2_OUT_B11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00;0x09_0x8D;0x0A_0x8D;0x0B_0x80;0x0C_0x01;0x1C_0x01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2_IN2_MHB2_OUT_B11_LG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0_0x82;0x09_0x89;0x0A_0x0D;0x0B_0x80;0x0C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2_IN2_MHB2_OUT_B11_LG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0_0x82;0x09_0x9D;0x0A_0x0D;0x0B_0x80;0x0C_0x04;0x1C_0x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2_IN2_MHB2_OUT_B11_LP_OPA</text:p>
          </table:table-cell>
          <table:table-cell table:style-name="ce28" office:value-type="string" calcext:value-type="string">
            <text:p>MLP</text:p>
          </table:table-cell>
          <table:table-cell office:value-type="string" calcext:value-type="string">
            <text:p>0x4D_0x14;0x00_0x82;0x09_0x8F;0x0A_0x0D;0x0B_0x80;0x0C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2_IN2_MHB2_OUT_B11_HG1_OPB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2;0x09_0x0D;0x0A_0x8D;0x0B_0x80;0x0C_0x04;0x1C_0x04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MB2_IN3_MHB2_OUT_B39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00;0x09_0x8D;0x0A_0x8D;0x0B_0xD0;0x0C_0x00;0x1C_0x01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2_IN3_MHB2_OUT_B39_LG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0_0x82;0x09_0x89;0x0A_0x0D;0x0B_0xD0;0x0C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2_IN3_MHB2_OUT_B39_LG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0_0x82;0x09_0x9D;0x0A_0x0D;0x0B_0xD0;0x0C_0x04;0x1C_0x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2_IN3_MHB2_OUT_B39_LP_OPA</text:p>
          </table:table-cell>
          <table:table-cell table:style-name="ce28" office:value-type="string" calcext:value-type="string">
            <text:p>MLP</text:p>
          </table:table-cell>
          <table:table-cell office:value-type="string" calcext:value-type="string">
            <text:p>0x4D_0x14;0x00_0x82;0x09_0x8F;0x0A_0x0D;0x0B_0xD0;0x0C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2_IN3_MHB2_OUT_B39_HG1_OPB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2;0x09_0x0D;0x0A_0x8D;0x0B_0xD0;0x0C_0x04;0x1C_0x04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MB2_IN2_MHB3_OUT_B11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3A;0x09_0x8D;0x0A_0x0D;0x0B_0x80;0x0C_0x04;0x1C_0x04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HB1_IN1_MHB1_OUT_B41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D;0x0D_0x8D;0x0E_0x0D;0x0F_0x70;0x10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HB1_IN1_MHB1_OUT_B41_LG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0_0x8D;0x0D_0x89;0x0E_0x0D;0x0F_0x70;0x10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HB1_IN1_MHB1_OUT_B41_LG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0_0x8D;0x0D_0x9D;0x0E_0x0D;0x0F_0x70;0x10_0x04;0x1C_0x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B1_IN1_MHB1_OUT_B41_LP_OPA</text:p>
          </table:table-cell>
          <table:table-cell table:style-name="ce28" office:value-type="string" calcext:value-type="string">
            <text:p>MLP</text:p>
          </table:table-cell>
          <table:table-cell office:value-type="string" calcext:value-type="string">
            <text:p>0x4E_0x36;0x00_0x8D;0x0D_0x8F;0x0E_0x0D;0x0F_0x70;0x10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HB1_IN1_MHB1_OUT_B41_HG1_OPB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D;0x0D_0x0D;0x0E_0x8D;0x0F_0x70;0x10_0x04;0x1C_0x04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HB1_IN2_MHB1_OUT_B40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D;0x0D_0x8D;0x0E_0x0D;0x0F_0xA8;0x10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HB1_IN2_MHB1_OUT_B40_LG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0_0x8D;0x0D_0x89;0x0E_0x0D;0x0F_0xA8;0x10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HB1_IN2_MHB1_OUT_B40_LG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0_0x8D;0x0D_0x9D;0x0E_0x0D;0x0F_0xA8;0x10_0x04;0x1C_0x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B1_IN2_MHB1_OUT_B40_LP_OPA</text:p>
          </table:table-cell>
          <table:table-cell table:style-name="ce28" office:value-type="string" calcext:value-type="string">
            <text:p>MLP</text:p>
          </table:table-cell>
          <table:table-cell office:value-type="string" calcext:value-type="string">
            <text:p>0x4E_0x36;0x00_0x8D;0x0D_0x8F;0x0E_0x0D;0x0F_0xA8;0x10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HB1_IN2_MHB1_OUT_B40_HG1_OPB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D;0x0D_0x0D;0x0E_0x8D;0x0F_0xA8;0x10_0x04;0x1C_0x04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HB1_IN2_MHB3_OUT_B40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2F;0x0D_0x8D;0x0E_0x0D;0x0F_0xA8;0x10_0x04;0x1C_0x04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HB2_IN1_MHB2_OUT_B38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7;0x11_0x8D;0x12_0x0D;0x13_0x70;0x14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HB2_IN1_MHB2_OUT_B38_LG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0_0x87;0x11_0x89;0x12_0x0D;0x13_0x70;0x14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HB2_IN1_MHB2_OUT_B38_LG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0_0x87;0x11_0x9D;0x12_0x0D;0x13_0x70;0x14_0x04;0x1C_0x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B2_IN1_MHB2_OUT_B38_LP_OPA</text:p>
          </table:table-cell>
          <table:table-cell table:style-name="ce28" office:value-type="string" calcext:value-type="string">
            <text:p>MLP</text:p>
          </table:table-cell>
          <table:table-cell office:value-type="string" calcext:value-type="string">
            <text:p>0x4F_0x37;0x00_0x87;0x11_0x8F;0x12_0x0D;0x13_0x70;0x14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HB2_IN1_MHB2_OUT_B38_HG1_OPB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7;0x11_0x0D;0x12_0x8D;0x13_0x70;0x14_0x04;0x1C_0x04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HB2_IN2_MHB2_OUT_B30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7;0x11_0x8D;0x12_0x0D;0x13_0xA8;0x14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HB2_IN2_MHB2_OUT_B30_LG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0_0x87;0x11_0x89;0x12_0x0D;0x13_0xA8;0x14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HB2_IN2_MHB2_OUT_B30_LG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0_0x87;0x11_0x9D;0x12_0x0D;0x13_0xA8;0x14_0x04;0x1C_0x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B2_IN2_MHB2_OUT_B30_LP_OPA</text:p>
          </table:table-cell>
          <table:table-cell table:style-name="ce28" office:value-type="string" calcext:value-type="string">
            <text:p>MLP</text:p>
          </table:table-cell>
          <table:table-cell office:value-type="string" calcext:value-type="string">
            <text:p>0x4F_0x37;0x00_0x87;0x11_0x8F;0x12_0x0D;0x13_0xA8;0x14_0x04;0x1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HB2_IN2_MHB2_OUT_B30_HG1_OPB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7;0x11_0x0D;0x12_0x8D;0x13_0xA8;0x14_0x04;0x1C_0x04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HB2_IN2_MHB3_OUT_B30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4F;0x11_0x8D;0x12_0x0D;0x13_0xA8;0x14_0x04;0x1C_0x04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 calcext:value-type="string">
            <text:p>MUX_IN1_MHB3_OUT_B23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5A;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LB1_IN1_LB_OUT_B5_HG1_OPA</text:p>
          </table:table-cell>
          <table:table-cell office:value-type="string" calcext:value-type="string">
            <text:p>Gain_Sweep1</text:p>
          </table:table-cell>
          <table:table-cell office:value-type="string" calcext:value-type="string">
            <text:p>0x72_0x40;0x75_0x80;0x78_0x80;0x7B_0x80;0x7E_0x4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1_LB_OUT_B5_HG1_OPA</text:p>
          </table:table-cell>
          <table:table-cell office:value-type="string" calcext:value-type="string">
            <text:p>Gain_Sweep2</text:p>
          </table:table-cell>
          <table:table-cell office:value-type="string" calcext:value-type="string">
            <text:p>0x72_0x20;0x75_0x40;0x78_0x40;0x7B_0x40;0x7E_0x2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1_LB_OUT_B5_HG1_OPA</text:p>
          </table:table-cell>
          <table:table-cell office:value-type="string" calcext:value-type="string">
            <text:p>Gain_Sweep3</text:p>
          </table:table-cell>
          <table:table-cell office:value-type="string" calcext:value-type="string">
            <text:p>0x72_0x10;0x75_0x20;0x78_0x20;0x7B_0x20;0x7E_0x1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1_LB_OUT_B5_HG1_OPA</text:p>
          </table:table-cell>
          <table:table-cell office:value-type="string" calcext:value-type="string">
            <text:p>Gain_Sweep4</text:p>
          </table:table-cell>
          <table:table-cell office:value-type="string" calcext:value-type="string">
            <text:p>0x72_0x70;0x75_0x10;0x78_0x10;0x7B_0x10;0x7E_0x7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1_LB_OUT_B5_HG1_OPA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0x72_0x70;0x75_0xF0;0x78_0xF0;0x7B_0xF0;0x7E_0x7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LB1_IN2_LB_OUT_B28_HG1_OPA</text:p>
          </table:table-cell>
          <table:table-cell office:value-type="string" calcext:value-type="string">
            <text:p>Gain_Sweep1</text:p>
          </table:table-cell>
          <table:table-cell office:value-type="string" calcext:value-type="string">
            <text:p>0x71_0x40;0x74_0x80;0x77_0x80;0x7A_0x80;0x7D_0x4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2_LB_OUT_B28_HG1_OPA</text:p>
          </table:table-cell>
          <table:table-cell office:value-type="string" calcext:value-type="string">
            <text:p>Gain_Sweep2</text:p>
          </table:table-cell>
          <table:table-cell office:value-type="string" calcext:value-type="string">
            <text:p>0x71_0x20;0x74_0x40;0x77_0x40;0x7A_0x40;0x7D_0x2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2_LB_OUT_B28_HG1_OPA</text:p>
          </table:table-cell>
          <table:table-cell office:value-type="string" calcext:value-type="string">
            <text:p>Gain_Sweep3</text:p>
          </table:table-cell>
          <table:table-cell office:value-type="string" calcext:value-type="string">
            <text:p>0x71_0x10;0x74_0x20;0x77_0x20;0x7A_0x20;0x7D_0x1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2_LB_OUT_B28_HG1_OPA</text:p>
          </table:table-cell>
          <table:table-cell office:value-type="string" calcext:value-type="string">
            <text:p>Gain_Sweep4</text:p>
          </table:table-cell>
          <table:table-cell office:value-type="string" calcext:value-type="string">
            <text:p>0x71_0x70;0x74_0x10;0x77_0x10;0x7A_0x10;0x7D_0x7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2_LB_OUT_B28_HG1_OPA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0x71_0x70;0x74_0xF0;0x77_0xF0;0x7A_0xF0;0x7D_0x7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LB1_IN3_LB_OUT_B8_HG1_OPA</text:p>
          </table:table-cell>
          <table:table-cell office:value-type="string" calcext:value-type="string">
            <text:p>Gain_Sweep1</text:p>
          </table:table-cell>
          <table:table-cell office:value-type="string" calcext:value-type="string">
            <text:p>0x72_0x04;0x75_0x08;0x78_0x08;0x7B_0x08;0x7E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3_LB_OUT_B8_HG1_OPA</text:p>
          </table:table-cell>
          <table:table-cell office:value-type="string" calcext:value-type="string">
            <text:p>Gain_Sweep2</text:p>
          </table:table-cell>
          <table:table-cell office:value-type="string" calcext:value-type="string">
            <text:p>0x72_0x02;0x75_0x04;0x78_0x04;0x7B_0x04;0x7E_0x02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3_LB_OUT_B8_HG1_OPA</text:p>
          </table:table-cell>
          <table:table-cell office:value-type="string" calcext:value-type="string">
            <text:p>Gain_Sweep3</text:p>
          </table:table-cell>
          <table:table-cell office:value-type="string" calcext:value-type="string">
            <text:p>0x72_0x01;0x75_0x02;0x78_0x02;0x7B_0x02;0x7E_0x01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3_LB_OUT_B8_HG1_OPA</text:p>
          </table:table-cell>
          <table:table-cell office:value-type="string" calcext:value-type="string">
            <text:p>Gain_Sweep4</text:p>
          </table:table-cell>
          <table:table-cell office:value-type="string" calcext:value-type="string">
            <text:p>0x72_0x07;0x75_0x01;0x78_0x01;0x7B_0x01;0x7E_0x07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3_LB_OUT_B8_HG1_OPA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0x72_0x07;0x75_0x0F;0x78_0x0F;0x7B_0x0F;0x7E_0x07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LB1_IN4_LB_OUT_B13_HG1_OPA</text:p>
          </table:table-cell>
          <table:table-cell office:value-type="string" calcext:value-type="string">
            <text:p>Gain_Sweep1</text:p>
          </table:table-cell>
          <table:table-cell office:value-type="string" calcext:value-type="string">
            <text:p>0x70_0x04;0x73_0x08;0x76_0x08;0x79_0x08;0x7C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4_LB_OUT_B13_HG1_OPA</text:p>
          </table:table-cell>
          <table:table-cell office:value-type="string" calcext:value-type="string">
            <text:p>Gain_Sweep2</text:p>
          </table:table-cell>
          <table:table-cell office:value-type="string" calcext:value-type="string">
            <text:p>0x70_0x02;0x73_0x04;0x76_0x04;0x79_0x04;0x7C_0x02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4_LB_OUT_B13_HG1_OPA</text:p>
          </table:table-cell>
          <table:table-cell office:value-type="string" calcext:value-type="string">
            <text:p>Gain_Sweep3</text:p>
          </table:table-cell>
          <table:table-cell office:value-type="string" calcext:value-type="string">
            <text:p>0x70_0x01;0x73_0x02;0x76_0x02;0x79_0x02;0x7C_0x01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4_LB_OUT_B13_HG1_OPA</text:p>
          </table:table-cell>
          <table:table-cell office:value-type="string" calcext:value-type="string">
            <text:p>Gain_Sweep4</text:p>
          </table:table-cell>
          <table:table-cell office:value-type="string" calcext:value-type="string">
            <text:p>0x70_0x07;0x73_0x01;0x76_0x01;0x79_0x01;0x7C_0x07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4_LB_OUT_B13_HG1_OPA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0x70_0x07;0x73_0x0F;0x76_0x0F;0x79_0x0F;0x7C_0x07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LB1_IN5_LB_OUT_B20_HG1_OPA</text:p>
          </table:table-cell>
          <table:table-cell office:value-type="string" calcext:value-type="string">
            <text:p>Gain_Sweep1</text:p>
          </table:table-cell>
          <table:table-cell office:value-type="string" calcext:value-type="string">
            <text:p>0x71_0x04;0x74_0x08;0x77_0x08;0x7A_0x08;0x7D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5_LB_OUT_B20_HG1_OPA</text:p>
          </table:table-cell>
          <table:table-cell office:value-type="string" calcext:value-type="string">
            <text:p>Gain_Sweep2</text:p>
          </table:table-cell>
          <table:table-cell office:value-type="string" calcext:value-type="string">
            <text:p>0x71_0x02;0x74_0x04;0x77_0x04;0x7A_0x04;0x7D_0x02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5_LB_OUT_B20_HG1_OPA</text:p>
          </table:table-cell>
          <table:table-cell office:value-type="string" calcext:value-type="string">
            <text:p>Gain_Sweep3</text:p>
          </table:table-cell>
          <table:table-cell office:value-type="string" calcext:value-type="string">
            <text:p>0x71_0x01;0x74_0x02;0x77_0x02;0x7A_0x02;0x7D_0x01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5_LB_OUT_B20_HG1_OPA</text:p>
          </table:table-cell>
          <table:table-cell office:value-type="string" calcext:value-type="string">
            <text:p>Gain_Sweep4</text:p>
          </table:table-cell>
          <table:table-cell office:value-type="string" calcext:value-type="string">
            <text:p>0x71_0x07;0x74_0x01;0x77_0x01;0x7A_0x01;0x7D_0x07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B1_IN5_LB_OUT_B20_HG1_OPA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0x71_0x07;0x74_0x0F;0x77_0x0F;0x7A_0x0F;0x7D_0x07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MB1_IN1_MHB1_OUT_B40_HG1_OPA</text:p>
          </table:table-cell>
          <table:table-cell office:value-type="string" calcext:value-type="string">
            <text:p>Gain_Sweep1</text:p>
          </table:table-cell>
          <table:table-cell office:value-type="string" calcext:value-type="string">
            <text:p>0x82_0x04;0x85_0x08;0x88_0x08;0x8B_0x08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1_IN1_MHB1_OUT_B40_HG1_OPA</text:p>
          </table:table-cell>
          <table:table-cell office:value-type="string" calcext:value-type="string">
            <text:p>Gain_Sweep2</text:p>
          </table:table-cell>
          <table:table-cell office:value-type="string" calcext:value-type="string">
            <text:p>0x82_0x02;0x85_0x04;0x88_0x04;0x8B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1_IN1_MHB1_OUT_B40_HG1_OPA</text:p>
          </table:table-cell>
          <table:table-cell office:value-type="string" calcext:value-type="string">
            <text:p>Gain_Sweep3</text:p>
          </table:table-cell>
          <table:table-cell office:value-type="string" calcext:value-type="string">
            <text:p>0x82_0x01;0x85_0x02;0x88_0x02;0x8B_0x02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1_IN1_MHB1_OUT_B40_HG1_OPA</text:p>
          </table:table-cell>
          <table:table-cell office:value-type="string" calcext:value-type="string">
            <text:p>Gain_Sweep4</text:p>
          </table:table-cell>
          <table:table-cell office:value-type="string" calcext:value-type="string">
            <text:p>0x82_0x07;0x85_0x01;0x88_0x01;0x8B_0x01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1_IN1_MHB1_OUT_B40_HG1_OPA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0x82_0x07;0x85_0x0F;0x88_0x0F;0x8B_0x0F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MB1_IN2_MHB1_OUT_B3_HG1_OPA</text:p>
          </table:table-cell>
          <table:table-cell office:value-type="string" calcext:value-type="string">
            <text:p>Gain_Sweep1</text:p>
          </table:table-cell>
          <table:table-cell office:value-type="string" calcext:value-type="string">
            <text:p>0x80_0x04;0x83_0x08;0x86_0x08;0x89_0x08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1_IN2_MHB1_OUT_B3_HG1_OPA</text:p>
          </table:table-cell>
          <table:table-cell office:value-type="string" calcext:value-type="string">
            <text:p>Gain_Sweep2</text:p>
          </table:table-cell>
          <table:table-cell office:value-type="string" calcext:value-type="string">
            <text:p>0x80_0x02;0x83_0x04;0x86_0x04;0x89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1_IN2_MHB1_OUT_B3_HG1_OPA</text:p>
          </table:table-cell>
          <table:table-cell office:value-type="string" calcext:value-type="string">
            <text:p>Gain_Sweep3</text:p>
          </table:table-cell>
          <table:table-cell office:value-type="string" calcext:value-type="string">
            <text:p>0x80_0x01;0x83_0x02;0x86_0x02;0x89_0x02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1_IN2_MHB1_OUT_B3_HG1_OPA</text:p>
          </table:table-cell>
          <table:table-cell office:value-type="string" calcext:value-type="string">
            <text:p>Gain_Sweep4</text:p>
          </table:table-cell>
          <table:table-cell office:value-type="string" calcext:value-type="string">
            <text:p>0x80_0x07;0x83_0x01;0x86_0x01;0x89_0x01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1_IN2_MHB1_OUT_B3_HG1_OPA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0x80_0x07;0x83_0x0F;0x86_0x0F;0x89_0x0F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MB1_IN3_MHB1_OUT_B1_HG1_OPA</text:p>
          </table:table-cell>
          <table:table-cell office:value-type="string" calcext:value-type="string">
            <text:p>Gain_Sweep1</text:p>
          </table:table-cell>
          <table:table-cell office:value-type="string" calcext:value-type="string">
            <text:p>0x82_0x40;0x85_0x80;0x88_0x80;0x8B_0x8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1_IN3_MHB1_OUT_B1_HG1_OPA</text:p>
          </table:table-cell>
          <table:table-cell office:value-type="string" calcext:value-type="string">
            <text:p>Gain_Sweep2</text:p>
          </table:table-cell>
          <table:table-cell office:value-type="string" calcext:value-type="string">
            <text:p>0x82_0x20;0x85_0x40;0x88_0x40;0x8B_0x4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1_IN3_MHB1_OUT_B1_HG1_OPA</text:p>
          </table:table-cell>
          <table:table-cell office:value-type="string" calcext:value-type="string">
            <text:p>Gain_Sweep3</text:p>
          </table:table-cell>
          <table:table-cell office:value-type="string" calcext:value-type="string">
            <text:p>0x82_0x10;0x85_0x20;0x88_0x20;0x8B_0x2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1_IN3_MHB1_OUT_B1_HG1_OPA</text:p>
          </table:table-cell>
          <table:table-cell office:value-type="string" calcext:value-type="string">
            <text:p>Gain_Sweep4</text:p>
          </table:table-cell>
          <table:table-cell office:value-type="string" calcext:value-type="string">
            <text:p>0x82_0x70;0x85_0x10;0x88_0x10;0x8B_0x1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1_IN3_MHB1_OUT_B1_HG1_OPA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0x82_0x70;0x85_0xF0;0x88_0xF0;0x8B_0xF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MB2_IN1_MHB2_OUT_B2_HG1_OPA</text:p>
          </table:table-cell>
          <table:table-cell office:value-type="string" calcext:value-type="string">
            <text:p>Gain_Sweep1</text:p>
          </table:table-cell>
          <table:table-cell office:value-type="string" calcext:value-type="string">
            <text:p>0x91_0x04;0x94_0x08;0x97_0x08;0x9A_0x08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2_IN1_MHB2_OUT_B2_HG1_OPA</text:p>
          </table:table-cell>
          <table:table-cell office:value-type="string" calcext:value-type="string">
            <text:p>Gain_Sweep2</text:p>
          </table:table-cell>
          <table:table-cell office:value-type="string" calcext:value-type="string">
            <text:p>0x91_0x02;0x94_0x04;0x97_0x04;0x9A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2_IN1_MHB2_OUT_B2_HG1_OPA</text:p>
          </table:table-cell>
          <table:table-cell office:value-type="string" calcext:value-type="string">
            <text:p>Gain_Sweep3</text:p>
          </table:table-cell>
          <table:table-cell office:value-type="string" calcext:value-type="string">
            <text:p>0x91_0x01;0x94_0x02;0x97_0x02;0x9A_0x02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2_IN1_MHB2_OUT_B2_HG1_OPA</text:p>
          </table:table-cell>
          <table:table-cell office:value-type="string" calcext:value-type="string">
            <text:p>Gain_Sweep4</text:p>
          </table:table-cell>
          <table:table-cell office:value-type="string" calcext:value-type="string">
            <text:p>0x91_0x07;0x94_0x01;0x97_0x01;0x9A_0x01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2_IN1_MHB2_OUT_B2_HG1_OPA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0x91_0x07;0x94_0x0F;0x97_0x0F;0x9A_0x0F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MB2_IN2_MHB2_OUT_B11_HG1_OPA</text:p>
          </table:table-cell>
          <table:table-cell office:value-type="string" calcext:value-type="string">
            <text:p>Gain_Sweep1</text:p>
          </table:table-cell>
          <table:table-cell office:value-type="string" calcext:value-type="string">
            <text:p>0x90_0x40;0x93_0x80;0x96_0x80;0x99_0x8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2_IN2_MHB2_OUT_B11_HG1_OPA</text:p>
          </table:table-cell>
          <table:table-cell office:value-type="string" calcext:value-type="string">
            <text:p>Gain_Sweep2</text:p>
          </table:table-cell>
          <table:table-cell office:value-type="string" calcext:value-type="string">
            <text:p>0x90_0x20;0x93_0x40;0x96_0x40;0x99_0x4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2_IN2_MHB2_OUT_B11_HG1_OPA</text:p>
          </table:table-cell>
          <table:table-cell office:value-type="string" calcext:value-type="string">
            <text:p>Gain_Sweep3</text:p>
          </table:table-cell>
          <table:table-cell office:value-type="string" calcext:value-type="string">
            <text:p>0x90_0x10;0x93_0x20;0x96_0x20;0x99_0x2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2_IN2_MHB2_OUT_B11_HG1_OPA</text:p>
          </table:table-cell>
          <table:table-cell office:value-type="string" calcext:value-type="string">
            <text:p>Gain_Sweep4</text:p>
          </table:table-cell>
          <table:table-cell office:value-type="string" calcext:value-type="string">
            <text:p>0x90_0x70;0x93_0x10;0x96_0x10;0x99_0x1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2_IN2_MHB2_OUT_B11_HG1_OPA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0x90_0x70;0x93_0xF0;0x96_0xF0;0x99_0xF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MB2_IN3_MHB2_OUT_B39_HG1_OPA</text:p>
          </table:table-cell>
          <table:table-cell office:value-type="string" calcext:value-type="string">
            <text:p>Gain_Sweep1</text:p>
          </table:table-cell>
          <table:table-cell office:value-type="string" calcext:value-type="string">
            <text:p>0x91_0x40;0x94_0x80;0x97_0x80;0x9A_0x8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2_IN3_MHB2_OUT_B39_HG1_OPA</text:p>
          </table:table-cell>
          <table:table-cell office:value-type="string" calcext:value-type="string">
            <text:p>Gain_Sweep2</text:p>
          </table:table-cell>
          <table:table-cell office:value-type="string" calcext:value-type="string">
            <text:p>0x91_0x20;0x94_0x40;0x97_0x40;0x9A_0x4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2_IN3_MHB2_OUT_B39_HG1_OPA</text:p>
          </table:table-cell>
          <table:table-cell office:value-type="string" calcext:value-type="string">
            <text:p>Gain_Sweep3</text:p>
          </table:table-cell>
          <table:table-cell office:value-type="string" calcext:value-type="string">
            <text:p>0x91_0x10;0x94_0x20;0x97_0x20;0x9A_0x2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2_IN3_MHB2_OUT_B39_HG1_OPA</text:p>
          </table:table-cell>
          <table:table-cell office:value-type="string" calcext:value-type="string">
            <text:p>Gain_Sweep4</text:p>
          </table:table-cell>
          <table:table-cell office:value-type="string" calcext:value-type="string">
            <text:p>0x91_0x70;0x94_0x10;0x97_0x10;0x9A_0x1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B2_IN3_MHB2_OUT_B39_HG1_OPA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0x91_0x70;0x94_0xF0;0x97_0xF0;0x9A_0xF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HB1_IN1_MHB1_OUT_B41_HG1_OPA</text:p>
          </table:table-cell>
          <table:table-cell office:value-type="string" calcext:value-type="string">
            <text:p>Gain_Sweep1</text:p>
          </table:table-cell>
          <table:table-cell office:value-type="string" calcext:value-type="string">
            <text:p>0xA1_0x40;0xA3_0x80;0xA5_0x80;0xA7_0x8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HB1_IN1_MHB1_OUT_B41_HG1_OPA</text:p>
          </table:table-cell>
          <table:table-cell office:value-type="string" calcext:value-type="string">
            <text:p>Gain_Sweep2</text:p>
          </table:table-cell>
          <table:table-cell office:value-type="string" calcext:value-type="string">
            <text:p>0xA1_0x20;0xA3_0x40;0xA5_0x40;0xA7_0x4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HB1_IN1_MHB1_OUT_B41_HG1_OPA</text:p>
          </table:table-cell>
          <table:table-cell office:value-type="string" calcext:value-type="string">
            <text:p>Gain_Sweep3</text:p>
          </table:table-cell>
          <table:table-cell office:value-type="string" calcext:value-type="string">
            <text:p>0xA1_0x10;0xA3_0x20;0xA5_0x20;0xA7_0x2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HB1_IN1_MHB1_OUT_B41_HG1_OPA</text:p>
          </table:table-cell>
          <table:table-cell office:value-type="string" calcext:value-type="string">
            <text:p>Gain_Sweep4</text:p>
          </table:table-cell>
          <table:table-cell office:value-type="string" calcext:value-type="string">
            <text:p>0xA1_0x70;0xA3_0x10;0xA5_0x10;0xA7_0x1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HB1_IN1_MHB1_OUT_B41_HG1_OPA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0xA1_0x70;0xA3_0xF0;0xA5_0xF0;0xA7_0xF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HB1_IN2_MHB1_OUT_B40_HG1_OPA</text:p>
          </table:table-cell>
          <table:table-cell office:value-type="string" calcext:value-type="string">
            <text:p>Gain_Sweep1</text:p>
          </table:table-cell>
          <table:table-cell office:value-type="string" calcext:value-type="string">
            <text:p>0xA0_0x04;0xA2_0x08;0xA4_0x08;0xA6_0x08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HB1_IN2_MHB1_OUT_B40_HG1_OPA</text:p>
          </table:table-cell>
          <table:table-cell office:value-type="string" calcext:value-type="string">
            <text:p>Gain_Sweep2</text:p>
          </table:table-cell>
          <table:table-cell office:value-type="string" calcext:value-type="string">
            <text:p>0xA0_0x02;0xA2_0x04;0xA4_0x04;0xA6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HB1_IN2_MHB1_OUT_B40_HG1_OPA</text:p>
          </table:table-cell>
          <table:table-cell office:value-type="string" calcext:value-type="string">
            <text:p>Gain_Sweep3</text:p>
          </table:table-cell>
          <table:table-cell office:value-type="string" calcext:value-type="string">
            <text:p>0xA0_0x01;0xA2_0x02;0xA4_0x02;0xA6_0x02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HB1_IN2_MHB1_OUT_B40_HG1_OPA</text:p>
          </table:table-cell>
          <table:table-cell office:value-type="string" calcext:value-type="string">
            <text:p>Gain_Sweep4</text:p>
          </table:table-cell>
          <table:table-cell office:value-type="string" calcext:value-type="string">
            <text:p>0xA0_0x07;0xA2_0x01;0xA4_0x01;0xA6_0x01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HB1_IN2_MHB1_OUT_B40_HG1_OPA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0xA0_0x07;0xA2_0x0F;0xA4_0x0F;0xA6_0x0F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HB2_IN1_MHB2_OUT_B38_HG1_OPA</text:p>
          </table:table-cell>
          <table:table-cell office:value-type="string" calcext:value-type="string">
            <text:p>Gain_Sweep1</text:p>
          </table:table-cell>
          <table:table-cell office:value-type="string" calcext:value-type="string">
            <text:p>0xB1_0x40;0xB3_0x80;0xB5_0x80;0xB7_0x8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HB2_IN1_MHB2_OUT_B38_HG1_OPA</text:p>
          </table:table-cell>
          <table:table-cell office:value-type="string" calcext:value-type="string">
            <text:p>Gain_Sweep2</text:p>
          </table:table-cell>
          <table:table-cell office:value-type="string" calcext:value-type="string">
            <text:p>0xB1_0x20;0xB3_0x40;0xB5_0x40;0xB7_0x4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HB2_IN1_MHB2_OUT_B38_HG1_OPA</text:p>
          </table:table-cell>
          <table:table-cell office:value-type="string" calcext:value-type="string">
            <text:p>Gain_Sweep3</text:p>
          </table:table-cell>
          <table:table-cell office:value-type="string" calcext:value-type="string">
            <text:p>0xB1_0x10;0xB3_0x20;0xB5_0x20;0xB7_0x2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HB2_IN1_MHB2_OUT_B38_HG1_OPA</text:p>
          </table:table-cell>
          <table:table-cell office:value-type="string" calcext:value-type="string">
            <text:p>Gain_Sweep4</text:p>
          </table:table-cell>
          <table:table-cell office:value-type="string" calcext:value-type="string">
            <text:p>0xB1_0x70;0xB3_0x10;0xB5_0x10;0xB7_0x1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HB2_IN1_MHB2_OUT_B38_HG1_OPA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0xB1_0x70;0xB3_0xF0;0xB5_0xF0;0xB7_0xF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HB2_IN2_MHB2_OUT_B30_HG1_OPA</text:p>
          </table:table-cell>
          <table:table-cell office:value-type="string" calcext:value-type="string">
            <text:p>Gain_Sweep1</text:p>
          </table:table-cell>
          <table:table-cell office:value-type="string" calcext:value-type="string">
            <text:p>0xB0_0x04;0xB2_0x08;0xB4_0x08;0xB6_0x08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HB2_IN2_MHB2_OUT_B30_HG1_OPA</text:p>
          </table:table-cell>
          <table:table-cell office:value-type="string" calcext:value-type="string">
            <text:p>Gain_Sweep2</text:p>
          </table:table-cell>
          <table:table-cell office:value-type="string" calcext:value-type="string">
            <text:p>0xB0_0x02;0xB2_0x04;0xB4_0x04;0xB6_0x0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HB2_IN2_MHB2_OUT_B30_HG1_OPA</text:p>
          </table:table-cell>
          <table:table-cell office:value-type="string" calcext:value-type="string">
            <text:p>Gain_Sweep3</text:p>
          </table:table-cell>
          <table:table-cell office:value-type="string" calcext:value-type="string">
            <text:p>0xB0_0x01;0xB2_0x02;0xB4_0x02;0xB6_0x02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HB2_IN2_MHB2_OUT_B30_HG1_OPA</text:p>
          </table:table-cell>
          <table:table-cell office:value-type="string" calcext:value-type="string">
            <text:p>Gain_Sweep4</text:p>
          </table:table-cell>
          <table:table-cell office:value-type="string" calcext:value-type="string">
            <text:p>0xB0_0x07;0xB2_0x01;0xB4_0x01;0xB6_0x01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HB2_IN2_MHB2_OUT_B30_HG1_OPA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0xB0_0x07;0xB2_0x0F;0xB4_0x0F;0xB6_0x0F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LB1_IN1_LB_OUT_B5_HG1_OPA_Power_Servo</text:p>
          </table:table-cell>
          <table:table-cell table:style-name="ce4" office:value-type="string" calcext:value-type="string">
            <text:p>HG1</text:p>
          </table:table-cell>
          <table:table-cell office:value-type="string" calcext:value-type="string">
            <text:p>0x01_0x8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B1_IN1_LB_OUT_B5_HG1_OPA_Power_Servo</text:p>
          </table:table-cell>
          <table:table-cell table:style-name="ce4" office:value-type="string" calcext:value-type="string">
            <text:p>BAND_OUT_SEL</text:p>
          </table:table-cell>
          <table:table-cell table:style-name="ce31" office:value-type="string" calcext:value-type="string">
            <text:p>0x03_0x3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B1_IN2_LB_OUT_B28_HG1_OPA_Power_Servo</text:p>
          </table:table-cell>
          <table:table-cell table:style-name="ce4" office:value-type="string" calcext:value-type="string">
            <text:p>HG1</text:p>
          </table:table-cell>
          <table:table-cell office:value-type="string" calcext:value-type="string">
            <text:p>0x01_0x8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B1_IN2_LB_OUT_B28_HG1_OPA_Power_Servo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3_0x4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B1_IN3_LB_OUT_B8_HG1_OPA_Power_Servo</text:p>
          </table:table-cell>
          <table:table-cell table:style-name="ce4" office:value-type="string" calcext:value-type="string">
            <text:p>HG1</text:p>
          </table:table-cell>
          <table:table-cell office:value-type="string" calcext:value-type="string">
            <text:p>0x01_0x8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B1_IN3_LB_OUT_B8_HG1_OPA_Power_Servo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3_0x7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B1_IN4_LB_OUT_B13_HG1_OPA_Power_Servo</text:p>
          </table:table-cell>
          <table:table-cell table:style-name="ce4" office:value-type="string" calcext:value-type="string">
            <text:p>HG1</text:p>
          </table:table-cell>
          <table:table-cell office:value-type="string" calcext:value-type="string">
            <text:p>0x01_0x8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B1_IN4_LB_OUT_B13_HG1_OPA_Power_Servo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3_0x8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B1_IN5_LB_OUT_B20_HG1_OPA_Power_Servo</text:p>
          </table:table-cell>
          <table:table-cell table:style-name="ce4" office:value-type="string" calcext:value-type="string">
            <text:p>HG1</text:p>
          </table:table-cell>
          <table:table-cell office:value-type="string" calcext:value-type="string">
            <text:p>0x01_0x8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B1_IN5_LB_OUT_B20_HG1_OPA_Power_Servo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3_0xAC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B1_IN1_MHB1_OUT_B40_HG1_OPA_Power_Servo</text:p>
          </table:table-cell>
          <table:table-cell table:style-name="ce4" office:value-type="string" calcext:value-type="string">
            <text:p>HG1</text:p>
          </table:table-cell>
          <table:table-cell office:value-type="string" calcext:value-type="string">
            <text:p>0x05_0x8D</text:p>
          </table:table-cell>
          <table:table-cell table:style-name="ce4" table:number-columns-repeated="20"/>
          <table:table-cell table:style-name="ce40" table:number-columns-repeated="1001"/>
        </table:table-row>
        <table:table-row table:style-name="ro1">
          <table:table-cell table:style-name="ce3" office:value-type="string" calcext:value-type="string">
            <text:p>MB1_IN1_MHB1_OUT_B40_HG1_OPA_Power_Servo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0_0x0C;0x07_0x6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B1_IN2_MHB1_OUT_B3_HG1_OPA_Power_Servo</text:p>
          </table:table-cell>
          <table:table-cell table:style-name="ce4" office:value-type="string" calcext:value-type="string">
            <text:p>HG1</text:p>
          </table:table-cell>
          <table:table-cell office:value-type="string" calcext:value-type="string">
            <text:p>0x05_0x8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B1_IN2_MHB1_OUT_B3_HG1_OPA_Power_Servo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0_0x0C;0x07_0x88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MB1_IN3_MHB1_OUT_B1_HG1_OPA_Power_Servo</text:p>
          </table:table-cell>
          <table:table-cell table:style-name="ce4" office:value-type="string" calcext:value-type="string">
            <text:p>HG1</text:p>
          </table:table-cell>
          <table:table-cell office:value-type="string" calcext:value-type="string">
            <text:p>0x05_0x8D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MB1_IN3_MHB1_OUT_B1_HG1_OPA_Power_Servo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0_0x88;0x07_0xE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B1_IN2_MHB3_OUT_B3_HG1_OPA_Power_Servo</text:p>
          </table:table-cell>
          <table:table-cell table:style-name="ce4" office:value-type="string" calcext:value-type="string">
            <text:p>HG1</text:p>
          </table:table-cell>
          <table:table-cell office:value-type="string" calcext:value-type="string">
            <text:p>0x05_0x8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B1_IN2_MHB3_OUT_B3_HG1_OPA_Power_Servo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0_0x1A;0x07_0x8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B2_IN1_MHB2_OUT_B2_HG1_OPA_Power_Servo</text:p>
          </table:table-cell>
          <table:table-cell table:style-name="ce4" office:value-type="string" calcext:value-type="string">
            <text:p>HG1</text:p>
          </table:table-cell>
          <table:table-cell office:value-type="string" calcext:value-type="string">
            <text:p>0x09_0x8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B2_IN1_MHB2_OUT_B2_HG1_OPA_Power_Servo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0_0x82;0x0B_0x58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MB2_IN2_MHB2_OUT_B11_HG1_OPA_Power_Servo</text:p>
          </table:table-cell>
          <table:table-cell table:style-name="ce29" office:value-type="string" calcext:value-type="string">
            <text:p>HG1</text:p>
          </table:table-cell>
          <table:table-cell office:value-type="string" calcext:value-type="string">
            <text:p>0x09_0x8D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MB2_IN2_MHB2_OUT_B11_HG1_OPA_Power_Servo</text:p>
          </table:table-cell>
          <table:table-cell table:style-name="ce30" office:value-type="string" calcext:value-type="string">
            <text:p>BAND_OUT_SEL</text:p>
          </table:table-cell>
          <table:table-cell table:style-name="ce32" office:value-type="string" calcext:value-type="string">
            <text:p>0x00_0x82;0x0B_0x80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MB2_IN3_MHB2_OUT_B39_HG1_OPA_Power_Servo</text:p>
          </table:table-cell>
          <table:table-cell table:style-name="ce29" office:value-type="string" calcext:value-type="string">
            <text:p>HG1</text:p>
          </table:table-cell>
          <table:table-cell office:value-type="string" calcext:value-type="string">
            <text:p>0x09_0x8D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MB2_IN3_MHB2_OUT_B39_HG1_OPA_Power_Servo</text:p>
          </table:table-cell>
          <table:table-cell table:style-name="ce30" office:value-type="string" calcext:value-type="string">
            <text:p>BAND_OUT_SEL</text:p>
          </table:table-cell>
          <table:table-cell table:style-name="ce33" office:value-type="string" calcext:value-type="string">
            <text:p>0x00_0x82;0x0B_0xD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B2_IN2_MHB3_OUT_B11_HG1_OPA_Power_Servo</text:p>
          </table:table-cell>
          <table:table-cell table:style-name="ce4" office:value-type="string" calcext:value-type="string">
            <text:p>HG1</text:p>
          </table:table-cell>
          <table:table-cell office:value-type="string" calcext:value-type="string">
            <text:p>0x09_0x8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B2_IN2_MHB3_OUT_B11_HG1_OPA_Power_Servo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0_0x3A;0x0B_0x8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B1_IN1_MHB1_OUT_B41_HG1_OPA_Power_Servo</text:p>
          </table:table-cell>
          <table:table-cell table:style-name="ce4" office:value-type="string" calcext:value-type="string">
            <text:p>HG1</text:p>
          </table:table-cell>
          <table:table-cell office:value-type="string" calcext:value-type="string">
            <text:p>0x0D_0x8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B1_IN1_MHB1_OUT_B41_HG1_OPA_Power_Servo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0_0x8D;0x0F_0x7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B1_IN2_MHB1_OUT_B40_HG1_OPA_Power_Servo</text:p>
          </table:table-cell>
          <table:table-cell table:style-name="ce4" office:value-type="string" calcext:value-type="string">
            <text:p>HG1</text:p>
          </table:table-cell>
          <table:table-cell office:value-type="string" calcext:value-type="string">
            <text:p>0x0D_0x8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B1_IN2_MHB1_OUT_B40_HG1_OPA_Power_Servo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0_0x8D;0x0F_0xA8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B1_IN2_MHB3_OUT_B40_HG1_OPA_Power_Servo</text:p>
          </table:table-cell>
          <table:table-cell table:style-name="ce4" office:value-type="string" calcext:value-type="string">
            <text:p>HG1</text:p>
          </table:table-cell>
          <table:table-cell office:value-type="string" calcext:value-type="string">
            <text:p>0x0D_0x8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B1_IN2_MHB3_OUT_B40_HG1_OPA_Power_Servo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0_0x2F;0x0F_0xA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B2_IN1_MHB2_OUT_B38_HG1_OPA_Power_Servo</text:p>
          </table:table-cell>
          <table:table-cell table:style-name="ce4" office:value-type="string" calcext:value-type="string">
            <text:p>HG1</text:p>
          </table:table-cell>
          <table:table-cell office:value-type="string" calcext:value-type="string">
            <text:p>0x11_0x8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B2_IN1_MHB2_OUT_B38_HG1_OPA_Power_Servo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0_0x87;0x13_0x7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B2_IN2_MHB2_OUT_B30_HG1_OPA_Power_Servo</text:p>
          </table:table-cell>
          <table:table-cell table:style-name="ce4" office:value-type="string" calcext:value-type="string">
            <text:p>HG1</text:p>
          </table:table-cell>
          <table:table-cell office:value-type="string" calcext:value-type="string">
            <text:p>0x11_0x8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B2_IN2_MHB2_OUT_B30_HG1_OPA_Power_Servo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0_0x87;0x13_0xA8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B2_IN2_MHB3_OUT_B30_HG1_OPA_Power_Servo</text:p>
          </table:table-cell>
          <table:table-cell table:style-name="ce4" office:value-type="string" calcext:value-type="string">
            <text:p>HG1</text:p>
          </table:table-cell>
          <table:table-cell office:value-type="string" calcext:value-type="string">
            <text:p>0x11_0x8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B2_IN2_MHB3_OUT_B30_HG1_OPA_Power_Servo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0_0x4F;0x13_0xA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B1_IN1_LB_OUT_B5_HG1_OPA_PS_OFF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1_0x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B1_IN1_LB_OUT_B5_HG1_OPA_PS_OFF_LG3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3_0x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B1_IN2_LB_OUT_B28_HG1_OPA_PS_OFF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1_0x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B1_IN2_LB_OUT_B28_HG1_OPA_PS_OFF_LG3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3_0x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B1_IN3_LB_OUT_B8_HG1_OPA_PS_OFF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1_0x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B1_IN3_LB_OUT_B8_HG1_OPA_PS_OFF_LG3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3_0x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B1_IN4_LB_OUT_B13_HG1_OPA_PS_OFF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1_0x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B1_IN4_LB_OUT_B13_HG1_OPA_PS_OFF_LG3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3_0x84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LB1_IN5_LB_OUT_B20_HG1_OPA_PS_OFF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1_0x89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LB1_IN5_LB_OUT_B20_HG1_OPA_PS_OFF_LG3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3_0xA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1_IN1_MHB1_OUT_B40_HG1_OPA_PS_OFF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5_0x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1_IN1_MHB1_OUT_B40_HG1_OPA_PS_OFF_LG3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0_0x88;0x07_0x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B1_IN2_MHB1_OUT_B3_HG1_OPA_PS_OFF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5_0x89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MB1_IN2_MHB1_OUT_B3_HG1_OPA_PS_OFF_LG3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0_0x88;0x07_0x88;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B1_IN3_MHB1_OUT_B1_HG1_OPA_PS_OFF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5_0x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B1_IN3_MHB1_OUT_B1_HG1_OPA_PS_OFF_LG3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0_0x88;0x07_0xE0;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MB1_IN2_MHB3_OUT_B3_HG1_OPA_PS_OFF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5_0x89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MB1_IN2_MHB3_OUT_B3_HG1_OPA_PS_OFF_LG3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0_0x1E;0x07_0x88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2_IN1_MHB2_OUT_B2_HG1_OPA_PS_OFF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9_0x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2_IN1_MHB2_OUT_B2_HG1_OPA_PS_OFF_LG3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0_0x82;0x0B_0x58;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MB2_IN2_MHB2_OUT_B11_HG1_OPA_PS_OFF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9_0x89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MB2_IN2_MHB2_OUT_B11_HG1_OPA_PS_OFF_LG3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0_0x82;0x0B_0x80;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6" office:value-type="string" calcext:value-type="string">
            <text:p>MB2_IN3_MHB2_OUT_B39_HG1_OPA_PS_OFF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9_0x89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7" office:value-type="string" calcext:value-type="string">
            <text:p>MB2_IN3_MHB2_OUT_B39_HG1_OPA_PS_OFF_LG3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0_0x82;0x0B_0xD0;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B2_IN2_MHB3_OUT_B11_HG1_OPA_PS_OFF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9_0x89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B2_IN2_MHB3_OUT_B11_HG1_OPA_PS_OFF_LG3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0_0x3E;0x0B_0x80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B1_IN1_MHB1_OUT_B41_HG1_OPA_PS_OFF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D_0x89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HB1_IN1_MHB1_OUT_B41_HG1_OPA_PS_OFF_LG3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0_0x8D;0x0F_0x70;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HB1_IN2_MHB1_OUT_B40_HG1_OPA_PS_OFF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D_0x89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HB1_IN2_MHB1_OUT_B40_HG1_OPA_PS_OFF_LG3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0_0x8D;0x0F_0xA8;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B1_IN2_MHB3_OUT_B40_HG1_OPA_PS_OFF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D_0x89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B1_IN2_MHB3_OUT_B40_HG1_OPA_PS_OFF_LG3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0_0x2E;0x0F_0xA8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B2_IN1_MHB2_OUT_B38_HG1_OPA_PS_OFF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11_0x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B2_IN1_MHB2_OUT_B38_HG1_OPA_PS_OFF_LG3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0_0x87;0x13_0x70;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HB2_IN2_MHB2_OUT_B30_HG1_OPA_PS_OFF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11_0x89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HB2_IN2_MHB2_OUT_B30_HG1_OPA_PS_OFF_LG3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0_0x87;0x13_0xA8;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B2_IN2_MHB3_OUT_B30_HG1_OPA_PS_OFF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11_0x89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B2_IN2_MHB3_OUT_B30_HG1_OPA_PS_OFF_LG3</text:p>
          </table:table-cell>
          <table:table-cell table:style-name="ce4" office:value-type="string" calcext:value-type="string">
            <text:p>BAND_OUT_SEL</text:p>
          </table:table-cell>
          <table:table-cell office:value-type="string" calcext:value-type="string">
            <text:p>0x00_0x4E;0x13_0xA8;</text:p>
          </table:table-cell>
          <table:table-cell table:number-columns-repeated="1021"/>
        </table:table-row>
        <table:table-row table:style-name="ro1">
          <table:table-cell table:style-name="ce13"/>
          <table:table-cell table:style-name="ce4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B1_IN1_LB_OUT_B5_HG1_OPA_PS_OFF_LG4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1_0x9D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LB1_IN1_LB_OUT_B5_HG1_OPA_PS_OFF_LG4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0x03_0x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B1_IN2_LB_OUT_B28_HG1_OPA_PS_OFF_LG4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1_0x9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B1_IN2_LB_OUT_B28_HG1_OPA_PS_OFF_LG4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0x03_0x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B1_IN3_LB_OUT_B8_HG1_OPA_PS_OFF_LG4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1_0x9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B1_IN3_LB_OUT_B8_HG1_OPA_PS_OFF_LG4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0x03_0x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B1_IN4_LB_OUT_B13_HG1_OPA_PS_OFF_LG4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1_0x9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B1_IN4_LB_OUT_B13_HG1_OPA_PS_OFF_LG4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0x03_0x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B1_IN5_LB_OUT_B20_HG1_OPA_PS_OFF_LG4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1_0x9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B1_IN5_LB_OUT_B20_HG1_OPA_PS_OFF_LG4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0x03_0xA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1_IN1_MHB1_OUT_B40_HG1_OPA_PS_OFF_LG4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5_0x9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1_IN1_MHB1_OUT_B40_HG1_OPA_PS_OFF_LG4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0x07_0x68;0x00_0x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1_IN2_MHB1_OUT_B3_HG1_OPA_PS_OFF_LG4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5_0x9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1_IN2_MHB1_OUT_B3_HG1_OPA_PS_OFF_LG4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0x07_0x88;0x00_0x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1_IN3_MHB1_OUT_B1_HG1_OPA_PS_OFF_LG4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5_0x9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1_IN3_MHB1_OUT_B1_HG1_OPA_PS_OFF_LG4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0x07_0xE0;0x00_0x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1_IN2_MHB3_OUT_B3_HG1_OPA_PS_OFF_LG4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5_0x9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1_IN2_MHB3_OUT_B3_HG1_OPA_PS_OFF_LG4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0x07_0x88;0x00_0x1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2_IN1_MHB2_OUT_B2_HG1_OPA_PS_OFF_LG4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9_0x9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2_IN1_MHB2_OUT_B2_HG1_OPA_PS_OFF_LG4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0x0B_0x58;0x00_0x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2_IN2_MHB2_OUT_B11_HG1_OPA_PS_OFF_LG4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9_0x9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2_IN2_MHB2_OUT_B11_HG1_OPA_PS_OFF_LG4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0x0B_0x80;0x00_0x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2_IN3_MHB2_OUT_B39_HG1_OPA_PS_OFF_LG4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9_0x9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2_IN3_MHB2_OUT_B39_HG1_OPA_PS_OFF_LG4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0x0B_0xD0;0x00_0x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2_IN2_MHB3_OUT_B11_HG1_OPA_PS_OFF_LG4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9_0x9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2_IN2_MHB3_OUT_B11_HG1_OPA_PS_OFF_LG4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0x0B_0x80;0x00_0x3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B1_IN1_MHB1_OUT_B41_HG1_OPA_PS_OFF_LG4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D_0x9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B1_IN1_MHB1_OUT_B41_HG1_OPA_PS_OFF_LG4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0x0F_0x70;0x00_0x8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B1_IN2_MHB1_OUT_B40_HG1_OPA_PS_OFF_LG4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D_0x9D</text:p>
          </table:table-cell>
          <table:table-cell table:style-name="ce34"/>
          <table:table-cell table:style-name="ce36"/>
          <table:table-cell table:style-name="ce37" table:formula="of:=EXACT([.C300];[.A300])" office:value-type="boolean" office:boolean-value="false" calcext:value-type="boolean">
            <text:p>FALSE</text:p>
          </table:table-cell>
          <table:table-cell table:style-name="ce36" table:number-columns-repeated="1018"/>
        </table:table-row>
        <table:table-row table:style-name="ro1">
          <table:table-cell office:value-type="string" calcext:value-type="string">
            <text:p>HB1_IN2_MHB1_OUT_B40_HG1_OPA_PS_OFF_LG4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0x0F_0xA8;0x00_0x8D</text:p>
          </table:table-cell>
          <table:table-cell table:style-name="ce34"/>
          <table:table-cell table:style-name="ce36" table:number-columns-repeated="1020"/>
        </table:table-row>
        <table:table-row table:style-name="ro1">
          <table:table-cell office:value-type="string" calcext:value-type="string">
            <text:p>HB1_IN2_MHB3_OUT_B40_HG1_OPA_PS_OFF_LG4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D_0x9D</text:p>
          </table:table-cell>
          <table:table-cell table:style-name="ce34"/>
          <table:table-cell table:style-name="ce36" table:number-columns-repeated="1020"/>
        </table:table-row>
        <table:table-row table:style-name="ro1">
          <table:table-cell office:value-type="string" calcext:value-type="string">
            <text:p>HB1_IN2_MHB3_OUT_B40_HG1_OPA_PS_OFF_LG4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0x0F_0xA8;0x00_0x2E</text:p>
          </table:table-cell>
          <table:table-cell table:style-name="ce34"/>
          <table:table-cell table:style-name="ce36" table:number-columns-repeated="1020"/>
        </table:table-row>
        <table:table-row table:style-name="ro1">
          <table:table-cell office:value-type="string" calcext:value-type="string">
            <text:p>HB2_IN1_MHB2_OUT_B38_HG1_OPA_PS_OFF_LG4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11_0x9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B2_IN1_MHB2_OUT_B38_HG1_OPA_PS_OFF_LG4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0x13_0x70;0x00_0x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B2_IN2_MHB2_OUT_B30_HG1_OPA_PS_OFF_LG4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11_0x9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B2_IN2_MHB2_OUT_B30_HG1_OPA_PS_OFF_LG4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0x13_0xA8;0x00_0x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B2_IN2_MHB3_OUT_B30_HG1_OPA_PS_OFF_LG4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11_0x9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B2_IN2_MHB3_OUT_B30_HG1_OPA_PS_OFF_LG4</text:p>
          </table:table-cell>
          <table:table-cell office:value-type="string" calcext:value-type="string">
            <text:p>BAND_OUT_SEL</text:p>
          </table:table-cell>
          <table:table-cell office:value-type="string" calcext:value-type="string">
            <text:p>0x13_0xA8;0x00_0x4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B1_IN1_LB_OUT_B5_HG1_OPA_PS_LG3_LG4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1_0x9D</text:p>
          </table:table-cell>
          <table:table-cell table:style-name="ce35"/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B1_IN1_LB_OUT_B5_HG1_OPA_PS_LG3_LG4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3_0x30;0x01_0x89</text:p>
          </table:table-cell>
          <table:table-cell table:style-name="ce35"/>
          <table:table-cell table:style-name="ce4"/>
          <table:table-cell table:style-name="ce38"/>
          <table:table-cell table:style-name="ce4"/>
          <table:table-cell table:number-columns-repeated="1017"/>
        </table:table-row>
        <table:table-row table:style-name="ro1">
          <table:table-cell table:style-name="ce4" office:value-type="string" calcext:value-type="string">
            <text:p>LB1_IN2_LB_OUT_B28_HG1_OPA_PS_LG3_LG4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1_0x9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LB1_IN2_LB_OUT_B28_HG1_OPA_PS_LG3_LG4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3_0x48;0x01_0x89</text:p>
          </table:table-cell>
          <table:table-cell table:style-name="ce4" table:number-columns-repeated="2"/>
          <table:table-cell table:style-name="ce38"/>
          <table:table-cell table:style-name="ce4"/>
          <table:table-cell table:number-columns-repeated="1017"/>
        </table:table-row>
        <table:table-row table:style-name="ro1">
          <table:table-cell table:style-name="ce4" office:value-type="string" calcext:value-type="string">
            <text:p>LB1_IN3_LB_OUT_B8_HG1_OPA_PS_LG3_LG4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1_0x9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LB1_IN3_LB_OUT_B8_HG1_OPA_PS_LG3_LG4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3_0x74;0x01_0x89</text:p>
          </table:table-cell>
          <table:table-cell table:style-name="ce4" table:number-columns-repeated="2"/>
          <table:table-cell table:style-name="ce38"/>
          <table:table-cell table:style-name="ce4"/>
          <table:table-cell table:number-columns-repeated="1017"/>
        </table:table-row>
        <table:table-row table:style-name="ro1">
          <table:table-cell table:style-name="ce4" office:value-type="string" calcext:value-type="string">
            <text:p>LB1_IN4_LB_OUT_B13_HG1_OPA_PS_LG3_LG4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1_0x9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LB1_IN4_LB_OUT_B13_HG1_OPA_PS_LG3_LG4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3_0x84;0x01_0x89</text:p>
          </table:table-cell>
          <table:table-cell table:style-name="ce4" table:number-columns-repeated="2"/>
          <table:table-cell table:style-name="ce38"/>
          <table:table-cell table:style-name="ce4"/>
          <table:table-cell table:number-columns-repeated="1017"/>
        </table:table-row>
        <table:table-row table:style-name="ro1">
          <table:table-cell table:style-name="ce4" office:value-type="string" calcext:value-type="string">
            <text:p>LB1_IN5_LB_OUT_B20_HG1_OPA_PS_LG3_LG4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1_0x9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LB1_IN5_LB_OUT_B20_HG1_OPA_PS_LG3_LG4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3_0xAC;0x01_0x89</text:p>
          </table:table-cell>
          <table:table-cell table:style-name="ce4" table:number-columns-repeated="2"/>
          <table:table-cell table:style-name="ce38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MB1_IN1_MHB1_OUT_B40_HG1_OPA_PS_LG3_LG4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5_0x9D</text:p>
          </table:table-cell>
          <table:table-cell table:style-name="ce35"/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B1_IN1_MHB1_OUT_B40_HG1_OPA_PS_LG3_LG4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7_0x68;0x00_0x88;0x05_0x89</text:p>
          </table:table-cell>
          <table:table-cell table:style-name="ce35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MB1_IN2_MHB1_OUT_B3_HG1_OPA_PS_LG3_LG4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5_0x9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MB1_IN2_MHB1_OUT_B3_HG1_OPA_PS_LG3_LG4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7_0x88;0x00_0x88;0x05_0x89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MB1_IN3_MHB1_OUT_B1_HG1_OPA_PS_LG3_LG4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5_0x9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MB1_IN3_MHB1_OUT_B1_HG1_OPA_PS_LG3_LG4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7_0xE0;0x00_0x88;0x05_0x89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25" office:value-type="string" calcext:value-type="string">
            <text:p>MB1_IN2_MHB3_OUT_B3_HG1_OPA_PS_LG3_LG4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5_0x9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25" office:value-type="string" calcext:value-type="string">
            <text:p>MB1_IN2_MHB3_OUT_B3_HG1_OPA_PS_LG3_LG4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7_0x88;0x00_0x1E;0x05_0x89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MB2_IN1_MHB2_OUT_B2_HG1_OPA_PS_LG3_LG4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9_0x9D</text:p>
          </table:table-cell>
          <table:table-cell table:style-name="ce35"/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B2_IN1_MHB2_OUT_B2_HG1_OPA_PS_LG3_LG4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B_0x58;0x00_0x82;0x09_0x89</text:p>
          </table:table-cell>
          <table:table-cell table:style-name="ce35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6" office:value-type="string" calcext:value-type="string">
            <text:p>MB2_IN2_MHB2_OUT_B11_HG1_OPA_PS_LG3_LG4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9_0x9D</text:p>
          </table:table-cell>
          <table:table-cell table:style-name="ce26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7" office:value-type="string" calcext:value-type="string">
            <text:p>MB2_IN2_MHB2_OUT_B11_HG1_OPA_PS_LG3_LG4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B_0x80;0x00_0x82;0x09_0x89</text:p>
          </table:table-cell>
          <table:table-cell table:style-name="ce27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MB2_IN3_MHB2_OUT_B39_HG1_OPA_PS_LG3_LG4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9_0x9D</text:p>
          </table:table-cell>
          <table:table-cell table:style-name="ce26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7" office:value-type="string" calcext:value-type="string">
            <text:p>MB2_IN3_MHB2_OUT_B39_HG1_OPA_PS_LG3_LG4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B_0xD0;0x00_0x82;0x09_0x89</text:p>
          </table:table-cell>
          <table:table-cell table:style-name="ce27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>
            <text:p>MB2_IN2_MHB3_OUT_B11_HG1_OPA_PS_LG3_LG4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9_0x9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8" office:value-type="string" calcext:value-type="string">
            <text:p>MB2_IN2_MHB3_OUT_B11_HG1_OPA_PS_LG3_LG4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B_0x80;0x00_0x3E;0x09_0x89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HB1_IN1_MHB1_OUT_B41_HG1_OPA_PS_LG3_LG4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D_0x9D</text:p>
          </table:table-cell>
          <table:table-cell table:style-name="ce35"/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B1_IN1_MHB1_OUT_B41_HG1_OPA_PS_LG3_LG4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F_0x70;0x00_0x8D;0x0D_0x89</text:p>
          </table:table-cell>
          <table:table-cell table:style-name="ce35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HB1_IN2_MHB1_OUT_B40_HG1_OPA_PS_LG3_LG4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D_0x9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HB1_IN2_MHB1_OUT_B40_HG1_OPA_PS_LG3_LG4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F_0xA8;0x00_0x8D;0x0D_0x89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8" office:value-type="string" calcext:value-type="string">
            <text:p>HB1_IN2_MHB3_OUT_B40_HG1_OPA_PS_LG3_LG4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D_0x9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8" office:value-type="string" calcext:value-type="string">
            <text:p>HB1_IN2_MHB3_OUT_B40_HG1_OPA_PS_LG3_LG4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F_0xA8;0x00_0x2E;0x0D_0x89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HB2_IN1_MHB2_OUT_B38_HG1_OPA_PS_LG3_LG4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11_0x9D</text:p>
          </table:table-cell>
          <table:table-cell table:style-name="ce35"/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B2_IN1_MHB2_OUT_B38_HG1_OPA_PS_LG3_LG4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13_0x70;0x00_0x87;0x11_0x89</text:p>
          </table:table-cell>
          <table:table-cell table:style-name="ce35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HB2_IN2_MHB2_OUT_B30_HG1_OPA_PS_LG3_LG4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11_0x9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HB2_IN2_MHB2_OUT_B30_HG1_OPA_PS_LG3_LG4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13_0xA8;0x00_0x87;0x11_0x89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8" office:value-type="string" calcext:value-type="string">
            <text:p>HB2_IN2_MHB3_OUT_B30_HG1_OPA_PS_LG3_LG4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11_0x9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8" office:value-type="string" calcext:value-type="string">
            <text:p>HB2_IN2_MHB3_OUT_B30_HG1_OPA_PS_LG3_LG4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13_0xA8;0x00_0x4E;0x11_0x89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ce4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LB1_IN1_LB_OUT_B5_HG1_OPA_PS_LG4_LG3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1_0x89</text:p>
          </table:table-cell>
          <table:table-cell table:style-name="ce35"/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B1_IN1_LB_OUT_B5_HG1_OPA_PS_LG4_LG3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3_0x30;0x01_0x9D</text:p>
          </table:table-cell>
          <table:table-cell table:style-name="ce35"/>
          <table:table-cell table:style-name="ce4"/>
          <table:table-cell table:style-name="ce38"/>
          <table:table-cell table:style-name="ce4"/>
          <table:table-cell table:number-columns-repeated="1017"/>
        </table:table-row>
        <table:table-row table:style-name="ro1">
          <table:table-cell table:style-name="ce4" office:value-type="string" calcext:value-type="string">
            <text:p>LB1_IN2_LB_OUT_B28_HG1_OPA_PS_LG4_LG3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1_0x89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LB1_IN2_LB_OUT_B28_HG1_OPA_PS_LG4_LG3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3_0x48;0x01_0x9D</text:p>
          </table:table-cell>
          <table:table-cell table:style-name="ce4" table:number-columns-repeated="2"/>
          <table:table-cell table:style-name="ce38"/>
          <table:table-cell table:style-name="ce4"/>
          <table:table-cell table:number-columns-repeated="1017"/>
        </table:table-row>
        <table:table-row table:style-name="ro1">
          <table:table-cell table:style-name="ce4" office:value-type="string" calcext:value-type="string">
            <text:p>LB1_IN3_LB_OUT_B8_HG1_OPA_PS_LG4_LG3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1_0x89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LB1_IN3_LB_OUT_B8_HG1_OPA_PS_LG4_LG3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3_0x74;0x01_0x9D</text:p>
          </table:table-cell>
          <table:table-cell table:style-name="ce4" table:number-columns-repeated="2"/>
          <table:table-cell table:style-name="ce38"/>
          <table:table-cell table:style-name="ce4"/>
          <table:table-cell table:number-columns-repeated="1017"/>
        </table:table-row>
        <table:table-row table:style-name="ro1">
          <table:table-cell table:style-name="ce4" office:value-type="string" calcext:value-type="string">
            <text:p>LB1_IN4_LB_OUT_B13_HG1_OPA_PS_LG4_LG3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1_0x89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LB1_IN4_LB_OUT_B13_HG1_OPA_PS_LG4_LG3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3_0x84;0x01_0x9D</text:p>
          </table:table-cell>
          <table:table-cell table:style-name="ce4" table:number-columns-repeated="2"/>
          <table:table-cell table:style-name="ce38"/>
          <table:table-cell table:style-name="ce4"/>
          <table:table-cell table:number-columns-repeated="1017"/>
        </table:table-row>
        <table:table-row table:style-name="ro1">
          <table:table-cell table:style-name="ce4" office:value-type="string" calcext:value-type="string">
            <text:p>LB1_IN5_LB_OUT_B20_HG1_OPA_PS_LG4_LG3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1_0x89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LB1_IN5_LB_OUT_B20_HG1_OPA_PS_LG4_LG3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3_0xAC;0x01_0x9D</text:p>
          </table:table-cell>
          <table:table-cell table:style-name="ce4" table:number-columns-repeated="2"/>
          <table:table-cell table:style-name="ce38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MB1_IN1_MHB1_OUT_B40_HG1_OPA_PS_LG4_LG3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5_0x89</text:p>
          </table:table-cell>
          <table:table-cell table:style-name="ce35"/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B1_IN1_MHB1_OUT_B40_HG1_OPA_PS_LG4_LG3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7_0x68;0x00_0x88;0x05_0x9D</text:p>
          </table:table-cell>
          <table:table-cell table:style-name="ce35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MB1_IN2_MHB1_OUT_B3_HG1_OPA_PS_LG4_LG3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5_0x89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MB1_IN2_MHB1_OUT_B3_HG1_OPA_PS_LG4_LG3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7_0x88;0x00_0x88;0x05_0x9D</text:p>
          </table:table-cell>
          <table:table-cell table:style-name="ce4" table:number-columns-repeated="2"/>
          <table:table-cell table:style-name="ce38"/>
          <table:table-cell table:style-name="ce4"/>
          <table:table-cell table:number-columns-repeated="1017"/>
        </table:table-row>
        <table:table-row table:style-name="ro1">
          <table:table-cell table:style-name="ce4" office:value-type="string" calcext:value-type="string">
            <text:p>MB1_IN3_MHB1_OUT_B1_HG1_OPA_PS_LG4_LG3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5_0x89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MB1_IN3_MHB1_OUT_B1_HG1_OPA_PS_LG4_LG3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7_0xE0;0x00_0x88;0x05_0x9D</text:p>
          </table:table-cell>
          <table:table-cell table:style-name="ce4" table:number-columns-repeated="2"/>
          <table:table-cell table:style-name="ce38"/>
          <table:table-cell table:style-name="ce4"/>
          <table:table-cell table:number-columns-repeated="1017"/>
        </table:table-row>
        <table:table-row table:style-name="ro1">
          <table:table-cell table:style-name="ce25" office:value-type="string" calcext:value-type="string">
            <text:p>MB1_IN2_MHB3_OUT_B3_HG1_OPA_PS_LG4_LG3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5_0x89</text:p>
          </table:table-cell>
          <table:table-cell table:style-name="ce4" table:number-columns-repeated="2"/>
          <table:table-cell table:style-name="ce38"/>
          <table:table-cell table:style-name="ce4"/>
          <table:table-cell table:number-columns-repeated="1017"/>
        </table:table-row>
        <table:table-row table:style-name="ro1">
          <table:table-cell table:style-name="ce25" office:value-type="string" calcext:value-type="string">
            <text:p>MB1_IN2_MHB3_OUT_B3_HG1_OPA_PS_LG4_LG3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7_0x88;0x00_0x1E;0x05_0x9D</text:p>
          </table:table-cell>
          <table:table-cell table:style-name="ce4" table:number-columns-repeated="2"/>
          <table:table-cell table:style-name="ce38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MB2_IN1_MHB2_OUT_B2_HG1_OPA_PS_LG4_LG3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9_0x89</text:p>
          </table:table-cell>
          <table:table-cell table:style-name="ce35"/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B2_IN1_MHB2_OUT_B2_HG1_OPA_PS_LG4_LG3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B_0x58;0x00_0x82;0x09_0x9D</text:p>
          </table:table-cell>
          <table:table-cell table:style-name="ce35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6" office:value-type="string" calcext:value-type="string">
            <text:p>MB2_IN2_MHB2_OUT_B11_HG1_OPA_PS_LG4_LG3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9_0x89</text:p>
          </table:table-cell>
          <table:table-cell table:style-name="ce26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7" office:value-type="string" calcext:value-type="string">
            <text:p>MB2_IN2_MHB2_OUT_B11_HG1_OPA_PS_LG4_LG3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B_0x80;0x00_0x82;0x09_0x9D</text:p>
          </table:table-cell>
          <table:table-cell table:style-name="ce27"/>
          <table:table-cell table:style-name="ce4"/>
          <table:table-cell table:style-name="ce39"/>
          <table:table-cell table:style-name="ce4"/>
          <table:table-cell table:number-columns-repeated="1017"/>
        </table:table-row>
        <table:table-row table:style-name="ro1">
          <table:table-cell table:style-name="ce26" office:value-type="string" calcext:value-type="string">
            <text:p>MB2_IN3_MHB2_OUT_B39_HG1_OPA_PS_LG4_LG3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9_0x89</text:p>
          </table:table-cell>
          <table:table-cell table:style-name="ce26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7" office:value-type="string" calcext:value-type="string">
            <text:p>MB2_IN3_MHB2_OUT_B39_HG1_OPA_PS_LG4_LG3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B_0xD0;0x00_0x82;0x09_0x9D</text:p>
          </table:table-cell>
          <table:table-cell table:style-name="ce27"/>
          <table:table-cell table:style-name="ce4"/>
          <table:table-cell table:style-name="ce39"/>
          <table:table-cell table:style-name="ce4"/>
          <table:table-cell table:number-columns-repeated="1017"/>
        </table:table-row>
        <table:table-row table:style-name="ro1">
          <table:table-cell table:style-name="ce8" office:value-type="string" calcext:value-type="string">
            <text:p>MB2_IN2_MHB3_OUT_B11_HG1_OPA_PS_LG4_LG3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9_0x89</text:p>
          </table:table-cell>
          <table:table-cell table:style-name="ce4" table:number-columns-repeated="2"/>
          <table:table-cell table:style-name="ce39"/>
          <table:table-cell table:style-name="ce4"/>
          <table:table-cell table:number-columns-repeated="1017"/>
        </table:table-row>
        <table:table-row table:style-name="ro1">
          <table:table-cell table:style-name="ce8" office:value-type="string" calcext:value-type="string">
            <text:p>MB2_IN2_MHB3_OUT_B11_HG1_OPA_PS_LG4_LG3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B_0x80;0x00_0x3E;0x09_0x9D</text:p>
          </table:table-cell>
          <table:table-cell table:style-name="ce4" table:number-columns-repeated="2"/>
          <table:table-cell table:style-name="ce39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HB1_IN1_MHB1_OUT_B41_HG1_OPA_PS_LG4_LG3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D_0x89</text:p>
          </table:table-cell>
          <table:table-cell table:style-name="ce35"/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B1_IN1_MHB1_OUT_B41_HG1_OPA_PS_LG4_LG3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F_0x70;0x00_0x8D;0x0D_0x9D</text:p>
          </table:table-cell>
          <table:table-cell table:style-name="ce35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HB1_IN2_MHB1_OUT_B40_HG1_OPA_PS_LG4_LG3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D_0x89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HB1_IN2_MHB1_OUT_B40_HG1_OPA_PS_LG4_LG3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F_0xA8;0x00_0x8D;0x0D_0x9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8" office:value-type="string" calcext:value-type="string">
            <text:p>HB1_IN2_MHB3_OUT_B40_HG1_OPA_PS_LG4_LG3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0D_0x89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8" office:value-type="string" calcext:value-type="string">
            <text:p>HB1_IN2_MHB3_OUT_B40_HG1_OPA_PS_LG4_LG3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0F_0xA8;0x00_0x2E;0x0D_0x9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HB2_IN1_MHB2_OUT_B38_HG1_OPA_PS_LG4_LG3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11_0x89</text:p>
          </table:table-cell>
          <table:table-cell table:style-name="ce35"/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B2_IN1_MHB2_OUT_B38_HG1_OPA_PS_LG4_LG3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13_0x70;0x00_0x87;0x11_0x9D</text:p>
          </table:table-cell>
          <table:table-cell table:style-name="ce35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HB2_IN2_MHB2_OUT_B30_HG1_OPA_PS_LG4_LG3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11_0x89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HB2_IN2_MHB2_OUT_B30_HG1_OPA_PS_LG4_LG3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13_0xA8;0x00_0x87;0x11_0x9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8" office:value-type="string" calcext:value-type="string">
            <text:p>HB2_IN2_MHB3_OUT_B30_HG1_OPA_PS_LG4_LG3</text:p>
          </table:table-cell>
          <table:table-cell table:style-name="ce4" office:value-type="string" calcext:value-type="string">
            <text:p>LG3</text:p>
          </table:table-cell>
          <table:table-cell office:value-type="string" calcext:value-type="string">
            <text:p>0x11_0x89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8" office:value-type="string" calcext:value-type="string">
            <text:p>HB2_IN2_MHB3_OUT_B30_HG1_OPA_PS_LG4_LG3</text:p>
          </table:table-cell>
          <table:table-cell table:style-name="ce4" office:value-type="string" calcext:value-type="string">
            <text:p>LG4</text:p>
          </table:table-cell>
          <table:table-cell office:value-type="string" calcext:value-type="string">
            <text:p>0x13_0xA8;0x00_0x4E;0x11_0x9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3"/>
          <table:table-cell table:style-name="ce4"/>
          <table:table-cell/>
          <table:table-cell table:style-name="ce4"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B1_IN1_LB_OUT_B5_HG1_OPA_PS_LG3_HG1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1_0x8D;</text:p>
          </table:table-cell>
          <table:table-cell table:style-name="ce35"/>
          <table:table-cell table:style-name="ce4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LB1_IN1_LB_OUT_B5_HG1_OPA_PS_LG3_HG1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3_0x30;0x01_0x89</text:p>
          </table:table-cell>
          <table:table-cell table:style-name="ce35"/>
          <table:table-cell table:style-name="ce4" table:number-columns-repeated="6"/>
          <table:table-cell table:number-columns-repeated="1014"/>
        </table:table-row>
        <table:table-row table:style-name="ro1">
          <table:table-cell table:style-name="ce4" office:value-type="string" calcext:value-type="string">
            <text:p>LB1_IN2_LB_OUT_B28_HG1_OPA_PS_LG3_HG1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1_0x8D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4" office:value-type="string" calcext:value-type="string">
            <text:p>LB1_IN2_LB_OUT_B28_HG1_OPA_PS_LG3_HG1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3_0x48;0x01_0x89</text:p>
          </table:table-cell>
          <table:table-cell table:style-name="ce4" table:number-columns-repeated="2"/>
          <table:table-cell table:style-name="ce38"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4" office:value-type="string" calcext:value-type="string">
            <text:p>LB1_IN3_LB_OUT_B8_HG1_OPA_PS_LG3_HG1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1_0x8D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4" office:value-type="string" calcext:value-type="string">
            <text:p>LB1_IN3_LB_OUT_B8_HG1_OPA_PS_LG3_HG1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3_0x74;0x01_0x89</text:p>
          </table:table-cell>
          <table:table-cell table:style-name="ce4" table:number-columns-repeated="2"/>
          <table:table-cell table:style-name="ce38"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4" office:value-type="string" calcext:value-type="string">
            <text:p>LB1_IN4_LB_OUT_B13_HG1_OPA_PS_LG3_HG1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1_0x8D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4" office:value-type="string" calcext:value-type="string">
            <text:p>LB1_IN4_LB_OUT_B13_HG1_OPA_PS_LG3_HG1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3_0x84;0x01_0x89</text:p>
          </table:table-cell>
          <table:table-cell table:style-name="ce4" table:number-columns-repeated="2"/>
          <table:table-cell table:style-name="ce38"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4" office:value-type="string" calcext:value-type="string">
            <text:p>LB1_IN5_LB_OUT_B20_HG1_OPA_PS_LG3_HG1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1_0x8D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4" office:value-type="string" calcext:value-type="string">
            <text:p>LB1_IN5_LB_OUT_B20_HG1_OPA_PS_LG3_HG1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3_0xAC;0x01_0x89;</text:p>
          </table:table-cell>
          <table:table-cell table:style-name="ce4" table:number-columns-repeated="2"/>
          <table:table-cell table:style-name="ce38"/>
          <table:table-cell table:style-name="ce4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MB1_IN1_MHB1_OUT_B40_HG1_OPA_PS_LG3_HG1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5_0x8D</text:p>
          </table:table-cell>
          <table:table-cell table:style-name="ce35"/>
          <table:table-cell table:style-name="ce4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MB1_IN1_MHB1_OUT_B40_HG1_OPA_PS_LG3_HG1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7_0x68;0x00_0x88;0x05_0x89</text:p>
          </table:table-cell>
          <table:table-cell table:style-name="ce35"/>
          <table:table-cell table:style-name="ce4" table:number-columns-repeated="6"/>
          <table:table-cell table:number-columns-repeated="1014"/>
        </table:table-row>
        <table:table-row table:style-name="ro1">
          <table:table-cell table:style-name="ce4" office:value-type="string" calcext:value-type="string">
            <text:p>MB1_IN2_MHB1_OUT_B3_HG1_OPA_PS_LG3_HG1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5_0x8D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4" office:value-type="string" calcext:value-type="string">
            <text:p>MB1_IN2_MHB1_OUT_B3_HG1_OPA_PS_LG3_HG1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7_0x88;0x00_0x88;0x05_0x89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4" office:value-type="string" calcext:value-type="string">
            <text:p>MB1_IN3_MHB1_OUT_B1_HG1_OPA_PS_LG3_HG1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5_0x8D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4" office:value-type="string" calcext:value-type="string">
            <text:p>MB1_IN3_MHB1_OUT_B1_HG1_OPA_PS_LG3_HG1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7_0xE0;0x00_0x88;0x05_0x89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3" office:value-type="string" calcext:value-type="string">
            <text:p>MB1_IN2_MHB3_OUT_B3_HG1_OPA_PS_LG3_HG1</text:p>
          </table:table-cell>
          <table:table-cell table:style-name="ce3" office:value-type="string" calcext:value-type="string">
            <text:p>HG1</text:p>
          </table:table-cell>
          <table:table-cell table:style-name="ce3" office:value-type="string" calcext:value-type="string">
            <text:p>0x05_0x8D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3" office:value-type="string" calcext:value-type="string">
            <text:p>MB1_IN2_MHB3_OUT_B3_HG1_OPA_PS_LG3_HG1</text:p>
          </table:table-cell>
          <table:table-cell table:style-name="ce3" office:value-type="string" calcext:value-type="string">
            <text:p>LG3</text:p>
          </table:table-cell>
          <table:table-cell table:style-name="ce3" office:value-type="string" calcext:value-type="string">
            <text:p>0x07_0x88;0x00_0x1A;0x05_0x89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MB2_IN1_MHB2_OUT_B2_HG1_OPA_PS_LG3_HG1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9_0x8D</text:p>
          </table:table-cell>
          <table:table-cell table:style-name="ce35"/>
          <table:table-cell table:style-name="ce4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MB2_IN1_MHB2_OUT_B2_HG1_OPA_PS_LG3_HG1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B_0x58;0x00_0x82;0x09_0x89</text:p>
          </table:table-cell>
          <table:table-cell table:style-name="ce35"/>
          <table:table-cell table:style-name="ce4" table:number-columns-repeated="6"/>
          <table:table-cell table:number-columns-repeated="1014"/>
        </table:table-row>
        <table:table-row table:style-name="ro1">
          <table:table-cell table:style-name="ce26" office:value-type="string" calcext:value-type="string">
            <text:p>MB2_IN2_MHB2_OUT_B11_HG1_OPA_PS_LG3_HG1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9_0x8D</text:p>
          </table:table-cell>
          <table:table-cell table:style-name="ce26"/>
          <table:table-cell table:style-name="ce4" table:number-columns-repeated="6"/>
          <table:table-cell table:number-columns-repeated="1014"/>
        </table:table-row>
        <table:table-row table:style-name="ro1">
          <table:table-cell table:style-name="ce27" office:value-type="string" calcext:value-type="string">
            <text:p>MB2_IN2_MHB2_OUT_B11_HG1_OPA_PS_LG3_HG1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B_0x80;0x00_0x82;0x09_0x89</text:p>
          </table:table-cell>
          <table:table-cell table:style-name="ce27"/>
          <table:table-cell table:style-name="ce4" table:number-columns-repeated="6"/>
          <table:table-cell table:number-columns-repeated="1014"/>
        </table:table-row>
        <table:table-row table:style-name="ro1">
          <table:table-cell table:style-name="ce26" office:value-type="string" calcext:value-type="string">
            <text:p>MB2_IN3_MHB2_OUT_B39_HG1_OPA_PS_LG3_HG1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9_0x8D</text:p>
          </table:table-cell>
          <table:table-cell table:style-name="ce26"/>
          <table:table-cell table:style-name="ce4" table:number-columns-repeated="6"/>
          <table:table-cell table:number-columns-repeated="1014"/>
        </table:table-row>
        <table:table-row table:style-name="ro1">
          <table:table-cell table:style-name="ce27" office:value-type="string" calcext:value-type="string">
            <text:p>MB2_IN3_MHB2_OUT_B39_HG1_OPA_PS_LG3_HG1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B_0xD0;0x00_0x82;0x09_0x89</text:p>
          </table:table-cell>
          <table:table-cell table:style-name="ce27"/>
          <table:table-cell table:style-name="ce4" table:number-columns-repeated="6"/>
          <table:table-cell table:number-columns-repeated="1014"/>
        </table:table-row>
        <table:table-row table:style-name="ro1">
          <table:table-cell table:style-name="ce8" office:value-type="string" calcext:value-type="string">
            <text:p>MB2_IN2_MHB3_OUT_B11_HG1_OPA_PS_LG3_HG1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9_0x8D;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8" office:value-type="string" calcext:value-type="string">
            <text:p>MB2_IN2_MHB3_OUT_B11_HG1_OPA_PS_LG3_HG1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B_0x80;0x00_0x3E;0x09_0x89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HB1_IN1_MHB1_OUT_B41_HG1_OPA_PS_LG3_HG1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D_0x8D</text:p>
          </table:table-cell>
          <table:table-cell table:style-name="ce35"/>
          <table:table-cell table:style-name="ce4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HB1_IN1_MHB1_OUT_B41_HG1_OPA_PS_LG3_HG1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F_0x70;0x00_0x8D;0x0D_0x89</text:p>
          </table:table-cell>
          <table:table-cell table:style-name="ce35"/>
          <table:table-cell table:style-name="ce4" table:number-columns-repeated="6"/>
          <table:table-cell table:number-columns-repeated="1014"/>
        </table:table-row>
        <table:table-row table:style-name="ro1">
          <table:table-cell table:style-name="ce4" office:value-type="string" calcext:value-type="string">
            <text:p>HB1_IN2_MHB1_OUT_B40_HG1_OPA_PS_LG3_HG1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D_0x8D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4" office:value-type="string" calcext:value-type="string">
            <text:p>HB1_IN2_MHB1_OUT_B40_HG1_OPA_PS_LG3_HG1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F_0xA8;0x00_0x8D;0x0D_0x89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8" office:value-type="string" calcext:value-type="string">
            <text:p>HB1_IN2_MHB3_OUT_B40_HG1_OPA_PS_LG3_HG1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D_0x8D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8" office:value-type="string" calcext:value-type="string">
            <text:p>HB1_IN2_MHB3_OUT_B40_HG1_OPA_PS_LG3_HG1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F_0xA8;0x00_0x2E;0x0D_0x89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HB2_IN1_MHB2_OUT_B38_HG1_OPA_PS_LG3_HG1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11_0x8D</text:p>
          </table:table-cell>
          <table:table-cell table:style-name="ce35"/>
          <table:table-cell table:style-name="ce4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HB2_IN1_MHB2_OUT_B38_HG1_OPA_PS_LG3_HG1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13_0x70;0x00_0x87;0x11_0x89</text:p>
          </table:table-cell>
          <table:table-cell table:style-name="ce35"/>
          <table:table-cell table:style-name="ce4" table:number-columns-repeated="6"/>
          <table:table-cell table:number-columns-repeated="1014"/>
        </table:table-row>
        <table:table-row table:style-name="ro1">
          <table:table-cell table:style-name="ce4" office:value-type="string" calcext:value-type="string">
            <text:p>HB2_IN2_MHB2_OUT_B30_HG1_OPA_PS_LG3_HG1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11_0x8D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4" office:value-type="string" calcext:value-type="string">
            <text:p>HB2_IN2_MHB2_OUT_B30_HG1_OPA_PS_LG3_HG1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13_0xA8;0x00_0x87;0x11_0x89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8" office:value-type="string" calcext:value-type="string">
            <text:p>HB2_IN2_MHB3_OUT_B30_HG1_OPA_PS_LG3_HG1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11_0x8D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8" office:value-type="string" calcext:value-type="string">
            <text:p>HB2_IN2_MHB3_OUT_B30_HG1_OPA_PS_LG3_HG1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13_0xA8;0x00_0x4E;0x11_0x89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4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LB1_IN1_LB_OUT_B5_HG1_OPA_PS_HG1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1_0x89;</text:p>
          </table:table-cell>
          <table:table-cell table:style-name="ce35"/>
          <table:table-cell table:style-name="ce4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LB1_IN1_LB_OUT_B5_HG1_OPA_PS_HG1_LG3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1_0x8D;0x03_0x30</text:p>
          </table:table-cell>
          <table:table-cell table:style-name="ce35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>
            <text:p>LB1_IN2_LB_OUT_B28_HG1_OPA_PS_HG1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1_0x89</text:p>
          </table:table-cell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4" office:value-type="string" calcext:value-type="string">
            <text:p>LB1_IN2_LB_OUT_B28_HG1_OPA_PS_HG1_LG3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1_0x8D;0x03_0x48</text:p>
          </table:table-cell>
          <table:table-cell table:style-name="ce4" table:number-columns-repeated="2"/>
          <table:table-cell table:style-name="ce3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LB1_IN3_LB_OUT_B8_HG1_OPA_PS_HG1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1_0x89</text:p>
          </table:table-cell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4" office:value-type="string" calcext:value-type="string">
            <text:p>LB1_IN3_LB_OUT_B8_HG1_OPA_PS_HG1_LG3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1_0x8D;0x03_0x74</text:p>
          </table:table-cell>
          <table:table-cell table:style-name="ce4" table:number-columns-repeated="2"/>
          <table:table-cell table:style-name="ce3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LB1_IN4_LB_OUT_B13_HG1_OPA_PS_HG1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1_0x89</text:p>
          </table:table-cell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4" office:value-type="string" calcext:value-type="string">
            <text:p>LB1_IN4_LB_OUT_B13_HG1_OPA_PS_HG1_LG3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1_0x8D;0x03_0x84</text:p>
          </table:table-cell>
          <table:table-cell table:style-name="ce4" table:number-columns-repeated="2"/>
          <table:table-cell table:style-name="ce3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LB1_IN5_LB_OUT_B20_HG1_OPA_PS_HG1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1_0x89</text:p>
          </table:table-cell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4" office:value-type="string" calcext:value-type="string">
            <text:p>LB1_IN5_LB_OUT_B20_HG1_OPA_PS_HG1_LG3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1_0x8D;0x03_0xAC</text:p>
          </table:table-cell>
          <table:table-cell table:style-name="ce4" table:number-columns-repeated="2"/>
          <table:table-cell table:style-name="ce38"/>
          <table:table-cell table:style-name="ce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MB1_IN1_MHB1_OUT_B40_HG1_OPA_PS_HG1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5_0x89</text:p>
          </table:table-cell>
          <table:table-cell table:style-name="ce35"/>
          <table:table-cell table:style-name="ce4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MB1_IN1_MHB1_OUT_B40_HG1_OPA_PS_HG1_LG3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8;0x05_0x8D;0x07_0x68</text:p>
          </table:table-cell>
          <table:table-cell table:style-name="ce35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>
            <text:p>MB1_IN2_MHB1_OUT_B3_HG1_OPA_PS_HG1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5_0x89</text:p>
          </table:table-cell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4" office:value-type="string" calcext:value-type="string">
            <text:p>MB1_IN2_MHB1_OUT_B3_HG1_OPA_PS_HG1_LG3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0C;0x05_0x8D;0x07_0x88</text:p>
          </table:table-cell>
          <table:table-cell table:style-name="ce4" table:number-columns-repeated="2"/>
          <table:table-cell table:style-name="ce3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MB1_IN3_MHB1_OUT_B1_HG1_OPA_PS_HG1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5_0x89</text:p>
          </table:table-cell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4" office:value-type="string" calcext:value-type="string">
            <text:p>MB1_IN3_MHB1_OUT_B1_HG1_OPA_PS_HG1_LG3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8;0x05_0x8D;0x07_0xE0</text:p>
          </table:table-cell>
          <table:table-cell table:style-name="ce4" table:number-columns-repeated="2"/>
          <table:table-cell table:style-name="ce3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MB1_IN2_MHB3_OUT_B3_HG1_OPA_PS_HG1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5_0x89</text:p>
          </table:table-cell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25" office:value-type="string" calcext:value-type="string">
            <text:p>MB1_IN2_MHB3_OUT_B3_HG1_OPA_PS_HG1_LG3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1E;0x05_0x8D;0x07_0x88</text:p>
          </table:table-cell>
          <table:table-cell table:style-name="ce4" table:number-columns-repeated="2"/>
          <table:table-cell table:style-name="ce39"/>
          <table:table-cell table:style-name="ce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MB2_IN1_MHB2_OUT_B2_HG1_OPA_PS_HG1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9_0x89</text:p>
          </table:table-cell>
          <table:table-cell table:style-name="ce35"/>
          <table:table-cell table:style-name="ce4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MB2_IN1_MHB2_OUT_B2_HG1_OPA_PS_HG1_LG3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2;0x09_0x8D;0x0B_0x58</text:p>
          </table:table-cell>
          <table:table-cell table:style-name="ce35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26" office:value-type="string" calcext:value-type="string">
            <text:p>MB2_IN2_MHB2_OUT_B11_HG1_OPA_PS_HG1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9_0x89</text:p>
          </table:table-cell>
          <table:table-cell table:style-name="ce26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27" office:value-type="string" calcext:value-type="string">
            <text:p>MB2_IN2_MHB2_OUT_B11_HG1_OPA_PS_HG1_LG3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00;0x09_0x8D;0x0B_0x80</text:p>
          </table:table-cell>
          <table:table-cell table:style-name="ce27"/>
          <table:table-cell table:style-name="ce4"/>
          <table:table-cell table:style-name="ce39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MB2_IN3_MHB2_OUT_B39_HG1_OPA_PS_HG1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9_0x89</text:p>
          </table:table-cell>
          <table:table-cell table:style-name="ce26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27" office:value-type="string" calcext:value-type="string">
            <text:p>MB2_IN3_MHB2_OUT_B39_HG1_OPA_PS_HG1_LG3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00;0x09_0x8D;0x0B_0xD0</text:p>
          </table:table-cell>
          <table:table-cell table:style-name="ce27"/>
          <table:table-cell table:style-name="ce4"/>
          <table:table-cell table:style-name="ce39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MB2_IN2_MHB3_OUT_B11_HG1_OPA_PS_HG1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9_0x89</text:p>
          </table:table-cell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8" office:value-type="string" calcext:value-type="string">
            <text:p>MB2_IN2_MHB3_OUT_B11_HG1_OPA_PS_HG1_LG3</text:p>
          </table:table-cell>
          <table:table-cell office:value-type="string" calcext:value-type="string">
            <text:p>HG1</text:p>
          </table:table-cell>
          <table:table-cell table:style-name="ce4" office:value-type="string" calcext:value-type="string">
            <text:p>0x00_0x3A;0x09_0x8D;0x0B_0x80</text:p>
          </table:table-cell>
          <table:table-cell table:style-name="ce4" table:number-columns-repeated="2"/>
          <table:table-cell table:style-name="ce39"/>
          <table:table-cell table:style-name="ce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HB1_IN1_MHB1_OUT_B41_HG1_OPA_PS_HG1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D_0x89</text:p>
          </table:table-cell>
          <table:table-cell table:style-name="ce35"/>
          <table:table-cell table:style-name="ce4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HB1_IN1_MHB1_OUT_B41_HG1_OPA_PS_HG1_LG3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D;0x0D_0x8D;0x0F_0x70</text:p>
          </table:table-cell>
          <table:table-cell table:style-name="ce35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>
            <text:p>HB1_IN2_MHB1_OUT_B40_HG1_OPA_PS_HG1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D_0x89</text:p>
          </table:table-cell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4" office:value-type="string" calcext:value-type="string">
            <text:p>HB1_IN2_MHB1_OUT_B40_HG1_OPA_PS_HG1_LG3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D;0x0D_0x8D;0x0F_0xA8</text:p>
          </table:table-cell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8" office:value-type="string" calcext:value-type="string">
            <text:p>HB1_IN2_MHB3_OUT_B40_HG1_OPA_PS_HG1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D_0x89</text:p>
          </table:table-cell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8" office:value-type="string" calcext:value-type="string">
            <text:p>HB1_IN2_MHB3_OUT_B40_HG1_OPA_PS_HG1_LG3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2E;0x0D_0x8D;0x0F_0xA8</text:p>
          </table:table-cell>
          <table:table-cell/>
          <table:table-cell table:style-name="ce4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HB2_IN1_MHB2_OUT_B38_HG1_OPA_PS_HG1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11_0x89</text:p>
          </table:table-cell>
          <table:table-cell table:style-name="ce35"/>
          <table:table-cell table:style-name="ce4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HB2_IN1_MHB2_OUT_B38_HG1_OPA_PS_HG1_LG3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7;0x11_0x8D;0x13_0x70</text:p>
          </table:table-cell>
          <table:table-cell table:style-name="ce35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>
            <text:p>HB2_IN2_MHB2_OUT_B30_HG1_OPA_PS_HG1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11_0x89</text:p>
          </table:table-cell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4" office:value-type="string" calcext:value-type="string">
            <text:p>HB2_IN2_MHB2_OUT_B30_HG1_OPA_PS_HG1_LG3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7;0x11_0x8D;0x13_0xA8</text:p>
          </table:table-cell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8" office:value-type="string" calcext:value-type="string">
            <text:p>HB2_IN2_MHB3_OUT_B30_HG1_OPA_PS_HG1_LG3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11_0x89</text:p>
          </table:table-cell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8" office:value-type="string" calcext:value-type="string">
            <text:p>HB2_IN2_MHB3_OUT_B30_HG1_OPA_PS_HG1_LG3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4E;0x11_0x8D;0x13_0xA8</text:p>
          </table:table-cell>
          <table:table-cell table:style-name="ce4" table:number-columns-repeated="5"/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4" table:number-columns-repeated="5"/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50">
          <table:table-cell table:number-columns-repeated="1024"/>
        </table:table-row>
        <table:table-row table:style-name="ro6" table:number-rows-repeated="1048046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NA_OFF" table:style-name="ta3">
        <table:table-column table:style-name="co21" table:number-columns-repeated="4" table:default-cell-style-name="ce2"/>
        <table:table-column table:style-name="co5" table:number-columns-repeated="1020" table:default-cell-style-name="ce2"/>
        <table:table-row table:style-name="ro8">
          <table:table-cell table:style-name="ce1" office:value-type="string" calcext:value-type="string" table:number-columns-spanned="2" table:number-rows-spanned="1">
            <text:p>LNA_OFF</text:p>
          </table:table-cell>
          <table:covered-table-cell/>
          <table:table-cell table:number-columns-repeated="1022"/>
        </table:table-row>
        <table:table-row table:style-name="ro6"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Data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_0x00;</text:p>
          </table:table-cell>
          <table:table-cell office:value-type="string" calcext:value-type="string">
            <text:p>0x01_0x00;0x02_0x00;0x05_0x00;0x09_0x00;0x0A_0x00;0x0D_0x00;0x0E_0x00;0x11_0x00;0x12_0x00;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02_0x00;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0x05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05_0x00;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0x0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6_0x00;</text:p>
          </table:table-cell>
          <table:table-cell office:value-type="string" calcext:value-type="string">
            <text:p>0x05_0x00;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0x09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09_0x00;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0x0A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0A_0x00;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0x0D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0D_0x00;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0x0E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0E_0x00;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0x11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11_0x00;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0x12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12_0x00;</text:p>
          </table:table-cell>
          <table:table-cell table:number-columns-repeated="1020"/>
        </table:table-row>
        <table:table-row table:style-name="ro6" table:number-rows-repeated="53">
          <table:table-cell table:style-name="ce9" table:number-columns-repeated="2"/>
          <table:table-cell table:number-columns-repeated="1022"/>
        </table:table-row>
        <table:table-row table:style-name="ro6" table:number-rows-repeated="7">
          <table:table-cell table:style-name="ce3"/>
          <table:table-cell table:number-columns-repeated="1023"/>
        </table:table-row>
        <table:table-row table:style-name="ro6" table:number-rows-repeated="10485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9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default-cell-style-name="Default"/>
        <table:table-column table:style-name="co33" table:number-columns-repeated="2" table:default-cell-style-name="Default"/>
        <table:table-column table:style-name="co8" table:number-columns-repeated="2" table:default-cell-style-name="Default"/>
        <table:table-row table:style-name="ro3">
          <table:table-cell office:value-type="string" calcext:value-type="string">
            <text:p>=</text:p>
          </table:table-cell>
          <table:table-cell office:value-type="string" calcext:value-type="string">
            <text:p>Hi6H03S_LB1_S6_NewGolden_withP1dB_KGU1.edl</text:p>
          </table:table-cell>
          <table:table-cell office:value-type="string" calcext:value-type="string">
            <text:p>HB2_IN2_MHB2_OUT_B30_LP_OPA</text:p>
          </table:table-cell>
          <table:table-cell office:value-type="string" calcext:value-type="string">
            <text:p>HB2_IN2_MHB2_OUT_B30_LP_OPA:2355MHz_Gain_MLP</text:p>
          </table:table-cell>
          <table:table-cell office:value-type="float" office:value="12.6421" calcext:value-type="float">
            <text:p>12.642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>
            <text:p>Hi6H03S_LB1_S6_NewGolden_withP1dB_KGU10.edl</text:p>
          </table:table-cell>
          <table:table-cell office:value-type="string" calcext:value-type="string">
            <text:p>HB2_IN2_MHB2_OUT_B30_LP_OPA</text:p>
          </table:table-cell>
          <table:table-cell office:value-type="string" calcext:value-type="string">
            <text:p>HB2_IN2_MHB2_OUT_B30_LP_OPA:2355MHz_Gain_MLP</text:p>
          </table:table-cell>
          <table:table-cell office:value-type="float" office:value="13.2931" calcext:value-type="float">
            <text:p>13.293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>
            <text:p>Hi6H03S_LB1_S6_NewGolden_withP1dB_KGU2.edl</text:p>
          </table:table-cell>
          <table:table-cell office:value-type="string" calcext:value-type="string">
            <text:p>HB2_IN2_MHB2_OUT_B30_LP_OPA</text:p>
          </table:table-cell>
          <table:table-cell office:value-type="string" calcext:value-type="string">
            <text:p>HB2_IN2_MHB2_OUT_B30_LP_OPA:2355MHz_Gain_MLP</text:p>
          </table:table-cell>
          <table:table-cell office:value-type="float" office:value="13.8871" calcext:value-type="float">
            <text:p>13.887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>
            <text:p>Hi6H03S_LB1_S6_NewGolden_withP1dB_KGU3.edl</text:p>
          </table:table-cell>
          <table:table-cell office:value-type="string" calcext:value-type="string">
            <text:p>HB2_IN2_MHB2_OUT_B30_LP_OPA</text:p>
          </table:table-cell>
          <table:table-cell office:value-type="string" calcext:value-type="string">
            <text:p>HB2_IN2_MHB2_OUT_B30_LP_OPA:2355MHz_Gain_MLP</text:p>
          </table:table-cell>
          <table:table-cell office:value-type="float" office:value="12.6872" calcext:value-type="float">
            <text:p>12.687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>
            <text:p>Hi6H03S_LB1_S6_NewGolden_withP1dB_KGU4.edl</text:p>
          </table:table-cell>
          <table:table-cell office:value-type="string" calcext:value-type="string">
            <text:p>HB2_IN2_MHB2_OUT_B30_LP_OPA</text:p>
          </table:table-cell>
          <table:table-cell office:value-type="string" calcext:value-type="string">
            <text:p>HB2_IN2_MHB2_OUT_B30_LP_OPA:2355MHz_Gain_MLP</text:p>
          </table:table-cell>
          <table:table-cell office:value-type="float" office:value="13.1256" calcext:value-type="float">
            <text:p>13.125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>
            <text:p>Hi6H03S_LB1_S6_NewGolden_withP1dB_KGU5.edl</text:p>
          </table:table-cell>
          <table:table-cell office:value-type="string" calcext:value-type="string">
            <text:p>HB2_IN2_MHB2_OUT_B30_LP_OPA</text:p>
          </table:table-cell>
          <table:table-cell office:value-type="string" calcext:value-type="string">
            <text:p>HB2_IN2_MHB2_OUT_B30_LP_OPA:2355MHz_Gain_MLP</text:p>
          </table:table-cell>
          <table:table-cell office:value-type="float" office:value="13.7787" calcext:value-type="float">
            <text:p>13.778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>
            <text:p>Hi6H03S_LB1_S6_NewGolden_withP1dB_KGU6.edl</text:p>
          </table:table-cell>
          <table:table-cell office:value-type="string" calcext:value-type="string">
            <text:p>HB2_IN2_MHB2_OUT_B30_LP_OPA</text:p>
          </table:table-cell>
          <table:table-cell office:value-type="string" calcext:value-type="string">
            <text:p>HB2_IN2_MHB2_OUT_B30_LP_OPA:2355MHz_Gain_MLP</text:p>
          </table:table-cell>
          <table:table-cell office:value-type="float" office:value="14.0012" calcext:value-type="float">
            <text:p>14.001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>
            <text:p>Hi6H03S_LB1_S6_NewGolden_withP1dB_KGU7.edl</text:p>
          </table:table-cell>
          <table:table-cell office:value-type="string" calcext:value-type="string">
            <text:p>HB2_IN2_MHB2_OUT_B30_LP_OPA</text:p>
          </table:table-cell>
          <table:table-cell office:value-type="string" calcext:value-type="string">
            <text:p>HB2_IN2_MHB2_OUT_B30_LP_OPA:2355MHz_Gain_MLP</text:p>
          </table:table-cell>
          <table:table-cell office:value-type="float" office:value="13.1706" calcext:value-type="float">
            <text:p>13.170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>
            <text:p>Hi6H03S_LB1_S6_NewGolden_withP1dB_KGU8.edl</text:p>
          </table:table-cell>
          <table:table-cell office:value-type="string" calcext:value-type="string">
            <text:p>HB2_IN2_MHB2_OUT_B30_LP_OPA</text:p>
          </table:table-cell>
          <table:table-cell office:value-type="string" calcext:value-type="string">
            <text:p>HB2_IN2_MHB2_OUT_B30_LP_OPA:2355MHz_Gain_MLP</text:p>
          </table:table-cell>
          <table:table-cell office:value-type="float" office:value="13.3192" calcext:value-type="float">
            <text:p>13.3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Hi6H03S_LB1_S6_NewGolden_withP1dB_KGU9.edl</text:p>
          </table:table-cell>
          <table:table-cell office:value-type="string" calcext:value-type="string">
            <text:p>HB2_IN2_MHB2_OUT_B30_LP_OPA</text:p>
          </table:table-cell>
          <table:table-cell office:value-type="string" calcext:value-type="string">
            <text:p>HB2_IN2_MHB2_OUT_B30_LP_OPA:2355MHz_Gain_MLP</text:p>
          </table:table-cell>
          <table:table-cell office:value-type="float" office:value="13.6805" calcext:value-type="float">
            <text:p>13.680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B1_IN1_MHB1_OUT_B41_LP_OPA</text:p>
          </table:table-cell>
          <table:table-cell/>
          <table:table-cell table:formula="of:=SUM([.E1:.E10])/10" office:value-type="float" office:value="13.35853" calcext:value-type="float">
            <text:p>13.35853</text:p>
          </table:table-cell>
          <table:table-cell/>
          <table:table-cell table:formula="of:=[.E12]-1.5" office:value-type="float" office:value="11.85853" calcext:value-type="float">
            <text:p>11.85853</text:p>
          </table:table-cell>
          <table:table-cell table:formula="of:=[.G12]" office:value-type="float" office:value="11.85853" calcext:value-type="float">
            <text:p>11.85853</text:p>
          </table:table-cell>
          <table:table-cell table:formula="of:=[.E12]+1.5" office:value-type="float" office:value="14.85853" calcext:value-type="float">
            <text:p>14.85853</text:p>
          </table:table-cell>
          <table:table-cell table:formula="of:=[.I12]" office:value-type="float" office:value="14.85853" calcext:value-type="float">
            <text:p>14.85853</text:p>
          </table:table-cell>
        </table:table-row>
        <table:table-row table:style-name="ro1">
          <table:table-cell table:number-columns-repeated="10"/>
        </table:table-row>
        <table:table-row table:style-name="ro3" table:number-rows-repeated="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Tests.A1:Tests.K371" table:contains-header="false" table:orientation="column">
          <table:filter>
            <table:filter-and>
              <table:filter-condition table:field-number="5" table:value="fdsfafsafa" table:operator="does-not-contain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2" svg:font-family="'Liberation Sans'"/>
    <style:font-face style:name="Liberation Sans1" svg:font-family="'Liberation Sans1'"/>
    <style:font-face style:name="宋体" svg:font-family="宋体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0">
      <number:number number:decimal-places="2" number:min-integer-digits="1"/>
      <number:text> </number:text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2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1">
      <number:number number:decimal-places="2" number:min-integer-digits="1" number:grouping="true"/>
      <number:text> </number:text>
    </number:number-style>
    <number:number-style style:name="N122">
      <number:text> (</number:text>
      <number:number number:decimal-places="2" number:min-integer-digits="1" number:grouping="true"/>
      <number:text>)</number:text>
    </number:number-style>
    <number:number-style style:name="N123">
      <number:text> -</number:text>
      <number:number number:decimal-places="0" number:min-integer-digits="2"/>
      <number:text> </number:text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1" number:min-integer-digits="1"/>
    </number:number-style>
    <number:number-style style:name="N130P0" style:volatile="true">
      <number:number number: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integer-digits="1" number:grouping="true"/>
      <style:map style:condition="value()&gt;=0" style:apply-style-name="N130P0"/>
    </number:number-style>
    <number:date-style style:name="N131">
      <number:month/>
      <number:text>/</number:text>
      <number:day/>
      <number:text>/</number:text>
      <number:year number:style="long"/>
    </number:date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0__2c_0_a_NA_a_" style:display-name="0,0&#10;NA&#10;" style:family="table-cell" style:parent-style-name="Default" style:data-style-name="N0">
      <style:table-cell-properties fo:background-color="transparent" style:vertical-align="automatic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_30__2c_0_a_NA_a__20_2" style:display-name="0,0&#10;NA&#10; 2" style:family="table-cell" style:parent-style-name="Default" style:data-style-name="N0">
      <style:table-cell-properties fo:background-color="transparent" style:vertical-align="automatic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_30__2c_0_a_NA_a__20_2_20_2" style:display-name="0,0&#10;NA&#10; 2 2" style:family="table-cell" style:parent-style-name="Default" style:data-style-name="N0">
      <style:table-cell-properties fo:background-color="transparent" style:vertical-align="automatic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_30__2c_0_a_NA_a__20_3" style:display-name="0,0&#10;NA&#10; 3" style:family="table-cell" style:parent-style-name="Default" style:data-style-name="N0">
      <style:table-cell-properties fo:background-color="transparent" style:vertical-align="automatic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_32_位小数版本号" style:display-name="2位小数版本号" style:family="table-cell" style:parent-style-name="Default" style:data-style-name="N12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宋体" fo:font-family="宋体" fo:font-size="9pt" style:font-name-asian="宋体" style:font-family-asian="宋体" style:font-size-asian="9pt" style:font-name-complex="宋体" style:font-family-complex="宋体" style:font-size-complex="9pt"/>
    </style:style>
    <style:style style:name="Heading_20_2" style:display-name="Heading 2" style:family="table-cell" style:parent-style-name="Default" style:data-style-name="N10104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2" fo:font-family="'Liberation Sans'" fo:font-size="16pt" fo:font-style="italic" fo:font-weight="bold" style:font-name-asian="Liberation Sans2" style:font-family-asian="'Liberation Sans'" style:font-size-asian="16pt" style:font-style-asian="italic" style:font-weight-asian="bold" style:font-name-complex="Liberation Sans2" style:font-family-complex="'Liberation Sans'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10104">
      <style:table-cell-properties style:text-align-source="fix" style:repeat-content="false" fo:background-color="transparent" style:rotation-angle="90" style:vertical-align="middle"/>
      <style:paragraph-properties fo:text-align="center"/>
      <style:text-properties style:font-name="Liberation Sans2" fo:font-family="'Liberation Sans'" fo:font-size="16pt" fo:font-style="italic" fo:font-weight="bold" style:font-name-asian="Liberation Sans2" style:font-family-asian="'Liberation Sans'" style:font-size-asian="16pt" style:font-style-asian="italic" style:font-weight-asian="bold" style:font-name-complex="Liberation Sans2" style:font-family-complex="'Liberation Sans'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_20_2" style:display-name="Result 2" style:family="table-cell" style:parent-style-name="Default" style:data-style-name="N10104">
      <style:table-cell-properties fo:background-color="transparent" style:vertical-align="middle"/>
      <style:text-properties style:font-name="Liberation Sans2" fo:font-family="'Liberation Sans'" fo:font-style="italic" style:text-underline-style="solid" style:text-underline-width="auto" style:text-underline-color="font-color" fo:font-weight="bold" style:font-name-asian="Liberation Sans2" style:font-family-asian="'Liberation Sans'" style:font-style-asian="italic" style:font-weight-asian="bold" style:font-name-complex="Liberation Sans2" style:font-family-complex="'Liberation Sans'" style:font-style-complex="italic" style:font-weight-complex="bold"/>
    </style:style>
    <style:style style:name="Result2_20_2" style:display-name="Result2 2" style:family="table-cell" style:parent-style-name="Default" style:data-style-name="N10104">
      <style:table-cell-properties fo:background-color="transparent" style:vertical-align="middle"/>
      <style:text-properties style:font-name="Liberation Sans2" fo:font-family="'Liberation Sans'" fo:font-style="italic" style:text-underline-style="solid" style:text-underline-width="auto" style:text-underline-color="font-color" fo:font-weight="bold" style:font-name-asian="Liberation Sans2" style:font-family-asian="'Liberation Sans'" style:font-style-asian="italic" style:font-weight-asian="bold" style:font-name-complex="Liberation Sans2" style:font-family-complex="'Liberation Sans'" style:font-style-complex="italic" style:font-weight-complex="bold"/>
    </style:style>
    <style:style style:name="百分比_20_2" style:display-name="百分比 2" style:family="table-cell" style:parent-style-name="Default" style:data-style-name="N10">
      <style:table-cell-properties fo:background-color="transparent" style:vertical-align="middle"/>
    </style:style>
    <style:style style:name="百分比_20_2_20_2" style:display-name="百分比 2 2" style:family="table-cell" style:parent-style-name="Default" style:data-style-name="N10">
      <style:table-cell-properties fo:background-color="transparent" style:vertical-align="middle"/>
    </style:style>
    <style:style style:name="百分比_20_3" style:display-name="百分比 3" style:family="table-cell" style:parent-style-name="Default" style:data-style-name="N10">
      <style:table-cell-properties fo:background-color="transparent" style:vertical-align="middle"/>
    </style:style>
    <style:style style:name="常规_20_10" style:display-name="常规 10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11" style:display-name="常规 11" style:family="table-cell" style:parent-style-name="Default" style:data-style-name="N0">
      <style:table-cell-properties fo:background-color="transparent" style:vertical-align="middle"/>
      <style:text-properties style:font-name="宋体" fo:font-family="宋体" style:font-name-asian="宋体" style:font-family-asian="宋体" style:font-name-complex="宋体" style:font-family-complex="宋体"/>
    </style:style>
    <style:style style:name="常规_20_12" style:display-name="常规 12" style:family="table-cell" style:parent-style-name="Default" style:data-style-name="N10104">
      <style:table-cell-properties fo:background-color="transparent" style:vertical-align="middle"/>
      <style:text-properties style:font-name="Liberation Sans2" fo:font-family="'Liberation Sans'" style:font-name-asian="Liberation Sans2" style:font-family-asian="'Liberation Sans'" style:font-name-complex="Liberation Sans2" style:font-family-complex="'Liberation Sans'"/>
    </style:style>
    <style:style style:name="常规_20_2" style:display-name="常规 2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2_20_2" style:display-name="常规 2 2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2_20_2_20_2" style:display-name="常规 2 2 2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2_20_2_20_2_20_2" style:display-name="常规 2 2 2 2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2_20_2_20_2_20_3" style:display-name="常规 2 2 2 3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2_20_2_20_3" style:display-name="常规 2 2 3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2_20_2_20_4" style:display-name="常规 2 2 4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2_20_3" style:display-name="常规 2 3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2_20_3_20_2" style:display-name="常规 2 3 2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2_20_4" style:display-name="常规 2 4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2_20_5" style:display-name="常规 2 5" style:family="table-cell" style:parent-style-name="Default" style:data-style-name="N0">
      <style:table-cell-properties fo:background-color="transparent" style:vertical-align="middle"/>
      <style:text-properties style:font-name="宋体" fo:font-family="宋体" style:font-name-asian="宋体" style:font-family-asian="宋体" style:font-name-complex="宋体" style:font-family-complex="宋体"/>
    </style:style>
    <style:style style:name="常规_20_2_20_6" style:display-name="常规 2 6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3" style:display-name="常规 3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3_20_2" style:display-name="常规 3 2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3_20_2_20_2" style:display-name="常规 3 2 2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3_20_2_20_2_20_2" style:display-name="常规 3 2 2 2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3_20_2_20_3" style:display-name="常规 3 2 3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3_20_3" style:display-name="常规 3 3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3_20_3_20_2" style:display-name="常规 3 3 2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3_20_3_20_3" style:display-name="常规 3 3 3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3_20_4" style:display-name="常规 3 4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3_20_5" style:display-name="常规 3 5" style:family="table-cell" style:parent-style-name="Default" style:data-style-name="N10104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4" style:display-name="常规 4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4_20_2" style:display-name="常规 4 2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4_20_2_20_2" style:display-name="常规 4 2 2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4_20_3" style:display-name="常规 4 3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5" style:display-name="常规 5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常规_20_5_20_2" style:display-name="常规 5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常规_20_6" style:display-name="常规 6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6_20_2" style:display-name="常规 6 2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6_20_3" style:display-name="常规 6 3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7" style:display-name="常规 7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7_20_2" style:display-name="常规 7 2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8" style:display-name="常规 8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8_20_2" style:display-name="常规 8 2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9" style:display-name="常规 9" style:family="table-cell" style:parent-style-name="Default" style:data-style-name="N0">
      <style:table-cell-properties fo:background-color="transparent" style:vertical-align="middle"/>
      <style:text-properties style:font-name="宋体" fo:font-family="宋体" style:font-name-asian="宋体" style:font-family-asian="宋体" style:font-name-complex="宋体" style:font-family-complex="宋体"/>
    </style:style>
    <style:style style:name="超链接_20_2" style:display-name="超链接 2" style:family="table-cell" style:parent-style-name="Default" style:data-style-name="N0">
      <style:table-cell-properties fo:background-color="transparent" style:vertical-align="middle"/>
      <style:text-properties fo:color="#0000ff" style:font-name="宋体" fo:font-family="宋体" fo:font-size="13pt" style:text-underline-style="solid" style:text-underline-width="auto" style:text-underline-color="font-color" style:font-name-asian="宋体" style:font-family-asian="宋体" style:font-size-asian="13pt" style:font-name-complex="宋体" style:font-family-complex="宋体" style:font-size-complex="13pt"/>
    </style:style>
    <style:style style:name="超链接_20_2_20_2" style:display-name="超链接 2 2" style:family="table-cell" style:parent-style-name="Default" style:data-style-name="N0">
      <style:table-cell-properties fo:background-color="transparent" style:vertical-align="middle"/>
      <style:text-properties fo:color="#0000ff" style:font-name="宋体" fo:font-family="宋体" fo:font-size="13pt" style:text-underline-style="solid" style:text-underline-width="auto" style:text-underline-color="font-color" style:font-name-asian="宋体" style:font-family-asian="宋体" style:font-size-asian="13pt" style:font-name-complex="宋体" style:font-family-complex="宋体" style:font-size-complex="13pt"/>
    </style:style>
    <style:style style:name="超链接_5f_nManager_20_for_20_PowerBench_20_3.1" style:display-name="超链接_nManager for PowerBench 3.1" style:family="table-cell" style:parent-style-name="Default" style:data-style-name="N0">
      <style:table-cell-properties fo:background-color="transparent" style:vertical-align="middle"/>
      <style:text-properties fo:color="#0000ff" style:font-name="宋体" fo:font-family="宋体" fo:font-size="13pt" style:text-underline-style="solid" style:text-underline-width="auto" style:text-underline-color="font-color" style:font-name-asian="宋体" style:font-family-asian="宋体" style:font-size-asian="13pt" style:font-name-complex="宋体" style:font-family-complex="宋体" style:font-size-complex="13pt"/>
    </style:style>
    <style:style style:name="千位分隔_20_2" style:display-name="千位分隔 2" style:family="table-cell" style:parent-style-name="Default" style:data-style-name="N124">
      <style:table-cell-properties fo:background-color="transparent" style:vertical-align="middle"/>
    </style:style>
    <style:style style:name="千位分隔_20_2_20_2" style:display-name="千位分隔 2 2" style:family="table-cell" style:parent-style-name="Default" style:data-style-name="N124">
      <style:table-cell-properties fo:background-color="transparent" style:vertical-align="middle"/>
    </style:style>
    <style:style style:name="千位分隔_20_2_20_3" style:display-name="千位分隔 2 3" style:family="table-cell" style:parent-style-name="Default" style:data-style-name="N124">
      <style:table-cell-properties fo:background-color="transparent" style:vertical-align="middle"/>
    </style:style>
    <style:style style:name="千位分隔_20_2_20_4" style:display-name="千位分隔 2 4" style:family="table-cell" style:parent-style-name="Default" style:data-style-name="N124">
      <style:table-cell-properties fo:background-color="transparent" style:vertical-align="middle"/>
    </style:style>
    <style:style style:name="千位分隔_20_2_20_5" style:display-name="千位分隔 2 5" style:family="table-cell" style:parent-style-name="Default" style:data-style-name="N124">
      <style:table-cell-properties fo:background-color="transparent" style:vertical-align="middle"/>
    </style:style>
    <style:style style:name="千位分隔_20_2_20_6" style:display-name="千位分隔 2 6" style:family="table-cell" style:parent-style-name="Default" style:data-style-name="N124">
      <style:table-cell-properties fo:background-color="transparent" style:vertical-align="middle"/>
    </style:style>
    <style:style style:name="千位分隔_20_3" style:display-name="千位分隔 3" style:family="table-cell" style:parent-style-name="Default" style:data-style-name="N124">
      <style:table-cell-properties fo:background-color="transparent" style:vertical-align="middle"/>
    </style:style>
    <style:style style:name="千位分隔_20_4" style:display-name="千位分隔 4" style:family="table-cell" style:parent-style-name="Default" style:data-style-name="N124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/00/0000</text:date>, <text:time style:data-style-name="N2" text:time-value="13:18:43.9654997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wangping (AF)</meta:initial-creator>
    <meta:creation-date>2017-09-29T19:02:26Z</meta:creation-date>
    <dc:date>2018-05-24T13:19:00.613930215</dc:date>
    <meta:editing-cycles>1297</meta:editing-cycles>
    <meta:editing-duration>P4DT15H17M8S</meta:editing-duration>
    <meta:document-statistic meta:table-count="9" meta:cell-count="8365" meta:object-count="0"/>
    <meta:user-defined meta:name="_change"/>
    <meta:user-defined meta:name="_full-control"/>
    <meta:user-defined meta:name="_readonly"/>
    <meta:user-defined meta:name="sflag">1519273402</meta:user-defined>
  </office:meta>
</office:document-meta>
</file>